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1.4252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0.9457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9654in"/>
    </style:style>
    <style:style style:name="co10" style:family="table-column">
      <style:table-column-properties fo:break-before="auto" style:column-width="1.5472in"/>
    </style:style>
    <style:style style:name="co11" style:family="table-column">
      <style:table-column-properties fo:break-before="auto" style:column-width="1.772in"/>
    </style:style>
    <style:style style:name="co12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2791in"/>
    </style:style>
    <style:style style:name="co15" style:family="table-column">
      <style:table-column-properties fo:break-before="auto" style:column-width="1.8256in"/>
    </style:style>
    <style:style style:name="co16" style:family="table-column">
      <style:table-column-properties fo:break-before="auto" style:column-width="1.45in"/>
    </style:style>
    <style:style style:name="co17" style:family="table-column">
      <style:table-column-properties fo:break-before="auto" style:column-width="1.6327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0.9252in"/>
    </style:style>
    <style:style style:name="co20" style:family="table-column">
      <style:table-column-properties fo:break-before="auto" style:column-width="1.139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h-contextualized-complete</text:p>
          </table:table-cell>
          <table:table-cell office:value-type="string" calcext:value-type="string">
            <text:p>mh-contextualized-no</text:p>
          </table:table-cell>
          <table:table-cell office:value-type="string" calcext:value-type="string">
            <text:p>mh-contextualized-partial</text:p>
          </table:table-cell>
          <table:table-cell office:value-type="string" calcext:value-type="string">
            <text:p>mh-simple-complete</text:p>
          </table:table-cell>
          <table:table-cell office:value-type="string" calcext:value-type="string">
            <text:p>mh-simple-no</text:p>
          </table:table-cell>
          <table:table-cell office:value-type="string" calcext:value-type="string">
            <text:p>mh-simple-partial</text:p>
          </table:table-cell>
          <table:table-cell office:value-type="string" calcext:value-type="string">
            <text:p>mhw-contextualized-complete</text:p>
          </table:table-cell>
          <table:table-cell office:value-type="string" calcext:value-type="string">
            <text:p>mhw-contextualized-no</text:p>
          </table:table-cell>
          <table:table-cell office:value-type="string" calcext:value-type="string">
            <text:p>mhw-contextualized-partial</text:p>
          </table:table-cell>
          <table:table-cell office:value-type="string" calcext:value-type="string">
            <text:p>mhw-simple-complete</text:p>
          </table:table-cell>
          <table:table-cell office:value-type="string" calcext:value-type="string">
            <text:p>mhw-simple-no</text:p>
          </table:table-cell>
          <table:table-cell office:value-type="string" calcext:value-type="string">
            <text:p>mhw-simple-partial</text:p>
          </table:table-cell>
          <table:table-cell office:value-type="string" calcext:value-type="string">
            <text:p>ml-contextualized-complete</text:p>
          </table:table-cell>
          <table:table-cell office:value-type="string" calcext:value-type="string">
            <text:p>ml-contextualized-no</text:p>
          </table:table-cell>
          <table:table-cell office:value-type="string" calcext:value-type="string">
            <text:p>ml-contextualized-partial</text:p>
          </table:table-cell>
          <table:table-cell office:value-type="string" calcext:value-type="string">
            <text:p>ml-simple-complete</text:p>
          </table:table-cell>
          <table:table-cell office:value-type="string" calcext:value-type="string">
            <text:p>ml-simple-no</text:p>
          </table:table-cell>
          <table:table-cell office:value-type="string" calcext:value-type="string">
            <text:p>ml-simple-partial</text:p>
          </table:table-cell>
        </table:table-row>
        <table:table-row table:style-name="ro2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18"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18" office:value-type="float" office:value="417" calcext:value-type="float">
            <text:p>417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office:value-type="float" office:value="171" calcext:value-type="float">
            <text:p>171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71" calcext:value-type="float">
            <text:p>171</text:p>
          </table:table-cell>
          <table:table-cell office:value-type="float" office:value="127" calcext:value-type="float">
            <text:p>127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193" calcext:value-type="float">
            <text:p>193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office:value-type="float" office:value="146" calcext:value-type="float">
            <text:p>146</text:p>
          </table:table-cell>
          <table:table-cell office:value-type="float" office:value="118" calcext:value-type="float">
            <text:p>118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string" calcext:value-type="string">
            <text:p>all</text:p>
          </table:table-cell>
          <table:table-cell office:value-type="float" office:value="0.4124" calcext:value-type="float">
            <text:p>0.4124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4504" calcext:value-type="float">
            <text:p>0.4504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4424" calcext:value-type="float">
            <text:p>0.4424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3863" calcext:value-type="float">
            <text:p>0.3863</text:p>
          </table:table-cell>
          <table:table-cell office:value-type="float" office:value="0.3237" calcext:value-type="float">
            <text:p>0.3237</text:p>
          </table:table-cell>
          <table:table-cell office:value-type="float" office:value="0.426" calcext:value-type="float">
            <text:p>0.426</text:p>
          </table:table-cell>
          <table:table-cell office:value-type="float" office:value="0.35" calcext:value-type="float">
            <text:p>0.35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3762" calcext:value-type="float">
            <text:p>0.3762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string" calcext:value-type="string">
            <text:p>all</text:p>
          </table:table-cell>
          <table:table-cell office:value-type="float" office:value="0.8844" calcext:value-type="float">
            <text:p>0.8844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28" calcext:value-type="float">
            <text:p>0.928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779" calcext:value-type="float">
            <text:p>0.779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8877" calcext:value-type="float">
            <text:p>0.8877</text:p>
          </table:table-cell>
          <table:table-cell table:number-columns-repeated="2" office:value-type="float" office:value="0.9204" calcext:value-type="float">
            <text:p>0.9204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7518" calcext:value-type="float">
            <text:p>0.7518</text:p>
          </table:table-cell>
          <table:table-cell office:value-type="float" office:value="0.9151" calcext:value-type="float">
            <text:p>0.915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string" calcext:value-type="string">
            <text:p>all</text:p>
          </table:table-cell>
          <table:table-cell office:value-type="float" office:value="0.8018" calcext:value-type="float">
            <text:p>0.8018</text:p>
          </table:table-cell>
          <table:table-cell office:value-type="float" office:value="0.843" calcext:value-type="float">
            <text:p>0.843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463" calcext:value-type="float">
            <text:p>0.8463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7257" calcext:value-type="float">
            <text:p>0.7257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7494" calcext:value-type="float">
            <text:p>0.7494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616" calcext:value-type="float">
            <text:p>0.616</text:p>
          </table:table-cell>
          <table:table-cell office:value-type="float" office:value="0.8052" calcext:value-type="float">
            <text:p>0.8052</text:p>
          </table:table-cell>
        </table:table-row>
        <table:table-row table:style-name="ro3">
          <table:table-cell office:value-type="string" calcext:value-type="string">
            <text:p>iprec_at_recall_0.20 <text:s/></text:p>
          </table:table-cell>
          <table:table-cell office:value-type="string" calcext:value-type="string">
            <text:p>all</text:p>
          </table:table-cell>
          <table:table-cell office:value-type="float" office:value="0.7114" calcext:value-type="float">
            <text:p>0.7114</text:p>
          </table:table-cell>
          <table:table-cell office:value-type="float" office:value="0.7457" calcext:value-type="float">
            <text:p>0.745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7592" calcext:value-type="float">
            <text:p>0.7592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7638" calcext:value-type="float">
            <text:p>0.7638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485" calcext:value-type="float">
            <text:p>0.485</text:p>
          </table:table-cell>
          <table:table-cell office:value-type="float" office:value="0.6665" calcext:value-type="float">
            <text:p>0.666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string" calcext:value-type="string">
            <text:p>all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638" calcext:value-type="float">
            <text:p>0.638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3421" calcext:value-type="float">
            <text:p>0.3421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5387" calcext:value-type="float">
            <text:p>0.5387</text:p>
          </table:table-cell>
          <table:table-cell table:number-columns-repeated="2" office:value-type="float" office:value="0.6515" calcext:value-type="float">
            <text:p>0.6515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4504" calcext:value-type="float">
            <text:p>0.4504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4446" calcext:value-type="float">
            <text:p>0.4446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5346" calcext:value-type="float">
            <text:p>0.5346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string" calcext:value-type="string">
            <text:p>all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527" calcext:value-type="float">
            <text:p>0.527</text:p>
          </table:table-cell>
          <table:table-cell office:value-type="float" office:value="0.5191" calcext:value-type="float">
            <text:p>0.5191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5138" calcext:value-type="float">
            <text:p>0.5138</text:p>
          </table:table-cell>
          <table:table-cell office:value-type="float" office:value="0.4466" calcext:value-type="float">
            <text:p>0.4466</text:p>
          </table:table-cell>
          <table:table-cell table:number-columns-repeated="2" office:value-type="float" office:value="0.5098" calcext:value-type="float">
            <text:p>0.5098</text:p>
          </table:table-cell>
          <table:table-cell office:value-type="float" office:value="0.428" calcext:value-type="float">
            <text:p>0.428</text:p>
          </table:table-cell>
          <table:table-cell office:value-type="float" office:value="0.3418" calcext:value-type="float">
            <text:p>0.3418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3992" calcext:value-type="float">
            <text:p>0.3992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string" calcext:value-type="string">
            <text:p>all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3862" calcext:value-type="float">
            <text:p>0.3862</text:p>
          </table:table-cell>
          <table:table-cell office:value-type="float" office:value="0.3961" calcext:value-type="float">
            <text:p>0.3961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3764" calcext:value-type="float">
            <text:p>0.3764</text:p>
          </table:table-cell>
          <table:table-cell office:value-type="float" office:value="0.3413" calcext:value-type="float">
            <text:p>0.3413</text:p>
          </table:table-cell>
          <table:table-cell table:number-columns-repeated="2" office:value-type="float" office:value="0.3964" calcext:value-type="float">
            <text:p>0.3964</text:p>
          </table:table-cell>
          <table:table-cell office:value-type="float" office:value="0.3217" calcext:value-type="float">
            <text:p>0.3217</text:p>
          </table:table-cell>
          <table:table-cell office:value-type="float" office:value="0.2461" calcext:value-type="float">
            <text:p>0.2461</text:p>
          </table:table-cell>
          <table:table-cell office:value-type="float" office:value="0.3641" calcext:value-type="float">
            <text:p>0.364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" calcext:value-type="float">
            <text:p>0.26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177" calcext:value-type="float">
            <text:p>0.177</text:p>
          </table:table-cell>
          <table:table-cell office:value-type="float" office:value="0.2902" calcext:value-type="float">
            <text:p>0.2902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string" calcext:value-type="string">
            <text:p>all</text:p>
          </table:table-cell>
          <table:table-cell office:value-type="float" office:value="0.2792" calcext:value-type="float">
            <text:p>0.2792</text:p>
          </table:table-cell>
          <table:table-cell office:value-type="float" office:value="0.2868" calcext:value-type="float">
            <text:p>0.2868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2465" calcext:value-type="float">
            <text:p>0.2465</text:p>
          </table:table-cell>
          <table:table-cell table:number-columns-repeated="2" office:value-type="float" office:value="0.2894" calcext:value-type="float">
            <text:p>0.2894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2801" calcext:value-type="float">
            <text:p>0.2801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string" calcext:value-type="string">
            <text:p>all</text:p>
          </table:table-cell>
          <table:table-cell office:value-type="float" office:value="0.2574" calcext:value-type="float">
            <text:p>0.2574</text:p>
          </table:table-cell>
          <table:table-cell office:value-type="float" office:value="0.2567" calcext:value-type="float">
            <text:p>0.2567</text:p>
          </table:table-cell>
          <table:table-cell office:value-type="float" office:value="0.2648" calcext:value-type="float">
            <text:p>0.2648</text:p>
          </table:table-cell>
          <table:table-cell office:value-type="float" office:value="0.2408" calcext:value-type="float">
            <text:p>0.2408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2118" calcext:value-type="float">
            <text:p>0.2118</text:p>
          </table:table-cell>
          <table:table-cell table:number-columns-repeated="2" office:value-type="float" office:value="0.229" calcext:value-type="float">
            <text:p>0.229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1484" calcext:value-type="float">
            <text:p>0.1484</text:p>
          </table:table-cell>
          <table:table-cell office:value-type="float" office:value="0.2212" calcext:value-type="float">
            <text:p>0.2212</text:p>
          </table:table-cell>
          <table:table-cell office:value-type="float" office:value="0.2167" calcext:value-type="float">
            <text:p>0.2167</text:p>
          </table:table-cell>
          <table:table-cell office:value-type="float" office:value="0.187" calcext:value-type="float">
            <text:p>0.187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2166" calcext:value-type="float">
            <text:p>0.2166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string" calcext:value-type="string">
            <text:p>all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21" calcext:value-type="float">
            <text:p>0.21</text:p>
          </table:table-cell>
          <table:table-cell office:value-type="float" office:value="0.1636" calcext:value-type="float">
            <text:p>0.1636</text:p>
          </table:table-cell>
          <table:table-cell table:number-columns-repeated="2" office:value-type="float" office:value="0.1762" calcext:value-type="float">
            <text:p>0.1762</text:p>
          </table:table-cell>
          <table:table-cell office:value-type="float" office:value="0.1607" calcext:value-type="float">
            <text:p>0.160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1836" calcext:value-type="float">
            <text:p>0.1836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1612" calcext:value-type="float">
            <text:p>0.1612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string" calcext:value-type="string">
            <text:p>all</text:p>
          </table:table-cell>
          <table:table-cell office:value-type="float" office:value="0.1543" calcext:value-type="float">
            <text:p>0.1543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1433" calcext:value-type="float">
            <text:p>0.1433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1288" calcext:value-type="float">
            <text:p>0.1288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string" calcext:value-type="string">
            <text:p>all</text:p>
          </table:table-cell>
          <table:table-cell office:value-type="float" office:value="0.1543" calcext:value-type="float">
            <text:p>0.1543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1433" calcext:value-type="float">
            <text:p>0.1433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1288" calcext:value-type="float">
            <text:p>0.1288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string" calcext:value-type="string">
            <text:p>all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5641" calcext:value-type="float">
            <text:p>0.5641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.7692" calcext:value-type="float">
            <text:p>0.7692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641" calcext:value-type="float">
            <text:p>0.641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6538" calcext:value-type="float">
            <text:p>0.6538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6538" calcext:value-type="float">
            <text:p>0.6538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7308" calcext:value-type="float">
            <text:p>0.7308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555" calcext:value-type="float">
            <text:p>0.6555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454" calcext:value-type="float">
            <text:p>0.454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095" calcext:value-type="float">
            <text:p>0.6095</text:p>
          </table:table-cell>
          <table:table-cell table:number-columns-repeated="2" office:value-type="float" office:value="0.6471" calcext:value-type="float">
            <text:p>0.6471</text:p>
          </table:table-cell>
          <table:table-cell office:value-type="float" office:value="0.6058" calcext:value-type="float">
            <text:p>0.6058</text:p>
          </table:table-cell>
          <table:table-cell office:value-type="float" office:value="0.5278" calcext:value-type="float">
            <text:p>0.5278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6054" calcext:value-type="float">
            <text:p>0.6054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6516" calcext:value-type="float">
            <text:p>0.6516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4781" calcext:value-type="float">
            <text:p>0.4781</text:p>
          </table:table-cell>
          <table:table-cell office:value-type="float" office:value="0.6495" calcext:value-type="float">
            <text:p>0.6495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6319" calcext:value-type="float">
            <text:p>0.6319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4098" calcext:value-type="float">
            <text:p>0.4098</text:p>
          </table:table-cell>
          <table:table-cell office:value-type="float" office:value="0.6337" calcext:value-type="float">
            <text:p>0.6337</text:p>
          </table:table-cell>
          <table:table-cell office:value-type="float" office:value="0.6069" calcext:value-type="float">
            <text:p>0.6069</text:p>
          </table:table-cell>
          <table:table-cell table:number-columns-repeated="2" office:value-type="float" office:value="0.6319" calcext:value-type="float">
            <text:p>0.6319</text:p>
          </table:table-cell>
          <table:table-cell office:value-type="float" office:value="0.5991" calcext:value-type="float">
            <text:p>0.5991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5939" calcext:value-type="float">
            <text:p>0.5939</text:p>
          </table:table-cell>
          <table:table-cell office:value-type="float" office:value="0.6435" calcext:value-type="float">
            <text:p>0.6435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4198" calcext:value-type="float">
            <text:p>0.4198</text:p>
          </table:table-cell>
          <table:table-cell office:value-type="float" office:value="0.6078" calcext:value-type="float">
            <text:p>0.6078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09" calcext:value-type="float">
            <text:p>0.5909</text:p>
          </table:table-cell>
          <table:table-cell office:value-type="float" office:value="0.6102" calcext:value-type="float">
            <text:p>0.6102</text:p>
          </table:table-cell>
          <table:table-cell office:value-type="float" office:value="0.6132" calcext:value-type="float">
            <text:p>0.6132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6047" calcext:value-type="float">
            <text:p>0.6047</text:p>
          </table:table-cell>
          <table:table-cell office:value-type="float" office:value="0.5972" calcext:value-type="float">
            <text:p>0.5972</text:p>
          </table:table-cell>
          <table:table-cell table:number-columns-repeated="2" office:value-type="float" office:value="0.6205" calcext:value-type="float">
            <text:p>0.6205</text:p>
          </table:table-cell>
          <table:table-cell office:value-type="float" office:value="0.5818" calcext:value-type="float">
            <text:p>0.5818</text:p>
          </table:table-cell>
          <table:table-cell office:value-type="float" office:value="0.4699" calcext:value-type="float">
            <text:p>0.4699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6231" calcext:value-type="float">
            <text:p>0.6231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5785" calcext:value-type="float">
            <text:p>0.5785</text:p>
          </table:table-cell>
        </table:table-row>
        <table:table-row table:style-name="ro3">
          <table:table-cell office:value-type="string" calcext:value-type="string">
            <text:p>ndcg_cut_05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03" calcext:value-type="float">
            <text:p>0.5903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624" calcext:value-type="float">
            <text:p>0.624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3835" calcext:value-type="float">
            <text:p>0.3835</text:p>
          </table:table-cell>
          <table:table-cell office:value-type="float" office:value="0.6097" calcext:value-type="float">
            <text:p>0.6097</text:p>
          </table:table-cell>
          <table:table-cell office:value-type="float" office:value="0.5787" calcext:value-type="float">
            <text:p>0.5787</text:p>
          </table:table-cell>
          <table:table-cell table:number-columns-repeated="2" office:value-type="float" office:value="0.6166" calcext:value-type="float">
            <text:p>0.6166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4871" calcext:value-type="float">
            <text:p>0.4871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5554" calcext:value-type="float">
            <text:p>0.5554</text:p>
          </table:table-cell>
          <table:table-cell office:value-type="float" office:value="0.604" calcext:value-type="float">
            <text:p>0.604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5726" calcext:value-type="float">
            <text:p>0.5726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6157" calcext:value-type="float">
            <text:p>0.6157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376" calcext:value-type="float">
            <text:p>0.376</text:p>
          </table:table-cell>
          <table:table-cell office:value-type="float" office:value="0.6027" calcext:value-type="float">
            <text:p>0.6027</text:p>
          </table:table-cell>
          <table:table-cell office:value-type="float" office:value="0.5886" calcext:value-type="float">
            <text:p>0.5886</text:p>
          </table:table-cell>
          <table:table-cell table:number-columns-repeated="2" office:value-type="float" office:value="0.6228" calcext:value-type="float">
            <text:p>0.6228</text:p>
          </table:table-cell>
          <table:table-cell office:value-type="float" office:value="0.5908" calcext:value-type="float">
            <text:p>0.5908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6257" calcext:value-type="float">
            <text:p>0.6257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5759" calcext:value-type="float">
            <text:p>0.5759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895" calcext:value-type="float">
            <text:p>0.5895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6149" calcext:value-type="float">
            <text:p>0.6149</text:p>
          </table:table-cell>
          <table:table-cell office:value-type="float" office:value="0.583" calcext:value-type="float">
            <text:p>0.583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606" calcext:value-type="float">
            <text:p>0.606</text:p>
          </table:table-cell>
          <table:table-cell office:value-type="float" office:value="0.5845" calcext:value-type="float">
            <text:p>0.5845</text:p>
          </table:table-cell>
          <table:table-cell office:value-type="float" office:value="0.623" calcext:value-type="float">
            <text:p>0.62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488" calcext:value-type="float">
            <text:p>0.488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5762" calcext:value-type="float">
            <text:p>0.5762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34" calcext:value-type="float">
            <text:p>0.5934</text:p>
          </table:table-cell>
          <table:table-cell office:value-type="float" office:value="0.6083" calcext:value-type="float">
            <text:p>0.6083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576" calcext:value-type="float">
            <text:p>0.576</text:p>
          </table:table-cell>
          <table:table-cell office:value-type="float" office:value="0.3974" calcext:value-type="float">
            <text:p>0.3974</text:p>
          </table:table-cell>
          <table:table-cell office:value-type="float" office:value="0.6021" calcext:value-type="float">
            <text:p>0.6021</text:p>
          </table:table-cell>
          <table:table-cell office:value-type="float" office:value="0.5893" calcext:value-type="float">
            <text:p>0.5893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277" calcext:value-type="float">
            <text:p>0.6277</text:p>
          </table:table-cell>
          <table:table-cell office:value-type="float" office:value="0.579" calcext:value-type="float">
            <text:p>0.579</text:p>
          </table:table-cell>
          <table:table-cell office:value-type="float" office:value="0.504" calcext:value-type="float">
            <text:p>0.504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549" calcext:value-type="float">
            <text:p>0.549</text:p>
          </table:table-cell>
          <table:table-cell office:value-type="float" office:value="0.5336" calcext:value-type="float">
            <text:p>0.5336</text:p>
          </table:table-cell>
          <table:table-cell office:value-type="float" office:value="0.587" calcext:value-type="float">
            <text:p>0.587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4033" calcext:value-type="float">
            <text:p>0.4033</text:p>
          </table:table-cell>
          <table:table-cell office:value-type="float" office:value="0.5708" calcext:value-type="float">
            <text:p>0.5708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6049" calcext:value-type="float">
            <text:p>0.6049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6264" calcext:value-type="float">
            <text:p>0.6264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5011" calcext:value-type="float">
            <text:p>0.5011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5841" calcext:value-type="float">
            <text:p>0.5841</text:p>
          </table:table-cell>
          <table:table-cell office:value-type="float" office:value="0.5304" calcext:value-type="float">
            <text:p>0.5304</text:p>
          </table:table-cell>
          <table:table-cell office:value-type="float" office:value="0.404" calcext:value-type="float">
            <text:p>0.404</text:p>
          </table:table-cell>
          <table:table-cell office:value-type="float" office:value="0.5719" calcext:value-type="float">
            <text:p>0.5719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09" calcext:value-type="float">
            <text:p>0.5909</text:p>
          </table:table-cell>
          <table:table-cell office:value-type="float" office:value="0.5998" calcext:value-type="float">
            <text:p>0.5998</text:p>
          </table:table-cell>
          <table:table-cell office:value-type="float" office:value="0.619" calcext:value-type="float">
            <text:p>0.619</text:p>
          </table:table-cell>
          <table:table-cell office:value-type="float" office:value="0.5731" calcext:value-type="float">
            <text:p>0.5731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495" calcext:value-type="float">
            <text:p>0.495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5269" calcext:value-type="float">
            <text:p>0.5269</text:p>
          </table:table-cell>
          <table:table-cell office:value-type="float" office:value="0.3989" calcext:value-type="float">
            <text:p>0.3989</text:p>
          </table:table-cell>
          <table:table-cell office:value-type="float" office:value="0.5667" calcext:value-type="float">
            <text:p>0.5667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5707" calcext:value-type="float">
            <text:p>0.5707</text:p>
          </table:table-cell>
          <table:table-cell office:value-type="float" office:value="0.4021" calcext:value-type="float">
            <text:p>0.4021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62" calcext:value-type="float">
            <text:p>0.62</text:p>
          </table:table-cell>
          <table:table-cell office:value-type="float" office:value="0.5719" calcext:value-type="float">
            <text:p>0.5719</text:p>
          </table:table-cell>
          <table:table-cell office:value-type="float" office:value="0.4964" calcext:value-type="float">
            <text:p>0.4964</text:p>
          </table:table-cell>
          <table:table-cell office:value-type="float" office:value="0.612" calcext:value-type="float">
            <text:p>0.612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5787" calcext:value-type="float">
            <text:p>0.5787</text:p>
          </table:table-cell>
          <table:table-cell office:value-type="float" office:value="0.524" calcext:value-type="float">
            <text:p>0.524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5641" calcext:value-type="float">
            <text:p>0.564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6049" calcext:value-type="float">
            <text:p>0.6049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6086" calcext:value-type="float">
            <text:p>0.6086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4936" calcext:value-type="float">
            <text:p>0.4936</text:p>
          </table:table-cell>
          <table:table-cell office:value-type="float" office:value="0.6119" calcext:value-type="float">
            <text:p>0.6119</text:p>
          </table:table-cell>
          <table:table-cell office:value-type="float" office:value="0.545" calcext:value-type="float">
            <text:p>0.545</text:p>
          </table:table-cell>
          <table:table-cell office:value-type="float" office:value="0.5183" calcext:value-type="float">
            <text:p>0.5183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5251" calcext:value-type="float">
            <text:p>0.5251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5627" calcext:value-type="float">
            <text:p>0.5627</text:p>
          </table:table-cell>
        </table:table-row>
        <table:table-row table:style-name="ro3">
          <table:table-cell office:value-type="string" calcext:value-type="string">
            <text:p>ndcg_cut_13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872" calcext:value-type="float">
            <text:p>0.5872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5694" calcext:value-type="float">
            <text:p>0.5694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582" calcext:value-type="float">
            <text:p>0.582</text:p>
          </table:table-cell>
          <table:table-cell office:value-type="float" office:value="0.6205" calcext:value-type="float">
            <text:p>0.6205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4977" calcext:value-type="float">
            <text:p>0.4977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5255" calcext:value-type="float">
            <text:p>0.5255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5613" calcext:value-type="float">
            <text:p>0.5613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615" calcext:value-type="float">
            <text:p>0.615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83" calcext:value-type="float">
            <text:p>0.583</text:p>
          </table:table-cell>
          <table:table-cell table:number-columns-repeated="2" office:value-type="float" office:value="0.6237" calcext:value-type="float">
            <text:p>0.6237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4995" calcext:value-type="float">
            <text:p>0.4995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5218" calcext:value-type="float">
            <text:p>0.5218</text:p>
          </table:table-cell>
          <table:table-cell office:value-type="float" office:value="0.5821" calcext:value-type="float">
            <text:p>0.5821</text:p>
          </table:table-cell>
          <table:table-cell office:value-type="float" office:value="0.523" calcext:value-type="float">
            <text:p>0.523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5576" calcext:value-type="float">
            <text:p>0.5576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888" calcext:value-type="float">
            <text:p>0.5888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6233" calcext:value-type="float">
            <text:p>0.6233</text:p>
          </table:table-cell>
          <table:table-cell office:value-type="float" office:value="0.5815" calcext:value-type="float">
            <text:p>0.5815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5821" calcext:value-type="float">
            <text:p>0.5821</text:p>
          </table:table-cell>
          <table:table-cell office:value-type="float" office:value="0.624" calcext:value-type="float">
            <text:p>0.624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5787" calcext:value-type="float">
            <text:p>0.5787</text:p>
          </table:table-cell>
          <table:table-cell office:value-type="float" office:value="0.4979" calcext:value-type="float">
            <text:p>0.4979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5201" calcext:value-type="float">
            <text:p>0.520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4103" calcext:value-type="float">
            <text:p>0.4103</text:p>
          </table:table-cell>
          <table:table-cell office:value-type="float" office:value="0.5599" calcext:value-type="float">
            <text:p>0.5599</text:p>
          </table:table-cell>
        </table:table-row>
        <table:table-row table:style-name="ro3">
          <table:table-cell office:value-type="string" calcext:value-type="string">
            <text:p>ndcg_cut_16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14" calcext:value-type="float">
            <text:p>0.5914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6252" calcext:value-type="float">
            <text:p>0.6252</text:p>
          </table:table-cell>
          <table:table-cell office:value-type="float" office:value="0.5802" calcext:value-type="float">
            <text:p>0.5802</text:p>
          </table:table-cell>
          <table:table-cell office:value-type="float" office:value="0.4152" calcext:value-type="float">
            <text:p>0.4152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5834" calcext:value-type="float">
            <text:p>0.5834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5752" calcext:value-type="float">
            <text:p>0.5752</text:p>
          </table:table-cell>
          <table:table-cell office:value-type="float" office:value="0.4986" calcext:value-type="float">
            <text:p>0.4986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5182" calcext:value-type="float">
            <text:p>0.5182</text:p>
          </table:table-cell>
          <table:table-cell office:value-type="float" office:value="0.5814" calcext:value-type="float">
            <text:p>0.5814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5602" calcext:value-type="float">
            <text:p>0.560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6245" calcext:value-type="float">
            <text:p>0.6245</text:p>
          </table:table-cell>
          <table:table-cell office:value-type="float" office:value="0.5815" calcext:value-type="float">
            <text:p>0.5815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6263" calcext:value-type="float">
            <text:p>0.6263</text:p>
          </table:table-cell>
          <table:table-cell office:value-type="float" office:value="0.6262" calcext:value-type="float">
            <text:p>0.6262</text:p>
          </table:table-cell>
          <table:table-cell office:value-type="float" office:value="0.5776" calcext:value-type="float">
            <text:p>0.5776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5169" calcext:value-type="float">
            <text:p>0.5169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4111" calcext:value-type="float">
            <text:p>0.4111</text:p>
          </table:table-cell>
          <table:table-cell office:value-type="float" office:value="0.5647" calcext:value-type="float">
            <text:p>0.5647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28" calcext:value-type="float">
            <text:p>0.5928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6287" calcext:value-type="float">
            <text:p>0.6287</text:p>
          </table:table-cell>
          <table:table-cell office:value-type="float" office:value="0.5793" calcext:value-type="float">
            <text:p>0.5793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62" calcext:value-type="float">
            <text:p>0.62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6299" calcext:value-type="float">
            <text:p>0.6299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5779" calcext:value-type="float">
            <text:p>0.5779</text:p>
          </table:table-cell>
          <table:table-cell office:value-type="float" office:value="0.499" calcext:value-type="float">
            <text:p>0.499</text:p>
          </table:table-cell>
          <table:table-cell office:value-type="float" office:value="0.6253" calcext:value-type="float">
            <text:p>0.6253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5177" calcext:value-type="float">
            <text:p>0.5177</text:p>
          </table:table-cell>
          <table:table-cell office:value-type="float" office:value="0.5809" calcext:value-type="float">
            <text:p>0.5809</text:p>
          </table:table-cell>
          <table:table-cell office:value-type="float" office:value="0.5239" calcext:value-type="float">
            <text:p>0.5239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5649" calcext:value-type="float">
            <text:p>0.5649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14" calcext:value-type="float">
            <text:p>0.5914</text:p>
          </table:table-cell>
          <table:table-cell office:value-type="float" office:value="0.6214" calcext:value-type="float">
            <text:p>0.6214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5821" calcext:value-type="float">
            <text:p>0.5821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6246" calcext:value-type="float">
            <text:p>0.6246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6295" calcext:value-type="float">
            <text:p>0.6295</text:p>
          </table:table-cell>
          <table:table-cell office:value-type="float" office:value="0.58" calcext:value-type="float">
            <text:p>0.58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4105" calcext:value-type="float">
            <text:p>0.4105</text:p>
          </table:table-cell>
          <table:table-cell office:value-type="float" office:value="0.5719" calcext:value-type="float">
            <text:p>0.5719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898" calcext:value-type="float">
            <text:p>0.5898</text:p>
          </table:table-cell>
          <table:table-cell office:value-type="float" office:value="0.6246" calcext:value-type="float">
            <text:p>0.6246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6264" calcext:value-type="float">
            <text:p>0.6264</text:p>
          </table:table-cell>
          <table:table-cell office:value-type="float" office:value="0.5831" calcext:value-type="float">
            <text:p>0.5831</text:p>
          </table:table-cell>
          <table:table-cell table:number-columns-repeated="2" office:value-type="float" office:value="0.6308" calcext:value-type="float">
            <text:p>0.6308</text:p>
          </table:table-cell>
          <table:table-cell office:value-type="float" office:value="0.5807" calcext:value-type="float">
            <text:p>0.5807</text:p>
          </table:table-cell>
          <table:table-cell office:value-type="float" office:value="0.503" calcext:value-type="float">
            <text:p>0.503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582" calcext:value-type="float">
            <text:p>0.582</text:p>
          </table:table-cell>
          <table:table-cell office:value-type="float" office:value="0.5272" calcext:value-type="float">
            <text:p>0.5272</text:p>
          </table:table-cell>
          <table:table-cell office:value-type="float" office:value="0.4109" calcext:value-type="float">
            <text:p>0.4109</text:p>
          </table:table-cell>
          <table:table-cell office:value-type="float" office:value="0.5716" calcext:value-type="float">
            <text:p>0.5716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429" calcext:value-type="float">
            <text:p>0.642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3801" calcext:value-type="float">
            <text:p>0.3801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3801" calcext:value-type="float">
            <text:p>0.3801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3801" calcext:value-type="float">
            <text:p>0.3801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3801" calcext:value-type="float">
            <text:p>0.3801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3801" calcext:value-type="float">
            <text:p>0.3801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3801" calcext:value-type="float">
            <text:p>0.3801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3801" calcext:value-type="float">
            <text:p>0.3801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3801" calcext:value-type="float">
            <text:p>0.3801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3954" calcext:value-type="float">
            <text:p>0.3954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2384" calcext:value-type="float">
            <text:p>0.2384</text:p>
          </table:table-cell>
          <table:table-cell table:number-columns-repeated="2" office:value-type="float" office:value="0.4419" calcext:value-type="float">
            <text:p>0.4419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901" calcext:value-type="float">
            <text:p>0.3901</text:p>
          </table:table-cell>
          <table:table-cell office:value-type="float" office:value="0.2062" calcext:value-type="float">
            <text:p>0.2062</text:p>
          </table:table-cell>
          <table:table-cell table:number-columns-repeated="2" office:value-type="float" office:value="0.3254" calcext:value-type="float">
            <text:p>0.3254</text:p>
          </table:table-cell>
          <table:table-cell office:value-type="float" office:value="0.2062" calcext:value-type="float">
            <text:p>0.2062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5333" calcext:value-type="float">
            <text:p>0.5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33" calcext:value-type="float">
            <text:p>0.5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273" calcext:value-type="float">
            <text:p>0.7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0.8066" calcext:value-type="float">
            <text:p>0.8066</text:p>
          </table:table-cell>
          <table:table-cell table:number-columns-repeated="2" office:value-type="float" office:value="0.6934" calcext:value-type="float">
            <text:p>0.6934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.6934" calcext:value-type="float">
            <text:p>0.6934</text:p>
          </table:table-cell>
          <table:table-cell table:number-columns-repeated="5" office:value-type="float" office:value="0.8066" calcext:value-type="float">
            <text:p>0.8066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0.8066" calcext:value-type="float">
            <text:p>0.8066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48" calcext:value-type="float">
            <text:p>0.648</text:p>
          </table:table-cell>
          <table:table-cell table:number-columns-repeated="2" office:value-type="float" office:value="0.852" calcext:value-type="float">
            <text:p>0.852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852" calcext:value-type="float">
            <text:p>0.852</text:p>
          </table:table-cell>
          <table:table-cell office:value-type="float" office:value="0.648" calcext:value-type="float">
            <text:p>0.648</text:p>
          </table:table-cell>
          <table:table-cell table:number-columns-repeated="2" office:value-type="float" office:value="0.852" calcext:value-type="float">
            <text:p>0.852</text:p>
          </table:table-cell>
          <table:table-cell office:value-type="float" office:value="0.648" calcext:value-type="float">
            <text:p>0.648</text:p>
          </table:table-cell>
          <table:table-cell office:value-type="float" office:value="0.7346" calcext:value-type="float">
            <text:p>0.7346</text:p>
          </table:table-cell>
          <table:table-cell office:value-type="float" office:value="0.852" calcext:value-type="float">
            <text:p>0.852</text:p>
          </table:table-cell>
          <table:table-cell office:value-type="float" office:value="0.7346" calcext:value-type="float">
            <text:p>0.7346</text:p>
          </table:table-cell>
          <table:table-cell table:number-columns-repeated="2" office:value-type="float" office:value="0.852" calcext:value-type="float">
            <text:p>0.852</text:p>
          </table:table-cell>
          <table:table-cell office:value-type="float" office:value="0.648" calcext:value-type="float">
            <text:p>0.648</text:p>
          </table:table-cell>
          <table:table-cell table:number-columns-repeated="2" office:value-type="float" office:value="0.7346" calcext:value-type="float">
            <text:p>0.7346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886" calcext:value-type="float">
            <text:p>0.5886</text:p>
          </table:table-cell>
          <table:table-cell table:number-columns-repeated="2" office:value-type="float" office:value="0.9573" calcext:value-type="float">
            <text:p>0.957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9573" calcext:value-type="float">
            <text:p>0.9573</text:p>
          </table:table-cell>
          <table:table-cell office:value-type="float" office:value="0.5886" calcext:value-type="float">
            <text:p>0.5886</text:p>
          </table:table-cell>
          <table:table-cell table:number-columns-repeated="2" office:value-type="float" office:value="0.9573" calcext:value-type="float">
            <text:p>0.9573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9573" calcext:value-type="float">
            <text:p>0.9573</text:p>
          </table:table-cell>
          <table:table-cell office:value-type="float" office:value="0.6672" calcext:value-type="float">
            <text:p>0.6672</text:p>
          </table:table-cell>
          <table:table-cell table:number-columns-repeated="2" office:value-type="float" office:value="0.9573" calcext:value-type="float">
            <text:p>0.9573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6672" calcext:value-type="float">
            <text:p>0.6672</text:p>
          </table:table-cell>
          <table:table-cell office:value-type="float" office:value="0.8508" calcext:value-type="float">
            <text:p>0.8508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199" calcext:value-type="float">
            <text:p>0.6199</text:p>
          </table:table-cell>
          <table:table-cell table:number-columns-repeated="2" office:value-type="float" office:value="0.9606" calcext:value-type="float">
            <text:p>0.9606</text:p>
          </table:table-cell>
          <table:table-cell office:value-type="float" office:value="0.6285" calcext:value-type="float">
            <text:p>0.6285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9606" calcext:value-type="float">
            <text:p>0.9606</text:p>
          </table:table-cell>
          <table:table-cell office:value-type="float" office:value="0.5437" calcext:value-type="float">
            <text:p>0.5437</text:p>
          </table:table-cell>
          <table:table-cell table:number-columns-repeated="2" office:value-type="float" office:value="0.9606" calcext:value-type="float">
            <text:p>0.9606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606" calcext:value-type="float">
            <text:p>0.9606</text:p>
          </table:table-cell>
          <table:table-cell office:value-type="float" office:value="0.6164" calcext:value-type="float">
            <text:p>0.6164</text:p>
          </table:table-cell>
          <table:table-cell table:number-columns-repeated="2" office:value-type="float" office:value="0.9606" calcext:value-type="float">
            <text:p>0.9606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9383" calcext:value-type="float">
            <text:p>0.9383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793" calcext:value-type="float">
            <text:p>0.5793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632" calcext:value-type="float">
            <text:p>0.9632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6392" calcext:value-type="float">
            <text:p>0.6392</text:p>
          </table:table-cell>
          <table:table-cell table:number-columns-repeated="2" office:value-type="float" office:value="0.9632" calcext:value-type="float">
            <text:p>0.9632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576" calcext:value-type="float">
            <text:p>0.576</text:p>
          </table:table-cell>
          <table:table-cell table:number-columns-repeated="2" office:value-type="float" office:value="0.8976" calcext:value-type="float">
            <text:p>0.8976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576" calcext:value-type="float">
            <text:p>0.576</text:p>
          </table:table-cell>
          <table:table-cell office:value-type="float" office:value="0.8768" calcext:value-type="float">
            <text:p>0.8768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6022" calcext:value-type="float">
            <text:p>0.6022</text:p>
          </table:table-cell>
          <table:table-cell table:number-columns-repeated="2" office:value-type="float" office:value="0.9075" calcext:value-type="float">
            <text:p>0.9075</text:p>
          </table:table-cell>
          <table:table-cell office:value-type="float" office:value="0.6022" calcext:value-type="float">
            <text:p>0.6022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5427" calcext:value-type="float">
            <text:p>0.5427</text:p>
          </table:table-cell>
          <table:table-cell table:number-columns-repeated="2" office:value-type="float" office:value="0.9035" calcext:value-type="float">
            <text:p>0.9035</text:p>
          </table:table-cell>
          <table:table-cell office:value-type="float" office:value="0.4787" calcext:value-type="float">
            <text:p>0.4787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8261" calcext:value-type="float">
            <text:p>0.826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175" calcext:value-type="float">
            <text:p>0.5175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6229" calcext:value-type="float">
            <text:p>0.6229</text:p>
          </table:table-cell>
          <table:table-cell table:number-columns-repeated="2" office:value-type="float" office:value="0.8605" calcext:value-type="float">
            <text:p>0.8605</text:p>
          </table:table-cell>
          <table:table-cell office:value-type="float" office:value="0.571" calcext:value-type="float">
            <text:p>0.571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5146" calcext:value-type="float">
            <text:p>0.5146</text:p>
          </table:table-cell>
          <table:table-cell table:number-columns-repeated="2" office:value-type="float" office:value="0.8567" calcext:value-type="float">
            <text:p>0.8567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5146" calcext:value-type="float">
            <text:p>0.5146</text:p>
          </table:table-cell>
          <table:table-cell office:value-type="float" office:value="0.8352" calcext:value-type="float">
            <text:p>0.835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931" calcext:value-type="float">
            <text:p>0.4931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5" calcext:value-type="float">
            <text:p>0.5</text:p>
          </table:table-cell>
          <table:table-cell office:value-type="float" office:value="0.4847" calcext:value-type="float">
            <text:p>0.4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5935" calcext:value-type="float">
            <text:p>0.5935</text:p>
          </table:table-cell>
          <table:table-cell table:number-columns-repeated="2" office:value-type="float" office:value="0.867" calcext:value-type="float">
            <text:p>0.867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8135" calcext:value-type="float">
            <text:p>0.8135</text:p>
          </table:table-cell>
          <table:table-cell office:value-type="float" office:value="0.4903" calcext:value-type="float">
            <text:p>0.4903</text:p>
          </table:table-cell>
          <table:table-cell table:number-columns-repeated="2" office:value-type="float" office:value="0.8163" calcext:value-type="float">
            <text:p>0.8163</text:p>
          </table:table-cell>
          <table:table-cell office:value-type="float" office:value="0.4325" calcext:value-type="float">
            <text:p>0.4325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7958" calcext:value-type="float">
            <text:p>0.7958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781" calcext:value-type="float">
            <text:p>0.781</text:p>
          </table:table-cell>
          <table:table-cell office:value-type="float" office:value="0.5678" calcext:value-type="float">
            <text:p>0.5678</text:p>
          </table:table-cell>
          <table:table-cell table:number-columns-repeated="2" office:value-type="float" office:value="0.8295" calcext:value-type="float">
            <text:p>0.8295</text:p>
          </table:table-cell>
          <table:table-cell office:value-type="float" office:value="0.5205" calcext:value-type="float">
            <text:p>0.5205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5557" calcext:value-type="float">
            <text:p>0.5557</text:p>
          </table:table-cell>
          <table:table-cell table:number-columns-repeated="2" office:value-type="float" office:value="0.781" calcext:value-type="float">
            <text:p>0.781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4691" calcext:value-type="float">
            <text:p>0.4691</text:p>
          </table:table-cell>
          <table:table-cell office:value-type="float" office:value="0.7613" calcext:value-type="float">
            <text:p>0.7613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36" calcext:value-type="float">
            <text:p>0.536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7529" calcext:value-type="float">
            <text:p>0.7529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545" calcext:value-type="float">
            <text:p>0.545</text:p>
          </table:table-cell>
          <table:table-cell table:number-columns-repeated="2" office:value-type="float" office:value="0.8363" calcext:value-type="float">
            <text:p>0.8363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7366" calcext:value-type="float">
            <text:p>0.7366</text:p>
          </table:table-cell>
          <table:table-cell office:value-type="float" office:value="0.7886" calcext:value-type="float">
            <text:p>0.7886</text:p>
          </table:table-cell>
          <table:table-cell office:value-type="float" office:value="0.5334" calcext:value-type="float">
            <text:p>0.5334</text:p>
          </table:table-cell>
          <table:table-cell table:number-columns-repeated="2" office:value-type="float" office:value="0.7496" calcext:value-type="float">
            <text:p>0.7496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7308" calcext:value-type="float">
            <text:p>0.7308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159" calcext:value-type="float">
            <text:p>0.5159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5085" calcext:value-type="float">
            <text:p>0.5085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5246" calcext:value-type="float">
            <text:p>0.5246</text:p>
          </table:table-cell>
          <table:table-cell table:number-columns-repeated="2" office:value-type="float" office:value="0.805" calcext:value-type="float">
            <text:p>0.805</text:p>
          </table:table-cell>
          <table:table-cell office:value-type="float" office:value="0.481" calcext:value-type="float">
            <text:p>0.481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7591" calcext:value-type="float">
            <text:p>0.7591</text:p>
          </table:table-cell>
          <table:table-cell office:value-type="float" office:value="0.5135" calcext:value-type="float">
            <text:p>0.5135</text:p>
          </table:table-cell>
          <table:table-cell table:number-columns-repeated="2" office:value-type="float" office:value="0.7216" calcext:value-type="float">
            <text:p>0.7216</text:p>
          </table:table-cell>
          <table:table-cell office:value-type="float" office:value="0.4624" calcext:value-type="float">
            <text:p>0.4624</text:p>
          </table:table-cell>
          <table:table-cell office:value-type="float" office:value="0.4708" calcext:value-type="float">
            <text:p>0.4708</text:p>
          </table:table-cell>
          <table:table-cell office:value-type="float" office:value="0.7034" calcext:value-type="float">
            <text:p>0.7034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978" calcext:value-type="float">
            <text:p>0.4978</text:p>
          </table:table-cell>
          <table:table-cell office:value-type="float" office:value="0.7313" calcext:value-type="float">
            <text:p>0.7313</text:p>
          </table:table-cell>
          <table:table-cell office:value-type="float" office:value="0.7354" calcext:value-type="float">
            <text:p>0.7354</text:p>
          </table:table-cell>
          <table:table-cell office:value-type="float" office:value="0.4986" calcext:value-type="float">
            <text:p>0.4986</text:p>
          </table:table-cell>
          <table:table-cell office:value-type="float" office:value="0.4907" calcext:value-type="float">
            <text:p>0.4907</text:p>
          </table:table-cell>
          <table:table-cell office:value-type="float" office:value="0.7313" calcext:value-type="float">
            <text:p>0.7313</text:p>
          </table:table-cell>
          <table:table-cell office:value-type="float" office:value="0.5062" calcext:value-type="float">
            <text:p>0.5062</text:p>
          </table:table-cell>
          <table:table-cell table:number-columns-repeated="2" office:value-type="float" office:value="0.7768" calcext:value-type="float">
            <text:p>0.7768</text:p>
          </table:table-cell>
          <table:table-cell office:value-type="float" office:value="0.4641" calcext:value-type="float">
            <text:p>0.4641</text:p>
          </table:table-cell>
          <table:table-cell office:value-type="float" office:value="0.6842" calcext:value-type="float">
            <text:p>0.6842</text:p>
          </table:table-cell>
          <table:table-cell office:value-type="float" office:value="0.7325" calcext:value-type="float">
            <text:p>0.7325</text:p>
          </table:table-cell>
          <table:table-cell office:value-type="float" office:value="0.4954" calcext:value-type="float">
            <text:p>0.4954</text:p>
          </table:table-cell>
          <table:table-cell table:number-columns-repeated="2" office:value-type="float" office:value="0.6963" calcext:value-type="float">
            <text:p>0.6963</text:p>
          </table:table-cell>
          <table:table-cell office:value-type="float" office:value="0.4461" calcext:value-type="float">
            <text:p>0.4461</text:p>
          </table:table-cell>
          <table:table-cell office:value-type="float" office:value="0.4543" calcext:value-type="float">
            <text:p>0.4543</text:p>
          </table:table-cell>
          <table:table-cell office:value-type="float" office:value="0.6788" calcext:value-type="float">
            <text:p>0.6788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4822" calcext:value-type="float">
            <text:p>0.4822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4895" calcext:value-type="float">
            <text:p>0.4895</text:p>
          </table:table-cell>
          <table:table-cell table:number-columns-repeated="2" office:value-type="float" office:value="0.7511" calcext:value-type="float">
            <text:p>0.7511</text:p>
          </table:table-cell>
          <table:table-cell office:value-type="float" office:value="0.4487" calcext:value-type="float">
            <text:p>0.4487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7413" calcext:value-type="float">
            <text:p>0.7413</text:p>
          </table:table-cell>
          <table:table-cell office:value-type="float" office:value="0.4791" calcext:value-type="float">
            <text:p>0.4791</text:p>
          </table:table-cell>
          <table:table-cell table:number-columns-repeated="2" office:value-type="float" office:value="0.6732" calcext:value-type="float">
            <text:p>0.6732</text:p>
          </table:table-cell>
          <table:table-cell office:value-type="float" office:value="0.4314" calcext:value-type="float">
            <text:p>0.4314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6563" calcext:value-type="float">
            <text:p>0.6563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663" calcext:value-type="float">
            <text:p>0.4663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7201" calcext:value-type="float">
            <text:p>0.7201</text:p>
          </table:table-cell>
          <table:table-cell office:value-type="float" office:value="0.4671" calcext:value-type="float">
            <text:p>0.4671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7163" calcext:value-type="float">
            <text:p>0.7163</text:p>
          </table:table-cell>
          <table:table-cell office:value-type="float" office:value="0.4742" calcext:value-type="float">
            <text:p>0.4742</text:p>
          </table:table-cell>
          <table:table-cell table:number-columns-repeated="2" office:value-type="float" office:value="0.7276" calcext:value-type="float">
            <text:p>0.7276</text:p>
          </table:table-cell>
          <table:table-cell office:value-type="float" office:value="0.466" calcext:value-type="float">
            <text:p>0.466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4641" calcext:value-type="float">
            <text:p>0.4641</text:p>
          </table:table-cell>
          <table:table-cell table:number-columns-repeated="2" office:value-type="float" office:value="0.6522" calcext:value-type="float">
            <text:p>0.6522</text:p>
          </table:table-cell>
          <table:table-cell office:value-type="float" office:value="0.4179" calcext:value-type="float">
            <text:p>0.4179</text:p>
          </table:table-cell>
          <table:table-cell office:value-type="float" office:value="0.4576" calcext:value-type="float">
            <text:p>0.4576</text:p>
          </table:table-cell>
          <table:table-cell office:value-type="float" office:value="0.6358" calcext:value-type="float">
            <text:p>0.6358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525" calcext:value-type="float">
            <text:p>0.4525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6988" calcext:value-type="float">
            <text:p>0.6988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5054" calcext:value-type="float">
            <text:p>0.5054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4601" calcext:value-type="float">
            <text:p>0.4601</text:p>
          </table:table-cell>
          <table:table-cell table:number-columns-repeated="2" office:value-type="float" office:value="0.706" calcext:value-type="float">
            <text:p>0.706</text:p>
          </table:table-cell>
          <table:table-cell office:value-type="float" office:value="0.4521" calcext:value-type="float">
            <text:p>0.4521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6328" calcext:value-type="float">
            <text:p>0.6328</text:p>
          </table:table-cell>
          <table:table-cell office:value-type="float" office:value="0.4352" calcext:value-type="float">
            <text:p>0.4352</text:p>
          </table:table-cell>
          <table:table-cell office:value-type="float" office:value="0.5034" calcext:value-type="float">
            <text:p>0.5034</text:p>
          </table:table-cell>
          <table:table-cell office:value-type="float" office:value="0.6169" calcext:value-type="float">
            <text:p>0.6169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397" calcext:value-type="float">
            <text:p>0.4397</text:p>
          </table:table-cell>
          <table:table-cell office:value-type="float" office:value="0.6748" calcext:value-type="float">
            <text:p>0.6748</text:p>
          </table:table-cell>
          <table:table-cell office:value-type="float" office:value="0.679" calcext:value-type="float">
            <text:p>0.679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754" calcext:value-type="float">
            <text:p>0.6754</text:p>
          </table:table-cell>
          <table:table-cell office:value-type="float" office:value="0.4471" calcext:value-type="float">
            <text:p>0.4471</text:p>
          </table:table-cell>
          <table:table-cell table:number-columns-repeated="2" office:value-type="float" office:value="0.686" calcext:value-type="float">
            <text:p>0.686</text:p>
          </table:table-cell>
          <table:table-cell office:value-type="float" office:value="0.4394" calcext:value-type="float">
            <text:p>0.4394</text:p>
          </table:table-cell>
          <table:table-cell office:value-type="float" office:value="0.6043" calcext:value-type="float">
            <text:p>0.6043</text:p>
          </table:table-cell>
          <table:table-cell office:value-type="float" office:value="0.6771" calcext:value-type="float">
            <text:p>0.6771</text:p>
          </table:table-cell>
          <table:table-cell office:value-type="float" office:value="0.4664" calcext:value-type="float">
            <text:p>0.4664</text:p>
          </table:table-cell>
          <table:table-cell table:number-columns-repeated="2" office:value-type="float" office:value="0.6149" calcext:value-type="float">
            <text:p>0.6149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4892" calcext:value-type="float">
            <text:p>0.4892</text:p>
          </table:table-cell>
          <table:table-cell office:value-type="float" office:value="0.5995" calcext:value-type="float">
            <text:p>0.5995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0.6675" calcext:value-type="float">
            <text:p>0.6675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615" calcext:value-type="float">
            <text:p>0.615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4538" calcext:value-type="float">
            <text:p>0.4538</text:p>
          </table:table-cell>
          <table:table-cell table:number-columns-repeated="2" office:value-type="float" office:value="0.5983" calcext:value-type="float">
            <text:p>0.5983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4759" calcext:value-type="float">
            <text:p>0.4759</text:p>
          </table:table-cell>
          <table:table-cell office:value-type="float" office:value="0.5833" calcext:value-type="float">
            <text:p>0.5833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0.6675" calcext:value-type="float">
            <text:p>0.6675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615" calcext:value-type="float">
            <text:p>0.615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4538" calcext:value-type="float">
            <text:p>0.4538</text:p>
          </table:table-cell>
          <table:table-cell table:number-columns-repeated="2" office:value-type="float" office:value="0.5983" calcext:value-type="float">
            <text:p>0.5983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4759" calcext:value-type="float">
            <text:p>0.4759</text:p>
          </table:table-cell>
          <table:table-cell office:value-type="float" office:value="0.5833" calcext:value-type="float">
            <text:p>0.583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0.6936" calcext:value-type="float">
            <text:p>0.6936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615" calcext:value-type="float">
            <text:p>0.615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4538" calcext:value-type="float">
            <text:p>0.4538</text:p>
          </table:table-cell>
          <table:table-cell table:number-columns-repeated="2" office:value-type="float" office:value="0.5983" calcext:value-type="float">
            <text:p>0.5983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4759" calcext:value-type="float">
            <text:p>0.4759</text:p>
          </table:table-cell>
          <table:table-cell office:value-type="float" office:value="0.5833" calcext:value-type="float">
            <text:p>0.5833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6429" calcext:value-type="float">
            <text:p>0.6429</text:p>
          </table:table-cell>
          <table:table-cell office:value-type="float" office:value="0.7" calcext:value-type="float">
            <text:p>0.7</text:p>
          </table:table-cell>
          <table:table-cell office:value-type="float" office:value="0.6429" calcext:value-type="float">
            <text:p>0.6429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909" calcext:value-type="float">
            <text:p>0.5909</text:p>
          </table:table-cell>
          <table:table-cell office:value-type="float" office:value="0.7" calcext:value-type="float">
            <text:p>0.7</text:p>
          </table:table-cell>
          <table:table-cell office:value-type="float" office:value="0.5909" calcext:value-type="float">
            <text:p>0.5909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0.7602" calcext:value-type="float">
            <text:p>0.7602</text:p>
          </table:table-cell>
          <table:table-cell table:number-columns-repeated="6" office:value-type="float" office:value="0.4796" calcext:value-type="float">
            <text:p>0.4796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0.7602" calcext:value-type="float">
            <text:p>0.7602</text:p>
          </table:table-cell>
          <table:table-cell table:number-columns-repeated="6" office:value-type="float" office:value="0.4796" calcext:value-type="float">
            <text:p>0.4796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0.7602" calcext:value-type="float">
            <text:p>0.760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4796" calcext:value-type="float">
            <text:p>0.4796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table:number-columns-repeated="5"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table:number-columns-repeated="5"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4"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5255" calcext:value-type="float">
            <text:p>0.5255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5333" calcext:value-type="float">
            <text:p>0.5333</text:p>
          </table:table-cell>
          <table:table-cell table:number-columns-repeated="3" office:value-type="float" office:value="0.5556" calcext:value-type="float">
            <text:p>0.5556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625" calcext:value-type="float">
            <text:p>0.46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625" calcext:value-type="float">
            <text:p>0.4625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1765" calcext:value-type="float">
            <text:p>0.176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667" calcext:value-type="float">
            <text:p>0.1667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1765" calcext:value-type="float">
            <text:p>0.176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667" calcext:value-type="float">
            <text:p>0.1667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1765" calcext:value-type="float">
            <text:p>0.176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667" calcext:value-type="float">
            <text:p>0.1667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0.6388" calcext:value-type="float">
            <text:p>0.6388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6" office:value-type="float" office:value="0.6388" calcext:value-type="float">
            <text:p>0.6388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763" calcext:value-type="float">
            <text:p>0.7763</text:p>
          </table:table-cell>
          <table:table-cell table:number-columns-repeated="6" office:value-type="float" office:value="0.6388" calcext:value-type="float">
            <text:p>0.6388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763" calcext:value-type="float">
            <text:p>0.7763</text:p>
          </table:table-cell>
          <table:table-cell table:number-columns-repeated="6" office:value-type="float" office:value="0.6388" calcext:value-type="float">
            <text:p>0.6388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table:number-columns-repeated="6" office:value-type="float" office:value="0.6388" calcext:value-type="float">
            <text:p>0.6388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table:number-columns-repeated="6" office:value-type="float" office:value="0.6388" calcext:value-type="float">
            <text:p>0.6388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table:number-columns-repeated="6" office:value-type="float" office:value="0.6388" calcext:value-type="float">
            <text:p>0.6388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table:number-columns-repeated="6" office:value-type="float" office:value="0.6388" calcext:value-type="float">
            <text:p>0.6388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422" calcext:value-type="float">
            <text:p>0.8422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422" calcext:value-type="float">
            <text:p>0.8422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8389" calcext:value-type="float">
            <text:p>0.838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422" calcext:value-type="float">
            <text:p>0.8422</text:p>
          </table:table-cell>
          <table:table-cell table:number-columns-repeated="3" office:value-type="float" office:value="0.7763" calcext:value-type="float">
            <text:p>0.7763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8389" calcext:value-type="float">
            <text:p>0.838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422" calcext:value-type="float">
            <text:p>0.8422</text:p>
          </table:table-cell>
          <table:table-cell table:number-columns-repeated="3" office:value-type="float" office:value="0.8515" calcext:value-type="float">
            <text:p>0.8515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8389" calcext:value-type="float">
            <text:p>0.838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422" calcext:value-type="float">
            <text:p>0.8422</text:p>
          </table:table-cell>
          <table:table-cell table:number-columns-repeated="3" office:value-type="float" office:value="0.8515" calcext:value-type="float">
            <text:p>0.8515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8389" calcext:value-type="float">
            <text:p>0.838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422" calcext:value-type="float">
            <text:p>0.8422</text:p>
          </table:table-cell>
          <table:table-cell table:number-columns-repeated="3" office:value-type="float" office:value="0.8515" calcext:value-type="float">
            <text:p>0.8515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616" calcext:value-type="float">
            <text:p>0.616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4571" calcext:value-type="float">
            <text:p>0.4571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3937" calcext:value-type="float">
            <text:p>0.3937</text:p>
          </table:table-cell>
          <table:table-cell table:number-columns-repeated="2" office:value-type="float" office:value="0.6556" calcext:value-type="float">
            <text:p>0.6556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6" calcext:value-type="float">
            <text:p>0.6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52" calcext:value-type="float">
            <text:p>0.52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5"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5"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77" calcext:value-type="float">
            <text:p>0.307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0.3077" calcext:value-type="float">
            <text:p>0.3077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667" calcext:value-type="float">
            <text:p>0.2667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77" calcext:value-type="float">
            <text:p>0.307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0.3077" calcext:value-type="float">
            <text:p>0.3077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667" calcext:value-type="float">
            <text:p>0.2667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2778" calcext:value-type="float">
            <text:p>0.2778</text:p>
          </table:table-cell>
          <table:table-cell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2778" calcext:value-type="float">
            <text:p>0.2778</text:p>
          </table:table-cell>
          <table:table-cell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4262" calcext:value-type="float">
            <text:p>0.4262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4262" calcext:value-type="float">
            <text:p>0.4262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4262" calcext:value-type="float">
            <text:p>0.4262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4262" calcext:value-type="float">
            <text:p>0.4262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906" calcext:value-type="float">
            <text:p>0.5906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5906" calcext:value-type="float">
            <text:p>0.5906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3937" calcext:value-type="float">
            <text:p>0.3937</text:p>
          </table:table-cell>
          <table:table-cell table:number-columns-repeated="2" office:value-type="float" office:value="0.7183" calcext:value-type="float">
            <text:p>0.7183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906" calcext:value-type="float">
            <text:p>0.5906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5906" calcext:value-type="float">
            <text:p>0.5906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3937" calcext:value-type="float">
            <text:p>0.3937</text:p>
          </table:table-cell>
          <table:table-cell table:number-columns-repeated="2" office:value-type="float" office:value="0.7183" calcext:value-type="float">
            <text:p>0.7183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906" calcext:value-type="float">
            <text:p>0.5906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5906" calcext:value-type="float">
            <text:p>0.5906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25" calcext:value-type="float">
            <text:p>0.525</text:p>
          </table:table-cell>
          <table:table-cell table:number-columns-repeated="2" office:value-type="float" office:value="0.7183" calcext:value-type="float">
            <text:p>0.7183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148" calcext:value-type="float">
            <text:p>0.7148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5906" calcext:value-type="float">
            <text:p>0.5906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6492" calcext:value-type="float">
            <text:p>0.6492</text:p>
          </table:table-cell>
          <table:table-cell table:number-columns-repeated="2" office:value-type="float" office:value="0.7183" calcext:value-type="float">
            <text:p>0.7183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148" calcext:value-type="float">
            <text:p>0.7148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6492" calcext:value-type="float">
            <text:p>0.6492</text:p>
          </table:table-cell>
          <table:table-cell table:number-columns-repeated="2" office:value-type="float" office:value="0.7183" calcext:value-type="float">
            <text:p>0.7183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7014" calcext:value-type="float">
            <text:p>0.7014</text:p>
          </table:table-cell>
          <table:table-cell office:value-type="float" office:value="0.6646" calcext:value-type="float">
            <text:p>0.6646</text:p>
          </table:table-cell>
          <table:table-cell table:number-columns-repeated="2" office:value-type="float" office:value="0.7014" calcext:value-type="float">
            <text:p>0.7014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148" calcext:value-type="float">
            <text:p>0.714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6492" calcext:value-type="float">
            <text:p>0.6492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7014" calcext:value-type="float">
            <text:p>0.7014</text:p>
          </table:table-cell>
          <table:table-cell office:value-type="float" office:value="0.6646" calcext:value-type="float">
            <text:p>0.6646</text:p>
          </table:table-cell>
          <table:table-cell table:number-columns-repeated="2" office:value-type="float" office:value="0.7014" calcext:value-type="float">
            <text:p>0.7014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6492" calcext:value-type="float">
            <text:p>0.6492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7252" calcext:value-type="float">
            <text:p>0.7252</text:p>
          </table:table-cell>
          <table:table-cell table:number-columns-repeated="2" office:value-type="float" office:value="0.7014" calcext:value-type="float">
            <text:p>0.7014</text:p>
          </table:table-cell>
          <table:table-cell office:value-type="float" office:value="0.6646" calcext:value-type="float">
            <text:p>0.6646</text:p>
          </table:table-cell>
          <table:table-cell table:number-columns-repeated="2" office:value-type="float" office:value="0.7014" calcext:value-type="float">
            <text:p>0.7014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6492" calcext:value-type="float">
            <text:p>0.6492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6646" calcext:value-type="float">
            <text:p>0.6646</text:p>
          </table:table-cell>
          <table:table-cell table:number-columns-repeated="2" office:value-type="float" office:value="0.7014" calcext:value-type="float">
            <text:p>0.7014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8157" calcext:value-type="float">
            <text:p>0.8157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014" calcext:value-type="float">
            <text:p>0.7014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7207" calcext:value-type="float">
            <text:p>0.7207</text:p>
          </table:table-cell>
          <table:table-cell table:number-columns-repeated="2" office:value-type="float" office:value="0.8157" calcext:value-type="float">
            <text:p>0.8157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014" calcext:value-type="float">
            <text:p>0.7014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7207" calcext:value-type="float">
            <text:p>0.7207</text:p>
          </table:table-cell>
          <table:table-cell table:number-columns-repeated="2" office:value-type="float" office:value="0.8157" calcext:value-type="float">
            <text:p>0.8157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7207" calcext:value-type="float">
            <text:p>0.7207</text:p>
          </table:table-cell>
          <table:table-cell table:number-columns-repeated="2" office:value-type="float" office:value="0.8157" calcext:value-type="float">
            <text:p>0.8157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785" calcext:value-type="float">
            <text:p>0.8785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785" calcext:value-type="float">
            <text:p>0.8785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785" calcext:value-type="float">
            <text:p>0.8785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01" calcext:value-type="float">
            <text:p>0.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98" calcext:value-type="float">
            <text:p>0.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01" calcext:value-type="float">
            <text:p>0.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98" calcext:value-type="float">
            <text:p>0.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01" calcext:value-type="float">
            <text:p>0.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98" calcext:value-type="float">
            <text:p>0.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4" calcext:value-type="float">
            <text:p>0.4</text:p>
          </table:table-cell>
          <table:table-cell office:value-type="float" office:value="0.31" calcext:value-type="float">
            <text:p>0.31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4375" calcext:value-type="float">
            <text:p>0.4375</text:p>
          </table:table-cell>
          <table:table-cell table:number-columns-repeated="2" office:value-type="float" office:value="0.3417" calcext:value-type="float">
            <text:p>0.3417</text:p>
          </table:table-cell>
          <table:table-cell office:value-type="float" office:value="0.44" calcext:value-type="float">
            <text:p>0.44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3524" calcext:value-type="float">
            <text:p>0.3524</text:p>
          </table:table-cell>
          <table:table-cell office:value-type="float" office:value="0.4" calcext:value-type="float">
            <text:p>0.4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4" calcext:value-type="float">
            <text:p>0.4</text:p>
          </table:table-cell>
          <table:table-cell office:value-type="float" office:value="0.2929" calcext:value-type="float">
            <text:p>0.2929</text:p>
          </table:table-cell>
          <table:table-cell office:value-type="float" office:value="0.49" calcext:value-type="float">
            <text:p>0.49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875" calcext:value-type="float">
            <text:p>0.187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875" calcext:value-type="float">
            <text:p>0.187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0.6131" calcext:value-type="float">
            <text:p>0.6131</text:p>
          </table:table-cell>
          <table:table-cell table:number-columns-repeated="4" office:value-type="float" office:value="0.8066" calcext:value-type="float">
            <text:p>0.8066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8066" calcext:value-type="float">
            <text:p>0.8066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994" calcext:value-type="float">
            <text:p>0.6994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.6994" calcext:value-type="float">
            <text:p>0.6994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.6994" calcext:value-type="float">
            <text:p>0.6994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.6994" calcext:value-type="float">
            <text:p>0.6994</text:p>
          </table:table-cell>
          <table:table-cell table:number-columns-repeated="2" office:value-type="float" office:value="0.5317" calcext:value-type="float">
            <text:p>0.5317</text:p>
          </table:table-cell>
          <table:table-cell table:number-columns-repeated="4" office:value-type="float" office:value="0.6994" calcext:value-type="float">
            <text:p>0.6994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994" calcext:value-type="float">
            <text:p>0.6994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477" calcext:value-type="float">
            <text:p>0.477</text:p>
          </table:table-cell>
          <table:table-cell table:number-columns-repeated="4"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table:number-columns-repeated="4"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145" calcext:value-type="float">
            <text:p>0.5145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145" calcext:value-type="float">
            <text:p>0.5145</text:p>
          </table:table-cell>
          <table:table-cell table:number-columns-repeated="4"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145" calcext:value-type="float">
            <text:p>0.5145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873" calcext:value-type="float">
            <text:p>0.5873</text:p>
          </table:table-cell>
          <table:table-cell table:number-columns-repeated="4"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873" calcext:value-type="float">
            <text:p>0.5873</text:p>
          </table:table-cell>
          <table:table-cell table:number-columns-repeated="4"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6403" calcext:value-type="float">
            <text:p>0.640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6403" calcext:value-type="float">
            <text:p>0.640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6403" calcext:value-type="float">
            <text:p>0.640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403" calcext:value-type="float">
            <text:p>0.6403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279" calcext:value-type="float">
            <text:p>0.6279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279" calcext:value-type="float">
            <text:p>0.6279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279" calcext:value-type="float">
            <text:p>0.6279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279" calcext:value-type="float">
            <text:p>0.6279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279" calcext:value-type="float">
            <text:p>0.6279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832" calcext:value-type="float">
            <text:p>0.6832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3" calcext:value-type="float">
            <text:p>0.3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3611" calcext:value-type="float">
            <text:p>0.3611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3611" calcext:value-type="float">
            <text:p>0.3611</text:p>
          </table:table-cell>
          <table:table-cell table:number-columns-repeated="3" office:value-type="float" office:value="0.3" calcext:value-type="float">
            <text:p>0.3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2436" calcext:value-type="float">
            <text:p>0.2436</text:p>
          </table:table-cell>
          <table:table-cell office:value-type="float" office:value="0" calcext:value-type="float">
            <text:p>0</text:p>
          </table:table-cell>
          <table:table-cell office:value-type="float" office:value="0.2436" calcext:value-type="float">
            <text:p>0.2436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5" calcext:value-type="float">
            <text:p>0.5</text:p>
          </table:table-cell>
          <table:table-cell office:value-type="float" office:value="0.1317" calcext:value-type="float">
            <text:p>0.1317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579" calcext:value-type="float">
            <text:p>0.1579</text:p>
          </table:table-cell>
          <table:table-cell office:value-type="float" office:value="1" calcext:value-type="float">
            <text:p>1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579" calcext:value-type="float">
            <text:p>0.1579</text:p>
          </table:table-cell>
          <table:table-cell office:value-type="float" office:value="1" calcext:value-type="float">
            <text:p>1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579" calcext:value-type="float">
            <text:p>0.1579</text:p>
          </table:table-cell>
          <table:table-cell office:value-type="float" office:value="1" calcext:value-type="float">
            <text:p>1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579" calcext:value-type="float">
            <text:p>0.1579</text:p>
          </table:table-cell>
          <table:table-cell office:value-type="float" office:value="1" calcext:value-type="float">
            <text:p>1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5" calcext:value-type="float">
            <text:p>0.5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5" calcext:value-type="float">
            <text:p>0.5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5" calcext:value-type="float">
            <text:p>0.5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5" calcext:value-type="float">
            <text:p>0.5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" calcext:value-type="float">
            <text:p>0.2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" calcext:value-type="float">
            <text:p>0.2</text:p>
          </table:table-cell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" calcext:value-type="float">
            <text:p>0.2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" calcext:value-type="float">
            <text:p>0.2</text:p>
          </table:table-cell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" calcext:value-type="float">
            <text:p>0.2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" calcext:value-type="float">
            <text:p>0.2</text:p>
          </table:table-cell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796" calcext:value-type="float">
            <text:p>0.4796</text:p>
          </table:table-cell>
          <table:table-cell office:value-type="float" office:value="0.7602" calcext:value-type="float">
            <text:p>0.7602</text:p>
          </table:table-cell>
          <table:table-cell table:number-columns-repeated="5" office:value-type="float" office:value="0.4796" calcext:value-type="float">
            <text:p>0.4796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4796" calcext:value-type="float">
            <text:p>0.4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03" calcext:value-type="float">
            <text:p>0.403</text:p>
          </table:table-cell>
          <table:table-cell office:value-type="float" office:value="0.6388" calcext:value-type="float">
            <text:p>0.6388</text:p>
          </table:table-cell>
          <table:table-cell table:number-columns-repeated="5" office:value-type="float" office:value="0.403" calcext:value-type="float">
            <text:p>0.40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403" calcext:value-type="float">
            <text:p>0.403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6388" calcext:value-type="float">
            <text:p>0.63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03" calcext:value-type="float">
            <text:p>0.403</text:p>
          </table:table-cell>
          <table:table-cell office:value-type="float" office:value="0.6388" calcext:value-type="float">
            <text:p>0.6388</text:p>
          </table:table-cell>
          <table:table-cell table:number-columns-repeated="5" office:value-type="float" office:value="0.403" calcext:value-type="float">
            <text:p>0.40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403" calcext:value-type="float">
            <text:p>0.403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403" calcext:value-type="float">
            <text:p>0.40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403" calcext:value-type="float">
            <text:p>0.403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68" calcext:value-type="float">
            <text:p>0.5168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68" calcext:value-type="float">
            <text:p>0.5168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68" calcext:value-type="float">
            <text:p>0.5168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68" calcext:value-type="float">
            <text:p>0.5168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68" calcext:value-type="float">
            <text:p>0.5168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68" calcext:value-type="float">
            <text:p>0.5168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6031" calcext:value-type="float">
            <text:p>0.6031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4057" calcext:value-type="float">
            <text:p>0.4057</text:p>
          </table:table-cell>
          <table:table-cell office:value-type="float" office:value="0" calcext:value-type="float">
            <text:p>0</text:p>
          </table:table-cell>
          <table:table-cell office:value-type="float" office:value="0.4057" calcext:value-type="float">
            <text:p>0.4057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0863" calcext:value-type="float">
            <text:p>0.0863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6031" calcext:value-type="float">
            <text:p>0.6031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6031" calcext:value-type="float">
            <text:p>0.6031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318" calcext:value-type="float">
            <text:p>0.318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318" calcext:value-type="float">
            <text:p>0.318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4083" calcext:value-type="float">
            <text:p>0.4083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4083" calcext:value-type="float">
            <text:p>0.4083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4013" calcext:value-type="float">
            <text:p>0.4013</text:p>
          </table:table-cell>
          <table:table-cell table:number-columns-repeated="3" office:value-type="float" office:value="0.4525" calcext:value-type="float">
            <text:p>0.4525</text:p>
          </table:table-cell>
          <table:table-cell office:value-type="float" office:value="0.4551" calcext:value-type="float">
            <text:p>0.4551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4551" calcext:value-type="float">
            <text:p>0.4551</text:p>
          </table:table-cell>
          <table:table-cell table:number-columns-repeated="4" office:value-type="float" office:value="0.375" calcext:value-type="float">
            <text:p>0.375</text:p>
          </table:table-cell>
          <table:table-cell office:value-type="float" office:value="0.3274" calcext:value-type="float">
            <text:p>0.3274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3"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3"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961" calcext:value-type="float">
            <text:p>0.296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693" calcext:value-type="float">
            <text:p>0.469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8319" calcext:value-type="float">
            <text:p>0.8319</text:p>
          </table:table-cell>
          <table:table-cell office:value-type="float" office:value="0.2463" calcext:value-type="float">
            <text:p>0.2463</text:p>
          </table:table-cell>
          <table:table-cell table:number-columns-repeated="5" office:value-type="float" office:value="0.8319" calcext:value-type="float">
            <text:p>0.8319</text:p>
          </table:table-cell>
          <table:table-cell office:value-type="float" office:value="0.3904" calcext:value-type="float">
            <text:p>0.3904</text:p>
          </table:table-cell>
          <table:table-cell table:number-columns-repeated="5" office:value-type="float" office:value="0.8319" calcext:value-type="float">
            <text:p>0.8319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27" calcext:value-type="float">
            <text:p>0.7227</text:p>
          </table:table-cell>
          <table:table-cell office:value-type="float" office:value="0.214" calcext:value-type="float">
            <text:p>0.214</text:p>
          </table:table-cell>
          <table:table-cell table:number-columns-repeated="5" office:value-type="float" office:value="0.7227" calcext:value-type="float">
            <text:p>0.7227</text:p>
          </table:table-cell>
          <table:table-cell office:value-type="float" office:value="0.3392" calcext:value-type="float">
            <text:p>0.3392</text:p>
          </table:table-cell>
          <table:table-cell table:number-columns-repeated="5" office:value-type="float" office:value="0.7227" calcext:value-type="float">
            <text:p>0.7227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816" calcext:value-type="float">
            <text:p>0.6816</text:p>
          </table:table-cell>
          <table:table-cell office:value-type="float" office:value="0.2018" calcext:value-type="float">
            <text:p>0.2018</text:p>
          </table:table-cell>
          <table:table-cell table:number-columns-repeated="5" office:value-type="float" office:value="0.6816" calcext:value-type="float">
            <text:p>0.6816</text:p>
          </table:table-cell>
          <table:table-cell office:value-type="float" office:value="0.3198" calcext:value-type="float">
            <text:p>0.3198</text:p>
          </table:table-cell>
          <table:table-cell table:number-columns-repeated="5" office:value-type="float" office:value="0.6816" calcext:value-type="float">
            <text:p>0.6816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6816" calcext:value-type="float">
            <text:p>0.6816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471" calcext:value-type="float">
            <text:p>0.6471</text:p>
          </table:table-cell>
          <table:table-cell office:value-type="float" office:value="0.1916" calcext:value-type="float">
            <text:p>0.1916</text:p>
          </table:table-cell>
          <table:table-cell table:number-columns-repeated="5" office:value-type="float" office:value="0.6471" calcext:value-type="float">
            <text:p>0.6471</text:p>
          </table:table-cell>
          <table:table-cell office:value-type="float" office:value="0.3037" calcext:value-type="float">
            <text:p>0.3037</text:p>
          </table:table-cell>
          <table:table-cell table:number-columns-repeated="5" office:value-type="float" office:value="0.6471" calcext:value-type="float">
            <text:p>0.6471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6471" calcext:value-type="float">
            <text:p>0.647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3812" calcext:value-type="float">
            <text:p>0.3812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4726" calcext:value-type="float">
            <text:p>0.4726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3812" calcext:value-type="float">
            <text:p>0.3812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3812" calcext:value-type="float">
            <text:p>0.3812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3812" calcext:value-type="float">
            <text:p>0.3812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3812" calcext:value-type="float">
            <text:p>0.3812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6175" calcext:value-type="float">
            <text:p>0.6175</text:p>
          </table:table-cell>
          <table:table-cell table:number-columns-repeated="4" office:value-type="float" office:value="0.6936" calcext:value-type="float">
            <text:p>0.6936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6936" calcext:value-type="float">
            <text:p>0.6936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6917" calcext:value-type="float">
            <text:p>0.6917</text:p>
          </table:table-cell>
          <table:table-cell table:number-columns-repeated="2"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table:number-columns-repeated="4" office:value-type="float" office:value="0.6936" calcext:value-type="float">
            <text:p>0.6936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6936" calcext:value-type="float">
            <text:p>0.6936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table:number-columns-repeated="3" office:value-type="float" office:value="0.6936" calcext:value-type="float">
            <text:p>0.6936</text:p>
          </table:table-cell>
          <table:table-cell office:value-type="float" office:value="0.766" calcext:value-type="float">
            <text:p>0.76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766" calcext:value-type="float">
            <text:p>0.766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table:number-columns-repeated="3" office:value-type="float" office:value="0.7645" calcext:value-type="float">
            <text:p>0.7645</text:p>
          </table:table-cell>
          <table:table-cell office:value-type="float" office:value="0.766" calcext:value-type="float">
            <text:p>0.76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766" calcext:value-type="float">
            <text:p>0.766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table:number-columns-repeated="3" office:value-type="float" office:value="0.7645" calcext:value-type="float">
            <text:p>0.7645</text:p>
          </table:table-cell>
          <table:table-cell office:value-type="float" office:value="0.766" calcext:value-type="float">
            <text:p>0.76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766" calcext:value-type="float">
            <text:p>0.766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table:number-columns-repeated="3" office:value-type="float" office:value="0.7645" calcext:value-type="float">
            <text:p>0.7645</text:p>
          </table:table-cell>
          <table:table-cell office:value-type="float" office:value="0.766" calcext:value-type="float">
            <text:p>0.76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766" calcext:value-type="float">
            <text:p>0.766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845" calcext:value-type="float">
            <text:p>0.684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845" calcext:value-type="float">
            <text:p>0.6845</text:p>
          </table:table-cell>
          <table:table-cell table:number-columns-repeated="3" office:value-type="float" office:value="0.7645" calcext:value-type="float">
            <text:p>0.7645</text:p>
          </table:table-cell>
          <table:table-cell office:value-type="float" office:value="0.766" calcext:value-type="float">
            <text:p>0.76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766" calcext:value-type="float">
            <text:p>0.766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845" calcext:value-type="float">
            <text:p>0.684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845" calcext:value-type="float">
            <text:p>0.6845</text:p>
          </table:table-cell>
          <table:table-cell table:number-columns-repeated="3" office:value-type="float" office:value="0.7645" calcext:value-type="float">
            <text:p>0.7645</text:p>
          </table:table-cell>
          <table:table-cell office:value-type="float" office:value="0.766" calcext:value-type="float">
            <text:p>0.76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766" calcext:value-type="float">
            <text:p>0.766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3" calcext:value-type="float">
            <text:p>0.3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3" calcext:value-type="float">
            <text:p>0.3</text:p>
          </table:table-cell>
          <table:table-cell office:value-type="float" office:value="0.1901" calcext:value-type="float">
            <text:p>0.1901</text:p>
          </table:table-cell>
          <table:table-cell table:number-columns-repeated="5" office:value-type="float" office:value="0.3" calcext:value-type="float">
            <text:p>0.3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3" calcext:value-type="float">
            <text:p>0.3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3753" calcext:value-type="float">
            <text:p>0.3753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1875" calcext:value-type="float">
            <text:p>0.1875</text:p>
          </table:table-cell>
          <table:table-cell table:number-columns-repeated="5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1875" calcext:value-type="float">
            <text:p>0.1875</text:p>
          </table:table-cell>
          <table:table-cell table:number-columns-repeated="5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1875" calcext:value-type="float">
            <text:p>0.1875</text:p>
          </table:table-cell>
          <table:table-cell table:number-columns-repeated="5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5" calcext:value-type="float">
            <text:p>0.5</text:p>
          </table:table-cell>
          <table:table-cell office:value-type="float" office:value="0.2105" calcext:value-type="float">
            <text:p>0.2105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.6131" calcext:value-type="float">
            <text:p>0.613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.5317" calcext:value-type="float">
            <text:p>0.5317</text:p>
          </table:table-cell>
          <table:table-cell table:number-columns-repeated="4" office:value-type="float" office:value="0.6646" calcext:value-type="float">
            <text:p>0.6646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646" calcext:value-type="float">
            <text:p>0.6646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798" calcext:value-type="float">
            <text:p>0.5798</text:p>
          </table:table-cell>
          <table:table-cell office:value-type="float" office:value="0.477" calcext:value-type="float">
            <text:p>0.477</text:p>
          </table:table-cell>
          <table:table-cell table:number-columns-repeated="5" office:value-type="float" office:value="0.5798" calcext:value-type="float">
            <text:p>0.5798</text:p>
          </table:table-cell>
          <table:table-cell office:value-type="float" office:value="0.477" calcext:value-type="float">
            <text:p>0.477</text:p>
          </table:table-cell>
          <table:table-cell office:value-type="float" office:value="0.5798" calcext:value-type="float">
            <text:p>0.5798</text:p>
          </table:table-cell>
          <table:table-cell table:number-columns-repeated="4" office:value-type="float" office:value="0.699" calcext:value-type="float">
            <text:p>0.699</text:p>
          </table:table-cell>
          <table:table-cell office:value-type="float" office:value="0.477" calcext:value-type="float">
            <text:p>0.477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153" calcext:value-type="float">
            <text:p>0.6153</text:p>
          </table:table-cell>
          <table:table-cell office:value-type="float" office:value="0.4367" calcext:value-type="float">
            <text:p>0.4367</text:p>
          </table:table-cell>
          <table:table-cell table:number-columns-repeated="5" office:value-type="float" office:value="0.6153" calcext:value-type="float">
            <text:p>0.6153</text:p>
          </table:table-cell>
          <table:table-cell office:value-type="float" office:value="0.5212" calcext:value-type="float">
            <text:p>0.5212</text:p>
          </table:table-cell>
          <table:table-cell office:value-type="float" office:value="0.6153" calcext:value-type="float">
            <text:p>0.6153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64" calcext:value-type="float">
            <text:p>0.64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709" calcext:value-type="float">
            <text:p>0.5709</text:p>
          </table:table-cell>
          <table:table-cell office:value-type="float" office:value="0.4052" calcext:value-type="float">
            <text:p>0.4052</text:p>
          </table:table-cell>
          <table:table-cell table:number-columns-repeated="5" office:value-type="float" office:value="0.5709" calcext:value-type="float">
            <text:p>0.5709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5709" calcext:value-type="float">
            <text:p>0.5709</text:p>
          </table:table-cell>
          <table:table-cell table:number-columns-repeated="4" office:value-type="float" office:value="0.5938" calcext:value-type="float">
            <text:p>0.5938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5938" calcext:value-type="float">
            <text:p>0.5938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282" calcext:value-type="float">
            <text:p>0.4282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282" calcext:value-type="float">
            <text:p>0.4282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661" calcext:value-type="float">
            <text:p>0.566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661" calcext:value-type="float">
            <text:p>0.566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6009" calcext:value-type="float">
            <text:p>0.6009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661" calcext:value-type="float">
            <text:p>0.566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6009" calcext:value-type="float">
            <text:p>0.6009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6001" calcext:value-type="float">
            <text:p>0.6001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6009" calcext:value-type="float">
            <text:p>0.6009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6001" calcext:value-type="float">
            <text:p>0.6001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1611" calcext:value-type="float">
            <text:p>0.1611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176" calcext:value-type="float">
            <text:p>0.176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1819" calcext:value-type="float">
            <text:p>0.1819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.1429" calcext:value-type="float">
            <text:p>0.1429</text:p>
          </table:table-cell>
          <table:table-cell office:value-type="float" office:value="0" calcext:value-type="float">
            <text:p>0</text:p>
          </table:table-cell>
          <table:table-cell office:value-type="float" office:value="0.1429" calcext:value-type="float">
            <text:p>0.1429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714" calcext:value-type="float">
            <text:p>0.0714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4706" calcext:value-type="float">
            <text:p>0.4706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06" calcext:value-type="float">
            <text:p>0.4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6131" calcext:value-type="float">
            <text:p>0.61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4693" calcext:value-type="float">
            <text:p>0.4693</text:p>
          </table:table-cell>
          <table:table-cell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table:number-columns-repeated="2"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table:number-columns-repeated="2" office:value-type="float" office:value="0.3904" calcext:value-type="float">
            <text:p>0.390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" calcext:value-type="float">
            <text:p>0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704" calcext:value-type="float">
            <text:p>0.4704</text:p>
          </table:table-cell>
          <table:table-cell table:number-columns-repeated="2"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  <table:table-cell office:value-type="float" office:value="0" calcext:value-type="float">
            <text:p>0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6164" calcext:value-type="float">
            <text:p>0.6164</text:p>
          </table:table-cell>
          <table:table-cell table:number-columns-repeated="2"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6992" calcext:value-type="float">
            <text:p>0.699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" calcext:value-type="float">
            <text:p>0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275" calcext:value-type="float">
            <text:p>0.5275</text:p>
          </table:table-cell>
          <table:table-cell table:number-columns-repeated="2" office:value-type="float" office:value="0.3026" calcext:value-type="float">
            <text:p>0.3026</text:p>
          </table:table-cell>
          <table:table-cell office:value-type="float" office:value="0.5275" calcext:value-type="float">
            <text:p>0.5275</text:p>
          </table:table-cell>
          <table:table-cell office:value-type="float" office:value="0" calcext:value-type="float">
            <text:p>0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5275" calcext:value-type="float">
            <text:p>0.5275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238" calcext:value-type="float">
            <text:p>0.6238</text:p>
          </table:table-cell>
          <table:table-cell table:number-columns-repeated="2" office:value-type="float" office:value="0.6448" calcext:value-type="float">
            <text:p>0.6448</text:p>
          </table:table-cell>
          <table:table-cell office:value-type="float" office:value="0" calcext:value-type="float">
            <text:p>0</text:p>
          </table:table-cell>
          <table:table-cell office:value-type="float" office:value="0.6448" calcext:value-type="float">
            <text:p>0.6448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791" calcext:value-type="float">
            <text:p>0.4791</text:p>
          </table:table-cell>
          <table:table-cell table:number-columns-repeated="2" office:value-type="float" office:value="0.2749" calcext:value-type="float">
            <text:p>0.2749</text:p>
          </table:table-cell>
          <table:table-cell office:value-type="float" office:value="0.5249" calcext:value-type="float">
            <text:p>0.5249</text:p>
          </table:table-cell>
          <table:table-cell office:value-type="float" office:value="0" calcext:value-type="float">
            <text:p>0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5249" calcext:value-type="float">
            <text:p>0.5249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5667" calcext:value-type="float">
            <text:p>0.5667</text:p>
          </table:table-cell>
          <table:table-cell table:number-columns-repeated="2" office:value-type="float" office:value="0.5857" calcext:value-type="float">
            <text:p>0.5857</text:p>
          </table:table-cell>
          <table:table-cell office:value-type="float" office:value="0" calcext:value-type="float">
            <text:p>0</text:p>
          </table:table-cell>
          <table:table-cell office:value-type="float" office:value="0.5857" calcext:value-type="float">
            <text:p>0.5857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4831" calcext:value-type="float">
            <text:p>0.4831</text:p>
          </table:table-cell>
          <table:table-cell office:value-type="float" office:value="0" calcext:value-type="float">
            <text:p>0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4831" calcext:value-type="float">
            <text:p>0.4831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539" calcext:value-type="float">
            <text:p>0.539</text:p>
          </table:table-cell>
          <table:table-cell office:value-type="float" office:value="0.5215" calcext:value-type="float">
            <text:p>0.5215</text:p>
          </table:table-cell>
          <table:table-cell table:number-columns-repeated="2" office:value-type="float" office:value="0.539" calcext:value-type="float">
            <text:p>0.539</text:p>
          </table:table-cell>
          <table:table-cell office:value-type="float" office:value="0" calcext:value-type="float">
            <text:p>0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822" calcext:value-type="float">
            <text:p>0.4822</text:p>
          </table:table-cell>
          <table:table-cell office:value-type="float" office:value="0.235" calcext:value-type="float">
            <text:p>0.235</text:p>
          </table:table-cell>
          <table:table-cell office:value-type="float" office:value="0.3799" calcext:value-type="float">
            <text:p>0.3799</text:p>
          </table:table-cell>
          <table:table-cell office:value-type="float" office:value="0.4843" calcext:value-type="float">
            <text:p>0.4843</text:p>
          </table:table-cell>
          <table:table-cell office:value-type="float" office:value="0" calcext:value-type="float">
            <text:p>0</text:p>
          </table:table-cell>
          <table:table-cell office:value-type="float" office:value="0.3058" calcext:value-type="float">
            <text:p>0.3058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235" calcext:value-type="float">
            <text:p>0.235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4846" calcext:value-type="float">
            <text:p>0.4846</text:p>
          </table:table-cell>
          <table:table-cell table:number-columns-repeated="2" office:value-type="float" office:value="0.5009" calcext:value-type="float">
            <text:p>0.5009</text:p>
          </table:table-cell>
          <table:table-cell office:value-type="float" office:value="0" calcext:value-type="float">
            <text:p>0</text:p>
          </table:table-cell>
          <table:table-cell office:value-type="float" office:value="0.5009" calcext:value-type="float">
            <text:p>0.5009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3558" calcext:value-type="float">
            <text:p>0.3558</text:p>
          </table:table-cell>
          <table:table-cell office:value-type="float" office:value="0.4534" calcext:value-type="float">
            <text:p>0.4534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4739" calcext:value-type="float">
            <text:p>0.4739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469" calcext:value-type="float">
            <text:p>0.469</text:p>
          </table:table-cell>
          <table:table-cell office:value-type="float" office:value="0.4537" calcext:value-type="float">
            <text:p>0.4537</text:p>
          </table:table-cell>
          <table:table-cell table:number-columns-repeated="2"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2652" calcext:value-type="float">
            <text:p>0.2652</text:p>
          </table:table-cell>
          <table:table-cell office:value-type="float" office:value="0.3641" calcext:value-type="float">
            <text:p>0.3641</text:p>
          </table:table-cell>
          <table:table-cell office:value-type="float" office:value="0.4272" calcext:value-type="float">
            <text:p>0.4272</text:p>
          </table:table-cell>
          <table:table-cell office:value-type="float" office:value="0" calcext:value-type="float">
            <text:p>0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4249" calcext:value-type="float">
            <text:p>0.4249</text:p>
          </table:table-cell>
          <table:table-cell office:value-type="float" office:value="0.4231" calcext:value-type="float">
            <text:p>0.4231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3914" calcext:value-type="float">
            <text:p>0.3914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4275" calcext:value-type="float">
            <text:p>0.4275</text:p>
          </table:table-cell>
          <table:table-cell table:number-columns-repeated="2" office:value-type="float" office:value="0.4419" calcext:value-type="float">
            <text:p>0.4419</text:p>
          </table:table-cell>
          <table:table-cell office:value-type="float" office:value="0" calcext:value-type="float">
            <text:p>0</text:p>
          </table:table-cell>
          <table:table-cell office:value-type="float" office:value="0.4419" calcext:value-type="float">
            <text:p>0.4419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138" calcext:value-type="float">
            <text:p>0.413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4156" calcext:value-type="float">
            <text:p>0.4156</text:p>
          </table:table-cell>
          <table:table-cell office:value-type="float" office:value="0" calcext:value-type="float">
            <text:p>0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432" calcext:value-type="float">
            <text:p>0.432</text:p>
          </table:table-cell>
          <table:table-cell office:value-type="float" office:value="0.4133" calcext:value-type="float">
            <text:p>0.4133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4344" calcext:value-type="float">
            <text:p>0.4344</text:p>
          </table:table-cell>
          <table:table-cell office:value-type="float" office:value="0.2017" calcext:value-type="float">
            <text:p>0.2017</text:p>
          </table:table-cell>
          <table:table-cell office:value-type="float" office:value="0.408" calcext:value-type="float">
            <text:p>0.408</text:p>
          </table:table-cell>
          <table:table-cell office:value-type="float" office:value="0.4298" calcext:value-type="float">
            <text:p>0.4298</text:p>
          </table:table-cell>
          <table:table-cell office:value-type="float" office:value="0.4158" calcext:value-type="float">
            <text:p>0.4158</text:p>
          </table:table-cell>
          <table:table-cell table:number-columns-repeated="2" office:value-type="float" office:value="0.4298" calcext:value-type="float">
            <text:p>0.4298</text:p>
          </table:table-cell>
          <table:table-cell office:value-type="float" office:value="0" calcext:value-type="float">
            <text:p>0</text:p>
          </table:table-cell>
          <table:table-cell office:value-type="float" office:value="0.4298" calcext:value-type="float">
            <text:p>0.4298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3451" calcext:value-type="float">
            <text:p>0.3451</text:p>
          </table:table-cell>
          <table:table-cell office:value-type="float" office:value="0.4048" calcext:value-type="float">
            <text:p>0.4048</text:p>
          </table:table-cell>
          <table:table-cell office:value-type="float" office:value="0" calcext:value-type="float">
            <text:p>0</text:p>
          </table:table-cell>
          <table:table-cell office:value-type="float" office:value="0.3383" calcext:value-type="float">
            <text:p>0.3383</text:p>
          </table:table-cell>
          <table:table-cell office:value-type="float" office:value="0.4209" calcext:value-type="float">
            <text:p>0.4209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4009" calcext:value-type="float">
            <text:p>0.4009</text:p>
          </table:table-cell>
          <table:table-cell office:value-type="float" office:value="0.4231" calcext:value-type="float">
            <text:p>0.4231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4187" calcext:value-type="float">
            <text:p>0.4187</text:p>
          </table:table-cell>
          <table:table-cell office:value-type="float" office:value="0.4051" calcext:value-type="float">
            <text:p>0.4051</text:p>
          </table:table-cell>
          <table:table-cell table:number-columns-repeated="2" office:value-type="float" office:value="0.4187" calcext:value-type="float">
            <text:p>0.4187</text:p>
          </table:table-cell>
          <table:table-cell office:value-type="float" office:value="0" calcext:value-type="float">
            <text:p>0</text:p>
          </table:table-cell>
          <table:table-cell office:value-type="float" office:value="0.4187" calcext:value-type="float">
            <text:p>0.4187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932" calcext:value-type="float">
            <text:p>0.3932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3366" calcext:value-type="float">
            <text:p>0.3366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33" calcext:value-type="float">
            <text:p>0.33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3928" calcext:value-type="float">
            <text:p>0.3928</text:p>
          </table:table-cell>
          <table:table-cell office:value-type="float" office:value="0.3911" calcext:value-type="float">
            <text:p>0.3911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3877" calcext:value-type="float">
            <text:p>0.3877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3952" calcext:value-type="float">
            <text:p>0.3952</text:p>
          </table:table-cell>
          <table:table-cell table:number-columns-repeated="2" office:value-type="float" office:value="0.4085" calcext:value-type="float">
            <text:p>0.4085</text:p>
          </table:table-cell>
          <table:table-cell office:value-type="float" office:value="0" calcext:value-type="float">
            <text:p>0</text:p>
          </table:table-cell>
          <table:table-cell office:value-type="float" office:value="0.4085" calcext:value-type="float">
            <text:p>0.4085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374" calcext:value-type="float">
            <text:p>0.3374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4244" calcext:value-type="float">
            <text:p>0.4244</text:p>
          </table:table-cell>
          <table:table-cell office:value-type="float" office:value="0.4304" calcext:value-type="float">
            <text:p>0.4304</text:p>
          </table:table-cell>
          <table:table-cell office:value-type="float" office:value="0.4287" calcext:value-type="float">
            <text:p>0.4287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3989" calcext:value-type="float">
            <text:p>0.3989</text:p>
          </table:table-cell>
          <table:table-cell office:value-type="float" office:value="0.3859" calcext:value-type="float">
            <text:p>0.3859</text:p>
          </table:table-cell>
          <table:table-cell table:number-columns-repeated="2" office:value-type="float" office:value="0.3989" calcext:value-type="float">
            <text:p>0.3989</text:p>
          </table:table-cell>
          <table:table-cell office:value-type="float" office:value="0" calcext:value-type="float">
            <text:p>0</text:p>
          </table:table-cell>
          <table:table-cell office:value-type="float" office:value="0.3989" calcext:value-type="float">
            <text:p>0.3989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3999" calcext:value-type="float">
            <text:p>0.3999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4655" calcext:value-type="float">
            <text:p>0.4655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4175" calcext:value-type="float">
            <text:p>0.4175</text:p>
          </table:table-cell>
          <table:table-cell office:value-type="float" office:value="0.183" calcext:value-type="float">
            <text:p>0.183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39" calcext:value-type="float">
            <text:p>0.39</text:p>
          </table:table-cell>
          <table:table-cell office:value-type="float" office:value="0.3773" calcext:value-type="float">
            <text:p>0.3773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92" calcext:value-type="float">
            <text:p>0.3892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3307" calcext:value-type="float">
            <text:p>0.3307</text:p>
          </table:table-cell>
          <table:table-cell office:value-type="float" office:value="0.406" calcext:value-type="float">
            <text:p>0.406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54" calcext:value-type="float">
            <text:p>0.4754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4723" calcext:value-type="float">
            <text:p>0.4723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3692" calcext:value-type="float">
            <text:p>0.3692</text:p>
          </table:table-cell>
          <table:table-cell table:number-columns-repeated="2" office:value-type="float" office:value="0.3816" calcext:value-type="float">
            <text:p>0.3816</text:p>
          </table:table-cell>
          <table:table-cell office:value-type="float" office:value="0" calcext:value-type="float">
            <text:p>0</text:p>
          </table:table-cell>
          <table:table-cell office:value-type="float" office:value="0.3816" calcext:value-type="float">
            <text:p>0.3816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3161" calcext:value-type="float">
            <text:p>0.3161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4656" calcext:value-type="float">
            <text:p>0.4656</text:p>
          </table:table-cell>
          <table:table-cell office:value-type="float" office:value="0.4001" calcext:value-type="float">
            <text:p>0.4001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3616" calcext:value-type="float">
            <text:p>0.3616</text:p>
          </table:table-cell>
          <table:table-cell table:number-columns-repeated="2" office:value-type="float" office:value="0.3737" calcext:value-type="float">
            <text:p>0.3737</text:p>
          </table:table-cell>
          <table:table-cell office:value-type="float" office:value="0" calcext:value-type="float">
            <text:p>0</text:p>
          </table:table-cell>
          <table:table-cell office:value-type="float" office:value="0.3737" calcext:value-type="float">
            <text:p>0.3737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736" calcext:value-type="float">
            <text:p>0.3736</text:p>
          </table:table-cell>
          <table:table-cell office:value-type="float" office:value="0.3098" calcext:value-type="float">
            <text:p>0.3098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3756" calcext:value-type="float">
            <text:p>0.3756</text:p>
          </table:table-cell>
          <table:table-cell office:value-type="float" office:value="0.044" calcext:value-type="float">
            <text:p>0.044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3544" calcext:value-type="float">
            <text:p>0.3544</text:p>
          </table:table-cell>
          <table:table-cell table:number-columns-repeated="2" office:value-type="float" office:value="0.3663" calcext:value-type="float">
            <text:p>0.3663</text:p>
          </table:table-cell>
          <table:table-cell office:value-type="float" office:value="0" calcext:value-type="float">
            <text:p>0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323" calcext:value-type="float">
            <text:p>0.323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3822" calcext:value-type="float">
            <text:p>0.3822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4446" calcext:value-type="float">
            <text:p>0.4446</text:p>
          </table:table-cell>
          <table:table-cell office:value-type="float" office:value="0.3593" calcext:value-type="float">
            <text:p>0.3593</text:p>
          </table:table-cell>
          <table:table-cell office:value-type="float" office:value="0.3476" calcext:value-type="float">
            <text:p>0.3476</text:p>
          </table:table-cell>
          <table:table-cell table:number-columns-repeated="2" office:value-type="float" office:value="0.3593" calcext:value-type="float">
            <text:p>0.3593</text:p>
          </table:table-cell>
          <table:table-cell office:value-type="float" office:value="0" calcext:value-type="float">
            <text:p>0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66" calcext:value-type="float">
            <text:p>0.566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566" calcext:value-type="float">
            <text:p>0.566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4702" calcext:value-type="float">
            <text:p>0.4702</text:p>
          </table:table-cell>
          <table:table-cell table:number-columns-repeated="3" office:value-type="float" office:value="0.7333" calcext:value-type="float">
            <text:p>0.7333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222" calcext:value-type="float">
            <text:p>0.22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222" calcext:value-type="float">
            <text:p>0.22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222" calcext:value-type="float">
            <text:p>0.22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6131" calcext:value-type="float">
            <text:p>0.61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1934" calcext:value-type="float">
            <text:p>0.1934</text:p>
          </table:table-cell>
          <table:table-cell table:number-columns-repeated="5" office:value-type="float" office:value="0.6131" calcext:value-type="float">
            <text:p>0.6131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6994" calcext:value-type="float">
            <text:p>0.6994</text:p>
          </table:table-cell>
          <table:table-cell table:number-columns-repeated="2" office:value-type="float" office:value="0.6646" calcext:value-type="float">
            <text:p>0.6646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6646" calcext:value-type="float">
            <text:p>0.6646</text:p>
          </table:table-cell>
          <table:table-cell table:number-columns-repeated="3" office:value-type="float" office:value="0.8671" calcext:value-type="float">
            <text:p>0.8671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7975" calcext:value-type="float">
            <text:p>0.7975</text:p>
          </table:table-cell>
          <table:table-cell table:number-columns-repeated="4" office:value-type="float" office:value="0.5317" calcext:value-type="float">
            <text:p>0.5317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5963" calcext:value-type="float">
            <text:p>0.596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778" calcext:value-type="float">
            <text:p>0.778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56" calcext:value-type="float">
            <text:p>0.7156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5963" calcext:value-type="float">
            <text:p>0.596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56" calcext:value-type="float">
            <text:p>0.7156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5963" calcext:value-type="float">
            <text:p>0.596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8005" calcext:value-type="float">
            <text:p>0.8005</text:p>
          </table:table-cell>
          <table:table-cell table:number-columns-repeated="3" office:value-type="float" office:value="0.477" calcext:value-type="float">
            <text:p>0.477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table:number-columns-repeated="3" office:value-type="float" office:value="0.477" calcext:value-type="float">
            <text:p>0.477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59" calcext:value-type="float">
            <text:p>0.1059</text:p>
          </table:table-cell>
          <table:table-cell table:number-columns-repeated="3" office:value-type="float" office:value="0.1172" calcext:value-type="float">
            <text:p>0.1172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32" calcext:value-type="float">
            <text:p>0.3432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3649" calcext:value-type="float">
            <text:p>0.3649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2" calcext:value-type="float">
            <text:p>0.2</text:p>
          </table:table-cell>
          <table:table-cell office:value-type="float" office:value="0.2727" calcext:value-type="float">
            <text:p>0.272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0.6364" calcext:value-type="float">
            <text:p>0.6364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0.6154" calcext:value-type="float">
            <text:p>0.6154</text:p>
          </table:table-cell>
          <table:table-cell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 table:number-columns-repeated="2"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.3194" calcext:value-type="float">
            <text:p>0.3194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4791" calcext:value-type="float">
            <text:p>0.4791</text:p>
          </table:table-cell>
          <table:table-cell table:number-columns-repeated="2" office:value-type="float" office:value="0.5209" calcext:value-type="float">
            <text:p>0.5209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5209" calcext:value-type="float">
            <text:p>0.5209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6" office:value-type="float" office:value="0.2808" calcext:value-type="float">
            <text:p>0.2808</text:p>
          </table:table-cell>
          <table:table-cell table:number-columns-repeated="3" office:value-type="float" office:value="0.4017" calcext:value-type="float">
            <text:p>0.4017</text:p>
          </table:table-cell>
          <table:table-cell table:number-columns-repeated="3" office:value-type="float" office:value="0.2808" calcext:value-type="float">
            <text:p>0.2808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4579" calcext:value-type="float">
            <text:p>0.4579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6" office:value-type="float" office:value="0.2533" calcext:value-type="float">
            <text:p>0.2533</text:p>
          </table:table-cell>
          <table:table-cell table:number-columns-repeated="3" office:value-type="float" office:value="0.3623" calcext:value-type="float">
            <text:p>0.3623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5221" calcext:value-type="float">
            <text:p>0.5221</text:p>
          </table:table-cell>
          <table:table-cell office:value-type="float" office:value="0.489" calcext:value-type="float">
            <text:p>0.489</text:p>
          </table:table-cell>
          <table:table-cell office:value-type="float" office:value="0.5221" calcext:value-type="float">
            <text:p>0.5221</text:p>
          </table:table-cell>
          <table:table-cell office:value-type="float" office:value="0.511" calcext:value-type="float">
            <text:p>0.511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6" office:value-type="float" office:value="0.2323" calcext:value-type="float">
            <text:p>0.2323</text:p>
          </table:table-cell>
          <table:table-cell table:number-columns-repeated="3" office:value-type="float" office:value="0.3324" calcext:value-type="float">
            <text:p>0.3324</text:p>
          </table:table-cell>
          <table:table-cell office:value-type="float" office:value="0.3222" calcext:value-type="float">
            <text:p>0.3222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3222" calcext:value-type="float">
            <text:p>0.3222</text:p>
          </table:table-cell>
          <table:table-cell office:value-type="float" office:value="0.4789" calcext:value-type="float">
            <text:p>0.4789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4789" calcext:value-type="float">
            <text:p>0.4789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5515" calcext:value-type="float">
            <text:p>0.5515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2875" calcext:value-type="float">
            <text:p>0.2875</text:p>
          </table:table-cell>
          <table:table-cell table:number-columns-repeated="3" office:value-type="float" office:value="0.2156" calcext:value-type="float">
            <text:p>0.2156</text:p>
          </table:table-cell>
          <table:table-cell table:number-columns-repeated="3" office:value-type="float" office:value="0.3085" calcext:value-type="float">
            <text:p>0.3085</text:p>
          </table:table-cell>
          <table:table-cell office:value-type="float" office:value="0.299" calcext:value-type="float">
            <text:p>0.299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299" calcext:value-type="float">
            <text:p>0.299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4931" calcext:value-type="float">
            <text:p>0.4931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5837" calcext:value-type="float">
            <text:p>0.5837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2692" calcext:value-type="float">
            <text:p>0.2692</text:p>
          </table:table-cell>
          <table:table-cell table:number-columns-repeated="3" office:value-type="float" office:value="0.2019" calcext:value-type="float">
            <text:p>0.2019</text:p>
          </table:table-cell>
          <table:table-cell table:number-columns-repeated="3" office:value-type="float" office:value="0.3525" calcext:value-type="float">
            <text:p>0.3525</text:p>
          </table:table-cell>
          <table:table-cell office:value-type="float" office:value="0.28" calcext:value-type="float">
            <text:p>0.28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28" calcext:value-type="float">
            <text:p>0.28</text:p>
          </table:table-cell>
          <table:table-cell office:value-type="float" office:value="0.4835" calcext:value-type="float">
            <text:p>0.4835</text:p>
          </table:table-cell>
          <table:table-cell office:value-type="float" office:value="0.4617" calcext:value-type="float">
            <text:p>0.4617</text:p>
          </table:table-cell>
          <table:table-cell office:value-type="float" office:value="0.4835" calcext:value-type="float">
            <text:p>0.4835</text:p>
          </table:table-cell>
          <table:table-cell office:value-type="float" office:value="0.6102" calcext:value-type="float">
            <text:p>0.6102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6102" calcext:value-type="float">
            <text:p>0.610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2476" calcext:value-type="float">
            <text:p>0.2476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2476" calcext:value-type="float">
            <text:p>0.2476</text:p>
          </table:table-cell>
          <table:table-cell table:number-columns-repeated="3" office:value-type="float" office:value="0.3323" calcext:value-type="float">
            <text:p>0.3323</text:p>
          </table:table-cell>
          <table:table-cell office:value-type="float" office:value="0.3212" calcext:value-type="float">
            <text:p>0.3212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3212" calcext:value-type="float">
            <text:p>0.3212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5753" calcext:value-type="float">
            <text:p>0.5753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5753" calcext:value-type="float">
            <text:p>0.5753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2325" calcext:value-type="float">
            <text:p>0.2325</text:p>
          </table:table-cell>
          <table:table-cell office:value-type="float" office:value="0.2347" calcext:value-type="float">
            <text:p>0.2347</text:p>
          </table:table-cell>
          <table:table-cell table:number-columns-repeated="3" office:value-type="float" office:value="0.315" calcext:value-type="float">
            <text:p>0.315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519" calcext:value-type="float">
            <text:p>0.519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5453" calcext:value-type="float">
            <text:p>0.5453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2714" calcext:value-type="float">
            <text:p>0.2714</text:p>
          </table:table-cell>
          <table:table-cell office:value-type="float" office:value="0.2214" calcext:value-type="float">
            <text:p>0.2214</text:p>
          </table:table-cell>
          <table:table-cell office:value-type="float" office:value="0.2714" calcext:value-type="float">
            <text:p>0.2714</text:p>
          </table:table-cell>
          <table:table-cell table:number-columns-repeated="3" office:value-type="float" office:value="0.2999" calcext:value-type="float">
            <text:p>0.2999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5606" calcext:value-type="float">
            <text:p>0.5606</text:p>
          </table:table-cell>
          <table:table-cell office:value-type="float" office:value="0.542" calcext:value-type="float">
            <text:p>0.542</text:p>
          </table:table-cell>
          <table:table-cell office:value-type="float" office:value="0.5606" calcext:value-type="float">
            <text:p>0.5606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5671" calcext:value-type="float">
            <text:p>0.567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2593" calcext:value-type="float">
            <text:p>0.2593</text:p>
          </table:table-cell>
          <table:table-cell table:number-columns-repeated="3" office:value-type="float" office:value="0.2866" calcext:value-type="float">
            <text:p>0.2866</text:p>
          </table:table-cell>
          <table:table-cell office:value-type="float" office:value="0.277" calcext:value-type="float">
            <text:p>0.277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277" calcext:value-type="float">
            <text:p>0.277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518" calcext:value-type="float">
            <text:p>0.518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5419" calcext:value-type="float">
            <text:p>0.5419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2486" calcext:value-type="float">
            <text:p>0.2486</text:p>
          </table:table-cell>
          <table:table-cell table:number-columns-repeated="3" office:value-type="float" office:value="0.2747" calcext:value-type="float">
            <text:p>0.2747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207" calcext:value-type="float">
            <text:p>0.207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5195" calcext:value-type="float">
            <text:p>0.5195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5195" calcext:value-type="float">
            <text:p>0.5195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239" calcext:value-type="float">
            <text:p>0.239</text:p>
          </table:table-cell>
          <table:table-cell office:value-type="float" office:value="0.195" calcext:value-type="float">
            <text:p>0.195</text:p>
          </table:table-cell>
          <table:table-cell office:value-type="float" office:value="0.239" calcext:value-type="float">
            <text:p>0.239</text:p>
          </table:table-cell>
          <table:table-cell table:number-columns-repeated="3" office:value-type="float" office:value="0.2641" calcext:value-type="float">
            <text:p>0.2641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199" calcext:value-type="float">
            <text:p>0.199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5171" calcext:value-type="float">
            <text:p>0.5171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4994" calcext:value-type="float">
            <text:p>0.4994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23" calcext:value-type="float">
            <text:p>0.23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2303" calcext:value-type="float">
            <text:p>0.2303</text:p>
          </table:table-cell>
          <table:table-cell table:number-columns-repeated="3" office:value-type="float" office:value="0.2545" calcext:value-type="float">
            <text:p>0.2545</text:p>
          </table:table-cell>
          <table:table-cell office:value-type="float" office:value="0.246" calcext:value-type="float">
            <text:p>0.246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246" calcext:value-type="float">
            <text:p>0.246</text:p>
          </table:table-cell>
          <table:table-cell office:value-type="float" office:value="0.514" calcext:value-type="float">
            <text:p>0.514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514" calcext:value-type="float">
            <text:p>0.514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4812" calcext:value-type="float">
            <text:p>0.4812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2223" calcext:value-type="float">
            <text:p>0.2223</text:p>
          </table:table-cell>
          <table:table-cell table:number-columns-repeated="3" office:value-type="float" office:value="0.2457" calcext:value-type="float">
            <text:p>0.2457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646" calcext:value-type="float">
            <text:p>0.4646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4646" calcext:value-type="float">
            <text:p>0.4646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2223" calcext:value-type="float">
            <text:p>0.2223</text:p>
          </table:table-cell>
          <table:table-cell table:number-columns-repeated="3" office:value-type="float" office:value="0.2457" calcext:value-type="float">
            <text:p>0.2457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4984" calcext:value-type="float">
            <text:p>0.4984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2223" calcext:value-type="float">
            <text:p>0.2223</text:p>
          </table:table-cell>
          <table:table-cell table:number-columns-repeated="3" office:value-type="float" office:value="0.2457" calcext:value-type="float">
            <text:p>0.2457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4984" calcext:value-type="float">
            <text:p>0.4984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2223" calcext:value-type="float">
            <text:p>0.2223</text:p>
          </table:table-cell>
          <table:table-cell table:number-columns-repeated="3" office:value-type="float" office:value="0.2457" calcext:value-type="float">
            <text:p>0.2457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4984" calcext:value-type="float">
            <text:p>0.4984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2544" calcext:value-type="float">
            <text:p>0.2544</text:p>
          </table:table-cell>
          <table:table-cell table:number-columns-repeated="3" office:value-type="float" office:value="0.2457" calcext:value-type="float">
            <text:p>0.2457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4984" calcext:value-type="float">
            <text:p>0.4984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2" calcext:value-type="float">
            <text:p>0.2</text:p>
          </table:table-cell>
          <table:table-cell office:value-type="float" office:value="0.0461" calcext:value-type="float">
            <text:p>0.0461</text:p>
          </table:table-cell>
          <table:table-cell table:number-columns-repeated="3" office:value-type="float" office:value="0.0154" calcext:value-type="float">
            <text:p>0.0154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2" calcext:value-type="float">
            <text:p>0.2</text:p>
          </table:table-cell>
          <table:table-cell office:value-type="float" office:value="0.0143" calcext:value-type="float">
            <text:p>0.0143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0769" calcext:value-type="float">
            <text:p>0.0769</text:p>
          </table:table-cell>
          <table:table-cell office:value-type="float" office:value="0.0714" calcext:value-type="float">
            <text:p>0.0714</text:p>
          </table:table-cell>
          <table:table-cell office:value-type="float" office:value="1" calcext:value-type="float">
            <text:p>1</text:p>
          </table:table-cell>
          <table:table-cell office:value-type="float" office:value="0.0714" calcext:value-type="float">
            <text:p>0.0714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0769" calcext:value-type="float">
            <text:p>0.0769</text:p>
          </table:table-cell>
          <table:table-cell office:value-type="float" office:value="0.0714" calcext:value-type="float">
            <text:p>0.0714</text:p>
          </table:table-cell>
          <table:table-cell office:value-type="float" office:value="1" calcext:value-type="float">
            <text:p>1</text:p>
          </table:table-cell>
          <table:table-cell office:value-type="float" office:value="0.0714" calcext:value-type="float">
            <text:p>0.0714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0769" calcext:value-type="float">
            <text:p>0.0769</text:p>
          </table:table-cell>
          <table:table-cell office:value-type="float" office:value="0.0714" calcext:value-type="float">
            <text:p>0.0714</text:p>
          </table:table-cell>
          <table:table-cell office:value-type="float" office:value="1" calcext:value-type="float">
            <text:p>1</text:p>
          </table:table-cell>
          <table:table-cell office:value-type="float" office:value="0.0714" calcext:value-type="float">
            <text:p>0.0714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053" calcext:value-type="float">
            <text:p>0.1053</text:p>
          </table:table-cell>
          <table:table-cell office:value-type="float" office:value="0" calcext:value-type="float">
            <text:p>0</text:p>
          </table:table-cell>
          <table:table-cell office:value-type="float" office:value="0.1053" calcext:value-type="float">
            <text:p>0.105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053" calcext:value-type="float">
            <text:p>0.1053</text:p>
          </table:table-cell>
          <table:table-cell office:value-type="float" office:value="0" calcext:value-type="float">
            <text:p>0</text:p>
          </table:table-cell>
          <table:table-cell office:value-type="float" office:value="0.1053" calcext:value-type="float">
            <text:p>0.105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961" calcext:value-type="float">
            <text:p>0.2961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2961" calcext:value-type="float">
            <text:p>0.2961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463" calcext:value-type="float">
            <text:p>0.2463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2463" calcext:value-type="float">
            <text:p>0.2463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.0953" calcext:value-type="float">
            <text:p>0.0953</text:p>
          </table:table-cell>
          <table:table-cell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.0953" calcext:value-type="float">
            <text:p>0.095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.0953" calcext:value-type="float">
            <text:p>0.095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.0953" calcext:value-type="float">
            <text:p>0.095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.0953" calcext:value-type="float">
            <text:p>0.095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.0953" calcext:value-type="float">
            <text:p>0.095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1145" calcext:value-type="float">
            <text:p>0.1145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565" calcext:value-type="float">
            <text:p>0.1565</text:p>
          </table:table-cell>
          <table:table-cell table:number-columns-repeated="3" office:value-type="float" office:value="0.0953" calcext:value-type="float">
            <text:p>0.095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565" calcext:value-type="float">
            <text:p>0.1565</text:p>
          </table:table-cell>
          <table:table-cell table:number-columns-repeated="3" office:value-type="float" office:value="0.0953" calcext:value-type="float">
            <text:p>0.095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1011" calcext:value-type="float">
            <text:p>0.1011</text:p>
          </table:table-cell>
          <table:table-cell table:number-columns-repeated="2" office:value-type="float" office:value="0.0749" calcext:value-type="float">
            <text:p>0.074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04" calcext:value-type="float">
            <text:p>0.04</text:p>
          </table:table-cell>
          <table:table-cell office:value-type="float" office:value="0.1323" calcext:value-type="float">
            <text:p>0.1323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625" calcext:value-type="float">
            <text:p>0.625</text:p>
          </table:table-cell>
          <table:table-cell office:value-type="float" office:value="0.55" calcext:value-type="float">
            <text:p>0.5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25" calcext:value-type="float">
            <text:p>0.6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789" calcext:value-type="float">
            <text:p>0.5789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625" calcext:value-type="float">
            <text:p>0.625</text:p>
          </table:table-cell>
          <table:table-cell office:value-type="float" office:value="0.55" calcext:value-type="float">
            <text:p>0.5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25" calcext:value-type="float">
            <text:p>0.6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789" calcext:value-type="float">
            <text:p>0.5789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5" calcext:value-type="float">
            <text:p>0.5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89" calcext:value-type="float">
            <text:p>0.5789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89" calcext:value-type="float">
            <text:p>0.5789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61" calcext:value-type="float">
            <text:p>0.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2961" calcext:value-type="float">
            <text:p>0.2961</text:p>
          </table:table-cell>
          <table:table-cell table:number-columns-repeated="2" office:value-type="float" office:value="0.2346" calcext:value-type="float">
            <text:p>0.2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633" calcext:value-type="float">
            <text:p>0.3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44" calcext:value-type="float">
            <text:p>0.4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3633" calcext:value-type="float">
            <text:p>0.3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2" office:value-type="float" office:value="0.1312" calcext:value-type="float">
            <text:p>0.1312</text:p>
          </table:table-cell>
          <table:table-cell office:value-type="float" office:value="0" calcext:value-type="float">
            <text:p>0</text:p>
          </table:table-cell>
          <table:table-cell office:value-type="float" office:value="0.1312" calcext:value-type="float">
            <text:p>0.1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6" calcext:value-type="float">
            <text:p>0.3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01" calcext:value-type="float">
            <text:p>0.3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214" calcext:value-type="float">
            <text:p>0.214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1312" calcext:value-type="float">
            <text:p>0.13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2249" calcext:value-type="float">
            <text:p>0.2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16" calcext:value-type="float">
            <text:p>0.2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12" calcext:value-type="float">
            <text:p>0.3212</text:p>
          </table:table-cell>
          <table:table-cell office:value-type="float" office:value="0.1078" calcext:value-type="float">
            <text:p>0.1078</text:p>
          </table:table-cell>
          <table:table-cell office:value-type="float" office:value="0" calcext:value-type="float">
            <text:p>0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078" calcext:value-type="float">
            <text:p>0.1078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2959" calcext:value-type="float">
            <text:p>0.2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58" calcext:value-type="float">
            <text:p>0.2558</text:p>
          </table:table-cell>
          <table:table-cell table:number-columns-repeated="2" office:value-type="float" office:value="0.0916" calcext:value-type="float">
            <text:p>0.0916</text:p>
          </table:table-cell>
          <table:table-cell office:value-type="float" office:value="0.2918" calcext:value-type="float">
            <text:p>0.2918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4538" calcext:value-type="float">
            <text:p>0.4538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4538" calcext:value-type="float">
            <text:p>0.4538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95" calcext:value-type="float">
            <text:p>0.1895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2723" calcext:value-type="float">
            <text:p>0.2723</text:p>
          </table:table-cell>
          <table:table-cell office:value-type="float" office:value="0" calcext:value-type="float">
            <text:p>0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3152" calcext:value-type="float">
            <text:p>0.3152</text:p>
          </table:table-cell>
          <table:table-cell table:number-columns-repeated="2" office:value-type="float" office:value="0.1641" calcext:value-type="float">
            <text:p>0.1641</text:p>
          </table:table-cell>
          <table:table-cell office:value-type="float" office:value="0.3483" calcext:value-type="float">
            <text:p>0.3483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2063" calcext:value-type="float">
            <text:p>0.2063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1744" calcext:value-type="float">
            <text:p>0.1744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3238" calcext:value-type="float">
            <text:p>0.3238</text:p>
          </table:table-cell>
          <table:table-cell office:value-type="float" office:value="0" calcext:value-type="float">
            <text:p>0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3637" calcext:value-type="float">
            <text:p>0.3637</text:p>
          </table:table-cell>
          <table:table-cell table:number-columns-repeated="2" office:value-type="float" office:value="0.2233" calcext:value-type="float">
            <text:p>0.2233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4622" calcext:value-type="float">
            <text:p>0.4622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4622" calcext:value-type="float">
            <text:p>0.4622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2328" calcext:value-type="float">
            <text:p>0.2328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668" calcext:value-type="float">
            <text:p>0.3668</text:p>
          </table:table-cell>
          <table:table-cell office:value-type="float" office:value="0.0851" calcext:value-type="float">
            <text:p>0.0851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3668" calcext:value-type="float">
            <text:p>0.3668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3405" calcext:value-type="float">
            <text:p>0.3405</text:p>
          </table:table-cell>
          <table:table-cell table:number-columns-repeated="2" office:value-type="float" office:value="0.209" calcext:value-type="float">
            <text:p>0.209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142" calcext:value-type="float">
            <text:p>0.142</text:p>
          </table:table-cell>
          <table:table-cell office:value-type="float" office:value="0.209" calcext:value-type="float">
            <text:p>0.209</text:p>
          </table:table-cell>
          <table:table-cell office:value-type="float" office:value="0.4328" calcext:value-type="float">
            <text:p>0.4328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4328" calcext:value-type="float">
            <text:p>0.4328</text:p>
          </table:table-cell>
          <table:table-cell office:value-type="float" office:value="0.1585" calcext:value-type="float">
            <text:p>0.1585</text:p>
          </table:table-cell>
          <table:table-cell office:value-type="float" office:value="0.2816" calcext:value-type="float">
            <text:p>0.2816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3787" calcext:value-type="float">
            <text:p>0.3787</text:p>
          </table:table-cell>
          <table:table-cell table:number-columns-repeated="2" office:value-type="float" office:value="0.197" calcext:value-type="float">
            <text:p>0.197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4656" calcext:value-type="float">
            <text:p>0.4656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4077" calcext:value-type="float">
            <text:p>0.4077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2653" calcext:value-type="float">
            <text:p>0.2653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82" calcext:value-type="float">
            <text:p>0.38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838" calcext:value-type="float">
            <text:p>0.1838</text:p>
          </table:table-cell>
          <table:table-cell office:value-type="float" office:value="0.3272" calcext:value-type="float">
            <text:p>0.3272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2309" calcext:value-type="float">
            <text:p>0.2309</text:p>
          </table:table-cell>
          <table:table-cell office:value-type="float" office:value="0.3586" calcext:value-type="float">
            <text:p>0.3586</text:p>
          </table:table-cell>
          <table:table-cell table:number-columns-repeated="2" office:value-type="float" office:value="0.1865" calcext:value-type="float">
            <text:p>0.1865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298" calcext:value-type="float">
            <text:p>0.298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4392" calcext:value-type="float">
            <text:p>0.4392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2513" calcext:value-type="float">
            <text:p>0.2513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2264" calcext:value-type="float">
            <text:p>0.2264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467" calcext:value-type="float">
            <text:p>0.3467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97" calcext:value-type="float">
            <text:p>0.297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2095" calcext:value-type="float">
            <text:p>0.2095</text:p>
          </table:table-cell>
          <table:table-cell office:value-type="float" office:value="0.4179" calcext:value-type="float">
            <text:p>0.4179</text:p>
          </table:table-cell>
          <table:table-cell table:number-columns-repeated="2" office:value-type="float" office:value="0.2617" calcext:value-type="float">
            <text:p>0.2617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4926" calcext:value-type="float">
            <text:p>0.4926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3396" calcext:value-type="float">
            <text:p>0.3396</text:p>
          </table:table-cell>
          <table:table-cell office:value-type="float" office:value="0.491" calcext:value-type="float">
            <text:p>0.491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3205" calcext:value-type="float">
            <text:p>0.3205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319" calcext:value-type="float">
            <text:p>0.3319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327" calcext:value-type="float">
            <text:p>0.327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505" calcext:value-type="float">
            <text:p>0.2505</text:p>
          </table:table-cell>
          <table:table-cell office:value-type="float" office:value="0.4237" calcext:value-type="float">
            <text:p>0.4237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4715" calcext:value-type="float">
            <text:p>0.4715</text:p>
          </table:table-cell>
          <table:table-cell office:value-type="float" office:value="0.3901" calcext:value-type="float">
            <text:p>0.3901</text:p>
          </table:table-cell>
          <table:table-cell office:value-type="float" office:value="0.3677" calcext:value-type="float">
            <text:p>0.3677</text:p>
          </table:table-cell>
          <table:table-cell office:value-type="float" office:value="0.4701" calcext:value-type="float">
            <text:p>0.4701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3494" calcext:value-type="float">
            <text:p>0.3494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186" calcext:value-type="float">
            <text:p>0.3186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384" calcext:value-type="float">
            <text:p>0.384</text:p>
          </table:table-cell>
          <table:table-cell table:number-columns-repeated="2" office:value-type="float" office:value="0.2806" calcext:value-type="float">
            <text:p>0.2806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4145" calcext:value-type="float">
            <text:p>0.4145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2476" calcext:value-type="float">
            <text:p>0.2476</text:p>
          </table:table-cell>
          <table:table-cell office:value-type="float" office:value="0.3755" calcext:value-type="float">
            <text:p>0.3755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2202" calcext:value-type="float">
            <text:p>0.2202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3784" calcext:value-type="float">
            <text:p>0.3784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4073" calcext:value-type="float">
            <text:p>0.4073</text:p>
          </table:table-cell>
          <table:table-cell table:number-columns-repeated="2" office:value-type="float" office:value="0.3077" calcext:value-type="float">
            <text:p>0.3077</text:p>
          </table:table-cell>
          <table:table-cell office:value-type="float" office:value="0.4291" calcext:value-type="float">
            <text:p>0.4291</text:p>
          </table:table-cell>
          <table:table-cell office:value-type="float" office:value="0.142" calcext:value-type="float">
            <text:p>0.142</text:p>
          </table:table-cell>
          <table:table-cell office:value-type="float" office:value="0.313" calcext:value-type="float">
            <text:p>0.313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416" calcext:value-type="float">
            <text:p>0.416</text:p>
          </table:table-cell>
          <table:table-cell office:value-type="float" office:value="0.472" calcext:value-type="float">
            <text:p>0.472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3991" calcext:value-type="float">
            <text:p>0.3991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678" calcext:value-type="float">
            <text:p>0.3678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3927" calcext:value-type="float">
            <text:p>0.3927</text:p>
          </table:table-cell>
          <table:table-cell table:number-columns-repeated="2" office:value-type="float" office:value="0.3325" calcext:value-type="float">
            <text:p>0.3325</text:p>
          </table:table-cell>
          <table:table-cell office:value-type="float" office:value="0.4138" calcext:value-type="float">
            <text:p>0.4138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42" calcext:value-type="float">
            <text:p>0.42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4551" calcext:value-type="float">
            <text:p>0.4551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4206" calcext:value-type="float">
            <text:p>0.4206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3524" calcext:value-type="float">
            <text:p>0.3524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313" calcext:value-type="float">
            <text:p>0.313</text:p>
          </table:table-cell>
          <table:table-cell office:value-type="float" office:value="0.3794" calcext:value-type="float">
            <text:p>0.3794</text:p>
          </table:table-cell>
          <table:table-cell table:number-columns-repeated="2" office:value-type="float" office:value="0.3212" calcext:value-type="float">
            <text:p>0.3212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4397" calcext:value-type="float">
            <text:p>0.4397</text:p>
          </table:table-cell>
          <table:table-cell office:value-type="float" office:value="0.44" calcext:value-type="float">
            <text:p>0.44</text:p>
          </table:table-cell>
          <table:table-cell office:value-type="float" office:value="0.422" calcext:value-type="float">
            <text:p>0.422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2219" calcext:value-type="float">
            <text:p>0.2219</text:p>
          </table:table-cell>
          <table:table-cell office:value-type="float" office:value="0.4403" calcext:value-type="float">
            <text:p>0.440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2319" calcext:value-type="float">
            <text:p>0.2319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341" calcext:value-type="float">
            <text:p>0.341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3029" calcext:value-type="float">
            <text:p>0.3029</text:p>
          </table:table-cell>
          <table:table-cell office:value-type="float" office:value="0.3671" calcext:value-type="float">
            <text:p>0.3671</text:p>
          </table:table-cell>
          <table:table-cell table:number-columns-repeated="2" office:value-type="float" office:value="0.3108" calcext:value-type="float">
            <text:p>0.3108</text:p>
          </table:table-cell>
          <table:table-cell office:value-type="float" office:value="0.3868" calcext:value-type="float">
            <text:p>0.3868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4581" calcext:value-type="float">
            <text:p>0.4581</text:p>
          </table:table-cell>
          <table:table-cell office:value-type="float" office:value="0.4407" calcext:value-type="float">
            <text:p>0.4407</text:p>
          </table:table-cell>
          <table:table-cell office:value-type="float" office:value="0.4577" calcext:value-type="float">
            <text:p>0.4577</text:p>
          </table:table-cell>
          <table:table-cell office:value-type="float" office:value="0.2147" calcext:value-type="float">
            <text:p>0.2147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0.2532" calcext:value-type="float">
            <text:p>0.2532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2681" calcext:value-type="float">
            <text:p>0.2681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0417" calcext:value-type="float">
            <text:p>0.0417</text:p>
          </table:table-cell>
          <table:table-cell table:number-columns-repeated="2" office:value-type="float" office:value="0.1667" calcext:value-type="float">
            <text:p>0.1667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545" calcext:value-type="float">
            <text:p>0.45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69" calcext:value-type="float">
            <text:p>0.3869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  <table:table-cell table:number-columns-repeated="2" office:value-type="float" office:value="0.8066" calcext:value-type="float">
            <text:p>0.8066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4683" calcext:value-type="float">
            <text:p>0.4683</text:p>
          </table:table-cell>
          <table:table-cell office:value-type="float" office:value="0.2658" calcext:value-type="float">
            <text:p>0.2658</text:p>
          </table:table-cell>
          <table:table-cell table:number-columns-repeated="5" office:value-type="float" office:value="0.4683" calcext:value-type="float">
            <text:p>0.4683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3354" calcext:value-type="float">
            <text:p>0.3354</text:p>
          </table:table-cell>
          <table:table-cell table:number-columns-repeated="2" office:value-type="float" office:value="0.6994" calcext:value-type="float">
            <text:p>0.6994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523" calcext:value-type="float">
            <text:p>0.523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523" calcext:value-type="float">
            <text:p>0.523</text:p>
          </table:table-cell>
          <table:table-cell office:value-type="float" office:value="0.4202" calcext:value-type="float">
            <text:p>0.4202</text:p>
          </table:table-cell>
          <table:table-cell table:number-columns-repeated="2" office:value-type="float" office:value="0.523" calcext:value-type="float">
            <text:p>0.523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523" calcext:value-type="float">
            <text:p>0.523</text:p>
          </table:table-cell>
          <table:table-cell office:value-type="float" office:value="0.301" calcext:value-type="float">
            <text:p>0.3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1" calcext:value-type="float">
            <text:p>0.301</text:p>
          </table:table-cell>
          <table:table-cell table:number-columns-repeated="2" office:value-type="float" office:value="0.6275" calcext:value-type="float">
            <text:p>0.6275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4788" calcext:value-type="float">
            <text:p>0.4788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4788" calcext:value-type="float">
            <text:p>0.4788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3847" calcext:value-type="float">
            <text:p>0.3847</text:p>
          </table:table-cell>
          <table:table-cell table:number-columns-repeated="2" office:value-type="float" office:value="0.4788" calcext:value-type="float">
            <text:p>0.4788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2756" calcext:value-type="float">
            <text:p>0.2756</text:p>
          </table:table-cell>
          <table:table-cell table:number-columns-repeated="2" office:value-type="float" office:value="0.5745" calcext:value-type="float">
            <text:p>0.5745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4291" calcext:value-type="float">
            <text:p>0.4291</text:p>
          </table:table-cell>
          <table:table-cell table:number-columns-repeated="2" office:value-type="float" office:value="0.5164" calcext:value-type="float">
            <text:p>0.5164</text:p>
          </table:table-cell>
          <table:table-cell office:value-type="float" office:value="0.4291" calcext:value-type="float">
            <text:p>0.4291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5065" calcext:value-type="float">
            <text:p>0.5065</text:p>
          </table:table-cell>
          <table:table-cell office:value-type="float" office:value="0.2557" calcext:value-type="float">
            <text:p>0.2557</text:p>
          </table:table-cell>
          <table:table-cell table:number-columns-repeated="2" office:value-type="float" office:value="0.5331" calcext:value-type="float">
            <text:p>0.5331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4837" calcext:value-type="float">
            <text:p>0.4837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402" calcext:value-type="float">
            <text:p>0.402</text:p>
          </table:table-cell>
          <table:table-cell table:number-columns-repeated="2" office:value-type="float" office:value="0.4837" calcext:value-type="float">
            <text:p>0.4837</text:p>
          </table:table-cell>
          <table:table-cell office:value-type="float" office:value="0.402" calcext:value-type="float">
            <text:p>0.402</text:p>
          </table:table-cell>
          <table:table-cell office:value-type="float" office:value="0.345" calcext:value-type="float">
            <text:p>0.345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2395" calcext:value-type="float">
            <text:p>0.2395</text:p>
          </table:table-cell>
          <table:table-cell table:number-columns-repeated="2" office:value-type="float" office:value="0.4993" calcext:value-type="float">
            <text:p>0.4993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4564" calcext:value-type="float">
            <text:p>0.4564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793" calcext:value-type="float">
            <text:p>0.3793</text:p>
          </table:table-cell>
          <table:table-cell table:number-columns-repeated="2" office:value-type="float" office:value="0.4564" calcext:value-type="float">
            <text:p>0.4564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226" calcext:value-type="float">
            <text:p>0.226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0.4711" calcext:value-type="float">
            <text:p>0.4711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3599" calcext:value-type="float">
            <text:p>0.3599</text:p>
          </table:table-cell>
          <table:table-cell table:number-columns-repeated="2" office:value-type="float" office:value="0.4331" calcext:value-type="float">
            <text:p>0.4331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3088" calcext:value-type="float">
            <text:p>0.3088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3398" calcext:value-type="float">
            <text:p>0.3398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2144" calcext:value-type="float">
            <text:p>0.2144</text:p>
          </table:table-cell>
          <table:table-cell table:number-columns-repeated="2" office:value-type="float" office:value="0.447" calcext:value-type="float">
            <text:p>0.447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43" calcext:value-type="float">
            <text:p>0.343</text:p>
          </table:table-cell>
          <table:table-cell table:number-columns-repeated="2" office:value-type="float" office:value="0.4128" calcext:value-type="float">
            <text:p>0.4128</text:p>
          </table:table-cell>
          <table:table-cell office:value-type="float" office:value="0.3941" calcext:value-type="float">
            <text:p>0.3941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4646" calcext:value-type="float">
            <text:p>0.4646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3239" calcext:value-type="float">
            <text:p>0.3239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2044" calcext:value-type="float">
            <text:p>0.2044</text:p>
          </table:table-cell>
          <table:table-cell table:number-columns-repeated="2" office:value-type="float" office:value="0.4261" calcext:value-type="float">
            <text:p>0.426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3282" calcext:value-type="float">
            <text:p>0.3282</text:p>
          </table:table-cell>
          <table:table-cell table:number-columns-repeated="2" office:value-type="float" office:value="0.4382" calcext:value-type="float">
            <text:p>0.4382</text:p>
          </table:table-cell>
          <table:table-cell office:value-type="float" office:value="0.3771" calcext:value-type="float">
            <text:p>0.3771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1955" calcext:value-type="float">
            <text:p>0.1955</text:p>
          </table:table-cell>
          <table:table-cell office:value-type="float" office:value="0.3099" calcext:value-type="float">
            <text:p>0.3099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1955" calcext:value-type="float">
            <text:p>0.1955</text:p>
          </table:table-cell>
          <table:table-cell table:number-columns-repeated="2" office:value-type="float" office:value="0.4077" calcext:value-type="float">
            <text:p>0.4077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2038" calcext:value-type="float">
            <text:p>0.2038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1961" calcext:value-type="float">
            <text:p>0.1961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1609" calcext:value-type="float">
            <text:p>0.1609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" calcext:value-type="float">
            <text:p>0.4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615" calcext:value-type="float">
            <text:p>0.4615</text:p>
          </table:table-cell>
          <table:table-cell table:number-columns-repeated="2" office:value-type="float" office:value="0.3529" calcext:value-type="float">
            <text:p>0.3529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table:number-columns-repeated="11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2346" calcext:value-type="float">
            <text:p>0.2346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3827" calcext:value-type="float">
            <text:p>0.3827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827" calcext:value-type="float">
            <text:p>0.3827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2793" calcext:value-type="float">
            <text:p>0.2793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4024" calcext:value-type="float">
            <text:p>0.4024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3183" calcext:value-type="float">
            <text:p>0.3183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3299" calcext:value-type="float">
            <text:p>0.3299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367" calcext:value-type="float">
            <text:p>0.4367</text:p>
          </table:table-cell>
          <table:table-cell table:number-columns-repeated="2" office:value-type="float" office:value="0.3633" calcext:value-type="float">
            <text:p>0.3633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3098" calcext:value-type="float">
            <text:p>0.3098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5581" calcext:value-type="float">
            <text:p>0.5581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424" calcext:value-type="float">
            <text:p>0.424</text:p>
          </table:table-cell>
          <table:table-cell office:value-type="float" office:value="0.4367" calcext:value-type="float">
            <text:p>0.4367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207" calcext:value-type="float">
            <text:p>0.5207</text:p>
          </table:table-cell>
          <table:table-cell table:number-columns-repeated="2" office:value-type="float" office:value="0.3975" calcext:value-type="float">
            <text:p>0.3975</text:p>
          </table:table-cell>
          <table:table-cell office:value-type="float" office:value="0.538" calcext:value-type="float">
            <text:p>0.538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5281" calcext:value-type="float">
            <text:p>0.5281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538" calcext:value-type="float">
            <text:p>0.538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4012" calcext:value-type="float">
            <text:p>0.4012</text:p>
          </table:table-cell>
          <table:table-cell office:value-type="float" office:value="0.4132" calcext:value-type="float">
            <text:p>0.4132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5207" calcext:value-type="float">
            <text:p>0.5207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3255" calcext:value-type="float">
            <text:p>0.3255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955" calcext:value-type="float">
            <text:p>0.4955</text:p>
          </table:table-cell>
          <table:table-cell office:value-type="float" office:value="0.4751" calcext:value-type="float">
            <text:p>0.4751</text:p>
          </table:table-cell>
          <table:table-cell office:value-type="float" office:value="0.3782" calcext:value-type="float">
            <text:p>0.3782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3274" calcext:value-type="float">
            <text:p>0.3274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5025" calcext:value-type="float">
            <text:p>0.5025</text:p>
          </table:table-cell>
          <table:table-cell table:number-columns-repeated="2" office:value-type="float" office:value="0.4786" calcext:value-type="float">
            <text:p>0.4786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786" calcext:value-type="float">
            <text:p>0.4786</text:p>
          </table:table-cell>
          <table:table-cell office:value-type="float" office:value="0.3932" calcext:value-type="float">
            <text:p>0.3932</text:p>
          </table:table-cell>
          <table:table-cell table:number-columns-repeated="2" office:value-type="float" office:value="0.3818" calcext:value-type="float">
            <text:p>0.3818</text:p>
          </table:table-cell>
          <table:table-cell office:value-type="float" office:value="0.4955" calcext:value-type="float">
            <text:p>0.4955</text:p>
          </table:table-cell>
          <table:table-cell office:value-type="float" office:value="0.3932" calcext:value-type="float">
            <text:p>0.3932</text:p>
          </table:table-cell>
          <table:table-cell office:value-type="float" office:value="0.3581" calcext:value-type="float">
            <text:p>0.3581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736" calcext:value-type="float">
            <text:p>0.4736</text:p>
          </table:table-cell>
          <table:table-cell office:value-type="float" office:value="0.4541" calcext:value-type="float">
            <text:p>0.4541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803" calcext:value-type="float">
            <text:p>0.4803</text:p>
          </table:table-cell>
          <table:table-cell table:number-columns-repeated="2" office:value-type="float" office:value="0.4575" calcext:value-type="float">
            <text:p>0.4575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4575" calcext:value-type="float">
            <text:p>0.4575</text:p>
          </table:table-cell>
          <table:table-cell office:value-type="float" office:value="0.3758" calcext:value-type="float">
            <text:p>0.3758</text:p>
          </table:table-cell>
          <table:table-cell table:number-columns-repeated="2" office:value-type="float" office:value="0.3649" calcext:value-type="float">
            <text:p>0.3649</text:p>
          </table:table-cell>
          <table:table-cell office:value-type="float" office:value="0.4736" calcext:value-type="float">
            <text:p>0.4736</text:p>
          </table:table-cell>
          <table:table-cell office:value-type="float" office:value="0.42" calcext:value-type="float">
            <text:p>0.42</text:p>
          </table:table-cell>
          <table:table-cell office:value-type="float" office:value="0.3423" calcext:value-type="float">
            <text:p>0.3423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3423" calcext:value-type="float">
            <text:p>0.3423</text:p>
          </table:table-cell>
          <table:table-cell office:value-type="float" office:value="0.4608" calcext:value-type="float">
            <text:p>0.4608</text:p>
          </table:table-cell>
          <table:table-cell table:number-columns-repeated="2" office:value-type="float" office:value="0.4388" calcext:value-type="float">
            <text:p>0.4388</text:p>
          </table:table-cell>
          <table:table-cell office:value-type="float" office:value="0.5101" calcext:value-type="float">
            <text:p>0.5101</text:p>
          </table:table-cell>
          <table:table-cell office:value-type="float" office:value="0.387" calcext:value-type="float">
            <text:p>0.387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4419" calcext:value-type="float">
            <text:p>0.4419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3691" calcext:value-type="float">
            <text:p>0.369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412" calcext:value-type="float">
            <text:p>0.412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3266" calcext:value-type="float">
            <text:p>0.3266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4434" calcext:value-type="float">
            <text:p>0.4434</text:p>
          </table:table-cell>
          <table:table-cell table:number-columns-repeated="2" office:value-type="float" office:value="0.4223" calcext:value-type="float">
            <text:p>0.4223</text:p>
          </table:table-cell>
          <table:table-cell office:value-type="float" office:value="0.4908" calcext:value-type="float">
            <text:p>0.4908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4223" calcext:value-type="float">
            <text:p>0.4223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3746" calcext:value-type="float">
            <text:p>0.3746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3551" calcext:value-type="float">
            <text:p>0.355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4277" calcext:value-type="float">
            <text:p>0.4277</text:p>
          </table:table-cell>
          <table:table-cell table:number-columns-repeated="2" office:value-type="float" office:value="0.4074" calcext:value-type="float">
            <text:p>0.4074</text:p>
          </table:table-cell>
          <table:table-cell office:value-type="float" office:value="0.4735" calcext:value-type="float">
            <text:p>0.4735</text:p>
          </table:table-cell>
          <table:table-cell office:value-type="float" office:value="0.3592" calcext:value-type="float">
            <text:p>0.3592</text:p>
          </table:table-cell>
          <table:table-cell office:value-type="float" office:value="0.4427" calcext:value-type="float">
            <text:p>0.4427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432" calcext:value-type="float">
            <text:p>0.432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4457" calcext:value-type="float">
            <text:p>0.4457</text:p>
          </table:table-cell>
          <table:table-cell office:value-type="float" office:value="0.3426" calcext:value-type="float">
            <text:p>0.3426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391" calcext:value-type="float">
            <text:p>0.391</text:p>
          </table:table-cell>
          <table:table-cell office:value-type="float" office:value="0.3843" calcext:value-type="float">
            <text:p>0.3843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3729" calcext:value-type="float">
            <text:p>0.3729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4467" calcext:value-type="float">
            <text:p>0.4467</text:p>
          </table:table-cell>
          <table:table-cell table:number-columns-repeated="2" office:value-type="float" office:value="0.3938" calcext:value-type="float">
            <text:p>0.3938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4136" calcext:value-type="float">
            <text:p>0.4136</text:p>
          </table:table-cell>
          <table:table-cell office:value-type="float" office:value="0.428" calcext:value-type="float">
            <text:p>0.428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4309" calcext:value-type="float">
            <text:p>0.4309</text:p>
          </table:table-cell>
          <table:table-cell office:value-type="float" office:value="0.3312" calcext:value-type="float">
            <text:p>0.331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5" calcext:value-type="float">
            <text:p>0.395</text:p>
          </table:table-cell>
          <table:table-cell office:value-type="float" office:value="0.41" calcext:value-type="float">
            <text:p>0.41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4394" calcext:value-type="float">
            <text:p>0.4394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4327" calcext:value-type="float">
            <text:p>0.4327</text:p>
          </table:table-cell>
          <table:table-cell table:number-columns-repeated="2" office:value-type="float" office:value="0.3815" calcext:value-type="float">
            <text:p>0.3815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3842" calcext:value-type="float">
            <text:p>0.3842</text:p>
          </table:table-cell>
          <table:table-cell office:value-type="float" office:value="0.4046" calcext:value-type="float">
            <text:p>0.4046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395" calcext:value-type="float">
            <text:p>0.395</text:p>
          </table:table-cell>
          <table:table-cell office:value-type="float" office:value="0.4175" calcext:value-type="float">
            <text:p>0.4175</text:p>
          </table:table-cell>
          <table:table-cell office:value-type="float" office:value="0.3209" calcext:value-type="float">
            <text:p>0.3209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13" calcext:value-type="float">
            <text:p>0.413</text:p>
          </table:table-cell>
          <table:table-cell office:value-type="float" office:value="0.3979" calcext:value-type="float">
            <text:p>0.3979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4264" calcext:value-type="float">
            <text:p>0.4264</text:p>
          </table:table-cell>
          <table:table-cell office:value-type="float" office:value="0.3802" calcext:value-type="float">
            <text:p>0.3802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99" calcext:value-type="float">
            <text:p>0.4199</text:p>
          </table:table-cell>
          <table:table-cell table:number-columns-repeated="2" office:value-type="float" office:value="0.3702" calcext:value-type="float">
            <text:p>0.3702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4051" calcext:value-type="float">
            <text:p>0.4051</text:p>
          </table:table-cell>
          <table:table-cell office:value-type="float" office:value="0.3113" calcext:value-type="float">
            <text:p>0.3113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3866" calcext:value-type="float">
            <text:p>0.3866</text:p>
          </table:table-cell>
          <table:table-cell office:value-type="float" office:value="0.351" calcext:value-type="float">
            <text:p>0.351</text:p>
          </table:table-cell>
          <table:table-cell office:value-type="float" office:value="0.4143" calcext:value-type="float">
            <text:p>0.4143</text:p>
          </table:table-cell>
          <table:table-cell office:value-type="float" office:value="0.3695" calcext:value-type="float">
            <text:p>0.3695</text:p>
          </table:table-cell>
          <table:table-cell office:value-type="float" office:value="0.3751" calcext:value-type="float">
            <text:p>0.3751</text:p>
          </table:table-cell>
          <table:table-cell office:value-type="float" office:value="0.408" calcext:value-type="float">
            <text:p>0.408</text:p>
          </table:table-cell>
          <table:table-cell table:number-columns-repeated="2" office:value-type="float" office:value="0.3597" calcext:value-type="float">
            <text:p>0.3597</text:p>
          </table:table-cell>
          <table:table-cell office:value-type="float" office:value="0.4182" calcext:value-type="float">
            <text:p>0.4182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3815" calcext:value-type="float">
            <text:p>0.3815</text:p>
          </table:table-cell>
          <table:table-cell office:value-type="float" office:value="0.3476" calcext:value-type="float">
            <text:p>0.3476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05" calcext:value-type="float">
            <text:p>0.3905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3595" calcext:value-type="float">
            <text:p>0.3595</text:p>
          </table:table-cell>
          <table:table-cell office:value-type="float" office:value="0.365" calcext:value-type="float">
            <text:p>0.365</text:p>
          </table:table-cell>
          <table:table-cell office:value-type="float" office:value="0.397" calcext:value-type="float">
            <text:p>0.397</text:p>
          </table:table-cell>
          <table:table-cell table:number-columns-repeated="2" office:value-type="float" office:value="0.377" calcext:value-type="float">
            <text:p>0.377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3804" calcext:value-type="float">
            <text:p>0.3804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712" calcext:value-type="float">
            <text:p>0.3712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3624" calcext:value-type="float">
            <text:p>0.3624</text:p>
          </table:table-cell>
          <table:table-cell office:value-type="float" office:value="0.383" calcext:value-type="float">
            <text:p>0.383</text:p>
          </table:table-cell>
          <table:table-cell office:value-type="float" office:value="0.3493" calcext:value-type="float">
            <text:p>0.3493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062" calcext:value-type="float">
            <text:p>0.4062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419" calcext:value-type="float">
            <text:p>0.419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3868" calcext:value-type="float">
            <text:p>0.3868</text:p>
          </table:table-cell>
          <table:table-cell table:number-columns-repeated="2" office:value-type="float" office:value="0.3673" calcext:value-type="float">
            <text:p>0.3673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3862" calcext:value-type="float">
            <text:p>0.3862</text:p>
          </table:table-cell>
          <table:table-cell office:value-type="float" office:value="0.3706" calcext:value-type="float">
            <text:p>0.3706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3552" calcext:value-type="float">
            <text:p>0.3552</text:p>
          </table:table-cell>
          <table:table-cell office:value-type="float" office:value="0.3531" calcext:value-type="float">
            <text:p>0.3531</text:p>
          </table:table-cell>
          <table:table-cell office:value-type="float" office:value="0.3732" calcext:value-type="float">
            <text:p>0.3732</text:p>
          </table:table-cell>
          <table:table-cell office:value-type="float" office:value="0.3403" calcext:value-type="float">
            <text:p>0.3403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3575" calcext:value-type="float">
            <text:p>0.3575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73" calcext:value-type="float">
            <text:p>0.3773</text:p>
          </table:table-cell>
          <table:table-cell table:number-columns-repeated="2" office:value-type="float" office:value="0.3582" calcext:value-type="float">
            <text:p>0.3582</text:p>
          </table:table-cell>
          <table:table-cell office:value-type="float" office:value="0.3866" calcext:value-type="float">
            <text:p>0.3866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3465" calcext:value-type="float">
            <text:p>0.3465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364" calcext:value-type="float">
            <text:p>0.364</text:p>
          </table:table-cell>
          <table:table-cell office:value-type="float" office:value="0.3813" calcext:value-type="float">
            <text:p>0.381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868" calcext:value-type="float">
            <text:p>0.3868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1" calcext:value-type="float">
            <text:p>0.341</text:p>
          </table:table-cell>
          <table:table-cell office:value-type="float" office:value="0.4227" calcext:value-type="float">
            <text:p>0.4227</text:p>
          </table:table-cell>
          <table:table-cell office:value-type="float" office:value="0.3335" calcext:value-type="float">
            <text:p>0.3335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3683" calcext:value-type="float">
            <text:p>0.3683</text:p>
          </table:table-cell>
          <table:table-cell table:number-columns-repeated="2" office:value-type="float" office:value="0.3497" calcext:value-type="float">
            <text:p>0.3497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4392" calcext:value-type="float">
            <text:p>0.4392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3748" calcext:value-type="float">
            <text:p>0.3748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3383" calcext:value-type="float">
            <text:p>0.3383</text:p>
          </table:table-cell>
          <table:table-cell office:value-type="float" office:value="0.384" calcext:value-type="float">
            <text:p>0.384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3723" calcext:value-type="float">
            <text:p>0.3723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8333" calcext:value-type="float">
            <text:p>0.8333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667" calcext:value-type="float">
            <text:p>0.666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667" calcext:value-type="float">
            <text:p>0.666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667" calcext:value-type="float">
            <text:p>0.666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667" calcext:value-type="float">
            <text:p>0.666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667" calcext:value-type="float">
            <text:p>0.666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131" calcext:value-type="float">
            <text:p>0.613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3877" calcext:value-type="float">
            <text:p>0.3877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3877" calcext:value-type="float">
            <text:p>0.3877</text:p>
          </table:table-cell>
          <table:table-cell office:value-type="float" office:value="0.376" calcext:value-type="float">
            <text:p>0.376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376" calcext:value-type="float">
            <text:p>0.376</text:p>
          </table:table-cell>
          <table:table-cell table:number-columns-repeated="3" office:value-type="float" office:value="0.3504" calcext:value-type="float">
            <text:p>0.3504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1834" calcext:value-type="float">
            <text:p>0.1834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571" calcext:value-type="float">
            <text:p>0.857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429" calcext:value-type="float">
            <text:p>0.6429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75" calcext:value-type="float">
            <text:p>0.75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" calcext:value-type="float">
            <text:p>0.3</text:p>
          </table:table-cell>
          <table:table-cell office:value-type="float" office:value="0.8571" calcext:value-type="float">
            <text:p>0.857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33" calcext:value-type="float">
            <text:p>0.5333</text:p>
          </table:table-cell>
          <table:table-cell office:value-type="float" office:value="0" calcext:value-type="float">
            <text:p>0</text:p>
          </table:table-cell>
          <table:table-cell office:value-type="float" office:value="0.5333" calcext:value-type="float">
            <text:p>0.5333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7273" calcext:value-type="float">
            <text:p>0.7273</text:p>
          </table:table-cell>
          <table:table-cell office:value-type="float" office:value="0" calcext:value-type="float">
            <text:p>0</text:p>
          </table:table-cell>
          <table:table-cell office:value-type="float" office:value="0.7273" calcext:value-type="float">
            <text:p>0.7273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934" calcext:value-type="float">
            <text:p>0.6934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6934" calcext:value-type="float">
            <text:p>0.6934</text:p>
          </table:table-cell>
          <table:table-cell table:number-columns-repeated="4" office:value-type="float" office:value="0.8066" calcext:value-type="float">
            <text:p>0.8066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table:number-columns-repeated="4" office:value-type="float" office:value="0.6934" calcext:value-type="float">
            <text:p>0.6934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6934" calcext:value-type="float">
            <text:p>0.6934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48" calcext:value-type="float">
            <text:p>0.648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48" calcext:value-type="float">
            <text:p>0.648</text:p>
          </table:table-cell>
          <table:table-cell table:number-columns-repeated="4" office:value-type="float" office:value="0.7346" calcext:value-type="float">
            <text:p>0.7346</text:p>
          </table:table-cell>
          <table:table-cell office:value-type="float" office:value="0.352" calcext:value-type="float">
            <text:p>0.352</text:p>
          </table:table-cell>
          <table:table-cell office:value-type="float" office:value="0.7346" calcext:value-type="float">
            <text:p>0.7346</text:p>
          </table:table-cell>
          <table:table-cell table:number-columns-repeated="4" office:value-type="float" office:value="0.648" calcext:value-type="float">
            <text:p>0.648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803" calcext:value-type="float">
            <text:p>0.6803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6803" calcext:value-type="float">
            <text:p>0.6803</text:p>
          </table:table-cell>
          <table:table-cell table:number-columns-repeated="4" office:value-type="float" office:value="0.8508" calcext:value-type="float">
            <text:p>0.8508</text:p>
          </table:table-cell>
          <table:table-cell office:value-type="float" office:value="0.3197" calcext:value-type="float">
            <text:p>0.3197</text:p>
          </table:table-cell>
          <table:table-cell office:value-type="float" office:value="0.8508" calcext:value-type="float">
            <text:p>0.8508</text:p>
          </table:table-cell>
          <table:table-cell table:number-columns-repeated="4" office:value-type="float" office:value="0.5886" calcext:value-type="float">
            <text:p>0.5886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5886" calcext:value-type="float">
            <text:p>0.5886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285" calcext:value-type="float">
            <text:p>0.6285</text:p>
          </table:table-cell>
          <table:table-cell office:value-type="float" office:value="0.273" calcext:value-type="float">
            <text:p>0.273</text:p>
          </table:table-cell>
          <table:table-cell office:value-type="float" office:value="0.6285" calcext:value-type="float">
            <text:p>0.6285</text:p>
          </table:table-cell>
          <table:table-cell table:number-columns-repeated="4" office:value-type="float" office:value="0.786" calcext:value-type="float">
            <text:p>0.786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786" calcext:value-type="float">
            <text:p>0.786</text:p>
          </table:table-cell>
          <table:table-cell office:value-type="float" office:value="0.6961" calcext:value-type="float">
            <text:p>0.6961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6961" calcext:value-type="float">
            <text:p>0.6961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6199" calcext:value-type="float">
            <text:p>0.6199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7184" calcext:value-type="float">
            <text:p>0.7184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7184" calcext:value-type="float">
            <text:p>0.7184</text:p>
          </table:table-cell>
          <table:table-cell table:number-columns-repeated="4" office:value-type="float" office:value="0.7345" calcext:value-type="float">
            <text:p>0.7345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7345" calcext:value-type="float">
            <text:p>0.7345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03" calcext:value-type="float">
            <text:p>0.710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03" calcext:value-type="float">
            <text:p>0.7103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7103" calcext:value-type="float">
            <text:p>0.7103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769" calcext:value-type="float">
            <text:p>0.6769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6769" calcext:value-type="float">
            <text:p>0.6769</text:p>
          </table:table-cell>
          <table:table-cell table:number-columns-repeated="3" office:value-type="float" office:value="0.692" calcext:value-type="float">
            <text:p>0.692</text:p>
          </table:table-cell>
          <table:table-cell office:value-type="float" office:value="0.7498" calcext:value-type="float">
            <text:p>0.7498</text:p>
          </table:table-cell>
          <table:table-cell office:value-type="float" office:value="0.3941" calcext:value-type="float">
            <text:p>0.3941</text:p>
          </table:table-cell>
          <table:table-cell office:value-type="float" office:value="0.7498" calcext:value-type="float">
            <text:p>0.7498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6693" calcext:value-type="float">
            <text:p>0.6693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7271" calcext:value-type="float">
            <text:p>0.7271</text:p>
          </table:table-cell>
          <table:table-cell office:value-type="float" office:value="0.3058" calcext:value-type="float">
            <text:p>0.3058</text:p>
          </table:table-cell>
          <table:table-cell office:value-type="float" office:value="0.7271" calcext:value-type="float">
            <text:p>0.727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418" calcext:value-type="float">
            <text:p>0.6418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6418" calcext:value-type="float">
            <text:p>0.6418</text:p>
          </table:table-cell>
          <table:table-cell table:number-columns-repeated="3" office:value-type="float" office:value="0.708" calcext:value-type="float">
            <text:p>0.708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6915" calcext:value-type="float">
            <text:p>0.6915</text:p>
          </table:table-cell>
          <table:table-cell office:value-type="float" office:value="0.6864" calcext:value-type="float">
            <text:p>0.6864</text:p>
          </table:table-cell>
          <table:table-cell office:value-type="float" office:value="0.6915" calcext:value-type="float">
            <text:p>0.6915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6894" calcext:value-type="float">
            <text:p>0.6894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587" calcext:value-type="float">
            <text:p>0.6587</text:p>
          </table:table-cell>
          <table:table-cell office:value-type="float" office:value="0.6115" calcext:value-type="float">
            <text:p>0.6115</text:p>
          </table:table-cell>
          <table:table-cell table:number-columns-repeated="2" office:value-type="float" office:value="0.6587" calcext:value-type="float">
            <text:p>0.6587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6587" calcext:value-type="float">
            <text:p>0.6587</text:p>
          </table:table-cell>
          <table:table-cell table:number-columns-repeated="3" office:value-type="float" office:value="0.7218" calcext:value-type="float">
            <text:p>0.7218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4055" calcext:value-type="float">
            <text:p>0.4055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7532" calcext:value-type="float">
            <text:p>0.7532</text:p>
          </table:table-cell>
          <table:table-cell office:value-type="float" office:value="0.6541" calcext:value-type="float">
            <text:p>0.6541</text:p>
          </table:table-cell>
          <table:table-cell office:value-type="float" office:value="0.7532" calcext:value-type="float">
            <text:p>0.7532</text:p>
          </table:table-cell>
          <table:table-cell office:value-type="float" office:value="0.7512" calcext:value-type="float">
            <text:p>0.7512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7512" calcext:value-type="float">
            <text:p>0.7512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302" calcext:value-type="float">
            <text:p>0.6302</text:p>
          </table:table-cell>
          <table:table-cell office:value-type="float" office:value="0.6284" calcext:value-type="float">
            <text:p>0.6284</text:p>
          </table:table-cell>
          <table:table-cell table:number-columns-repeated="2" office:value-type="float" office:value="0.6302" calcext:value-type="float">
            <text:p>0.6302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6302" calcext:value-type="float">
            <text:p>0.6302</text:p>
          </table:table-cell>
          <table:table-cell table:number-columns-repeated="3" office:value-type="float" office:value="0.7338" calcext:value-type="float">
            <text:p>0.7338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7186" calcext:value-type="float">
            <text:p>0.7186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7186" calcext:value-type="float">
            <text:p>0.7186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6834" calcext:value-type="float">
            <text:p>0.6834</text:p>
          </table:table-cell>
          <table:table-cell table:number-columns-repeated="2" office:value-type="float" office:value="0.6851" calcext:value-type="float">
            <text:p>0.6851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6851" calcext:value-type="float">
            <text:p>0.6851</text:p>
          </table:table-cell>
          <table:table-cell table:number-columns-repeated="3" office:value-type="float" office:value="0.7044" calcext:value-type="float">
            <text:p>0.7044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7318" calcext:value-type="float">
            <text:p>0.7318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7318" calcext:value-type="float">
            <text:p>0.7318</text:p>
          </table:table-cell>
          <table:table-cell office:value-type="float" office:value="0.7299" calcext:value-type="float">
            <text:p>0.7299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7299" calcext:value-type="float">
            <text:p>0.7299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6578" calcext:value-type="float">
            <text:p>0.6578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6595" calcext:value-type="float">
            <text:p>0.6595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6595" calcext:value-type="float">
            <text:p>0.6595</text:p>
          </table:table-cell>
          <table:table-cell table:number-columns-repeated="3" office:value-type="float" office:value="0.7528" calcext:value-type="float">
            <text:p>0.7528</text:p>
          </table:table-cell>
          <table:table-cell office:value-type="float" office:value="0.7539" calcext:value-type="float">
            <text:p>0.7539</text:p>
          </table:table-cell>
          <table:table-cell office:value-type="float" office:value="0.3584" calcext:value-type="float">
            <text:p>0.3584</text:p>
          </table:table-cell>
          <table:table-cell office:value-type="float" office:value="0.7539" calcext:value-type="float">
            <text:p>0.7539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7026" calcext:value-type="float">
            <text:p>0.7026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724" calcext:value-type="float">
            <text:p>0.6724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6724" calcext:value-type="float">
            <text:p>0.6724</text:p>
          </table:table-cell>
          <table:table-cell office:value-type="float" office:value="0.6363" calcext:value-type="float">
            <text:p>0.6363</text:p>
          </table:table-cell>
          <table:table-cell office:value-type="float" office:value="0.2659" calcext:value-type="float">
            <text:p>0.2659</text:p>
          </table:table-cell>
          <table:table-cell office:value-type="float" office:value="0.6363" calcext:value-type="float">
            <text:p>0.6363</text:p>
          </table:table-cell>
          <table:table-cell table:number-columns-repeated="3" office:value-type="float" office:value="0.7264" calcext:value-type="float">
            <text:p>0.7264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6724" calcext:value-type="float">
            <text:p>0.6724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678" calcext:value-type="float">
            <text:p>0.678</text:p>
          </table:table-cell>
          <table:table-cell office:value-type="float" office:value="0.3451" calcext:value-type="float">
            <text:p>0.3451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6807" calcext:value-type="float">
            <text:p>0.6807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6153" calcext:value-type="float">
            <text:p>0.6153</text:p>
          </table:table-cell>
          <table:table-cell table:number-columns-repeated="3" office:value-type="float" office:value="0.7024" calcext:value-type="float">
            <text:p>0.7024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6556" calcext:value-type="float">
            <text:p>0.6556</text:p>
          </table:table-cell>
          <table:table-cell office:value-type="float" office:value="0.3337" calcext:value-type="float">
            <text:p>0.3337</text:p>
          </table:table-cell>
          <table:table-cell office:value-type="float" office:value="0.6556" calcext:value-type="float">
            <text:p>0.6556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299" calcext:value-type="float">
            <text:p>0.6299</text:p>
          </table:table-cell>
          <table:table-cell office:value-type="float" office:value="0.6595" calcext:value-type="float">
            <text:p>0.6595</text:p>
          </table:table-cell>
          <table:table-cell office:value-type="float" office:value="0.6299" calcext:value-type="float">
            <text:p>0.6299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249" calcext:value-type="float">
            <text:p>0.249</text:p>
          </table:table-cell>
          <table:table-cell office:value-type="float" office:value="0.6273" calcext:value-type="float">
            <text:p>0.6273</text:p>
          </table:table-cell>
          <table:table-cell table:number-columns-repeated="3" office:value-type="float" office:value="0.6804" calcext:value-type="float">
            <text:p>0.6804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635" calcext:value-type="float">
            <text:p>0.635</text:p>
          </table:table-cell>
          <table:table-cell office:value-type="float" office:value="0.3232" calcext:value-type="float">
            <text:p>0.3232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6087" calcext:value-type="float">
            <text:p>0.6087</text:p>
          </table:table-cell>
          <table:table-cell table:number-columns-repeated="3" office:value-type="float" office:value="0.6602" calcext:value-type="float">
            <text:p>0.660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3136" calcext:value-type="float">
            <text:p>0.3136</text:p>
          </table:table-cell>
          <table:table-cell office:value-type="float" office:value="0.6162" calcext:value-type="float">
            <text:p>0.616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227" calcext:value-type="float">
            <text:p>0.6227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227" calcext:value-type="float">
            <text:p>0.6227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5915" calcext:value-type="float">
            <text:p>0.5915</text:p>
          </table:table-cell>
          <table:table-cell table:number-columns-repeated="3" office:value-type="float" office:value="0.6416" calcext:value-type="float">
            <text:p>0.6416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3364" calcext:value-type="float">
            <text:p>0.3364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3048" calcext:value-type="float">
            <text:p>0.3048</text:p>
          </table:table-cell>
          <table:table-cell office:value-type="float" office:value="0.5988" calcext:value-type="float">
            <text:p>0.5988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5755" calcext:value-type="float">
            <text:p>0.5755</text:p>
          </table:table-cell>
          <table:table-cell office:value-type="float" office:value="0.2825" calcext:value-type="float">
            <text:p>0.2825</text:p>
          </table:table-cell>
          <table:table-cell office:value-type="float" office:value="0.5755" calcext:value-type="float">
            <text:p>0.5755</text:p>
          </table:table-cell>
          <table:table-cell table:number-columns-repeated="3" office:value-type="float" office:value="0.6242" calcext:value-type="float">
            <text:p>0.6242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3544" calcext:value-type="float">
            <text:p>0.3544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584" calcext:value-type="float">
            <text:p>0.584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84" calcext:value-type="float">
            <text:p>0.584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2965" calcext:value-type="float">
            <text:p>0.2965</text:p>
          </table:table-cell>
          <table:table-cell office:value-type="float" office:value="0.5826" calcext:value-type="float">
            <text:p>0.5826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5893" calcext:value-type="float">
            <text:p>0.5893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5865" calcext:value-type="float">
            <text:p>0.5865</text:p>
          </table:table-cell>
          <table:table-cell table:number-columns-repeated="3" office:value-type="float" office:value="0.6081" calcext:value-type="float">
            <text:p>0.6081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3452" calcext:value-type="float">
            <text:p>0.3452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5675" calcext:value-type="float">
            <text:p>0.5675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5893" calcext:value-type="float">
            <text:p>0.5893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5865" calcext:value-type="float">
            <text:p>0.5865</text:p>
          </table:table-cell>
          <table:table-cell table:number-columns-repeated="3" office:value-type="float" office:value="0.6081" calcext:value-type="float">
            <text:p>0.6081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3452" calcext:value-type="float">
            <text:p>0.3452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5675" calcext:value-type="float">
            <text:p>0.5675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1889" calcext:value-type="float">
            <text:p>0.1889</text:p>
          </table:table-cell>
          <table:table-cell table:number-columns-repeated="3" office:value-type="float" office:value="0.3171" calcext:value-type="float">
            <text:p>0.3171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177" calcext:value-type="float">
            <text:p>0.1177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5714" calcext:value-type="float">
            <text:p>0.5714</text:p>
          </table:table-cell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0.7273" calcext:value-type="float">
            <text:p>0.7273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2941" calcext:value-type="float">
            <text:p>0.294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3" office:value-type="float" office:value="0.7273" calcext:value-type="float">
            <text:p>0.7273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263" calcext:value-type="float">
            <text:p>0.5263</text:p>
          </table:table-cell>
          <table:table-cell office:value-type="float" office:value="0" calcext:value-type="float">
            <text:p>0</text:p>
          </table:table-cell>
          <table:table-cell office:value-type="float" office:value="0.5263" calcext:value-type="float">
            <text:p>0.526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3066" calcext:value-type="float">
            <text:p>0.3066</text:p>
          </table:table-cell>
          <table:table-cell table:number-columns-repeated="2" office:value-type="float" office:value="0.1934" calcext:value-type="float">
            <text:p>0.1934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1934" calcext:value-type="float">
            <text:p>0.19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6131" calcext:value-type="float">
            <text:p>0.6131</text:p>
          </table:table-cell>
          <table:table-cell table:number-columns-repeated="4" office:value-type="float" office:value="0.3066" calcext:value-type="float">
            <text:p>0.3066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3066" calcext:value-type="float">
            <text:p>0.3066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3006" calcext:value-type="float">
            <text:p>0.30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2658" calcext:value-type="float">
            <text:p>0.2658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697" calcext:value-type="float">
            <text:p>0.2697</text:p>
          </table:table-cell>
          <table:table-cell table:number-columns-repeated="3" office:value-type="float" office:value="0.8973" calcext:value-type="float">
            <text:p>0.8973</text:p>
          </table:table-cell>
          <table:table-cell office:value-type="float" office:value="0.699" calcext:value-type="float">
            <text:p>0.699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99" calcext:value-type="float">
            <text:p>0.699</text:p>
          </table:table-cell>
          <table:table-cell office:value-type="float" office:value="0.477" calcext:value-type="float">
            <text:p>0.477</text:p>
          </table:table-cell>
          <table:table-cell office:value-type="float" office:value="0.444" calcext:value-type="float">
            <text:p>0.444</text:p>
          </table:table-cell>
          <table:table-cell table:number-columns-repeated="2" office:value-type="float" office:value="0.477" calcext:value-type="float">
            <text:p>0.477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314" calcext:value-type="float">
            <text:p>0.3314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3314" calcext:value-type="float">
            <text:p>0.3314</text:p>
          </table:table-cell>
          <table:table-cell table:number-columns-repeated="3" office:value-type="float" office:value="0.8215" calcext:value-type="float">
            <text:p>0.8215</text:p>
          </table:table-cell>
          <table:table-cell office:value-type="float" office:value="0.7244" calcext:value-type="float">
            <text:p>0.7244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7244" calcext:value-type="float">
            <text:p>0.7244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4065" calcext:value-type="float">
            <text:p>0.406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4367" calcext:value-type="float">
            <text:p>0.4367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5188" calcext:value-type="float">
            <text:p>0.5188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3075" calcext:value-type="float">
            <text:p>0.3075</text:p>
          </table:table-cell>
          <table:table-cell table:number-columns-repeated="3" office:value-type="float" office:value="0.8344" calcext:value-type="float">
            <text:p>0.8344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4493" calcext:value-type="float">
            <text:p>0.4493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4774" calcext:value-type="float">
            <text:p>0.4774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486" calcext:value-type="float">
            <text:p>0.486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3513" calcext:value-type="float">
            <text:p>0.3513</text:p>
          </table:table-cell>
          <table:table-cell table:number-columns-repeated="3" office:value-type="float" office:value="0.7816" calcext:value-type="float">
            <text:p>0.7816</text:p>
          </table:table-cell>
          <table:table-cell office:value-type="float" office:value="0.6929" calcext:value-type="float">
            <text:p>0.6929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6929" calcext:value-type="float">
            <text:p>0.6929</text:p>
          </table:table-cell>
          <table:table-cell office:value-type="float" office:value="0.5781" calcext:value-type="float">
            <text:p>0.5781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781" calcext:value-type="float">
            <text:p>0.5781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4472" calcext:value-type="float">
            <text:p>0.4472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585" calcext:value-type="float">
            <text:p>0.4585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4445" calcext:value-type="float">
            <text:p>0.4445</text:p>
          </table:table-cell>
          <table:table-cell table:number-columns-repeated="3" office:value-type="float" office:value="0.7939" calcext:value-type="float">
            <text:p>0.7939</text:p>
          </table:table-cell>
          <table:table-cell office:value-type="float" office:value="0.6538" calcext:value-type="float">
            <text:p>0.6538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6538" calcext:value-type="float">
            <text:p>0.6538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4219" calcext:value-type="float">
            <text:p>0.4219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4862" calcext:value-type="float">
            <text:p>0.4862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4217" calcext:value-type="float">
            <text:p>0.4217</text:p>
          </table:table-cell>
          <table:table-cell table:number-columns-repeated="3" office:value-type="float" office:value="0.8045" calcext:value-type="float">
            <text:p>0.8045</text:p>
          </table:table-cell>
          <table:table-cell office:value-type="float" office:value="0.7226" calcext:value-type="float">
            <text:p>0.7226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7226" calcext:value-type="float">
            <text:p>0.7226</text:p>
          </table:table-cell>
          <table:table-cell office:value-type="float" office:value="0.5175" calcext:value-type="float">
            <text:p>0.5175</text:p>
          </table:table-cell>
          <table:table-cell office:value-type="float" office:value="0.4901" calcext:value-type="float">
            <text:p>0.4901</text:p>
          </table:table-cell>
          <table:table-cell office:value-type="float" office:value="0.5175" calcext:value-type="float">
            <text:p>0.5175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4003" calcext:value-type="float">
            <text:p>0.4003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998" calcext:value-type="float">
            <text:p>0.4998</text:p>
          </table:table-cell>
          <table:table-cell office:value-type="float" office:value="0.4635" calcext:value-type="float">
            <text:p>0.4635</text:p>
          </table:table-cell>
          <table:table-cell office:value-type="float" office:value="0.4998" calcext:value-type="float">
            <text:p>0.4998</text:p>
          </table:table-cell>
          <table:table-cell office:value-type="float" office:value="0.4488" calcext:value-type="float">
            <text:p>0.4488</text:p>
          </table:table-cell>
          <table:table-cell office:value-type="float" office:value="0.213" calcext:value-type="float">
            <text:p>0.213</text:p>
          </table:table-cell>
          <table:table-cell office:value-type="float" office:value="0.4488" calcext:value-type="float">
            <text:p>0.4488</text:p>
          </table:table-cell>
          <table:table-cell table:number-columns-repeated="3" office:value-type="float" office:value="0.8136" calcext:value-type="float">
            <text:p>0.8136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4671" calcext:value-type="float">
            <text:p>0.4671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3816" calcext:value-type="float">
            <text:p>0.3816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782" calcext:value-type="float">
            <text:p>0.4782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4782" calcext:value-type="float">
            <text:p>0.4782</text:p>
          </table:table-cell>
          <table:table-cell office:value-type="float" office:value="0.4294" calcext:value-type="float">
            <text:p>0.4294</text:p>
          </table:table-cell>
          <table:table-cell office:value-type="float" office:value="0.2038" calcext:value-type="float">
            <text:p>0.2038</text:p>
          </table:table-cell>
          <table:table-cell office:value-type="float" office:value="0.4294" calcext:value-type="float">
            <text:p>0.4294</text:p>
          </table:table-cell>
          <table:table-cell table:number-columns-repeated="3" office:value-type="float" office:value="0.8217" calcext:value-type="float">
            <text:p>0.8217</text:p>
          </table:table-cell>
          <table:table-cell office:value-type="float" office:value="0.7038" calcext:value-type="float">
            <text:p>0.7038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7038" calcext:value-type="float">
            <text:p>0.7038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4083" calcext:value-type="float">
            <text:p>0.4083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4083" calcext:value-type="float">
            <text:p>0.4083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992" calcext:value-type="float">
            <text:p>0.4992</text:p>
          </table:table-cell>
          <table:table-cell office:value-type="float" office:value="0.5086" calcext:value-type="float">
            <text:p>0.5086</text:p>
          </table:table-cell>
          <table:table-cell office:value-type="float" office:value="0.4992" calcext:value-type="float">
            <text:p>0.4992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4121" calcext:value-type="float">
            <text:p>0.4121</text:p>
          </table:table-cell>
          <table:table-cell table:number-columns-repeated="3" office:value-type="float" office:value="0.7886" calcext:value-type="float">
            <text:p>0.7886</text:p>
          </table:table-cell>
          <table:table-cell office:value-type="float" office:value="0.6755" calcext:value-type="float">
            <text:p>0.675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755" calcext:value-type="float">
            <text:p>0.675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29" calcext:value-type="float">
            <text:p>0.429</text:p>
          </table:table-cell>
          <table:table-cell office:value-type="float" office:value="0.496" calcext:value-type="float">
            <text:p>0.496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3919" calcext:value-type="float">
            <text:p>0.3919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804" calcext:value-type="float">
            <text:p>0.4804</text:p>
          </table:table-cell>
          <table:table-cell office:value-type="float" office:value="0.5271" calcext:value-type="float">
            <text:p>0.5271</text:p>
          </table:table-cell>
          <table:table-cell office:value-type="float" office:value="0.4804" calcext:value-type="float">
            <text:p>0.4804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227" calcext:value-type="float">
            <text:p>0.227</text:p>
          </table:table-cell>
          <table:table-cell office:value-type="float" office:value="0.3966" calcext:value-type="float">
            <text:p>0.3966</text:p>
          </table:table-cell>
          <table:table-cell table:number-columns-repeated="3" office:value-type="float" office:value="0.759" calcext:value-type="float">
            <text:p>0.759</text:p>
          </table:table-cell>
          <table:table-cell office:value-type="float" office:value="0.6501" calcext:value-type="float">
            <text:p>0.6501</text:p>
          </table:table-cell>
          <table:table-cell office:value-type="float" office:value="0.2295" calcext:value-type="float">
            <text:p>0.2295</text:p>
          </table:table-cell>
          <table:table-cell office:value-type="float" office:value="0.6501" calcext:value-type="float">
            <text:p>0.6501</text:p>
          </table:table-cell>
          <table:table-cell office:value-type="float" office:value="0.4773" calcext:value-type="float">
            <text:p>0.4773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4773" calcext:value-type="float">
            <text:p>0.4773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3772" calcext:value-type="float">
            <text:p>0.377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634" calcext:value-type="float">
            <text:p>0.4634</text:p>
          </table:table-cell>
          <table:table-cell office:value-type="float" office:value="0.5084" calcext:value-type="float">
            <text:p>0.5084</text:p>
          </table:table-cell>
          <table:table-cell office:value-type="float" office:value="0.4634" calcext:value-type="float">
            <text:p>0.4634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219" calcext:value-type="float">
            <text:p>0.219</text:p>
          </table:table-cell>
          <table:table-cell office:value-type="float" office:value="0.4533" calcext:value-type="float">
            <text:p>0.4533</text:p>
          </table:table-cell>
          <table:table-cell table:number-columns-repeated="3" office:value-type="float" office:value="0.7322" calcext:value-type="float">
            <text:p>0.7322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2568" calcext:value-type="float">
            <text:p>0.2568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4958" calcext:value-type="float">
            <text:p>0.4958</text:p>
          </table:table-cell>
          <table:table-cell office:value-type="float" office:value="0.3982" calcext:value-type="float">
            <text:p>0.3982</text:p>
          </table:table-cell>
          <table:table-cell office:value-type="float" office:value="0.4958" calcext:value-type="float">
            <text:p>0.4958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2408" calcext:value-type="float">
            <text:p>0.2408</text:p>
          </table:table-cell>
          <table:table-cell office:value-type="float" office:value="0.3639" calcext:value-type="float">
            <text:p>0.3639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5248" calcext:value-type="float">
            <text:p>0.5248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4382" calcext:value-type="float">
            <text:p>0.4382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4382" calcext:value-type="float">
            <text:p>0.4382</text:p>
          </table:table-cell>
          <table:table-cell table:number-columns-repeated="3" office:value-type="float" office:value="0.7411" calcext:value-type="float">
            <text:p>0.741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4793" calcext:value-type="float">
            <text:p>0.4793</text:p>
          </table:table-cell>
          <table:table-cell office:value-type="float" office:value="0.385" calcext:value-type="float">
            <text:p>0.385</text:p>
          </table:table-cell>
          <table:table-cell office:value-type="float" office:value="0.4793" calcext:value-type="float">
            <text:p>0.4793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2661" calcext:value-type="float">
            <text:p>0.2661</text:p>
          </table:table-cell>
          <table:table-cell office:value-type="float" office:value="0.3517" calcext:value-type="float">
            <text:p>0.3517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978" calcext:value-type="float">
            <text:p>0.4978</text:p>
          </table:table-cell>
          <table:table-cell office:value-type="float" office:value="0.5082" calcext:value-type="float">
            <text:p>0.5082</text:p>
          </table:table-cell>
          <table:table-cell office:value-type="float" office:value="0.4978" calcext:value-type="float">
            <text:p>0.4978</text:p>
          </table:table-cell>
          <table:table-cell office:value-type="float" office:value="0.4243" calcext:value-type="float">
            <text:p>0.4243</text:p>
          </table:table-cell>
          <table:table-cell office:value-type="float" office:value="0.205" calcext:value-type="float">
            <text:p>0.205</text:p>
          </table:table-cell>
          <table:table-cell office:value-type="float" office:value="0.4243" calcext:value-type="float">
            <text:p>0.4243</text:p>
          </table:table-cell>
          <table:table-cell table:number-columns-repeated="3" office:value-type="float" office:value="0.7493" calcext:value-type="float">
            <text:p>0.7493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272" calcext:value-type="float">
            <text:p>0.272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4641" calcext:value-type="float">
            <text:p>0.4641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4641" calcext:value-type="float">
            <text:p>0.4641</text:p>
          </table:table-cell>
          <table:table-cell office:value-type="float" office:value="0.3406" calcext:value-type="float">
            <text:p>0.3406</text:p>
          </table:table-cell>
          <table:table-cell office:value-type="float" office:value="0.2893" calcext:value-type="float">
            <text:p>0.2893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493" calcext:value-type="float">
            <text:p>0.493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4416" calcext:value-type="float">
            <text:p>0.4416</text:p>
          </table:table-cell>
          <table:table-cell table:number-columns-repeated="3" office:value-type="float" office:value="0.7268" calcext:value-type="float">
            <text:p>0.7268</text:p>
          </table:table-cell>
          <table:table-cell office:value-type="float" office:value="0.6015" calcext:value-type="float">
            <text:p>0.6015</text:p>
          </table:table-cell>
          <table:table-cell office:value-type="float" office:value="0.2638" calcext:value-type="float">
            <text:p>0.2638</text:p>
          </table:table-cell>
          <table:table-cell office:value-type="float" office:value="0.6015" calcext:value-type="float">
            <text:p>0.6015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3604" calcext:value-type="float">
            <text:p>0.3604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689" calcext:value-type="float">
            <text:p>0.4689</text:p>
          </table:table-cell>
          <table:table-cell office:value-type="float" office:value="0.4788" calcext:value-type="float">
            <text:p>0.4788</text:p>
          </table:table-cell>
          <table:table-cell office:value-type="float" office:value="0.4689" calcext:value-type="float">
            <text:p>0.4689</text:p>
          </table:table-cell>
          <table:table-cell office:value-type="float" office:value="0.429" calcext:value-type="float">
            <text:p>0.429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429" calcext:value-type="float">
            <text:p>0.429</text:p>
          </table:table-cell>
          <table:table-cell table:number-columns-repeated="3" office:value-type="float" office:value="0.7059" calcext:value-type="float">
            <text:p>0.7059</text:p>
          </table:table-cell>
          <table:table-cell office:value-type="float" office:value="0.6129" calcext:value-type="float">
            <text:p>0.6129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6129" calcext:value-type="float">
            <text:p>0.6129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2726" calcext:value-type="float">
            <text:p>0.2726</text:p>
          </table:table-cell>
          <table:table-cell office:value-type="float" office:value="0.3501" calcext:value-type="float">
            <text:p>0.3501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561" calcext:value-type="float">
            <text:p>0.4561</text:p>
          </table:table-cell>
          <table:table-cell office:value-type="float" office:value="0.4931" calcext:value-type="float">
            <text:p>0.4931</text:p>
          </table:table-cell>
          <table:table-cell office:value-type="float" office:value="0.4561" calcext:value-type="float">
            <text:p>0.4561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4172" calcext:value-type="float">
            <text:p>0.4172</text:p>
          </table:table-cell>
          <table:table-cell table:number-columns-repeated="3" office:value-type="float" office:value="0.6866" calcext:value-type="float">
            <text:p>0.6866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2492" calcext:value-type="float">
            <text:p>0.2492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4253" calcext:value-type="float">
            <text:p>0.4253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4253" calcext:value-type="float">
            <text:p>0.4253</text:p>
          </table:table-cell>
          <table:table-cell office:value-type="float" office:value="0.3405" calcext:value-type="float">
            <text:p>0.3405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3405" calcext:value-type="float">
            <text:p>0.3405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4802" calcext:value-type="float">
            <text:p>0.4802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4063" calcext:value-type="float">
            <text:p>0.4063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4063" calcext:value-type="float">
            <text:p>0.4063</text:p>
          </table:table-cell>
          <table:table-cell table:number-columns-repeated="3" office:value-type="float" office:value="0.6686" calcext:value-type="float">
            <text:p>0.6686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3316" calcext:value-type="float">
            <text:p>0.3316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433" calcext:value-type="float">
            <text:p>0.8433</text:p>
          </table:table-cell>
          <table:table-cell office:value-type="float" office:value="0.6143" calcext:value-type="float">
            <text:p>0.6143</text:p>
          </table:table-cell>
          <table:table-cell office:value-type="float" office:value="0.8433" calcext:value-type="float">
            <text:p>0.8433</text:p>
          </table:table-cell>
          <table:table-cell table:number-columns-repeated="3" office:value-type="float" office:value="0.8333" calcext:value-type="float">
            <text:p>0.8333</text:p>
          </table:table-cell>
          <table:table-cell office:value-type="float" office:value="0.8369" calcext:value-type="float">
            <text:p>0.8369</text:p>
          </table:table-cell>
          <table:table-cell office:value-type="float" office:value="0.62" calcext:value-type="float">
            <text:p>0.62</text:p>
          </table:table-cell>
          <table:table-cell office:value-type="float" office:value="0.8369" calcext:value-type="float">
            <text:p>0.8369</text:p>
          </table:table-cell>
          <table:table-cell table:number-columns-repeated="3" office:value-type="float" office:value="0.76" calcext:value-type="float">
            <text:p>0.76</text:p>
          </table:table-cell>
          <table:table-cell office:value-type="float" office:value="0.71" calcext:value-type="float">
            <text:p>0.71</text:p>
          </table:table-cell>
          <table:table-cell office:value-type="float" office:value="0.4943" calcext:value-type="float">
            <text:p>0.4943</text:p>
          </table:table-cell>
          <table:table-cell office:value-type="float" office:value="0.71" calcext:value-type="float">
            <text:p>0.71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34" calcext:value-type="float">
            <text:p>0.6934</text:p>
          </table:table-cell>
          <table:table-cell office:value-type="float" office:value="1" calcext:value-type="float">
            <text:p>1</text:p>
          </table:table-cell>
          <table:table-cell office:value-type="float" office:value="0.6934" calcext:value-type="float">
            <text:p>0.693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934" calcext:value-type="float">
            <text:p>0.6934</text:p>
          </table:table-cell>
          <table:table-cell office:value-type="float" office:value="0.5" calcext:value-type="float">
            <text:p>0.5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8671" calcext:value-type="float">
            <text:p>0.867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671" calcext:value-type="float">
            <text:p>0.86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8671" calcext:value-type="float">
            <text:p>0.8671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4335" calcext:value-type="float">
            <text:p>0.4335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973" calcext:value-type="float">
            <text:p>0.8973</text:p>
          </table:table-cell>
          <table:table-cell table:number-columns-repeated="3" office:value-type="float" office:value="0.778" calcext:value-type="float">
            <text:p>0.778</text:p>
          </table:table-cell>
          <table:table-cell table:number-columns-repeated="4" office:value-type="float" office:value="0.8973" calcext:value-type="float">
            <text:p>0.8973</text:p>
          </table:table-cell>
          <table:table-cell office:value-type="float" office:value="0.778" calcext:value-type="float">
            <text:p>0.778</text:p>
          </table:table-cell>
          <table:table-cell office:value-type="float" office:value="0.8973" calcext:value-type="float">
            <text:p>0.8973</text:p>
          </table:table-cell>
          <table:table-cell table:number-columns-repeated="3" office:value-type="float" office:value="0.778" calcext:value-type="float">
            <text:p>0.778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5945" calcext:value-type="float">
            <text:p>0.5945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8215" calcext:value-type="float">
            <text:p>0.8215</text:p>
          </table:table-cell>
          <table:table-cell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906" calcext:value-type="float">
            <text:p>0.906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5212" calcext:value-type="float">
            <text:p>0.5212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8993" calcext:value-type="float">
            <text:p>0.8993</text:p>
          </table:table-cell>
          <table:table-cell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906" calcext:value-type="float">
            <text:p>0.906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599" calcext:value-type="float">
            <text:p>0.599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8993" calcext:value-type="float">
            <text:p>0.8993</text:p>
          </table:table-cell>
          <table:table-cell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906" calcext:value-type="float">
            <text:p>0.906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8993" calcext:value-type="float">
            <text:p>0.8993</text:p>
          </table:table-cell>
          <table:table-cell office:value-type="float" office:value="0.906" calcext:value-type="float">
            <text:p>0.906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06" calcext:value-type="float">
            <text:p>0.906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06" calcext:value-type="float">
            <text:p>0.906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8993" calcext:value-type="float">
            <text:p>0.8993</text:p>
          </table:table-cell>
          <table:table-cell office:value-type="float" office:value="0.906" calcext:value-type="float">
            <text:p>0.906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06" calcext:value-type="float">
            <text:p>0.906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06" calcext:value-type="float">
            <text:p>0.906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06" calcext:value-type="float">
            <text:p>0.906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06" calcext:value-type="float">
            <text:p>0.906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06" calcext:value-type="float">
            <text:p>0.906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06" calcext:value-type="float">
            <text:p>0.906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06" calcext:value-type="float">
            <text:p>0.906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06" calcext:value-type="float">
            <text:p>0.906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1869" calcext:value-type="float">
            <text:p>0.1869</text:p>
          </table:table-cell>
          <table:table-cell table:number-columns-repeated="3" office:value-type="float" office:value="0.1667" calcext:value-type="float">
            <text:p>0.1667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1288" calcext:value-type="float">
            <text:p>0.1288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1667" calcext:value-type="float">
            <text:p>0.1667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15" calcext:value-type="float">
            <text:p>0.1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" calcext:value-type="float">
            <text:p>0.1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6"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4693" calcext:value-type="float">
            <text:p>0.4693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4693" calcext:value-type="float">
            <text:p>0.4693</text:p>
          </table:table-cell>
          <table:table-cell table:number-columns-repeated="4" office:value-type="float" office:value="0.7039" calcext:value-type="float">
            <text:p>0.7039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7039" calcext:value-type="float">
            <text:p>0.7039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.4134" calcext:value-type="float">
            <text:p>0.4134</text:p>
          </table:table-cell>
          <table:table-cell office:value-type="float" office:value="0.4693" calcext:value-type="float">
            <text:p>0.4693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5856" calcext:value-type="float">
            <text:p>0.5856</text:p>
          </table:table-cell>
          <table:table-cell table:number-columns-repeated="2" office:value-type="float" office:value="0.5585" calcext:value-type="float">
            <text:p>0.5585</text:p>
          </table:table-cell>
          <table:table-cell office:value-type="float" office:value="0.488" calcext:value-type="float">
            <text:p>0.488</text:p>
          </table:table-cell>
          <table:table-cell office:value-type="float" office:value="0.5585" calcext:value-type="float">
            <text:p>0.5585</text:p>
          </table:table-cell>
          <table:table-cell table:number-columns-repeated="4" office:value-type="float" office:value="0.5856" calcext:value-type="float">
            <text:p>0.585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856" calcext:value-type="float">
            <text:p>0.5856</text:p>
          </table:table-cell>
          <table:table-cell table:number-columns-repeated="4" office:value-type="float" office:value="0.3904" calcext:value-type="float">
            <text:p>0.3904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3904" calcext:value-type="float">
            <text:p>0.3904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5087" calcext:value-type="float">
            <text:p>0.5087</text:p>
          </table:table-cell>
          <table:table-cell table:number-columns-repeated="2" office:value-type="float" office:value="0.4852" calcext:value-type="float">
            <text:p>0.4852</text:p>
          </table:table-cell>
          <table:table-cell office:value-type="float" office:value="0.424" calcext:value-type="float">
            <text:p>0.424</text:p>
          </table:table-cell>
          <table:table-cell office:value-type="float" office:value="0.4852" calcext:value-type="float">
            <text:p>0.4852</text:p>
          </table:table-cell>
          <table:table-cell table:number-columns-repeated="4" office:value-type="float" office:value="0.5087" calcext:value-type="float">
            <text:p>0.5087</text:p>
          </table:table-cell>
          <table:table-cell office:value-type="float" office:value="0.424" calcext:value-type="float">
            <text:p>0.424</text:p>
          </table:table-cell>
          <table:table-cell office:value-type="float" office:value="0.5087" calcext:value-type="float">
            <text:p>0.5087</text:p>
          </table:table-cell>
          <table:table-cell table:number-columns-repeated="4" office:value-type="float" office:value="0.3392" calcext:value-type="float">
            <text:p>0.3392</text:p>
          </table:table-cell>
          <table:table-cell office:value-type="float" office:value="0.2988" calcext:value-type="float">
            <text:p>0.2988</text:p>
          </table:table-cell>
          <table:table-cell office:value-type="float" office:value="0.3392" calcext:value-type="float">
            <text:p>0.339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576" calcext:value-type="float">
            <text:p>0.4576</text:p>
          </table:table-cell>
          <table:table-cell office:value-type="float" office:value="0.4798" calcext:value-type="float">
            <text:p>0.4798</text:p>
          </table:table-cell>
          <table:table-cell table:number-columns-repeated="2" office:value-type="float" office:value="0.4576" calcext:value-type="float">
            <text:p>0.4576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4576" calcext:value-type="float">
            <text:p>0.4576</text:p>
          </table:table-cell>
          <table:table-cell table:number-columns-repeated="4" office:value-type="float" office:value="0.4798" calcext:value-type="float">
            <text:p>0.4798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4798" calcext:value-type="float">
            <text:p>0.4798</text:p>
          </table:table-cell>
          <table:table-cell table:number-columns-repeated="4" office:value-type="float" office:value="0.3198" calcext:value-type="float">
            <text:p>0.3198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344" calcext:value-type="float">
            <text:p>0.4344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4344" calcext:value-type="float">
            <text:p>0.4344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4344" calcext:value-type="float">
            <text:p>0.4344</text:p>
          </table:table-cell>
          <table:table-cell table:number-columns-repeated="4" office:value-type="float" office:value="0.4555" calcext:value-type="float">
            <text:p>0.4555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4555" calcext:value-type="float">
            <text:p>0.4555</text:p>
          </table:table-cell>
          <table:table-cell table:number-columns-repeated="4" office:value-type="float" office:value="0.3037" calcext:value-type="float">
            <text:p>0.3037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3037" calcext:value-type="float">
            <text:p>0.3037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4347" calcext:value-type="float">
            <text:p>0.4347</text:p>
          </table:table-cell>
          <table:table-cell table:number-columns-repeated="2" office:value-type="float" office:value="0.4146" calcext:value-type="float">
            <text:p>0.4146</text:p>
          </table:table-cell>
          <table:table-cell office:value-type="float" office:value="0.4079" calcext:value-type="float">
            <text:p>0.4079</text:p>
          </table:table-cell>
          <table:table-cell office:value-type="float" office:value="0.4146" calcext:value-type="float">
            <text:p>0.4146</text:p>
          </table:table-cell>
          <table:table-cell table:number-columns-repeated="4" office:value-type="float" office:value="0.4347" calcext:value-type="float">
            <text:p>0.4347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4347" calcext:value-type="float">
            <text:p>0.4347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3355" calcext:value-type="float">
            <text:p>0.3355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4165" calcext:value-type="float">
            <text:p>0.4165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439" calcext:value-type="float">
            <text:p>0.439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439" calcext:value-type="float">
            <text:p>0.439</text:p>
          </table:table-cell>
          <table:table-cell table:number-columns-repeated="4" office:value-type="float" office:value="0.4165" calcext:value-type="float">
            <text:p>0.4165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4165" calcext:value-type="float">
            <text:p>0.4165</text:p>
          </table:table-cell>
          <table:table-cell office:value-type="float" office:value="0.2777" calcext:value-type="float">
            <text:p>0.2777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2777" calcext:value-type="float">
            <text:p>0.2777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2446" calcext:value-type="float">
            <text:p>0.2446</text:p>
          </table:table-cell>
          <table:table-cell office:value-type="float" office:value="0.3215" calcext:value-type="float">
            <text:p>0.3215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3819" calcext:value-type="float">
            <text:p>0.3819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3819" calcext:value-type="float">
            <text:p>0.3819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221" calcext:value-type="float">
            <text:p>0.4221</text:p>
          </table:table-cell>
          <table:table-cell table:number-columns-repeated="4" office:value-type="float" office:value="0.4004" calcext:value-type="float">
            <text:p>0.4004</text:p>
          </table:table-cell>
          <table:table-cell office:value-type="float" office:value="0.3739" calcext:value-type="float">
            <text:p>0.3739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3091" calcext:value-type="float">
            <text:p>0.3091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3091" calcext:value-type="float">
            <text:p>0.3091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3091" calcext:value-type="float">
            <text:p>0.309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4" office:value-type="float" office:value="0.3861" calcext:value-type="float">
            <text:p>0.386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4" office:value-type="float" office:value="0.3861" calcext:value-type="float">
            <text:p>0.386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4" office:value-type="float" office:value="0.3861" calcext:value-type="float">
            <text:p>0.386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4" office:value-type="float" office:value="0.3861" calcext:value-type="float">
            <text:p>0.386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4" office:value-type="float" office:value="0.3861" calcext:value-type="float">
            <text:p>0.386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4" office:value-type="float" office:value="0.3861" calcext:value-type="float">
            <text:p>0.386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3" office:value-type="float" office:value="0.3861" calcext:value-type="float">
            <text:p>0.3861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372" calcext:value-type="float">
            <text:p>0.4372</text:p>
          </table:table-cell>
          <table:table-cell table:number-columns-repeated="3" office:value-type="float" office:value="0.4163" calcext:value-type="float">
            <text:p>0.4163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3586" calcext:value-type="float">
            <text:p>0.3586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372" calcext:value-type="float">
            <text:p>0.4372</text:p>
          </table:table-cell>
          <table:table-cell table:number-columns-repeated="3" office:value-type="float" office:value="0.4163" calcext:value-type="float">
            <text:p>0.4163</text:p>
          </table:table-cell>
          <table:table-cell office:value-type="float" office:value="0.4765" calcext:value-type="float">
            <text:p>0.4765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4765" calcext:value-type="float">
            <text:p>0.4765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3586" calcext:value-type="float">
            <text:p>0.3586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372" calcext:value-type="float">
            <text:p>0.4372</text:p>
          </table:table-cell>
          <table:table-cell table:number-columns-repeated="3" office:value-type="float" office:value="0.4163" calcext:value-type="float">
            <text:p>0.4163</text:p>
          </table:table-cell>
          <table:table-cell office:value-type="float" office:value="0.4765" calcext:value-type="float">
            <text:p>0.4765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4765" calcext:value-type="float">
            <text:p>0.4765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3586" calcext:value-type="float">
            <text:p>0.3586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141" calcext:value-type="float">
            <text:p>0.14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04" calcext:value-type="float">
            <text:p>0.0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1287" calcext:value-type="float">
            <text:p>0.1287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table:number-columns-repeated="4" office:value-type="float" office:value="0.4744" calcext:value-type="float">
            <text:p>0.4744</text:p>
          </table:table-cell>
          <table:table-cell table:number-columns-repeated="2"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5585" calcext:value-type="float">
            <text:p>0.5585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3392" calcext:value-type="float">
            <text:p>0.3392</text:p>
          </table:table-cell>
          <table:table-cell office:value-type="float" office:value="0.4048" calcext:value-type="float">
            <text:p>0.4048</text:p>
          </table:table-cell>
          <table:table-cell office:value-type="float" office:value="0" calcext:value-type="float">
            <text:p>0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5434" calcext:value-type="float">
            <text:p>0.5434</text:p>
          </table:table-cell>
          <table:table-cell table:number-columns-repeated="2" office:value-type="float" office:value="0.4122" calcext:value-type="float">
            <text:p>0.4122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6164" calcext:value-type="float">
            <text:p>0.6164</text:p>
          </table:table-cell>
          <table:table-cell office:value-type="float" office:value="0" calcext:value-type="float">
            <text:p>0</text:p>
          </table:table-cell>
          <table:table-cell office:value-type="float" office:value="0.4704" calcext:value-type="float">
            <text:p>0.4704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689" calcext:value-type="float">
            <text:p>0.4689</text:p>
          </table:table-cell>
          <table:table-cell table:number-columns-repeated="2" office:value-type="float" office:value="0.3026" calcext:value-type="float">
            <text:p>0.3026</text:p>
          </table:table-cell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387" calcext:value-type="float">
            <text:p>0.5387</text:p>
          </table:table-cell>
          <table:table-cell table:number-columns-repeated="2" office:value-type="float" office:value="0.4756" calcext:value-type="float">
            <text:p>0.4756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4689" calcext:value-type="float">
            <text:p>0.4689</text:p>
          </table:table-cell>
          <table:table-cell office:value-type="float" office:value="0.55" calcext:value-type="float">
            <text:p>0.55</text:p>
          </table:table-cell>
          <table:table-cell office:value-type="float" office:value="0.3026" calcext:value-type="float">
            <text:p>0.3026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4197" calcext:value-type="float">
            <text:p>0.4197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176" calcext:value-type="float">
            <text:p>0.5176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4686" calcext:value-type="float">
            <text:p>0.4686</text:p>
          </table:table-cell>
          <table:table-cell office:value-type="float" office:value="0" calcext:value-type="float">
            <text:p>0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581" calcext:value-type="float">
            <text:p>0.581</text:p>
          </table:table-cell>
          <table:table-cell table:number-columns-repeated="2" office:value-type="float" office:value="0.5236" calcext:value-type="float">
            <text:p>0.5236</text:p>
          </table:table-cell>
          <table:table-cell office:value-type="float" office:value="0.5768" calcext:value-type="float">
            <text:p>0.5768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426" calcext:value-type="float">
            <text:p>0.426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3665" calcext:value-type="float">
            <text:p>0.3665</text:p>
          </table:table-cell>
          <table:table-cell table:number-columns-repeated="2" office:value-type="float" office:value="0.4996" calcext:value-type="float">
            <text:p>0.4996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4728" calcext:value-type="float">
            <text:p>0.4728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162" calcext:value-type="float">
            <text:p>0.5162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2951" calcext:value-type="float">
            <text:p>0.2951</text:p>
          </table:table-cell>
          <table:table-cell office:value-type="float" office:value="0.5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5217" calcext:value-type="float">
            <text:p>0.5217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392" calcext:value-type="float">
            <text:p>0.392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4171" calcext:value-type="float">
            <text:p>0.4171</text:p>
          </table:table-cell>
          <table:table-cell office:value-type="float" office:value="0.4597" calcext:value-type="float">
            <text:p>0.4597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5149" calcext:value-type="float">
            <text:p>0.5149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4749" calcext:value-type="float">
            <text:p>0.4749</text:p>
          </table:table-cell>
          <table:table-cell office:value-type="float" office:value="0" calcext:value-type="float">
            <text:p>0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4968" calcext:value-type="float">
            <text:p>0.4968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4831" calcext:value-type="float">
            <text:p>0.4831</text:p>
          </table:table-cell>
          <table:table-cell office:value-type="float" office:value="0.4932" calcext:value-type="float">
            <text:p>0.4932</text:p>
          </table:table-cell>
          <table:table-cell office:value-type="float" office:value="0.235" calcext:value-type="float">
            <text:p>0.235</text:p>
          </table:table-cell>
          <table:table-cell office:value-type="float" office:value="0.435" calcext:value-type="float">
            <text:p>0.435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4272" calcext:value-type="float">
            <text:p>0.4272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5492" calcext:value-type="float">
            <text:p>0.5492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4447" calcext:value-type="float">
            <text:p>0.4447</text:p>
          </table:table-cell>
          <table:table-cell office:value-type="float" office:value="0" calcext:value-type="float">
            <text:p>0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4652" calcext:value-type="float">
            <text:p>0.4652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4636" calcext:value-type="float">
            <text:p>0.4636</text:p>
          </table:table-cell>
          <table:table-cell office:value-type="float" office:value="0.4679" calcext:value-type="float">
            <text:p>0.4679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5143" calcext:value-type="float">
            <text:p>0.5143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4314" calcext:value-type="float">
            <text:p>0.4314</text:p>
          </table:table-cell>
          <table:table-cell office:value-type="float" office:value="0" calcext:value-type="float">
            <text:p>0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4513" calcext:value-type="float">
            <text:p>0.4513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4389" calcext:value-type="float">
            <text:p>0.4389</text:p>
          </table:table-cell>
          <table:table-cell office:value-type="float" office:value="0.4481" calcext:value-type="float">
            <text:p>0.4481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27" calcext:value-type="float">
            <text:p>0.4527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5094" calcext:value-type="float">
            <text:p>0.5094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35" calcext:value-type="float">
            <text:p>0.4235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4193" calcext:value-type="float">
            <text:p>0.4193</text:p>
          </table:table-cell>
          <table:table-cell office:value-type="float" office:value="0" calcext:value-type="float">
            <text:p>0</text:p>
          </table:table-cell>
          <table:table-cell office:value-type="float" office:value="0.2967" calcext:value-type="float">
            <text:p>0.2967</text:p>
          </table:table-cell>
          <table:table-cell office:value-type="float" office:value="0.4387" calcext:value-type="float">
            <text:p>0.4387</text:p>
          </table:table-cell>
          <table:table-cell office:value-type="float" office:value="0.4281" calcext:value-type="float">
            <text:p>0.4281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413" calcext:value-type="float">
            <text:p>0.413</text:p>
          </table:table-cell>
          <table:table-cell office:value-type="float" office:value="0.44" calcext:value-type="float">
            <text:p>0.44</text:p>
          </table:table-cell>
          <table:table-cell office:value-type="float" office:value="0.3422" calcext:value-type="float">
            <text:p>0.3422</text:p>
          </table:table-cell>
          <table:table-cell office:value-type="float" office:value="0.4951" calcext:value-type="float">
            <text:p>0.4951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4082" calcext:value-type="float">
            <text:p>0.4082</text:p>
          </table:table-cell>
          <table:table-cell office:value-type="float" office:value="0" calcext:value-type="float">
            <text:p>0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202" calcext:value-type="float">
            <text:p>0.202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548" calcext:value-type="float">
            <text:p>0.4548</text:p>
          </table:table-cell>
          <table:table-cell office:value-type="float" office:value="0.3862" calcext:value-type="float">
            <text:p>0.3862</text:p>
          </table:table-cell>
          <table:table-cell office:value-type="float" office:value="0.482" calcext:value-type="float">
            <text:p>0.482</text:p>
          </table:table-cell>
          <table:table-cell office:value-type="float" office:value="0.456" calcext:value-type="float">
            <text:p>0.456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4721" calcext:value-type="float">
            <text:p>0.4721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3266" calcext:value-type="float">
            <text:p>0.3266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4231" calcext:value-type="float">
            <text:p>0.4231</text:p>
          </table:table-cell>
          <table:table-cell office:value-type="float" office:value="0" calcext:value-type="float">
            <text:p>0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4314" calcext:value-type="float">
            <text:p>0.4314</text:p>
          </table:table-cell>
          <table:table-cell office:value-type="float" office:value="0.43" calcext:value-type="float">
            <text:p>0.43</text:p>
          </table:table-cell>
          <table:table-cell office:value-type="float" office:value="0.4385" calcext:value-type="float">
            <text:p>0.438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4178" calcext:value-type="float">
            <text:p>0.4178</text:p>
          </table:table-cell>
          <table:table-cell office:value-type="float" office:value="0.4434" calcext:value-type="float">
            <text:p>0.4434</text:p>
          </table:table-cell>
          <table:table-cell office:value-type="float" office:value="0.4269" calcext:value-type="float">
            <text:p>0.426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4602" calcext:value-type="float">
            <text:p>0.4602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3594" calcext:value-type="float">
            <text:p>0.3594</text:p>
          </table:table-cell>
          <table:table-cell office:value-type="float" office:value="0.4129" calcext:value-type="float">
            <text:p>0.4129</text:p>
          </table:table-cell>
          <table:table-cell office:value-type="float" office:value="0" calcext:value-type="float">
            <text:p>0</text:p>
          </table:table-cell>
          <table:table-cell office:value-type="float" office:value="0.3499" calcext:value-type="float">
            <text:p>0.3499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4691" calcext:value-type="float">
            <text:p>0.4691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4279" calcext:value-type="float">
            <text:p>0.4279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4406" calcext:value-type="float">
            <text:p>0.4406</text:p>
          </table:table-cell>
          <table:table-cell office:value-type="float" office:value="0.4585" calcext:value-type="float">
            <text:p>0.4585</text:p>
          </table:table-cell>
          <table:table-cell office:value-type="float" office:value="0.4339" calcext:value-type="float">
            <text:p>0.4339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4491" calcext:value-type="float">
            <text:p>0.4491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3349" calcext:value-type="float">
            <text:p>0.334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035" calcext:value-type="float">
            <text:p>0.4035</text:p>
          </table:table-cell>
          <table:table-cell office:value-type="float" office:value="0" calcext:value-type="float">
            <text:p>0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5029" calcext:value-type="float">
            <text:p>0.5029</text:p>
          </table:table-cell>
          <table:table-cell office:value-type="float" office:value="0.4181" calcext:value-type="float">
            <text:p>0.4181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4305" calcext:value-type="float">
            <text:p>0.4305</text:p>
          </table:table-cell>
          <table:table-cell office:value-type="float" office:value="0.471" calcext:value-type="float">
            <text:p>0.471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4388" calcext:value-type="float">
            <text:p>0.4388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3946" calcext:value-type="float">
            <text:p>0.3946</text:p>
          </table:table-cell>
          <table:table-cell office:value-type="float" office:value="0" calcext:value-type="float">
            <text:p>0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4932" calcext:value-type="float">
            <text:p>0.4932</text:p>
          </table:table-cell>
          <table:table-cell office:value-type="float" office:value="0.4919" calcext:value-type="float">
            <text:p>0.4919</text:p>
          </table:table-cell>
          <table:table-cell office:value-type="float" office:value="0.4089" calcext:value-type="float">
            <text:p>0.4089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4786" calcext:value-type="float">
            <text:p>0.4786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421" calcext:value-type="float">
            <text:p>0.421</text:p>
          </table:table-cell>
          <table:table-cell office:value-type="float" office:value="0.4606" calcext:value-type="float">
            <text:p>0.4606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4292" calcext:value-type="float">
            <text:p>0.4292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3421" calcext:value-type="float">
            <text:p>0.3421</text:p>
          </table:table-cell>
          <table:table-cell office:value-type="float" office:value="0.3573" calcext:value-type="float">
            <text:p>0.3573</text:p>
          </table:table-cell>
          <table:table-cell office:value-type="float" office:value="0.3862" calcext:value-type="float">
            <text:p>0.3862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4827" calcext:value-type="float">
            <text:p>0.4827</text:p>
          </table:table-cell>
          <table:table-cell office:value-type="float" office:value="0.4815" calcext:value-type="float">
            <text:p>0.4815</text:p>
          </table:table-cell>
          <table:table-cell office:value-type="float" office:value="0.4002" calcext:value-type="float">
            <text:p>0.4002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4259" calcext:value-type="float">
            <text:p>0.4259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472" calcext:value-type="float">
            <text:p>0.472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4412" calcext:value-type="float">
            <text:p>0.441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3784" calcext:value-type="float">
            <text:p>0.3784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4729" calcext:value-type="float">
            <text:p>0.4729</text:p>
          </table:table-cell>
          <table:table-cell office:value-type="float" office:value="0.4716" calcext:value-type="float">
            <text:p>0.4716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4589" calcext:value-type="float">
            <text:p>0.4589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4037" calcext:value-type="float">
            <text:p>0.4037</text:p>
          </table:table-cell>
          <table:table-cell office:value-type="float" office:value="0.4624" calcext:value-type="float">
            <text:p>0.4624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4323" calcext:value-type="float">
            <text:p>0.432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739" calcext:value-type="float">
            <text:p>0.3739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4024" calcext:value-type="float">
            <text:p>0.4024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3946" calcext:value-type="float">
            <text:p>0.3946</text:p>
          </table:table-cell>
          <table:table-cell office:value-type="float" office:value="0.3865" calcext:value-type="float">
            <text:p>0.3865</text:p>
          </table:table-cell>
          <table:table-cell office:value-type="float" office:value="0.4636" calcext:value-type="float">
            <text:p>0.4636</text:p>
          </table:table-cell>
          <table:table-cell office:value-type="float" office:value="0.4624" calcext:value-type="float">
            <text:p>0.4624</text:p>
          </table:table-cell>
          <table:table-cell office:value-type="float" office:value="0.3844" calcext:value-type="float">
            <text:p>0.3844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4499" calcext:value-type="float">
            <text:p>0.4499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473" calcext:value-type="float">
            <text:p>0.473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4238" calcext:value-type="float">
            <text:p>0.4238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389" calcext:value-type="float">
            <text:p>0.6389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6389" calcext:value-type="float">
            <text:p>0.6389</text:p>
          </table:table-cell>
          <table:table-cell table:number-columns-repeated="4" office:value-type="float" office:value="0.7556" calcext:value-type="float">
            <text:p>0.7556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7556" calcext:value-type="float">
            <text:p>0.7556</text:p>
          </table:table-cell>
          <table:table-cell table:number-columns-repeated="3" office:value-type="float" office:value="0.6389" calcext:value-type="float">
            <text:p>0.6389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4477" calcext:value-type="float">
            <text:p>0.4477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013" calcext:value-type="float">
            <text:p>0.6013</text:p>
          </table:table-cell>
          <table:table-cell office:value-type="float" office:value="0" calcext:value-type="float">
            <text:p>0</text:p>
          </table:table-cell>
          <table:table-cell office:value-type="float" office:value="0.6013" calcext:value-type="float">
            <text:p>0.6013</text:p>
          </table:table-cell>
          <table:table-cell table:number-columns-repeated="4" office:value-type="float" office:value="0.7975" calcext:value-type="float">
            <text:p>0.7975</text:p>
          </table:table-cell>
          <table:table-cell office:value-type="float" office:value="0" calcext:value-type="float">
            <text:p>0</text:p>
          </table:table-cell>
          <table:table-cell office:value-type="float" office:value="0.7975" calcext:value-type="float">
            <text:p>0.7975</text:p>
          </table:table-cell>
          <table:table-cell table:number-columns-repeated="4" office:value-type="float" office:value="0.4683" calcext:value-type="float">
            <text:p>0.4683</text:p>
          </table:table-cell>
          <table:table-cell office:value-type="float" office:value="0" calcext:value-type="float">
            <text:p>0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" calcext:value-type="float">
            <text:p>0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7975" calcext:value-type="float">
            <text:p>0.7975</text:p>
          </table:table-cell>
          <table:table-cell office:value-type="float" office:value="0" calcext:value-type="float">
            <text:p>0</text:p>
          </table:table-cell>
          <table:table-cell office:value-type="float" office:value="0.7975" calcext:value-type="float">
            <text:p>0.7975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" calcext:value-type="float">
            <text:p>0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" calcext:value-type="float">
            <text:p>0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" calcext:value-type="float">
            <text:p>0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" calcext:value-type="float">
            <text:p>0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229" calcext:value-type="float">
            <text:p>0.229</text:p>
          </table:table-cell>
          <table:table-cell office:value-type="float" office:value="0.5958" calcext:value-type="float">
            <text:p>0.5958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229" calcext:value-type="float">
            <text:p>0.229</text:p>
          </table:table-cell>
          <table:table-cell office:value-type="float" office:value="0.5958" calcext:value-type="float">
            <text:p>0.5958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229" calcext:value-type="float">
            <text:p>0.229</text:p>
          </table:table-cell>
          <table:table-cell office:value-type="float" office:value="0.5958" calcext:value-type="float">
            <text:p>0.5958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229" calcext:value-type="float">
            <text:p>0.229</text:p>
          </table:table-cell>
          <table:table-cell office:value-type="float" office:value="0.5958" calcext:value-type="float">
            <text:p>0.5958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4519" calcext:value-type="float">
            <text:p>0.4519</text:p>
          </table:table-cell>
          <table:table-cell office:value-type="float" office:value="0.4175" calcext:value-type="float">
            <text:p>0.4175</text:p>
          </table:table-cell>
          <table:table-cell office:value-type="float" office:value="0.4519" calcext:value-type="float">
            <text:p>0.4519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4228" calcext:value-type="float">
            <text:p>0.4228</text:p>
          </table:table-cell>
          <table:table-cell table:number-columns-repeated="3" office:value-type="float" office:value="0.4667" calcext:value-type="float">
            <text:p>0.4667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4126" calcext:value-type="float">
            <text:p>0.4126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3713" calcext:value-type="float">
            <text:p>0.3713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3713" calcext:value-type="float">
            <text:p>0.3713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8" calcext:value-type="float">
            <text:p>0.8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8333" calcext:value-type="float">
            <text:p>0.833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table:number-columns-repeated="3" office:value-type="float" office:value="0.8333" calcext:value-type="float">
            <text:p>0.8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.3066" calcext:value-type="float">
            <text:p>0.3066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4335" calcext:value-type="float">
            <text:p>0.4335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.2658" calcext:value-type="float">
            <text:p>0.2658</text:p>
          </table:table-cell>
          <table:table-cell table:number-columns-repeated="5" office:value-type="float" office:value="0.6994" calcext:value-type="float">
            <text:p>0.6994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6994" calcext:value-type="float">
            <text:p>0.6994</text:p>
          </table:table-cell>
          <table:table-cell table:number-columns-repeated="3" office:value-type="float" office:value="0.3987" calcext:value-type="float">
            <text:p>0.3987</text:p>
          </table:table-cell>
          <table:table-cell table:number-columns-repeated="3" office:value-type="float" office:value="0.2658" calcext:value-type="float">
            <text:p>0.2658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5945" calcext:value-type="float">
            <text:p>0.5945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.3412" calcext:value-type="float">
            <text:p>0.3412</text:p>
          </table:table-cell>
          <table:table-cell table:number-columns-repeated="4" office:value-type="float" office:value="0.6275" calcext:value-type="float">
            <text:p>0.6275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7303" calcext:value-type="float">
            <text:p>0.7303</text:p>
          </table:table-cell>
          <table:table-cell table:number-columns-repeated="3" office:value-type="float" office:value="0.5632" calcext:value-type="float">
            <text:p>0.5632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3412" calcext:value-type="float">
            <text:p>0.3412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59" calcext:value-type="float">
            <text:p>0.659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659" calcext:value-type="float">
            <text:p>0.65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5745" calcext:value-type="float">
            <text:p>0.5745</text:p>
          </table:table-cell>
          <table:table-cell table:number-columns-repeated="3" office:value-type="float" office:value="0.659" calcext:value-type="float">
            <text:p>0.659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6686" calcext:value-type="float">
            <text:p>0.6686</text:p>
          </table:table-cell>
          <table:table-cell table:number-columns-repeated="3" office:value-type="float" office:value="0.5156" calcext:value-type="float">
            <text:p>0.5156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4814" calcext:value-type="float">
            <text:p>0.4814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6052" calcext:value-type="float">
            <text:p>0.6052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6052" calcext:value-type="float">
            <text:p>0.6052</text:p>
          </table:table-cell>
          <table:table-cell table:number-columns-repeated="3" office:value-type="float" office:value="0.6836" calcext:value-type="float">
            <text:p>0.6836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4784" calcext:value-type="float">
            <text:p>0.4784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4466" calcext:value-type="float">
            <text:p>0.4466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5669" calcext:value-type="float">
            <text:p>0.5669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669" calcext:value-type="float">
            <text:p>0.5669</text:p>
          </table:table-cell>
          <table:table-cell table:number-columns-repeated="3" office:value-type="float" office:value="0.6404" calcext:value-type="float">
            <text:p>0.6404</text:p>
          </table:table-cell>
          <table:table-cell office:value-type="float" office:value="0.5811" calcext:value-type="float">
            <text:p>0.5811</text:p>
          </table:table-cell>
          <table:table-cell office:value-type="float" office:value="0.345" calcext:value-type="float">
            <text:p>0.345</text:p>
          </table:table-cell>
          <table:table-cell office:value-type="float" office:value="0.5811" calcext:value-type="float">
            <text:p>0.5811</text:p>
          </table:table-cell>
          <table:table-cell office:value-type="float" office:value="0.5158" calcext:value-type="float">
            <text:p>0.5158</text:p>
          </table:table-cell>
          <table:table-cell office:value-type="float" office:value="0.4482" calcext:value-type="float">
            <text:p>0.4482</text:p>
          </table:table-cell>
          <table:table-cell office:value-type="float" office:value="0.5158" calcext:value-type="float">
            <text:p>0.5158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4184" calcext:value-type="float">
            <text:p>0.4184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5698" calcext:value-type="float">
            <text:p>0.5698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5349" calcext:value-type="float">
            <text:p>0.5349</text:p>
          </table:table-cell>
          <table:table-cell table:number-columns-repeated="3" office:value-type="float" office:value="0.6042" calcext:value-type="float">
            <text:p>0.6042</text:p>
          </table:table-cell>
          <table:table-cell office:value-type="float" office:value="0.6047" calcext:value-type="float">
            <text:p>0.6047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6047" calcext:value-type="float">
            <text:p>0.6047</text:p>
          </table:table-cell>
          <table:table-cell office:value-type="float" office:value="0.4866" calcext:value-type="float">
            <text:p>0.4866</text:p>
          </table:table-cell>
          <table:table-cell office:value-type="float" office:value="0.4793" calcext:value-type="float">
            <text:p>0.4793</text:p>
          </table:table-cell>
          <table:table-cell office:value-type="float" office:value="0.4866" calcext:value-type="float">
            <text:p>0.4866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512" calcext:value-type="float">
            <text:p>0.451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664" calcext:value-type="float">
            <text:p>0.5664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5664" calcext:value-type="float">
            <text:p>0.5664</text:p>
          </table:table-cell>
          <table:table-cell office:value-type="float" office:value="0.5587" calcext:value-type="float">
            <text:p>0.5587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5587" calcext:value-type="float">
            <text:p>0.5587</text:p>
          </table:table-cell>
          <table:table-cell table:number-columns-repeated="3" office:value-type="float" office:value="0.5733" calcext:value-type="float">
            <text:p>0.5733</text:p>
          </table:table-cell>
          <table:table-cell office:value-type="float" office:value="0.5738" calcext:value-type="float">
            <text:p>0.5738</text:p>
          </table:table-cell>
          <table:table-cell office:value-type="float" office:value="0.416" calcext:value-type="float">
            <text:p>0.416</text:p>
          </table:table-cell>
          <table:table-cell office:value-type="float" office:value="0.5738" calcext:value-type="float">
            <text:p>0.5738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4793" calcext:value-type="float">
            <text:p>0.4793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4793" calcext:value-type="float">
            <text:p>0.4793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5153" calcext:value-type="float">
            <text:p>0.5153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5325" calcext:value-type="float">
            <text:p>0.5325</text:p>
          </table:table-cell>
          <table:table-cell table:number-columns-repeated="3" office:value-type="float" office:value="0.5464" calcext:value-type="float">
            <text:p>0.5464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5291" calcext:value-type="float">
            <text:p>0.5291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4569" calcext:value-type="float">
            <text:p>0.4569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4569" calcext:value-type="float">
            <text:p>0.4569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493" calcext:value-type="float">
            <text:p>0.493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095" calcext:value-type="float">
            <text:p>0.5095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095" calcext:value-type="float">
            <text:p>0.5095</text:p>
          </table:table-cell>
          <table:table-cell table:number-columns-repeated="3" office:value-type="float" office:value="0.5228" calcext:value-type="float">
            <text:p>0.5228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4371" calcext:value-type="float">
            <text:p>0.437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493" calcext:value-type="float">
            <text:p>0.493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095" calcext:value-type="float">
            <text:p>0.5095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095" calcext:value-type="float">
            <text:p>0.5095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4371" calcext:value-type="float">
            <text:p>0.4371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095" calcext:value-type="float">
            <text:p>0.5095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095" calcext:value-type="float">
            <text:p>0.5095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4778" calcext:value-type="float">
            <text:p>0.4778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4778" calcext:value-type="float">
            <text:p>0.4778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2908" calcext:value-type="float">
            <text:p>0.2908</text:p>
          </table:table-cell>
          <table:table-cell office:value-type="float" office:value="0.031" calcext:value-type="float">
            <text:p>0.031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0417" calcext:value-type="float">
            <text:p>0.0417</text:p>
          </table:table-cell>
          <table:table-cell table:number-columns-repeated="2" office:value-type="float" office:value="0.2273" calcext:value-type="float">
            <text:p>0.2273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0056" calcext:value-type="float">
            <text:p>0.005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538" calcext:value-type="float">
            <text:p>0.1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4286" calcext:value-type="float">
            <text:p>0.42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538" calcext:value-type="float">
            <text:p>0.1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4286" calcext:value-type="float">
            <text:p>0.42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538" calcext:value-type="float">
            <text:p>0.1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727" calcext:value-type="float">
            <text:p>0.2727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727" calcext:value-type="float">
            <text:p>0.27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077" calcext:value-type="float">
            <text:p>0.3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67" calcext:value-type="float">
            <text:p>0.266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6646" calcext:value-type="float">
            <text:p>0.66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6646" calcext:value-type="float">
            <text:p>0.6646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5963" calcext:value-type="float">
            <text:p>0.59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59" calcext:value-type="float">
            <text:p>0.659</text:p>
          </table:table-cell>
          <table:table-cell office:value-type="float" office:value="0" calcext:value-type="float">
            <text:p>0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6304" calcext:value-type="float">
            <text:p>0.63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45" calcext:value-type="float">
            <text:p>0.5745</text:p>
          </table:table-cell>
          <table:table-cell office:value-type="float" office:value="0.169" calcext:value-type="float">
            <text:p>0.169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45" calcext:value-type="float">
            <text:p>0.5745</text:p>
          </table:table-cell>
          <table:table-cell office:value-type="float" office:value="0" calcext:value-type="float">
            <text:p>0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5459" calcext:value-type="float">
            <text:p>0.5459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114" calcext:value-type="float">
            <text:p>0.6114</text:p>
          </table:table-cell>
          <table:table-cell office:value-type="float" office:value="0" calcext:value-type="float">
            <text:p>0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1443" calcext:value-type="float">
            <text:p>0.1443</text:p>
          </table:table-cell>
          <table:table-cell table:number-columns-repeated="2" office:value-type="float" office:value="0.5331" calcext:value-type="float">
            <text:p>0.5331</text:p>
          </table:table-cell>
          <table:table-cell office:value-type="float" office:value="0.1568" calcext:value-type="float">
            <text:p>0.1568</text:p>
          </table:table-cell>
          <table:table-cell office:value-type="float" office:value="0.347" calcext:value-type="float">
            <text:p>0.347</text:p>
          </table:table-cell>
          <table:table-cell office:value-type="float" office:value="0.5331" calcext:value-type="float">
            <text:p>0.53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1" calcext:value-type="float">
            <text:p>0.5331</text:p>
          </table:table-cell>
          <table:table-cell office:value-type="float" office:value="0" calcext:value-type="float">
            <text:p>0</text:p>
          </table:table-cell>
          <table:table-cell office:value-type="float" office:value="0.1797" calcext:value-type="float">
            <text:p>0.1797</text:p>
          </table:table-cell>
          <table:table-cell office:value-type="float" office:value="0.5065" calcext:value-type="float">
            <text:p>0.5065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28" calcext:value-type="float">
            <text:p>0.5728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1352" calcext:value-type="float">
            <text:p>0.1352</text:p>
          </table:table-cell>
          <table:table-cell table:number-columns-repeated="2" office:value-type="float" office:value="0.4993" calcext:value-type="float">
            <text:p>0.4993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4993" calcext:value-type="float">
            <text:p>0.49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993" calcext:value-type="float">
            <text:p>0.4993</text:p>
          </table:table-cell>
          <table:table-cell office:value-type="float" office:value="0" calcext:value-type="float">
            <text:p>0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4745" calcext:value-type="float">
            <text:p>0.4745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04" calcext:value-type="float">
            <text:p>0.5404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517" calcext:value-type="float">
            <text:p>0.517</text:p>
          </table:table-cell>
          <table:table-cell office:value-type="float" office:value="0.1841" calcext:value-type="float">
            <text:p>0.1841</text:p>
          </table:table-cell>
          <table:table-cell table:number-columns-repeated="2" office:value-type="float" office:value="0.4711" calcext:value-type="float">
            <text:p>0.4711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4711" calcext:value-type="float">
            <text:p>0.4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1" calcext:value-type="float">
            <text:p>0.4711</text:p>
          </table:table-cell>
          <table:table-cell office:value-type="float" office:value="0" calcext:value-type="float">
            <text:p>0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4477" calcext:value-type="float">
            <text:p>0.4477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023" calcext:value-type="float">
            <text:p>0.1023</text:p>
          </table:table-cell>
          <table:table-cell table:number-columns-repeated="2" office:value-type="float" office:value="0.5128" calcext:value-type="float">
            <text:p>0.5128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4905" calcext:value-type="float">
            <text:p>0.4905</text:p>
          </table:table-cell>
          <table:table-cell office:value-type="float" office:value="0.1746" calcext:value-type="float">
            <text:p>0.1746</text:p>
          </table:table-cell>
          <table:table-cell table:number-columns-repeated="2" office:value-type="float" office:value="0.447" calcext:value-type="float">
            <text:p>0.447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  <table:table-cell office:value-type="float" office:value="0.264" calcext:value-type="float">
            <text:p>0.264</text:p>
          </table:table-cell>
          <table:table-cell office:value-type="float" office:value="0.4248" calcext:value-type="float">
            <text:p>0.4248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975" calcext:value-type="float">
            <text:p>0.0975</text:p>
          </table:table-cell>
          <table:table-cell table:number-columns-repeated="2" office:value-type="float" office:value="0.4888" calcext:value-type="float">
            <text:p>0.488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62" calcext:value-type="float">
            <text:p>0.162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975" calcext:value-type="float">
            <text:p>0.0975</text:p>
          </table:table-cell>
          <table:table-cell table:number-columns-repeated="2" office:value-type="float" office:value="0.4888" calcext:value-type="float">
            <text:p>0.488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62" calcext:value-type="float">
            <text:p>0.162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4713" calcext:value-type="float">
            <text:p>0.4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162" calcext:value-type="float">
            <text:p>0.162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4713" calcext:value-type="float">
            <text:p>0.4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162" calcext:value-type="float">
            <text:p>0.162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4713" calcext:value-type="float">
            <text:p>0.4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4713" calcext:value-type="float">
            <text:p>0.4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4713" calcext:value-type="float">
            <text:p>0.4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4713" calcext:value-type="float">
            <text:p>0.4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4713" calcext:value-type="float">
            <text:p>0.4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4713" calcext:value-type="float">
            <text:p>0.4713</text:p>
          </table:table-cell>
          <table:table-cell office:value-type="float" office:value="0.0381" calcext:value-type="float">
            <text:p>0.0381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4713" calcext:value-type="float">
            <text:p>0.4713</text:p>
          </table:table-cell>
          <table:table-cell office:value-type="float" office:value="0.0381" calcext:value-type="float">
            <text:p>0.0381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4713" calcext:value-type="float">
            <text:p>0.4713</text:p>
          </table:table-cell>
          <table:table-cell office:value-type="float" office:value="0.0381" calcext:value-type="float">
            <text:p>0.0381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4952" calcext:value-type="float">
            <text:p>0.4952</text:p>
          </table:table-cell>
          <table:table-cell table:number-columns-repeated="3" office:value-type="float" office:value="0.4439" calcext:value-type="float">
            <text:p>0.4439</text:p>
          </table:table-cell>
          <table:table-cell office:value-type="float" office:value="0.4495" calcext:value-type="float">
            <text:p>0.4495</text:p>
          </table:table-cell>
          <table:table-cell office:value-type="float" office:value="0.5917" calcext:value-type="float">
            <text:p>0.5917</text:p>
          </table:table-cell>
          <table:table-cell office:value-type="float" office:value="0.4495" calcext:value-type="float">
            <text:p>0.449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556" calcext:value-type="float">
            <text:p>0.5556</text:p>
          </table:table-cell>
          <table:table-cell office:value-type="float" office:value="0.3" calcext:value-type="float">
            <text:p>0.3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5" calcext:value-type="float">
            <text:p>0.1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1667" calcext:value-type="float">
            <text:p>0.1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5" calcext:value-type="float">
            <text:p>0.1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1667" calcext:value-type="float">
            <text:p>0.1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5" calcext:value-type="float">
            <text:p>0.1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1667" calcext:value-type="float">
            <text:p>0.1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.7602" calcext:value-type="float">
            <text:p>0.7602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388" calcext:value-type="float">
            <text:p>0.6388</text:p>
          </table:table-cell>
          <table:table-cell office:value-type="float" office:value="0.8403" calcext:value-type="float">
            <text:p>0.8403</text:p>
          </table:table-cell>
          <table:table-cell table:number-columns-repeated="7"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403" calcext:value-type="float">
            <text:p>0.403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388" calcext:value-type="float">
            <text:p>0.6388</text:p>
          </table:table-cell>
          <table:table-cell office:value-type="float" office:value="0.8403" calcext:value-type="float">
            <text:p>0.8403</text:p>
          </table:table-cell>
          <table:table-cell table:number-columns-repeated="7"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403" calcext:value-type="float">
            <text:p>0.403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403" calcext:value-type="float">
            <text:p>0.8403</text:p>
          </table:table-cell>
          <table:table-cell table:number-columns-repeated="5"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9541" calcext:value-type="float">
            <text:p>0.9541</text:p>
          </table:table-cell>
          <table:table-cell table:number-columns-repeated="5"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4"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4" office:value-type="float" office:value="0.6388" calcext:value-type="float">
            <text:p>0.6388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4" office:value-type="float" office:value="0.6388" calcext:value-type="float">
            <text:p>0.6388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4" office:value-type="float" office:value="0.6388" calcext:value-type="float">
            <text:p>0.6388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4"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4"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4"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4"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251" calcext:value-type="float">
            <text:p>0.8251</text:p>
          </table:table-cell>
          <table:table-cell table:number-columns-repeated="4"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251" calcext:value-type="float">
            <text:p>0.8251</text:p>
          </table:table-cell>
          <table:table-cell table:number-columns-repeated="4"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251" calcext:value-type="float">
            <text:p>0.8251</text:p>
          </table:table-cell>
          <table:table-cell table:number-columns-repeated="4"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251" calcext:value-type="float">
            <text:p>0.8251</text:p>
          </table:table-cell>
          <table:table-cell table:number-columns-repeated="3" office:value-type="float" office:value="0.7279" calcext:value-type="float">
            <text:p>0.7279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251" calcext:value-type="float">
            <text:p>0.8251</text:p>
          </table:table-cell>
          <table:table-cell table:number-columns-repeated="3" office:value-type="float" office:value="0.7279" calcext:value-type="float">
            <text:p>0.7279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251" calcext:value-type="float">
            <text:p>0.8251</text:p>
          </table:table-cell>
          <table:table-cell table:number-columns-repeated="3" office:value-type="float" office:value="0.8006" calcext:value-type="float">
            <text:p>0.8006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442" calcext:value-type="float">
            <text:p>0.6442</text:p>
          </table:table-cell>
          <table:table-cell office:value-type="float" office:value="0.6036" calcext:value-type="float">
            <text:p>0.6036</text:p>
          </table:table-cell>
          <table:table-cell office:value-type="float" office:value="0.6442" calcext:value-type="float">
            <text:p>0.6442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524" calcext:value-type="float">
            <text:p>0.5524</text:p>
          </table:table-cell>
          <table:table-cell table:number-columns-repeated="3" office:value-type="float" office:value="0.546" calcext:value-type="float">
            <text:p>0.546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6293" calcext:value-type="float">
            <text:p>0.6293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5524" calcext:value-type="float">
            <text:p>0.5524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5" calcext:value-type="float">
            <text:p>0.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3" office:value-type="float" office:value="0.4444" calcext:value-type="float">
            <text:p>0.4444</text:p>
          </table:table-cell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4286" calcext:value-type="float">
            <text:p>0.428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5" calcext:value-type="float">
            <text:p>0.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3" office:value-type="float" office:value="0.4444" calcext:value-type="float">
            <text:p>0.4444</text:p>
          </table:table-cell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4286" calcext:value-type="float">
            <text:p>0.428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4444" calcext:value-type="float">
            <text:p>0.4444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4444" calcext:value-type="float">
            <text:p>0.4444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654" calcext:value-type="float">
            <text:p>0.7654</text:p>
          </table:table-cell>
          <table:table-cell table:number-columns-repeated="3" office:value-type="float" office:value="0.7039" calcext:value-type="float">
            <text:p>0.7039</text:p>
          </table:table-cell>
          <table:table-cell table:number-columns-repeated="6" office:value-type="float" office:value="0.4693" calcext:value-type="float">
            <text:p>0.4693</text:p>
          </table:table-cell>
          <table:table-cell office:value-type="float" office:value="0.7039" calcext:value-type="float">
            <text:p>0.7039</text:p>
          </table:table-cell>
          <table:table-cell office:value-type="float" office:value="0.7654" calcext:value-type="float">
            <text:p>0.7654</text:p>
          </table:table-cell>
          <table:table-cell table:number-columns-repeated="4" office:value-type="float" office:value="0.7039" calcext:value-type="float">
            <text:p>0.7039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367" calcext:value-type="float">
            <text:p>0.6367</text:p>
          </table:table-cell>
          <table:table-cell table:number-columns-repeated="3" office:value-type="float" office:value="0.5856" calcext:value-type="float">
            <text:p>0.5856</text:p>
          </table:table-cell>
          <table:table-cell table:number-columns-repeated="4" office:value-type="float" office:value="0.5585" calcext:value-type="float">
            <text:p>0.5585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6367" calcext:value-type="float">
            <text:p>0.6367</text:p>
          </table:table-cell>
          <table:table-cell table:number-columns-repeated="4" office:value-type="float" office:value="0.5856" calcext:value-type="float">
            <text:p>0.5856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5531" calcext:value-type="float">
            <text:p>0.5531</text:p>
          </table:table-cell>
          <table:table-cell table:number-columns-repeated="3" office:value-type="float" office:value="0.5087" calcext:value-type="float">
            <text:p>0.5087</text:p>
          </table:table-cell>
          <table:table-cell table:number-columns-repeated="3" office:value-type="float" office:value="0.4852" calcext:value-type="float">
            <text:p>0.4852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5531" calcext:value-type="float">
            <text:p>0.5531</text:p>
          </table:table-cell>
          <table:table-cell table:number-columns-repeated="4" office:value-type="float" office:value="0.5087" calcext:value-type="float">
            <text:p>0.5087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74" calcext:value-type="float">
            <text:p>0.67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674" calcext:value-type="float">
            <text:p>0.674</text:p>
          </table:table-cell>
          <table:table-cell table:number-columns-repeated="3" office:value-type="float" office:value="0.5087" calcext:value-type="float">
            <text:p>0.5087</text:p>
          </table:table-cell>
          <table:table-cell table:number-columns-repeated="3" office:value-type="float" office:value="0.4852" calcext:value-type="float">
            <text:p>0.4852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5531" calcext:value-type="float">
            <text:p>0.5531</text:p>
          </table:table-cell>
          <table:table-cell table:number-columns-repeated="4" office:value-type="float" office:value="0.5087" calcext:value-type="float">
            <text:p>0.5087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74" calcext:value-type="float">
            <text:p>0.67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674" calcext:value-type="float">
            <text:p>0.67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5983" calcext:value-type="float">
            <text:p>0.5983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74" calcext:value-type="float">
            <text:p>0.67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674" calcext:value-type="float">
            <text:p>0.67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5983" calcext:value-type="float">
            <text:p>0.5983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74" calcext:value-type="float">
            <text:p>0.67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674" calcext:value-type="float">
            <text:p>0.67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04" calcext:value-type="float">
            <text:p>0.70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74" calcext:value-type="float">
            <text:p>0.674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674" calcext:value-type="float">
            <text:p>0.67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04" calcext:value-type="float">
            <text:p>0.70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04" calcext:value-type="float">
            <text:p>0.70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72" calcext:value-type="float">
            <text:p>0.672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7428" calcext:value-type="float">
            <text:p>0.7428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34" calcext:value-type="float">
            <text:p>0.7134</text:p>
          </table:table-cell>
          <table:table-cell table:number-columns-repeated="3" office:value-type="float" office:value="0.7004" calcext:value-type="float">
            <text:p>0.7004</text:p>
          </table:table-cell>
          <table:table-cell office:value-type="float" office:value="0.7081" calcext:value-type="float">
            <text:p>0.7081</text:p>
          </table:table-cell>
          <table:table-cell office:value-type="float" office:value="0.672" calcext:value-type="float">
            <text:p>0.672</text:p>
          </table:table-cell>
          <table:table-cell office:value-type="float" office:value="0.7081" calcext:value-type="float">
            <text:p>0.7081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7579" calcext:value-type="float">
            <text:p>0.7579</text:p>
          </table:table-cell>
          <table:table-cell table:number-columns-repeated="2"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34" calcext:value-type="float">
            <text:p>0.7134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34" calcext:value-type="float">
            <text:p>0.7134</text:p>
          </table:table-cell>
          <table:table-cell table:number-columns-repeated="3" office:value-type="float" office:value="0.7004" calcext:value-type="float">
            <text:p>0.7004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8469" calcext:value-type="float">
            <text:p>0.8469</text:p>
          </table:table-cell>
          <table:table-cell table:number-columns-repeated="2"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34" calcext:value-type="float">
            <text:p>0.7134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34" calcext:value-type="float">
            <text:p>0.7134</text:p>
          </table:table-cell>
          <table:table-cell table:number-columns-repeated="3" office:value-type="float" office:value="0.7872" calcext:value-type="float">
            <text:p>0.78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956" calcext:value-type="float">
            <text:p>0.5956</text:p>
          </table:table-cell>
          <table:table-cell office:value-type="float" office:value="0.7134" calcext:value-type="float">
            <text:p>0.7134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table:number-columns-repeated="3" office:value-type="float" office:value="0.7872" calcext:value-type="float">
            <text:p>0.78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table:number-columns-repeated="3" office:value-type="float" office:value="0.7872" calcext:value-type="float">
            <text:p>0.78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table:number-columns-repeated="3" office:value-type="float" office:value="0.7872" calcext:value-type="float">
            <text:p>0.78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table:number-columns-repeated="3" office:value-type="float" office:value="0.7872" calcext:value-type="float">
            <text:p>0.78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table:number-columns-repeated="3" office:value-type="float" office:value="0.7872" calcext:value-type="float">
            <text:p>0.78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table:number-columns-repeated="3" office:value-type="float" office:value="0.7872" calcext:value-type="float">
            <text:p>0.78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3295" calcext:value-type="float">
            <text:p>0.3295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2629" calcext:value-type="float">
            <text:p>0.2629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2629" calcext:value-type="float">
            <text:p>0.2629</text:p>
          </table:table-cell>
          <table:table-cell table:number-columns-repeated="3" office:value-type="float" office:value="0.3128" calcext:value-type="float">
            <text:p>0.3128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188" calcext:value-type="float">
            <text:p>0.188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7143" calcext:value-type="float">
            <text:p>0.7143</text:p>
          </table:table-cell>
          <table:table-cell office:value-type="float" office:value="0.6" calcext:value-type="float">
            <text:p>0.6</text:p>
          </table:table-cell>
          <table:table-cell office:value-type="float" office:value="0.7143" calcext:value-type="float">
            <text:p>0.71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" calcext:value-type="float">
            <text:p>0.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" calcext:value-type="float">
            <text:p>0.5</text:p>
          </table:table-cell>
          <table:table-cell office:value-type="float" office:value="0.4545" calcext:value-type="float">
            <text:p>0.4545</text:p>
          </table:table-cell>
          <table:table-cell table:number-columns-repeated="4" office:value-type="float" office:value="0.7143" calcext:value-type="float">
            <text:p>0.7143</text:p>
          </table:table-cell>
          <table:table-cell office:value-type="float" office:value="0.5" calcext:value-type="float">
            <text:p>0.5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" calcext:value-type="float">
            <text:p>0.6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6" calcext:value-type="float">
            <text:p>0.6</text:p>
          </table:table-cell>
          <table:table-cell office:value-type="float" office:value="0.4211" calcext:value-type="float">
            <text:p>0.4211</text:p>
          </table:table-cell>
          <table:table-cell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5" calcext:value-type="float">
            <text:p>0.5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4211" calcext:value-type="float">
            <text:p>0.4211</text:p>
          </table:table-cell>
          <table:table-cell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table:number-columns-repeated="3" office:value-type="float" office:value="0.5333" calcext:value-type="float">
            <text:p>0.5333</text:p>
          </table:table-cell>
          <table:table-cell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6131" calcext:value-type="float">
            <text:p>0.61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7654" calcext:value-type="float">
            <text:p>0.7654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4693" calcext:value-type="float">
            <text:p>0.4693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367" calcext:value-type="float">
            <text:p>0.6367</text:p>
          </table:table-cell>
          <table:table-cell office:value-type="float" office:value="0.2793" calcext:value-type="float">
            <text:p>0.2793</text:p>
          </table:table-cell>
          <table:table-cell office:value-type="float" office:value="0.6367" calcext:value-type="float">
            <text:p>0.6367</text:p>
          </table:table-cell>
          <table:table-cell table:number-columns-repeated="4" office:value-type="float" office:value="0.5585" calcext:value-type="float">
            <text:p>0.5585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5585" calcext:value-type="float">
            <text:p>0.5585</text:p>
          </table:table-cell>
          <table:table-cell table:number-columns-repeated="4"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6367" calcext:value-type="float">
            <text:p>0.6367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622" calcext:value-type="float">
            <text:p>0.6622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6622" calcext:value-type="float">
            <text:p>0.6622</text:p>
          </table:table-cell>
          <table:table-cell table:number-columns-repeated="4" office:value-type="float" office:value="0.5895" calcext:value-type="float">
            <text:p>0.5895</text:p>
          </table:table-cell>
          <table:table-cell office:value-type="float" office:value="0.408" calcext:value-type="float">
            <text:p>0.408</text:p>
          </table:table-cell>
          <table:table-cell office:value-type="float" office:value="0.5895" calcext:value-type="float">
            <text:p>0.5895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22" calcext:value-type="float">
            <text:p>0.622</text:p>
          </table:table-cell>
          <table:table-cell office:value-type="float" office:value="0.6827" calcext:value-type="float">
            <text:p>0.6827</text:p>
          </table:table-cell>
          <table:table-cell table:number-columns-repeated="2" office:value-type="float" office:value="0.622" calcext:value-type="float">
            <text:p>0.622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" calcext:value-type="float">
            <text:p>0.622</text:p>
          </table:table-cell>
          <table:table-cell table:number-columns-repeated="4" office:value-type="float" office:value="0.6144" calcext:value-type="float">
            <text:p>0.6144</text:p>
          </table:table-cell>
          <table:table-cell office:value-type="float" office:value="0.3832" calcext:value-type="float">
            <text:p>0.3832</text:p>
          </table:table-cell>
          <table:table-cell office:value-type="float" office:value="0.6144" calcext:value-type="float">
            <text:p>0.6144</text:p>
          </table:table-cell>
          <table:table-cell table:number-columns-repeated="4" office:value-type="float" office:value="0.556" calcext:value-type="float">
            <text:p>0.556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646" calcext:value-type="float">
            <text:p>0.646</text:p>
          </table:table-cell>
          <table:table-cell table:number-columns-repeated="2" office:value-type="float" office:value="0.5885" calcext:value-type="float">
            <text:p>0.5885</text:p>
          </table:table-cell>
          <table:table-cell office:value-type="float" office:value="0.2845" calcext:value-type="float">
            <text:p>0.2845</text:p>
          </table:table-cell>
          <table:table-cell office:value-type="float" office:value="0.5885" calcext:value-type="float">
            <text:p>0.5885</text:p>
          </table:table-cell>
          <table:table-cell table:number-columns-repeated="4" office:value-type="float" office:value="0.6352" calcext:value-type="float">
            <text:p>0.6352</text:p>
          </table:table-cell>
          <table:table-cell office:value-type="float" office:value="0.3626" calcext:value-type="float">
            <text:p>0.3626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5261" calcext:value-type="float">
            <text:p>0.5261</text:p>
          </table:table-cell>
          <table:table-cell table:number-columns-repeated="2" office:value-type="float" office:value="0.5799" calcext:value-type="float">
            <text:p>0.5799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5799" calcext:value-type="float">
            <text:p>0.5799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6631" calcext:value-type="float">
            <text:p>0.6631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6" calcext:value-type="float">
            <text:p>0.56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56" calcext:value-type="float">
            <text:p>0.56</text:p>
          </table:table-cell>
          <table:table-cell table:number-columns-repeated="4" office:value-type="float" office:value="0.6044" calcext:value-type="float">
            <text:p>0.6044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6044" calcext:value-type="float">
            <text:p>0.6044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5007" calcext:value-type="float">
            <text:p>0.5007</text:p>
          </table:table-cell>
          <table:table-cell table:number-columns-repeated="2" office:value-type="float" office:value="0.6002" calcext:value-type="float">
            <text:p>0.6002</text:p>
          </table:table-cell>
          <table:table-cell office:value-type="float" office:value="0.2082" calcext:value-type="float">
            <text:p>0.2082</text:p>
          </table:table-cell>
          <table:table-cell office:value-type="float" office:value="0.6002" calcext:value-type="float">
            <text:p>0.600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6338" calcext:value-type="float">
            <text:p>0.6338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5795" calcext:value-type="float">
            <text:p>0.5795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5795" calcext:value-type="float">
            <text:p>0.5795</text:p>
          </table:table-cell>
          <table:table-cell table:number-columns-repeated="3" office:value-type="float" office:value="0.6219" calcext:value-type="float">
            <text:p>0.6219</text:p>
          </table:table-cell>
          <table:table-cell office:value-type="float" office:value="0.5777" calcext:value-type="float">
            <text:p>0.5777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5777" calcext:value-type="float">
            <text:p>0.5777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4786" calcext:value-type="float">
            <text:p>0.4786</text:p>
          </table:table-cell>
          <table:table-cell table:number-columns-repeated="2" office:value-type="float" office:value="0.5737" calcext:value-type="float">
            <text:p>0.5737</text:p>
          </table:table-cell>
          <table:table-cell office:value-type="float" office:value="0.199" calcext:value-type="float">
            <text:p>0.199</text:p>
          </table:table-cell>
          <table:table-cell office:value-type="float" office:value="0.5737" calcext:value-type="float">
            <text:p>0.5737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41" calcext:value-type="float">
            <text:p>0.641</text:p>
          </table:table-cell>
          <table:table-cell office:value-type="float" office:value="0.6081" calcext:value-type="float">
            <text:p>0.6081</text:p>
          </table:table-cell>
          <table:table-cell office:value-type="float" office:value="0.641" calcext:value-type="float">
            <text:p>0.641</text:p>
          </table:table-cell>
          <table:table-cell office:value-type="float" office:value="0.5559" calcext:value-type="float">
            <text:p>0.5559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5559" calcext:value-type="float">
            <text:p>0.5559</text:p>
          </table:table-cell>
          <table:table-cell table:number-columns-repeated="3" office:value-type="float" office:value="0.5966" calcext:value-type="float">
            <text:p>0.5966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3608" calcext:value-type="float">
            <text:p>0.3608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4591" calcext:value-type="float">
            <text:p>0.4591</text:p>
          </table:table-cell>
          <table:table-cell table:number-columns-repeated="2" office:value-type="float" office:value="0.5504" calcext:value-type="float">
            <text:p>0.5504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5504" calcext:value-type="float">
            <text:p>0.5504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5851" calcext:value-type="float">
            <text:p>0.5851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5727" calcext:value-type="float">
            <text:p>0.5727</text:p>
          </table:table-cell>
          <table:table-cell table:number-columns-repeated="3" office:value-type="float" office:value="0.574" calcext:value-type="float">
            <text:p>0.574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385" calcext:value-type="float">
            <text:p>0.385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5674" calcext:value-type="float">
            <text:p>0.5674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5674" calcext:value-type="float">
            <text:p>0.5674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95" calcext:value-type="float">
            <text:p>0.595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595" calcext:value-type="float">
            <text:p>0.595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3507" calcext:value-type="float">
            <text:p>0.3507</text:p>
          </table:table-cell>
          <table:table-cell office:value-type="float" office:value="0.5525" calcext:value-type="float">
            <text:p>0.5525</text:p>
          </table:table-cell>
          <table:table-cell table:number-columns-repeated="3" office:value-type="float" office:value="0.5538" calcext:value-type="float">
            <text:p>0.5538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5109" calcext:value-type="float">
            <text:p>0.5109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5109" calcext:value-type="float">
            <text:p>0.5109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473" calcext:value-type="float">
            <text:p>0.5473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753" calcext:value-type="float">
            <text:p>0.5753</text:p>
          </table:table-cell>
          <table:table-cell office:value-type="float" office:value="0.613" calcext:value-type="float">
            <text:p>0.613</text:p>
          </table:table-cell>
          <table:table-cell office:value-type="float" office:value="0.5753" calcext:value-type="float">
            <text:p>0.5753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339" calcext:value-type="float">
            <text:p>0.339</text:p>
          </table:table-cell>
          <table:table-cell office:value-type="float" office:value="0.5341" calcext:value-type="float">
            <text:p>0.5341</text:p>
          </table:table-cell>
          <table:table-cell table:number-columns-repeated="3" office:value-type="float" office:value="0.5354" calcext:value-type="float">
            <text:p>0.5354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494" calcext:value-type="float">
            <text:p>0.494</text:p>
          </table:table-cell>
          <table:table-cell office:value-type="float" office:value="0.412" calcext:value-type="float">
            <text:p>0.412</text:p>
          </table:table-cell>
          <table:table-cell office:value-type="float" office:value="0.494" calcext:value-type="float">
            <text:p>0.494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5292" calcext:value-type="float">
            <text:p>0.529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5174" calcext:value-type="float">
            <text:p>0.5174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5174" calcext:value-type="float">
            <text:p>0.5174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4785" calcext:value-type="float">
            <text:p>0.4785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4785" calcext:value-type="float">
            <text:p>0.4785</text:p>
          </table:table-cell>
          <table:table-cell office:value-type="float" office:value="0.5126" calcext:value-type="float">
            <text:p>0.5126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5126" calcext:value-type="float">
            <text:p>0.5126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5762" calcext:value-type="float">
            <text:p>0.5762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5317" calcext:value-type="float">
            <text:p>0.5317</text:p>
          </table:table-cell>
          <table:table-cell table:number-columns-repeated="3" office:value-type="float" office:value="0.5633" calcext:value-type="float">
            <text:p>0.5633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4974" calcext:value-type="float">
            <text:p>0.4974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838" calcext:value-type="float">
            <text:p>0.5838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5838" calcext:value-type="float">
            <text:p>0.5838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5167" calcext:value-type="float">
            <text:p>0.5167</text:p>
          </table:table-cell>
          <table:table-cell table:number-columns-repeated="3" office:value-type="float" office:value="0.5474" calcext:value-type="float">
            <text:p>0.5474</text:p>
          </table:table-cell>
          <table:table-cell office:value-type="float" office:value="0.5172" calcext:value-type="float">
            <text:p>0.517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72" calcext:value-type="float">
            <text:p>0.5172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3763" calcext:value-type="float">
            <text:p>0.3763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4834" calcext:value-type="float">
            <text:p>0.4834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4834" calcext:value-type="float">
            <text:p>0.4834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681" calcext:value-type="float">
            <text:p>0.5681</text:p>
          </table:table-cell>
          <table:table-cell office:value-type="float" office:value="0.5723" calcext:value-type="float">
            <text:p>0.5723</text:p>
          </table:table-cell>
          <table:table-cell office:value-type="float" office:value="0.5681" calcext:value-type="float">
            <text:p>0.5681</text:p>
          </table:table-cell>
          <table:table-cell office:value-type="float" office:value="0.5297" calcext:value-type="float">
            <text:p>0.5297</text:p>
          </table:table-cell>
          <table:table-cell office:value-type="float" office:value="0.3013" calcext:value-type="float">
            <text:p>0.3013</text:p>
          </table:table-cell>
          <table:table-cell office:value-type="float" office:value="0.5297" calcext:value-type="float">
            <text:p>0.5297</text:p>
          </table:table-cell>
          <table:table-cell table:number-columns-repeated="3" office:value-type="float" office:value="0.5327" calcext:value-type="float">
            <text:p>0.5327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439" calcext:value-type="float">
            <text:p>0.439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439" calcext:value-type="float">
            <text:p>0.439</text:p>
          </table:table-cell>
          <table:table-cell office:value-type="float" office:value="0.4703" calcext:value-type="float">
            <text:p>0.4703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4703" calcext:value-type="float">
            <text:p>0.4703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161" calcext:value-type="float">
            <text:p>0.5161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5161" calcext:value-type="float">
            <text:p>0.5161</text:p>
          </table:table-cell>
          <table:table-cell table:number-columns-repeated="3" office:value-type="float" office:value="0.519" calcext:value-type="float">
            <text:p>0.519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18" calcext:value-type="float">
            <text:p>0.18</text:p>
          </table:table-cell>
          <table:table-cell office:value-type="float" office:value="0.4582" calcext:value-type="float">
            <text:p>0.458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5414" calcext:value-type="float">
            <text:p>0.5414</text:p>
          </table:table-cell>
          <table:table-cell table:number-columns-repeated="3" office:value-type="float" office:value="0.519" calcext:value-type="float">
            <text:p>0.519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18" calcext:value-type="float">
            <text:p>0.18</text:p>
          </table:table-cell>
          <table:table-cell office:value-type="float" office:value="0.4582" calcext:value-type="float">
            <text:p>0.4582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5414" calcext:value-type="float">
            <text:p>0.5414</text:p>
          </table:table-cell>
          <table:table-cell table:number-columns-repeated="3" office:value-type="float" office:value="0.5439" calcext:value-type="float">
            <text:p>0.5439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18" calcext:value-type="float">
            <text:p>0.18</text:p>
          </table:table-cell>
          <table:table-cell office:value-type="float" office:value="0.4582" calcext:value-type="float">
            <text:p>0.4582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18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606" calcext:value-type="float">
            <text:p>0.606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7116" calcext:value-type="float">
            <text:p>0.7116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7116" calcext:value-type="float">
            <text:p>0.7116</text:p>
          </table:table-cell>
          <table:table-cell table:number-columns-repeated="3" office:value-type="float" office:value="0.4273" calcext:value-type="float">
            <text:p>0.4273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5071" calcext:value-type="float">
            <text:p>0.5071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5071" calcext:value-type="float">
            <text:p>0.5071</text:p>
          </table:table-cell>
          <table:table-cell office:value-type="float" office:value="0.5786" calcext:value-type="float">
            <text:p>0.578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5786" calcext:value-type="float">
            <text:p>0.5786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" calcext:value-type="float">
            <text:p>0.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.4" calcext:value-type="float">
            <text:p>0.4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3" calcext:value-type="float">
            <text:p>0.7143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.1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3" calcext:value-type="float">
            <text:p>0.7143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.1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" calcext:value-type="float">
            <text:p>0.6</text:p>
          </table:table-cell>
          <table:table-cell office:value-type="float" office:value="0.5455" calcext:value-type="float">
            <text:p>0.545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4615" calcext:value-type="float">
            <text:p>0.4615</text:p>
          </table:table-cell>
          <table:table-cell office:value-type="float" office:value="0" calcext:value-type="float">
            <text:p>0</text:p>
          </table:table-cell>
          <table:table-cell office:value-type="float" office:value="0.4615" calcext:value-type="float">
            <text:p>0.4615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0.8066" calcext:value-type="float">
            <text:p>0.8066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934" calcext:value-type="float">
            <text:p>0.1934</text:p>
          </table:table-cell>
          <table:table-cell table:number-columns-repeated="3" office:value-type="float" office:value="0.3066" calcext:value-type="float">
            <text:p>0.3066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6994" calcext:value-type="float">
            <text:p>0.6994</text:p>
          </table:table-cell>
          <table:table-cell office:value-type="float" office:value="0.8323" calcext:value-type="float">
            <text:p>0.8323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8323" calcext:value-type="float">
            <text:p>0.8323</text:p>
          </table:table-cell>
          <table:table-cell table:number-columns-repeated="6" office:value-type="float" office:value="0.2658" calcext:value-type="float">
            <text:p>0.2658</text:p>
          </table:table-cell>
          <table:table-cell table:number-columns-repeated="3" office:value-type="float" office:value="0.4335" calcext:value-type="float">
            <text:p>0.4335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6275" calcext:value-type="float">
            <text:p>0.6275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7468" calcext:value-type="float">
            <text:p>0.7468</text:p>
          </table:table-cell>
          <table:table-cell table:number-columns-repeated="3" office:value-type="float" office:value="0.444" calcext:value-type="float">
            <text:p>0.444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2385" calcext:value-type="float">
            <text:p>0.2385</text:p>
          </table:table-cell>
          <table:table-cell table:number-columns-repeated="3" office:value-type="float" office:value="0.4917" calcext:value-type="float">
            <text:p>0.4917</text:p>
          </table:table-cell>
          <table:table-cell office:value-type="float" office:value="0.6825" calcext:value-type="float">
            <text:p>0.68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825" calcext:value-type="float">
            <text:p>0.6825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59" calcext:value-type="float">
            <text:p>0.65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59" calcext:value-type="float">
            <text:p>0.659</text:p>
          </table:table-cell>
          <table:table-cell office:value-type="float" office:value="0.6837" calcext:value-type="float">
            <text:p>0.6837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6837" calcext:value-type="float">
            <text:p>0.6837</text:p>
          </table:table-cell>
          <table:table-cell table:number-columns-repeated="3" office:value-type="float" office:value="0.4065" calcext:value-type="float">
            <text:p>0.4065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3873" calcext:value-type="float">
            <text:p>0.3873</text:p>
          </table:table-cell>
          <table:table-cell table:number-columns-repeated="3" office:value-type="float" office:value="0.6191" calcext:value-type="float">
            <text:p>0.6191</text:p>
          </table:table-cell>
          <table:table-cell office:value-type="float" office:value="0.7093" calcext:value-type="float">
            <text:p>0.7093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7093" calcext:value-type="float">
            <text:p>0.7093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836" calcext:value-type="float">
            <text:p>0.6836</text:p>
          </table:table-cell>
          <table:table-cell office:value-type="float" office:value="0.6052" calcext:value-type="float">
            <text:p>0.6052</text:p>
          </table:table-cell>
          <table:table-cell office:value-type="float" office:value="0.6836" calcext:value-type="float">
            <text:p>0.6836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281" calcext:value-type="float">
            <text:p>0.281</text:p>
          </table:table-cell>
          <table:table-cell office:value-type="float" office:value="0.7065" calcext:value-type="float">
            <text:p>0.7065</text:p>
          </table:table-cell>
          <table:table-cell table:number-columns-repeated="3" office:value-type="float" office:value="0.4493" calcext:value-type="float">
            <text:p>0.4493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4315" calcext:value-type="float">
            <text:p>0.4315</text:p>
          </table:table-cell>
          <table:table-cell table:number-columns-repeated="3" office:value-type="float" office:value="0.6466" calcext:value-type="float">
            <text:p>0.6466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281" calcext:value-type="float">
            <text:p>0.281</text:p>
          </table:table-cell>
          <table:table-cell office:value-type="float" office:value="0.7303" calcext:value-type="float">
            <text:p>0.7303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6302" calcext:value-type="float">
            <text:p>0.6302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7884" calcext:value-type="float">
            <text:p>0.7884</text:p>
          </table:table-cell>
          <table:table-cell table:number-columns-repeated="3" office:value-type="float" office:value="0.4841" calcext:value-type="float">
            <text:p>0.4841</text:p>
          </table:table-cell>
          <table:table-cell office:value-type="float" office:value="0.4675" calcext:value-type="float">
            <text:p>0.4675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4675" calcext:value-type="float">
            <text:p>0.467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7884" calcext:value-type="float">
            <text:p>0.7884</text:p>
          </table:table-cell>
          <table:table-cell table:number-columns-repeated="3" office:value-type="float" office:value="0.544" calcext:value-type="float">
            <text:p>0.544</text:p>
          </table:table-cell>
          <table:table-cell office:value-type="float" office:value="0.4675" calcext:value-type="float">
            <text:p>0.4675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4675" calcext:value-type="float">
            <text:p>0.467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7884" calcext:value-type="float">
            <text:p>0.7884</text:p>
          </table:table-cell>
          <table:table-cell table:number-columns-repeated="3" office:value-type="float" office:value="0.544" calcext:value-type="float">
            <text:p>0.544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44" calcext:value-type="float">
            <text:p>0.544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44" calcext:value-type="float">
            <text:p>0.544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44" calcext:value-type="float">
            <text:p>0.544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4616" calcext:value-type="float">
            <text:p>0.4616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4616" calcext:value-type="float">
            <text:p>0.4616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4404" calcext:value-type="float">
            <text:p>0.4404</text:p>
          </table:table-cell>
          <table:table-cell table:number-columns-repeated="3" office:value-type="float" office:value="0.4743" calcext:value-type="float">
            <text:p>0.4743</text:p>
          </table:table-cell>
          <table:table-cell office:value-type="float" office:value="0.4602" calcext:value-type="float">
            <text:p>0.4602</text:p>
          </table:table-cell>
          <table:table-cell office:value-type="float" office:value="0.2202" calcext:value-type="float">
            <text:p>0.2202</text:p>
          </table:table-cell>
          <table:table-cell office:value-type="float" office:value="0.4602" calcext:value-type="float">
            <text:p>0.4602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26" calcext:value-type="float">
            <text:p>0.26</text:p>
          </table:table-cell>
          <table:table-cell office:value-type="float" office:value="0.2835" calcext:value-type="float">
            <text:p>0.2835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3"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5" calcext:value-type="float">
            <text:p>0.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4375" calcext:value-type="float">
            <text:p>0.437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5" calcext:value-type="float">
            <text:p>0.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" calcext:value-type="float">
            <text:p>0</text:p>
          </table:table-cell>
          <table:table-cell office:value-type="float" office:value="0.4375" calcext:value-type="float">
            <text:p>0.437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4545" calcext:value-type="float">
            <text:p>0.45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375" calcext:value-type="float">
            <text:p>0.4375</text:p>
          </table:table-cell>
          <table:table-cell office:value-type="float" office:value="0" calcext:value-type="float">
            <text:p>0</text:p>
          </table:table-cell>
          <table:table-cell office:value-type="float" office:value="0.4375" calcext:value-type="float">
            <text:p>0.4375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3529" calcext:value-type="float">
            <text:p>0.3529</text:p>
          </table:table-cell>
          <table:table-cell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375" calcext:value-type="float">
            <text:p>0.4375</text:p>
          </table:table-cell>
          <table:table-cell office:value-type="float" office:value="0" calcext:value-type="float">
            <text:p>0</text:p>
          </table:table-cell>
          <table:table-cell office:value-type="float" office:value="0.4375" calcext:value-type="float">
            <text:p>0.4375</text:p>
          </table:table-cell>
          <table:table-cell table:number-columns-repeated="3" office:value-type="float" office:value="0.3684" calcext:value-type="float">
            <text:p>0.3684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7654" calcext:value-type="float">
            <text:p>0.765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307" calcext:value-type="float">
            <text:p>0.530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.7654" calcext:value-type="float">
            <text:p>0.7654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6367" calcext:value-type="float">
            <text:p>0.6367</text:p>
          </table:table-cell>
          <table:table-cell table:number-columns-repeated="2" office:value-type="float" office:value="0.8048" calcext:value-type="float">
            <text:p>0.8048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8048" calcext:value-type="float">
            <text:p>0.8048</text:p>
          </table:table-cell>
          <table:table-cell table:number-columns-repeated="4" office:value-type="float" office:value="0.8319" calcext:value-type="float">
            <text:p>0.8319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8319" calcext:value-type="float">
            <text:p>0.8319</text:p>
          </table:table-cell>
          <table:table-cell table:number-columns-repeated="3" office:value-type="float" office:value="0.8048" calcext:value-type="float">
            <text:p>0.8048</text:p>
          </table:table-cell>
          <table:table-cell table:number-columns-repeated="3" office:value-type="float" office:value="0.6367" calcext:value-type="float">
            <text:p>0.6367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483" calcext:value-type="float">
            <text:p>0.7483</text:p>
          </table:table-cell>
          <table:table-cell office:value-type="float" office:value="0.7324" calcext:value-type="float">
            <text:p>0.7324</text:p>
          </table:table-cell>
          <table:table-cell table:number-columns-repeated="2" office:value-type="float" office:value="0.7483" calcext:value-type="float">
            <text:p>0.74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7483" calcext:value-type="float">
            <text:p>0.7483</text:p>
          </table:table-cell>
          <table:table-cell table:number-columns-repeated="4" office:value-type="float" office:value="0.7735" calcext:value-type="float">
            <text:p>0.7735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7735" calcext:value-type="float">
            <text:p>0.7735</text:p>
          </table:table-cell>
          <table:table-cell table:number-columns-repeated="3" office:value-type="float" office:value="0.7483" calcext:value-type="float">
            <text:p>0.7483</text:p>
          </table:table-cell>
          <table:table-cell table:number-columns-repeated="3" office:value-type="float" office:value="0.7324" calcext:value-type="float">
            <text:p>0.7324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6879" calcext:value-type="float">
            <text:p>0.6879</text:p>
          </table:table-cell>
          <table:table-cell table:number-columns-repeated="2" office:value-type="float" office:value="0.7029" calcext:value-type="float">
            <text:p>0.7029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7029" calcext:value-type="float">
            <text:p>0.7029</text:p>
          </table:table-cell>
          <table:table-cell table:number-columns-repeated="4" office:value-type="float" office:value="0.7265" calcext:value-type="float">
            <text:p>0.7265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7265" calcext:value-type="float">
            <text:p>0.7265</text:p>
          </table:table-cell>
          <table:table-cell table:number-columns-repeated="3" office:value-type="float" office:value="0.7029" calcext:value-type="float">
            <text:p>0.7029</text:p>
          </table:table-cell>
          <table:table-cell table:number-columns-repeated="3" office:value-type="float" office:value="0.6879" calcext:value-type="float">
            <text:p>0.6879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6509" calcext:value-type="float">
            <text:p>0.6509</text:p>
          </table:table-cell>
          <table:table-cell table:number-columns-repeated="2" office:value-type="float" office:value="0.6651" calcext:value-type="float">
            <text:p>0.6651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6651" calcext:value-type="float">
            <text:p>0.6651</text:p>
          </table:table-cell>
          <table:table-cell table:number-columns-repeated="4" office:value-type="float" office:value="0.6874" calcext:value-type="float">
            <text:p>0.6874</text:p>
          </table:table-cell>
          <table:table-cell office:value-type="float" office:value="0.5038" calcext:value-type="float">
            <text:p>0.5038</text:p>
          </table:table-cell>
          <table:table-cell office:value-type="float" office:value="0.6874" calcext:value-type="float">
            <text:p>0.6874</text:p>
          </table:table-cell>
          <table:table-cell table:number-columns-repeated="3" office:value-type="float" office:value="0.6651" calcext:value-type="float">
            <text:p>0.6651</text:p>
          </table:table-cell>
          <table:table-cell table:number-columns-repeated="3" office:value-type="float" office:value="0.6509" calcext:value-type="float">
            <text:p>0.6509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813" calcext:value-type="float">
            <text:p>0.6813</text:p>
          </table:table-cell>
          <table:table-cell office:value-type="float" office:value="0.6194" calcext:value-type="float">
            <text:p>0.6194</text:p>
          </table:table-cell>
          <table:table-cell office:value-type="float" office:value="0.6813" calcext:value-type="float">
            <text:p>0.6813</text:p>
          </table:table-cell>
          <table:table-cell office:value-type="float" office:value="0.6329" calcext:value-type="float">
            <text:p>0.6329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6329" calcext:value-type="float">
            <text:p>0.6329</text:p>
          </table:table-cell>
          <table:table-cell table:number-columns-repeated="3" office:value-type="float" office:value="0.7026" calcext:value-type="float">
            <text:p>0.7026</text:p>
          </table:table-cell>
          <table:table-cell office:value-type="float" office:value="0.6542" calcext:value-type="float">
            <text:p>0.6542</text:p>
          </table:table-cell>
          <table:table-cell office:value-type="float" office:value="0.4794" calcext:value-type="float">
            <text:p>0.4794</text:p>
          </table:table-cell>
          <table:table-cell office:value-type="float" office:value="0.6542" calcext:value-type="float">
            <text:p>0.6542</text:p>
          </table:table-cell>
          <table:table-cell table:number-columns-repeated="3" office:value-type="float" office:value="0.6329" calcext:value-type="float">
            <text:p>0.6329</text:p>
          </table:table-cell>
          <table:table-cell table:number-columns-repeated="3" office:value-type="float" office:value="0.6194" calcext:value-type="float">
            <text:p>0.6194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5921" calcext:value-type="float">
            <text:p>0.5921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6049" calcext:value-type="float">
            <text:p>0.6049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6049" calcext:value-type="float">
            <text:p>0.6049</text:p>
          </table:table-cell>
          <table:table-cell table:number-columns-repeated="3" office:value-type="float" office:value="0.6715" calcext:value-type="float">
            <text:p>0.6715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6694" calcext:value-type="float">
            <text:p>0.6694</text:p>
          </table:table-cell>
          <table:table-cell table:number-columns-repeated="3" office:value-type="float" office:value="0.6049" calcext:value-type="float">
            <text:p>0.6049</text:p>
          </table:table-cell>
          <table:table-cell table:number-columns-repeated="3" office:value-type="float" office:value="0.5921" calcext:value-type="float">
            <text:p>0.5921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21" calcext:value-type="float">
            <text:p>0.621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621" calcext:value-type="float">
            <text:p>0.621</text:p>
          </table:table-cell>
          <table:table-cell table:number-columns-repeated="3" office:value-type="float" office:value="0.6849" calcext:value-type="float">
            <text:p>0.6849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6422" calcext:value-type="float">
            <text:p>0.6422</text:p>
          </table:table-cell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21" calcext:value-type="float">
            <text:p>0.621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621" calcext:value-type="float">
            <text:p>0.621</text:p>
          </table:table-cell>
          <table:table-cell table:number-columns-repeated="3" office:value-type="float" office:value="0.6849" calcext:value-type="float">
            <text:p>0.6849</text:p>
          </table:table-cell>
          <table:table-cell office:value-type="float" office:value="0.6815" calcext:value-type="float">
            <text:p>0.6815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6815" calcext:value-type="float">
            <text:p>0.6815</text:p>
          </table:table-cell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59" calcext:value-type="float">
            <text:p>0.659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659" calcext:value-type="float">
            <text:p>0.659</text:p>
          </table:table-cell>
          <table:table-cell table:number-columns-repeated="3" office:value-type="float" office:value="0.6849" calcext:value-type="float">
            <text:p>0.6849</text:p>
          </table:table-cell>
          <table:table-cell office:value-type="float" office:value="0.6815" calcext:value-type="float">
            <text:p>0.6815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6815" calcext:value-type="float">
            <text:p>0.6815</text:p>
          </table:table-cell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59" calcext:value-type="float">
            <text:p>0.659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659" calcext:value-type="float">
            <text:p>0.659</text:p>
          </table:table-cell>
          <table:table-cell table:number-columns-repeated="3" office:value-type="float" office:value="0.6849" calcext:value-type="float">
            <text:p>0.6849</text:p>
          </table:table-cell>
          <table:table-cell office:value-type="float" office:value="0.6815" calcext:value-type="float">
            <text:p>0.6815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6815" calcext:value-type="float">
            <text:p>0.6815</text:p>
          </table:table-cell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59" calcext:value-type="float">
            <text:p>0.659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659" calcext:value-type="float">
            <text:p>0.659</text:p>
          </table:table-cell>
          <table:table-cell table:number-columns-repeated="3" office:value-type="float" office:value="0.6849" calcext:value-type="float">
            <text:p>0.6849</text:p>
          </table:table-cell>
          <table:table-cell office:value-type="float" office:value="0.6815" calcext:value-type="float">
            <text:p>0.6815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6815" calcext:value-type="float">
            <text:p>0.6815</text:p>
          </table:table-cell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831" calcext:value-type="float">
            <text:p>0.6831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6942" calcext:value-type="float">
            <text:p>0.6942</text:p>
          </table:table-cell>
          <table:table-cell table:number-columns-repeated="3" office:value-type="float" office:value="0.6849" calcext:value-type="float">
            <text:p>0.6849</text:p>
          </table:table-cell>
          <table:table-cell office:value-type="float" office:value="0.6815" calcext:value-type="float">
            <text:p>0.6815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6815" calcext:value-type="float">
            <text:p>0.6815</text:p>
          </table:table-cell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7286" calcext:value-type="float">
            <text:p>0.7286</text:p>
          </table:table-cell>
          <table:table-cell table:number-columns-repeated="3" office:value-type="float" office:value="0.7193" calcext:value-type="float">
            <text:p>0.7193</text:p>
          </table:table-cell>
          <table:table-cell office:value-type="float" office:value="0.6815" calcext:value-type="float">
            <text:p>0.6815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6815" calcext:value-type="float">
            <text:p>0.6815</text:p>
          </table:table-cell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7286" calcext:value-type="float">
            <text:p>0.7286</text:p>
          </table:table-cell>
          <table:table-cell table:number-columns-repeated="3" office:value-type="float" office:value="0.7193" calcext:value-type="float">
            <text:p>0.7193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68" calcext:value-type="float">
            <text:p>0.568</text:p>
          </table:table-cell>
          <table:table-cell office:value-type="float" office:value="0.6017" calcext:value-type="float">
            <text:p>0.6017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7286" calcext:value-type="float">
            <text:p>0.7286</text:p>
          </table:table-cell>
          <table:table-cell table:number-columns-repeated="3" office:value-type="float" office:value="0.7193" calcext:value-type="float">
            <text:p>0.7193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68" calcext:value-type="float">
            <text:p>0.568</text:p>
          </table:table-cell>
          <table:table-cell office:value-type="float" office:value="0.6017" calcext:value-type="float">
            <text:p>0.6017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7286" calcext:value-type="float">
            <text:p>0.7286</text:p>
          </table:table-cell>
          <table:table-cell table:number-columns-repeated="3" office:value-type="float" office:value="0.7519" calcext:value-type="float">
            <text:p>0.7519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68" calcext:value-type="float">
            <text:p>0.568</text:p>
          </table:table-cell>
          <table:table-cell office:value-type="float" office:value="0.6017" calcext:value-type="float">
            <text:p>0.6017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7286" calcext:value-type="float">
            <text:p>0.7286</text:p>
          </table:table-cell>
          <table:table-cell table:number-columns-repeated="3" office:value-type="float" office:value="0.7519" calcext:value-type="float">
            <text:p>0.7519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68" calcext:value-type="float">
            <text:p>0.568</text:p>
          </table:table-cell>
          <table:table-cell office:value-type="float" office:value="0.6017" calcext:value-type="float">
            <text:p>0.6017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4696" calcext:value-type="float">
            <text:p>0.4696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4115" calcext:value-type="float">
            <text:p>0.4115</text:p>
          </table:table-cell>
          <table:table-cell table:number-columns-repeated="3" office:value-type="float" office:value="0.4075" calcext:value-type="float">
            <text:p>0.4075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44" calcext:value-type="float">
            <text:p>0.244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2454" calcext:value-type="float">
            <text:p>0.2454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545" calcext:value-type="float">
            <text:p>0.454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" calcext:value-type="float">
            <text:p>0.75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75" calcext:value-type="float">
            <text:p>0.75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7143" calcext:value-type="float">
            <text:p>0.7143</text:p>
          </table:table-cell>
          <table:table-cell table:number-columns-repeated="4" office:value-type="float" office:value="0.5556" calcext:value-type="float">
            <text:p>0.5556</text:p>
          </table:table-cell>
          <table:table-cell office:value-type="float" office:value="0.6" calcext:value-type="float">
            <text:p>0.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143" calcext:value-type="float">
            <text:p>0.7143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7143" calcext:value-type="float">
            <text:p>0.7143</text:p>
          </table:table-cell>
          <table:table-cell table:number-columns-repeated="4" office:value-type="float" office:value="0.5556" calcext:value-type="float">
            <text:p>0.555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4444" calcext:value-type="float">
            <text:p>0.4444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143" calcext:value-type="float">
            <text:p>0.7143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7143" calcext:value-type="float">
            <text:p>0.7143</text:p>
          </table:table-cell>
          <table:table-cell table:number-columns-repeated="4" office:value-type="float" office:value="0.5556" calcext:value-type="float">
            <text:p>0.555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556" calcext:value-type="float">
            <text:p>0.555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6" calcext:value-type="float">
            <text:p>0.6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455" calcext:value-type="float">
            <text:p>0.545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.4286" calcext:value-type="float">
            <text:p>0.428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" calcext:value-type="float">
            <text:p>0.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444" calcext:value-type="float">
            <text:p>0.444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934" calcext:value-type="float">
            <text:p>0.193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1934" calcext:value-type="float">
            <text:p>0.193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1934" calcext:value-type="float">
            <text:p>0.19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148" calcext:value-type="float">
            <text:p>0.148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148" calcext:value-type="float">
            <text:p>0.148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148" calcext:value-type="float">
            <text:p>0.148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1345" calcext:value-type="float">
            <text:p>0.1345</text:p>
          </table:table-cell>
          <table:table-cell table:number-columns-repeated="5" office:value-type="float" office:value="0.6951" calcext:value-type="float">
            <text:p>0.6951</text:p>
          </table:table-cell>
          <table:table-cell office:value-type="float" office:value="0.318" calcext:value-type="float">
            <text:p>0.318</text:p>
          </table:table-cell>
          <table:table-cell table:number-columns-repeated="5" office:value-type="float" office:value="0.6951" calcext:value-type="float">
            <text:p>0.6951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27" calcext:value-type="float">
            <text:p>0.727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727" calcext:value-type="float">
            <text:p>0.727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7183" calcext:value-type="float">
            <text:p>0.7183</text:p>
          </table:table-cell>
          <table:table-cell table:number-columns-repeated="4" office:value-type="float" office:value="0.6422" calcext:value-type="float">
            <text:p>0.6422</text:p>
          </table:table-cell>
          <table:table-cell office:value-type="float" office:value="0.4461" calcext:value-type="float">
            <text:p>0.4461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6422" calcext:value-type="float">
            <text:p>0.642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449" calcext:value-type="float">
            <text:p>0.7449</text:p>
          </table:table-cell>
          <table:table-cell office:value-type="float" office:value="0.7368" calcext:value-type="float">
            <text:p>0.7368</text:p>
          </table:table-cell>
          <table:table-cell office:value-type="float" office:value="0.7449" calcext:value-type="float">
            <text:p>0.7449</text:p>
          </table:table-cell>
          <table:table-cell office:value-type="float" office:value="0.7368" calcext:value-type="float">
            <text:p>0.7368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7368" calcext:value-type="float">
            <text:p>0.7368</text:p>
          </table:table-cell>
          <table:table-cell table:number-columns-repeated="4" office:value-type="float" office:value="0.6001" calcext:value-type="float">
            <text:p>0.6001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2471" calcext:value-type="float">
            <text:p>0.2471</text:p>
          </table:table-cell>
          <table:table-cell office:value-type="float" office:value="0.6656" calcext:value-type="float">
            <text:p>0.6656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96" calcext:value-type="float">
            <text:p>0.7596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96" calcext:value-type="float">
            <text:p>0.7596</text:p>
          </table:table-cell>
          <table:table-cell office:value-type="float" office:value="0.752" calcext:value-type="float">
            <text:p>0.752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752" calcext:value-type="float">
            <text:p>0.752</text:p>
          </table:table-cell>
          <table:table-cell table:number-columns-repeated="4" office:value-type="float" office:value="0.6232" calcext:value-type="float">
            <text:p>0.6232</text:p>
          </table:table-cell>
          <table:table-cell office:value-type="float" office:value="0.3928" calcext:value-type="float">
            <text:p>0.3928</text:p>
          </table:table-cell>
          <table:table-cell office:value-type="float" office:value="0.6232" calcext:value-type="float">
            <text:p>0.6232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6272" calcext:value-type="float">
            <text:p>0.6272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202" calcext:value-type="float">
            <text:p>0.7202</text:p>
          </table:table-cell>
          <table:table-cell office:value-type="float" office:value="0.713" calcext:value-type="float">
            <text:p>0.713</text:p>
          </table:table-cell>
          <table:table-cell office:value-type="float" office:value="0.7202" calcext:value-type="float">
            <text:p>0.7202</text:p>
          </table:table-cell>
          <table:table-cell office:value-type="float" office:value="0.713" calcext:value-type="float">
            <text:p>0.713</text:p>
          </table:table-cell>
          <table:table-cell office:value-type="float" office:value="0.317" calcext:value-type="float">
            <text:p>0.317</text:p>
          </table:table-cell>
          <table:table-cell office:value-type="float" office:value="0.713" calcext:value-type="float">
            <text:p>0.713</text:p>
          </table:table-cell>
          <table:table-cell table:number-columns-repeated="4" office:value-type="float" office:value="0.6427" calcext:value-type="float">
            <text:p>0.6427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5946" calcext:value-type="float">
            <text:p>0.5946</text:p>
          </table:table-cell>
          <table:table-cell office:value-type="float" office:value="0.3245" calcext:value-type="float">
            <text:p>0.3245</text:p>
          </table:table-cell>
          <table:table-cell office:value-type="float" office:value="0.5946" calcext:value-type="float">
            <text:p>0.5946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63" calcext:value-type="float">
            <text:p>0.6863</text:p>
          </table:table-cell>
          <table:table-cell office:value-type="float" office:value="0.6794" calcext:value-type="float">
            <text:p>0.6794</text:p>
          </table:table-cell>
          <table:table-cell office:value-type="float" office:value="0.6863" calcext:value-type="float">
            <text:p>0.6863</text:p>
          </table:table-cell>
          <table:table-cell office:value-type="float" office:value="0.6794" calcext:value-type="float">
            <text:p>0.6794</text:p>
          </table:table-cell>
          <table:table-cell office:value-type="float" office:value="0.302" calcext:value-type="float">
            <text:p>0.302</text:p>
          </table:table-cell>
          <table:table-cell office:value-type="float" office:value="0.6794" calcext:value-type="float">
            <text:p>0.6794</text:p>
          </table:table-cell>
          <table:table-cell table:number-columns-repeated="4" office:value-type="float" office:value="0.6596" calcext:value-type="float">
            <text:p>0.6596</text:p>
          </table:table-cell>
          <table:table-cell office:value-type="float" office:value="0.4492" calcext:value-type="float">
            <text:p>0.4492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6609" calcext:value-type="float">
            <text:p>0.6609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65" calcext:value-type="float">
            <text:p>0.65</text:p>
          </table:table-cell>
          <table:table-cell office:value-type="float" office:value="0.3756" calcext:value-type="float">
            <text:p>0.3756</text:p>
          </table:table-cell>
          <table:table-cell office:value-type="float" office:value="0.65" calcext:value-type="float">
            <text:p>0.65</text:p>
          </table:table-cell>
          <table:table-cell table:number-columns-repeated="4" office:value-type="float" office:value="0.631" calcext:value-type="float">
            <text:p>0.631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631" calcext:value-type="float">
            <text:p>0.631</text:p>
          </table:table-cell>
          <table:table-cell office:value-type="float" office:value="0.6412" calcext:value-type="float">
            <text:p>0.641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6412" calcext:value-type="float">
            <text:p>0.6412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386" calcext:value-type="float">
            <text:p>0.386</text:p>
          </table:table-cell>
          <table:table-cell office:value-type="float" office:value="0.6323" calcext:value-type="float">
            <text:p>0.6323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2" calcext:value-type="float">
            <text:p>0.752</text:p>
          </table:table-cell>
          <table:table-cell office:value-type="float" office:value="0.6655" calcext:value-type="float">
            <text:p>0.6655</text:p>
          </table:table-cell>
          <table:table-cell office:value-type="float" office:value="0.752" calcext:value-type="float">
            <text:p>0.752</text:p>
          </table:table-cell>
          <table:table-cell office:value-type="float" office:value="0.664" calcext:value-type="float">
            <text:p>0.664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664" calcext:value-type="float">
            <text:p>0.664</text:p>
          </table:table-cell>
          <table:table-cell table:number-columns-repeated="4" office:value-type="float" office:value="0.6057" calcext:value-type="float">
            <text:p>0.6057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4691" calcext:value-type="float">
            <text:p>0.4691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6069" calcext:value-type="float">
            <text:p>0.6069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6069" calcext:value-type="float">
            <text:p>0.6069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6392" calcext:value-type="float">
            <text:p>0.6392</text:p>
          </table:table-cell>
          <table:table-cell table:number-columns-repeated="4" office:value-type="float" office:value="0.583" calcext:value-type="float">
            <text:p>0.583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583" calcext:value-type="float">
            <text:p>0.583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6392" calcext:value-type="float">
            <text:p>0.6392</text:p>
          </table:table-cell>
          <table:table-cell table:number-columns-repeated="3" office:value-type="float" office:value="0.6194" calcext:value-type="float">
            <text:p>0.6194</text:p>
          </table:table-cell>
          <table:table-cell office:value-type="float" office:value="0.583" calcext:value-type="float">
            <text:p>0.583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583" calcext:value-type="float">
            <text:p>0.583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6392" calcext:value-type="float">
            <text:p>0.6392</text:p>
          </table:table-cell>
          <table:table-cell table:number-columns-repeated="3" office:value-type="float" office:value="0.6903" calcext:value-type="float">
            <text:p>0.6903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6392" calcext:value-type="float">
            <text:p>0.6392</text:p>
          </table:table-cell>
          <table:table-cell table:number-columns-repeated="3" office:value-type="float" office:value="0.6903" calcext:value-type="float">
            <text:p>0.6903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6392" calcext:value-type="float">
            <text:p>0.6392</text:p>
          </table:table-cell>
          <table:table-cell table:number-columns-repeated="3" office:value-type="float" office:value="0.6903" calcext:value-type="float">
            <text:p>0.6903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7056" calcext:value-type="float">
            <text:p>0.7056</text:p>
          </table:table-cell>
          <table:table-cell table:number-columns-repeated="3" office:value-type="float" office:value="0.6903" calcext:value-type="float">
            <text:p>0.6903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7056" calcext:value-type="float">
            <text:p>0.7056</text:p>
          </table:table-cell>
          <table:table-cell table:number-columns-repeated="3" office:value-type="float" office:value="0.7229" calcext:value-type="float">
            <text:p>0.7229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7056" calcext:value-type="float">
            <text:p>0.7056</text:p>
          </table:table-cell>
          <table:table-cell table:number-columns-repeated="3" office:value-type="float" office:value="0.7229" calcext:value-type="float">
            <text:p>0.7229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7056" calcext:value-type="float">
            <text:p>0.7056</text:p>
          </table:table-cell>
          <table:table-cell table:number-columns-repeated="3" office:value-type="float" office:value="0.7229" calcext:value-type="float">
            <text:p>0.7229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833" calcext:value-type="float">
            <text:p>0.8833</text:p>
          </table:table-cell>
          <table:table-cell office:value-type="float" office:value="0.8" calcext:value-type="float">
            <text:p>0.8</text:p>
          </table:table-cell>
          <table:table-cell office:value-type="float" office:value="0.8833" calcext:value-type="float">
            <text:p>0.8833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036" calcext:value-type="float">
            <text:p>0.036</text:p>
          </table:table-cell>
          <table:table-cell office:value-type="float" office:value="0.8711" calcext:value-type="float">
            <text:p>0.8711</text:p>
          </table:table-cell>
          <table:table-cell table:number-columns-repeated="3" office:value-type="float" office:value="0.9111" calcext:value-type="float">
            <text:p>0.9111</text:p>
          </table:table-cell>
          <table:table-cell office:value-type="float" office:value="0.9029" calcext:value-type="float">
            <text:p>0.9029</text:p>
          </table:table-cell>
          <table:table-cell office:value-type="float" office:value="0.3083" calcext:value-type="float">
            <text:p>0.3083</text:p>
          </table:table-cell>
          <table:table-cell office:value-type="float" office:value="0.9029" calcext:value-type="float">
            <text:p>0.9029</text:p>
          </table:table-cell>
          <table:table-cell office:value-type="float" office:value="0.0905" calcext:value-type="float">
            <text:p>0.0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5" calcext:value-type="float">
            <text:p>0.0905</text:p>
          </table:table-cell>
          <table:table-cell office:value-type="float" office:value="0" calcext:value-type="float">
            <text:p>0</text:p>
          </table:table-cell>
          <table:table-cell office:value-type="float" office:value="0.0905" calcext:value-type="float">
            <text:p>0.0905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556" calcext:value-type="float">
            <text:p>0.5556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556" calcext:value-type="float">
            <text:p>0.5556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6994" calcext:value-type="float">
            <text:p>0.6994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6994" calcext:value-type="float">
            <text:p>0.699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3" calcext:value-type="float">
            <text:p>0.833</text:p>
          </table:table-cell>
          <table:table-cell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office:value-type="float" office:value="0.6275" calcext:value-type="float">
            <text:p>0.6275</text:p>
          </table:table-cell>
          <table:table-cell table:number-columns-repeated="3" office:value-type="float" office:value="0.833" calcext:value-type="float">
            <text:p>0.833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6275" calcext:value-type="float">
            <text:p>0.62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" calcext:value-type="float">
            <text:p>0</text:p>
          </table:table-cell>
          <table:table-cell office:value-type="float" office:value="0.7435" calcext:value-type="float">
            <text:p>0.7435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247" calcext:value-type="float">
            <text:p>0.247</text:p>
          </table:table-cell>
          <table:table-cell office:value-type="float" office:value="0.7435" calcext:value-type="float">
            <text:p>0.74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" calcext:value-type="float">
            <text:p>0</text:p>
          </table:table-cell>
          <table:table-cell office:value-type="float" office:value="0.7435" calcext:value-type="float">
            <text:p>0.7435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247" calcext:value-type="float">
            <text:p>0.247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1556" calcext:value-type="float">
            <text:p>0.1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56" calcext:value-type="float">
            <text:p>0.1556</text:p>
          </table:table-cell>
          <table:table-cell office:value-type="float" office:value="0" calcext:value-type="float">
            <text:p>0</text:p>
          </table:table-cell>
          <table:table-cell office:value-type="float" office:value="0.1556" calcext:value-type="float">
            <text:p>0.1556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" calcext:value-type="float">
            <text:p>0</text:p>
          </table:table-cell>
          <table:table-cell office:value-type="float" office:value="0.7435" calcext:value-type="float">
            <text:p>0.7435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247" calcext:value-type="float">
            <text:p>0.2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" calcext:value-type="float">
            <text:p>0</text:p>
          </table:table-cell>
          <table:table-cell office:value-type="float" office:value="0.7435" calcext:value-type="float">
            <text:p>0.7435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04436051" calcext:value-type="float">
            <text:p>70443605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314" calcext:value-type="float">
            <text:p>0.231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314" calcext:value-type="float">
            <text:p>0.231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3721" calcext:value-type="float">
            <text:p>0.3721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3023" calcext:value-type="float">
            <text:p>0.3023</text:p>
          </table:table-cell>
          <table:table-cell office:value-type="float" office:value="0.225" calcext:value-type="float">
            <text:p>0.225</text:p>
          </table:table-cell>
          <table:table-cell office:value-type="float" office:value="0.4865" calcext:value-type="float">
            <text:p>0.4865</text:p>
          </table:table-cell>
          <table:table-cell office:value-type="float" office:value="0.3631" calcext:value-type="float">
            <text:p>0.3631</text:p>
          </table:table-cell>
          <table:table-cell table:number-columns-repeated="2" office:value-type="float" office:value="0.5421" calcext:value-type="float">
            <text:p>0.5421</text:p>
          </table:table-cell>
          <table:table-cell office:value-type="float" office:value="0.3868" calcext:value-type="float">
            <text:p>0.3868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2317" calcext:value-type="float">
            <text:p>0.2317</text:p>
          </table:table-cell>
          <table:table-cell table:number-columns-repeated="2" office:value-type="float" office:value="0.1429" calcext:value-type="float">
            <text:p>0.1429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1463" calcext:value-type="float">
            <text:p>0.1463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5" calcext:value-type="float">
            <text:p>0.75</text:p>
          </table:table-cell>
          <table:table-cell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33" calcext:value-type="float">
            <text:p>0.833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5" calcext:value-type="float">
            <text:p>0.5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.4375" calcext:value-type="float">
            <text:p>0.4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263" calcext:value-type="float">
            <text:p>0.5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4667" calcext:value-type="float">
            <text:p>0.4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429" calcext:value-type="float">
            <text:p>0.6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5263" calcext:value-type="float">
            <text:p>0.5263</text:p>
          </table:table-cell>
          <table:table-cell table:number-columns-repeated="2" office:value-type="float" office:value="0.7857" calcext:value-type="float">
            <text:p>0.7857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8333" calcext:value-type="float">
            <text:p>0.83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1" calcext:value-type="float">
            <text:p>0.6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57" calcext:value-type="float">
            <text:p>0.7857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6842" calcext:value-type="float">
            <text:p>0.6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22" calcext:value-type="float">
            <text:p>0.722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066" calcext:value-type="float">
            <text:p>0.8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0.8066" calcext:value-type="float">
            <text:p>0.8066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994" calcext:value-type="float">
            <text:p>0.69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652" calcext:value-type="float">
            <text:p>0.9652</text:p>
          </table:table-cell>
          <table:table-cell office:value-type="float" office:value="0.7975" calcext:value-type="float">
            <text:p>0.7975</text:p>
          </table:table-cell>
          <table:table-cell office:value-type="float" office:value="1" calcext:value-type="float">
            <text:p>1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9652" calcext:value-type="float">
            <text:p>0.9652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9652" calcext:value-type="float">
            <text:p>0.965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.8671" calcext:value-type="float">
            <text:p>0.8671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66" calcext:value-type="float">
            <text:p>0.866</text:p>
          </table:table-cell>
          <table:table-cell office:value-type="float" office:value="0.8183" calcext:value-type="float">
            <text:p>0.8183</text:p>
          </table:table-cell>
          <table:table-cell office:value-type="float" office:value="1" calcext:value-type="float">
            <text:p>1</text:p>
          </table:table-cell>
          <table:table-cell office:value-type="float" office:value="0.8807" calcext:value-type="float">
            <text:p>0.8807</text:p>
          </table:table-cell>
          <table:table-cell table:number-columns-repeated="2" office:value-type="float" office:value="0.9688" calcext:value-type="float">
            <text:p>0.9688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66" calcext:value-type="float">
            <text:p>0.866</text:p>
          </table:table-cell>
          <table:table-cell office:value-type="float" office:value="0.9688" calcext:value-type="float">
            <text:p>0.9688</text:p>
          </table:table-cell>
          <table:table-cell table:number-columns-repeated="3" office:value-type="float" office:value="0.8973" calcext:value-type="float">
            <text:p>0.89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78" calcext:value-type="float">
            <text:p>0.778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9714" calcext:value-type="float">
            <text:p>0.9714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7492" calcext:value-type="float">
            <text:p>0.7492</text:p>
          </table:table-cell>
          <table:table-cell office:value-type="float" office:value="1" calcext:value-type="float">
            <text:p>1</text:p>
          </table:table-cell>
          <table:table-cell office:value-type="float" office:value="0.8063" calcext:value-type="float">
            <text:p>0.8063</text:p>
          </table:table-cell>
          <table:table-cell table:number-columns-repeated="2" office:value-type="float" office:value="0.9714" calcext:value-type="float">
            <text:p>0.9714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9714" calcext:value-type="float">
            <text:p>0.9714</text:p>
          </table:table-cell>
          <table:table-cell table:number-columns-repeated="3" office:value-type="float" office:value="0.8215" calcext:value-type="float">
            <text:p>0.8215</text:p>
          </table:table-cell>
          <table:table-cell office:value-type="float" office:value="0.9155" calcext:value-type="float">
            <text:p>0.9155</text:p>
          </table:table-cell>
          <table:table-cell table:number-columns-repeated="2" office:value-type="float" office:value="0.7123" calcext:value-type="float">
            <text:p>0.7123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86" calcext:value-type="float">
            <text:p>0.786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8203" calcext:value-type="float">
            <text:p>0.8203</text:p>
          </table:table-cell>
          <table:table-cell table:number-columns-repeated="2" office:value-type="float" office:value="0.9735" calcext:value-type="float">
            <text:p>0.9735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9735" calcext:value-type="float">
            <text:p>0.9735</text:p>
          </table:table-cell>
          <table:table-cell table:number-columns-repeated="3" office:value-type="float" office:value="0.7622" calcext:value-type="float">
            <text:p>0.7622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31" calcext:value-type="float">
            <text:p>0.7331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995" calcext:value-type="float">
            <text:p>0.799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7144" calcext:value-type="float">
            <text:p>0.7144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8317" calcext:value-type="float">
            <text:p>0.8317</text:p>
          </table:table-cell>
          <table:table-cell table:number-columns-repeated="2" office:value-type="float" office:value="0.9752" calcext:value-type="float">
            <text:p>0.9752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9752" calcext:value-type="float">
            <text:p>0.9752</text:p>
          </table:table-cell>
          <table:table-cell table:number-columns-repeated="3" office:value-type="float" office:value="0.714" calcext:value-type="float">
            <text:p>0.714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6823" calcext:value-type="float">
            <text:p>0.6823</text:p>
          </table:table-cell>
          <table:table-cell office:value-type="float" office:value="0.7499" calcext:value-type="float">
            <text:p>0.7499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674" calcext:value-type="float">
            <text:p>0.674</text:p>
          </table:table-cell>
          <table:table-cell office:value-type="float" office:value="0.9362" calcext:value-type="float">
            <text:p>0.9362</text:p>
          </table:table-cell>
          <table:table-cell office:value-type="float" office:value="0.7847" calcext:value-type="float">
            <text:p>0.7847</text:p>
          </table:table-cell>
          <table:table-cell table:number-columns-repeated="2" office:value-type="float" office:value="0.9201" calcext:value-type="float">
            <text:p>0.9201</text:p>
          </table:table-cell>
          <table:table-cell office:value-type="float" office:value="0.7943" calcext:value-type="float">
            <text:p>0.7943</text:p>
          </table:table-cell>
          <table:table-cell office:value-type="float" office:value="0.8397" calcext:value-type="float">
            <text:p>0.8397</text:p>
          </table:table-cell>
          <table:table-cell office:value-type="float" office:value="0.9766" calcext:value-type="float">
            <text:p>0.9766</text:p>
          </table:table-cell>
          <table:table-cell table:number-columns-repeated="3" office:value-type="float" office:value="0.6736" calcext:value-type="float">
            <text:p>0.6736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7076" calcext:value-type="float">
            <text:p>0.7076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693" calcext:value-type="float">
            <text:p>0.7693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8661" calcext:value-type="float">
            <text:p>0.8661</text:p>
          </table:table-cell>
          <table:table-cell office:value-type="float" office:value="0.7998" calcext:value-type="float">
            <text:p>0.7998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7446" calcext:value-type="float">
            <text:p>0.7446</text:p>
          </table:table-cell>
          <table:table-cell table:number-columns-repeated="2" office:value-type="float" office:value="0.873" calcext:value-type="float">
            <text:p>0.873</text:p>
          </table:table-cell>
          <table:table-cell office:value-type="float" office:value="0.7537" calcext:value-type="float">
            <text:p>0.7537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9266" calcext:value-type="float">
            <text:p>0.9266</text:p>
          </table:table-cell>
          <table:table-cell office:value-type="float" office:value="0.6903" calcext:value-type="float">
            <text:p>0.6903</text:p>
          </table:table-cell>
          <table:table-cell table:number-columns-repeated="2" office:value-type="float" office:value="0.6392" calcext:value-type="float">
            <text:p>0.6392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6109" calcext:value-type="float">
            <text:p>0.6109</text:p>
          </table:table-cell>
          <table:table-cell office:value-type="float" office:value="0.6714" calcext:value-type="float">
            <text:p>0.6714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7624" calcext:value-type="float">
            <text:p>0.7624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7097" calcext:value-type="float">
            <text:p>0.7097</text:p>
          </table:table-cell>
          <table:table-cell table:number-columns-repeated="2" office:value-type="float" office:value="0.8321" calcext:value-type="float">
            <text:p>0.8321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658" calcext:value-type="float">
            <text:p>0.658</text:p>
          </table:table-cell>
          <table:table-cell table:number-columns-repeated="2" office:value-type="float" office:value="0.6093" calcext:value-type="float">
            <text:p>0.6093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64" calcext:value-type="float">
            <text:p>0.64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016" calcext:value-type="float">
            <text:p>0.701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628" calcext:value-type="float">
            <text:p>0.628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679" calcext:value-type="float">
            <text:p>0.679</text:p>
          </table:table-cell>
          <table:table-cell table:number-columns-repeated="2" office:value-type="float" office:value="0.8394" calcext:value-type="float">
            <text:p>0.8394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8165" calcext:value-type="float">
            <text:p>0.8165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6728" calcext:value-type="float">
            <text:p>0.6728</text:p>
          </table:table-cell>
          <table:table-cell table:number-columns-repeated="2" office:value-type="float" office:value="0.5829" calcext:value-type="float">
            <text:p>0.5829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6123" calcext:value-type="float">
            <text:p>0.6123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734" calcext:value-type="float">
            <text:p>0.6734</text:p>
          </table:table-cell>
          <table:table-cell office:value-type="float" office:value="0.7648" calcext:value-type="float">
            <text:p>0.7648</text:p>
          </table:table-cell>
          <table:table-cell office:value-type="float" office:value="0.7983" calcext:value-type="float">
            <text:p>0.7983</text:p>
          </table:table-cell>
          <table:table-cell office:value-type="float" office:value="0.7001" calcext:value-type="float">
            <text:p>0.7001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8206" calcext:value-type="float">
            <text:p>0.8206</text:p>
          </table:table-cell>
          <table:table-cell office:value-type="float" office:value="0.6517" calcext:value-type="float">
            <text:p>0.6517</text:p>
          </table:table-cell>
          <table:table-cell table:number-columns-repeated="2" office:value-type="float" office:value="0.8458" calcext:value-type="float">
            <text:p>0.8458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7837" calcext:value-type="float">
            <text:p>0.7837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6859" calcext:value-type="float">
            <text:p>0.6859</text:p>
          </table:table-cell>
          <table:table-cell table:number-columns-repeated="2" office:value-type="float" office:value="0.5595" calcext:value-type="float">
            <text:p>0.5595</text:p>
          </table:table-cell>
          <table:table-cell office:value-type="float" office:value="0.7067" calcext:value-type="float">
            <text:p>0.7067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77" calcext:value-type="float">
            <text:p>0.5877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7361" calcext:value-type="float">
            <text:p>0.7361</text:p>
          </table:table-cell>
          <table:table-cell office:value-type="float" office:value="0.7683" calcext:value-type="float">
            <text:p>0.7683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6272" calcext:value-type="float">
            <text:p>0.6272</text:p>
          </table:table-cell>
          <table:table-cell table:number-columns-repeated="2" office:value-type="float" office:value="0.8516" calcext:value-type="float">
            <text:p>0.8516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7542" calcext:value-type="float">
            <text:p>0.7542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6602" calcext:value-type="float">
            <text:p>0.6602</text:p>
          </table:table-cell>
          <table:table-cell table:number-columns-repeated="2" office:value-type="float" office:value="0.5385" calcext:value-type="float">
            <text:p>0.5385</text:p>
          </table:table-cell>
          <table:table-cell office:value-type="float" office:value="0.7178" calcext:value-type="float">
            <text:p>0.7178</text:p>
          </table:table-cell>
          <table:table-cell office:value-type="float" office:value="0.5146" calcext:value-type="float">
            <text:p>0.5146</text:p>
          </table:table-cell>
          <table:table-cell office:value-type="float" office:value="0.5656" calcext:value-type="float">
            <text:p>0.5656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7454" calcext:value-type="float">
            <text:p>0.7454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65" calcext:value-type="float">
            <text:p>0.65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6051" calcext:value-type="float">
            <text:p>0.6051</text:p>
          </table:table-cell>
          <table:table-cell table:number-columns-repeated="2" office:value-type="float" office:value="0.8569" calcext:value-type="float">
            <text:p>0.8569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6368" calcext:value-type="float">
            <text:p>0.6368</text:p>
          </table:table-cell>
          <table:table-cell table:number-columns-repeated="2" office:value-type="float" office:value="0.5194" calcext:value-type="float">
            <text:p>0.5194</text:p>
          </table:table-cell>
          <table:table-cell office:value-type="float" office:value="0.6924" calcext:value-type="float">
            <text:p>0.6924</text:p>
          </table:table-cell>
          <table:table-cell office:value-type="float" office:value="0.4964" calcext:value-type="float">
            <text:p>0.4964</text:p>
          </table:table-cell>
          <table:table-cell office:value-type="float" office:value="0.5456" calcext:value-type="float">
            <text:p>0.5456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7506" calcext:value-type="float">
            <text:p>0.7506</text:p>
          </table:table-cell>
          <table:table-cell office:value-type="float" office:value="0.6283" calcext:value-type="float">
            <text:p>0.6283</text:p>
          </table:table-cell>
          <table:table-cell office:value-type="float" office:value="0.5743" calcext:value-type="float">
            <text:p>0.5743</text:p>
          </table:table-cell>
          <table:table-cell office:value-type="float" office:value="0.8056" calcext:value-type="float">
            <text:p>0.8056</text:p>
          </table:table-cell>
          <table:table-cell office:value-type="float" office:value="0.5849" calcext:value-type="float">
            <text:p>0.5849</text:p>
          </table:table-cell>
          <table:table-cell table:number-columns-repeated="2" office:value-type="float" office:value="0.8283" calcext:value-type="float">
            <text:p>0.8283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6489" calcext:value-type="float">
            <text:p>0.6489</text:p>
          </table:table-cell>
          <table:table-cell table:number-columns-repeated="2" office:value-type="float" office:value="0.5021" calcext:value-type="float">
            <text:p>0.5021</text:p>
          </table:table-cell>
          <table:table-cell office:value-type="float" office:value="0.6693" calcext:value-type="float">
            <text:p>0.6693</text:p>
          </table:table-cell>
          <table:table-cell office:value-type="float" office:value="0.4799" calcext:value-type="float">
            <text:p>0.4799</text:p>
          </table:table-cell>
          <table:table-cell office:value-type="float" office:value="0.5274" calcext:value-type="float">
            <text:p>0.5274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6977" calcext:value-type="float">
            <text:p>0.6977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64" calcext:value-type="float">
            <text:p>0.64</text:p>
          </table:table-cell>
          <table:table-cell office:value-type="float" office:value="0.5878" calcext:value-type="float">
            <text:p>0.5878</text:p>
          </table:table-cell>
          <table:table-cell office:value-type="float" office:value="0.7801" calcext:value-type="float">
            <text:p>0.7801</text:p>
          </table:table-cell>
          <table:table-cell office:value-type="float" office:value="0.598" calcext:value-type="float">
            <text:p>0.598</text:p>
          </table:table-cell>
          <table:table-cell table:number-columns-repeated="2" office:value-type="float" office:value="0.8021" calcext:value-type="float">
            <text:p>0.8021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7458" calcext:value-type="float">
            <text:p>0.7458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6284" calcext:value-type="float">
            <text:p>0.6284</text:p>
          </table:table-cell>
          <table:table-cell table:number-columns-repeated="2" office:value-type="float" office:value="0.4862" calcext:value-type="float">
            <text:p>0.4862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4647" calcext:value-type="float">
            <text:p>0.4647</text:p>
          </table:table-cell>
          <table:table-cell office:value-type="float" office:value="0.5107" calcext:value-type="float">
            <text:p>0.5107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705" calcext:value-type="float">
            <text:p>0.705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5701" calcext:value-type="float">
            <text:p>0.5701</text:p>
          </table:table-cell>
          <table:table-cell office:value-type="float" office:value="0.7867" calcext:value-type="float">
            <text:p>0.7867</text:p>
          </table:table-cell>
          <table:table-cell office:value-type="float" office:value="0.6101" calcext:value-type="float">
            <text:p>0.6101</text:p>
          </table:table-cell>
          <table:table-cell table:number-columns-repeated="2" office:value-type="float" office:value="0.778" calcext:value-type="float">
            <text:p>0.778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7234" calcext:value-type="float">
            <text:p>0.7234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6095" calcext:value-type="float">
            <text:p>0.6095</text:p>
          </table:table-cell>
          <table:table-cell table:number-columns-repeated="2" office:value-type="float" office:value="0.4716" calcext:value-type="float">
            <text:p>0.4716</text:p>
          </table:table-cell>
          <table:table-cell office:value-type="float" office:value="0.6593" calcext:value-type="float">
            <text:p>0.6593</text:p>
          </table:table-cell>
          <table:table-cell office:value-type="float" office:value="0.4507" calcext:value-type="float">
            <text:p>0.4507</text:p>
          </table:table-cell>
          <table:table-cell office:value-type="float" office:value="0.4954" calcext:value-type="float">
            <text:p>0.4954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48" calcext:value-type="float">
            <text:p>0.6848</text:p>
          </table:table-cell>
          <table:table-cell office:value-type="float" office:value="0.603" calcext:value-type="float">
            <text:p>0.603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7642" calcext:value-type="float">
            <text:p>0.7642</text:p>
          </table:table-cell>
          <table:table-cell office:value-type="float" office:value="0.6213" calcext:value-type="float">
            <text:p>0.6213</text:p>
          </table:table-cell>
          <table:table-cell table:number-columns-repeated="2" office:value-type="float" office:value="0.7843" calcext:value-type="float">
            <text:p>0.7843</text:p>
          </table:table-cell>
          <table:table-cell office:value-type="float" office:value="0.6598" calcext:value-type="float">
            <text:p>0.6598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5921" calcext:value-type="float">
            <text:p>0.5921</text:p>
          </table:table-cell>
          <table:table-cell table:number-columns-repeated="2" office:value-type="float" office:value="0.4581" calcext:value-type="float">
            <text:p>0.458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4812" calcext:value-type="float">
            <text:p>0.481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594" calcext:value-type="float">
            <text:p>0.594</text:p>
          </table:table-cell>
          <table:table-cell office:value-type="float" office:value="0.6672" calcext:value-type="float">
            <text:p>0.6672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7707" calcext:value-type="float">
            <text:p>0.7707</text:p>
          </table:table-cell>
          <table:table-cell office:value-type="float" office:value="0.6316" calcext:value-type="float">
            <text:p>0.6316</text:p>
          </table:table-cell>
          <table:table-cell table:number-columns-repeated="2" office:value-type="float" office:value="0.7903" calcext:value-type="float">
            <text:p>0.7903</text:p>
          </table:table-cell>
          <table:table-cell office:value-type="float" office:value="0.6417" calcext:value-type="float">
            <text:p>0.6417</text:p>
          </table:table-cell>
          <table:table-cell office:value-type="float" office:value="0.6834" calcext:value-type="float">
            <text:p>0.6834</text:p>
          </table:table-cell>
          <table:table-cell office:value-type="float" office:value="0.7987" calcext:value-type="float">
            <text:p>0.7987</text:p>
          </table:table-cell>
          <table:table-cell office:value-type="float" office:value="0.5758" calcext:value-type="float">
            <text:p>0.5758</text:p>
          </table:table-cell>
          <table:table-cell table:number-columns-repeated="2" office:value-type="float" office:value="0.4455" calcext:value-type="float">
            <text:p>0.4455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4258" calcext:value-type="float">
            <text:p>0.4258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5784" calcext:value-type="float">
            <text:p>0.5784</text:p>
          </table:table-cell>
          <table:table-cell office:value-type="float" office:value="0.676" calcext:value-type="float">
            <text:p>0.676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5978" calcext:value-type="float">
            <text:p>0.5978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6151" calcext:value-type="float">
            <text:p>0.6151</text:p>
          </table:table-cell>
          <table:table-cell table:number-columns-repeated="2" office:value-type="float" office:value="0.7695" calcext:value-type="float">
            <text:p>0.7695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5607" calcext:value-type="float">
            <text:p>0.5607</text:p>
          </table:table-cell>
          <table:table-cell table:number-columns-repeated="2" office:value-type="float" office:value="0.4338" calcext:value-type="float">
            <text:p>0.4338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4557" calcext:value-type="float">
            <text:p>0.4557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793" calcext:value-type="float">
            <text:p>0.0793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0.0793" calcext:value-type="float">
            <text:p>0.0793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0.0793" calcext:value-type="float">
            <text:p>0.0793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0.0839" calcext:value-type="float">
            <text:p>0.0839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0837" calcext:value-type="float">
            <text:p>0.0837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1818" calcext:value-type="float">
            <text:p>0.1818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6131" calcext:value-type="float">
            <text:p>0.613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4693" calcext:value-type="float">
            <text:p>0.4693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3904" calcext:value-type="float">
            <text:p>0.3904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3392" calcext:value-type="float">
            <text:p>0.339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3026" calcext:value-type="float">
            <text:p>0.3026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2881" calcext:value-type="float">
            <text:p>0.288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2756" calcext:value-type="float">
            <text:p>0.2756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2646" calcext:value-type="float">
            <text:p>0.2646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2548" calcext:value-type="float">
            <text:p>0.2548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7" office:value-type="float" office:value="0.2461" calcext:value-type="float">
            <text:p>0.2461</text:p>
          </table:table-cell>
          <table:table-cell office:value-type="float" office:value="0.2804" calcext:value-type="float">
            <text:p>0.2804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3" office:value-type="float" office:value="0.2382" calcext:value-type="float">
            <text:p>0.2382</text:p>
          </table:table-cell>
          <table:table-cell table:number-columns-repeated="2" office:value-type="float" office:value="0.2703" calcext:value-type="float">
            <text:p>0.2703</text:p>
          </table:table-cell>
          <table:table-cell table:number-columns-repeated="2" office:value-type="float" office:value="0.2382" calcext:value-type="float">
            <text:p>0.2382</text:p>
          </table:table-cell>
          <table:table-cell office:value-type="float" office:value="0.2714" calcext:value-type="float">
            <text:p>0.2714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3" office:value-type="float" office:value="0.2309" calcext:value-type="float">
            <text:p>0.2309</text:p>
          </table:table-cell>
          <table:table-cell table:number-columns-repeated="2" office:value-type="float" office:value="0.2622" calcext:value-type="float">
            <text:p>0.2622</text:p>
          </table:table-cell>
          <table:table-cell table:number-columns-repeated="2" office:value-type="float" office:value="0.2309" calcext:value-type="float">
            <text:p>0.2309</text:p>
          </table:table-cell>
          <table:table-cell office:value-type="float" office:value="0.2632" calcext:value-type="float">
            <text:p>0.263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3" office:value-type="float" office:value="0.2243" calcext:value-type="float">
            <text:p>0.2243</text:p>
          </table:table-cell>
          <table:table-cell table:number-columns-repeated="2" office:value-type="float" office:value="0.2546" calcext:value-type="float">
            <text:p>0.2546</text:p>
          </table:table-cell>
          <table:table-cell table:number-columns-repeated="2" office:value-type="float" office:value="0.2243" calcext:value-type="float">
            <text:p>0.2243</text:p>
          </table:table-cell>
          <table:table-cell office:value-type="float" office:value="0.2556" calcext:value-type="float">
            <text:p>0.2556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3" office:value-type="float" office:value="0.2182" calcext:value-type="float">
            <text:p>0.2182</text:p>
          </table:table-cell>
          <table:table-cell table:number-columns-repeated="2" office:value-type="float" office:value="0.2477" calcext:value-type="float">
            <text:p>0.2477</text:p>
          </table:table-cell>
          <table:table-cell table:number-columns-repeated="2" office:value-type="float" office:value="0.2182" calcext:value-type="float">
            <text:p>0.2182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3" office:value-type="float" office:value="0.2125" calcext:value-type="float">
            <text:p>0.2125</text:p>
          </table:table-cell>
          <table:table-cell table:number-columns-repeated="2" office:value-type="float" office:value="0.2412" calcext:value-type="float">
            <text:p>0.2412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422" calcext:value-type="float">
            <text:p>0.242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3" office:value-type="float" office:value="0.2125" calcext:value-type="float">
            <text:p>0.2125</text:p>
          </table:table-cell>
          <table:table-cell table:number-columns-repeated="2" office:value-type="float" office:value="0.2667" calcext:value-type="float">
            <text:p>0.266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422" calcext:value-type="float">
            <text:p>0.2422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2" office:value-type="float" office:value="0.2125" calcext:value-type="float">
            <text:p>0.2125</text:p>
          </table:table-cell>
          <table:table-cell office:value-type="float" office:value="0.2375" calcext:value-type="float">
            <text:p>0.2375</text:p>
          </table:table-cell>
          <table:table-cell table:number-columns-repeated="4" office:value-type="float" office:value="0.2125" calcext:value-type="float">
            <text:p>0.2125</text:p>
          </table:table-cell>
          <table:table-cell table:number-columns-repeated="2" office:value-type="float" office:value="0.2375" calcext:value-type="float">
            <text:p>0.2375</text:p>
          </table:table-cell>
          <table:table-cell office:value-type="float" office:value="0.2125" calcext:value-type="float">
            <text:p>0.2125</text:p>
          </table:table-cell>
          <table:table-cell table:number-columns-repeated="2" office:value-type="float" office:value="0.2375" calcext:value-type="float">
            <text:p>0.2375</text:p>
          </table:table-cell>
          <table:table-cell office:value-type="float" office:value="0.2125" calcext:value-type="float">
            <text:p>0.2125</text:p>
          </table:table-cell>
          <table:table-cell table:number-columns-repeated="2" office:value-type="float" office:value="0.2667" calcext:value-type="float">
            <text:p>0.266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422" calcext:value-type="float">
            <text:p>0.242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71" calcext:value-type="float">
            <text:p>0.2371</text:p>
          </table:table-cell>
          <table:table-cell table:number-columns-repeated="2" office:value-type="float" office:value="0.2125" calcext:value-type="float">
            <text:p>0.2125</text:p>
          </table:table-cell>
          <table:table-cell table:number-columns-repeated="2" office:value-type="float" office:value="0.2621" calcext:value-type="float">
            <text:p>0.2621</text:p>
          </table:table-cell>
          <table:table-cell office:value-type="float" office:value="0.2125" calcext:value-type="float">
            <text:p>0.2125</text:p>
          </table:table-cell>
          <table:table-cell table:number-columns-repeated="2" office:value-type="float" office:value="0.2621" calcext:value-type="float">
            <text:p>0.2621</text:p>
          </table:table-cell>
          <table:table-cell office:value-type="float" office:value="0.2125" calcext:value-type="float">
            <text:p>0.2125</text:p>
          </table:table-cell>
          <table:table-cell table:number-columns-repeated="2" office:value-type="float" office:value="0.2667" calcext:value-type="float">
            <text:p>0.266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668" calcext:value-type="float">
            <text:p>0.2668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2125" calcext:value-type="float">
            <text:p>0.2125</text:p>
          </table:table-cell>
          <table:table-cell table:number-columns-repeated="2" office:value-type="float" office:value="0.2621" calcext:value-type="float">
            <text:p>0.2621</text:p>
          </table:table-cell>
          <table:table-cell office:value-type="float" office:value="0.2125" calcext:value-type="float">
            <text:p>0.2125</text:p>
          </table:table-cell>
          <table:table-cell table:number-columns-repeated="2" office:value-type="float" office:value="0.2621" calcext:value-type="float">
            <text:p>0.2621</text:p>
          </table:table-cell>
          <table:table-cell office:value-type="float" office:value="0.2125" calcext:value-type="float">
            <text:p>0.2125</text:p>
          </table:table-cell>
          <table:table-cell table:number-columns-repeated="2" office:value-type="float" office:value="0.2667" calcext:value-type="float">
            <text:p>0.266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668" calcext:value-type="float">
            <text:p>0.2668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776" calcext:value-type="float">
            <text:p>0.6776</text:p>
          </table:table-cell>
          <table:table-cell office:value-type="float" office:value="0.65" calcext:value-type="float">
            <text:p>0.6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696" calcext:value-type="float">
            <text:p>0.6696</text:p>
          </table:table-cell>
          <table:table-cell office:value-type="float" office:value="0.7214" calcext:value-type="float">
            <text:p>0.7214</text:p>
          </table:table-cell>
          <table:table-cell office:value-type="float" office:value="0.4792" calcext:value-type="float">
            <text:p>0.4792</text:p>
          </table:table-cell>
          <table:table-cell table:number-columns-repeated="2" office:value-type="float" office:value="0.5238" calcext:value-type="float">
            <text:p>0.5238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7269" calcext:value-type="float">
            <text:p>0.7269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" calcext:value-type="float">
            <text:p>0.5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" calcext:value-type="float">
            <text:p>0.5</text:p>
          </table:table-cell>
          <table:table-cell office:value-type="float" office:value="0.5395" calcext:value-type="float">
            <text:p>0.5395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4286" calcext:value-type="float">
            <text:p>0.4286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4286" calcext:value-type="float">
            <text:p>0.4286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667" calcext:value-type="float">
            <text:p>0.2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667" calcext:value-type="float">
            <text:p>0.2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667" calcext:value-type="float">
            <text:p>0.2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0.7654" calcext:value-type="float">
            <text:p>0.7654</text:p>
          </table:table-cell>
          <table:table-cell table:number-columns-repeated="4" office:value-type="float" office:value="0.7039" calcext:value-type="float">
            <text:p>0.7039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6" office:value-type="float" office:value="0.7654" calcext:value-type="float">
            <text:p>0.7654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table:number-columns-repeated="4" office:value-type="float" office:value="0.6393" calcext:value-type="float">
            <text:p>0.6393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6393" calcext:value-type="float">
            <text:p>0.6393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6" calcext:value-type="float">
            <text:p>0.86</text:p>
          </table:table-cell>
          <table:table-cell table:number-columns-repeated="4" office:value-type="float" office:value="0.6393" calcext:value-type="float">
            <text:p>0.6393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6" calcext:value-type="float">
            <text:p>0.86</text:p>
          </table:table-cell>
          <table:table-cell table:number-columns-repeated="4" office:value-type="float" office:value="0.6393" calcext:value-type="float">
            <text:p>0.6393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6393" calcext:value-type="float">
            <text:p>0.6393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6393" calcext:value-type="float">
            <text:p>0.6393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6393" calcext:value-type="float">
            <text:p>0.6393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444" calcext:value-type="float">
            <text:p>0.7444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444" calcext:value-type="float">
            <text:p>0.7444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241" calcext:value-type="float">
            <text:p>0.2241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1538" calcext:value-type="float">
            <text:p>0.1538</text:p>
          </table:table-cell>
          <table:table-cell table:number-columns-repeated="2" office:value-type="float" office:value="0.2798" calcext:value-type="float">
            <text:p>0.2798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094" calcext:value-type="float">
            <text:p>0.094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2284" calcext:value-type="float">
            <text:p>0.2284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45" calcext:value-type="float">
            <text:p>0.4545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45" calcext:value-type="float">
            <text:p>0.454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45" calcext:value-type="float">
            <text:p>0.4545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29" calcext:value-type="float">
            <text:p>0.3529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.6131" calcext:value-type="float">
            <text:p>0.613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7" office:value-type="float" office:value="0.7654" calcext:value-type="float">
            <text:p>0.7654</text:p>
          </table:table-cell>
          <table:table-cell table:number-columns-repeated="6" office:value-type="float" office:value="0.4693" calcext:value-type="float">
            <text:p>0.4693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6367" calcext:value-type="float">
            <text:p>0.6367</text:p>
          </table:table-cell>
          <table:table-cell office:value-type="float" office:value="0.5585" calcext:value-type="float">
            <text:p>0.5585</text:p>
          </table:table-cell>
          <table:table-cell table:number-columns-repeated="7" office:value-type="float" office:value="0.6367" calcext:value-type="float">
            <text:p>0.6367</text:p>
          </table:table-cell>
          <table:table-cell table:number-columns-repeated="6" office:value-type="float" office:value="0.3904" calcext:value-type="float">
            <text:p>0.3904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5531" calcext:value-type="float">
            <text:p>0.5531</text:p>
          </table:table-cell>
          <table:table-cell office:value-type="float" office:value="0.4852" calcext:value-type="float">
            <text:p>0.4852</text:p>
          </table:table-cell>
          <table:table-cell table:number-columns-repeated="6" office:value-type="float" office:value="0.5531" calcext:value-type="float">
            <text:p>0.5531</text:p>
          </table:table-cell>
          <table:table-cell office:value-type="float" office:value="0.6844" calcext:value-type="float">
            <text:p>0.6844</text:p>
          </table:table-cell>
          <table:table-cell table:number-columns-repeated="6" office:value-type="float" office:value="0.3392" calcext:value-type="float">
            <text:p>0.339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4935" calcext:value-type="float">
            <text:p>0.4935</text:p>
          </table:table-cell>
          <table:table-cell office:value-type="float" office:value="0.4329" calcext:value-type="float">
            <text:p>0.4329</text:p>
          </table:table-cell>
          <table:table-cell office:value-type="float" office:value="0.6013" calcext:value-type="float">
            <text:p>0.6013</text:p>
          </table:table-cell>
          <table:table-cell table:number-columns-repeated="4" office:value-type="float" office:value="0.4935" calcext:value-type="float">
            <text:p>0.4935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26" calcext:value-type="float">
            <text:p>0.3026</text:p>
          </table:table-cell>
          <table:table-cell table:number-columns-repeated="2" office:value-type="float" office:value="0.4104" calcext:value-type="float">
            <text:p>0.4104</text:p>
          </table:table-cell>
          <table:table-cell table:number-columns-repeated="2" office:value-type="float" office:value="0.3026" calcext:value-type="float">
            <text:p>0.3026</text:p>
          </table:table-cell>
          <table:table-cell office:value-type="float" office:value="0.4104" calcext:value-type="float">
            <text:p>0.4104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4483" calcext:value-type="float">
            <text:p>0.4483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4483" calcext:value-type="float">
            <text:p>0.4483</text:p>
          </table:table-cell>
          <table:table-cell table:number-columns-repeated="2" office:value-type="float" office:value="0.5399" calcext:value-type="float">
            <text:p>0.5399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2749" calcext:value-type="float">
            <text:p>0.2749</text:p>
          </table:table-cell>
          <table:table-cell table:number-columns-repeated="2" office:value-type="float" office:value="0.4644" calcext:value-type="float">
            <text:p>0.4644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4644" calcext:value-type="float">
            <text:p>0.4644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4125" calcext:value-type="float">
            <text:p>0.4125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4125" calcext:value-type="float">
            <text:p>0.4125</text:p>
          </table:table-cell>
          <table:table-cell table:number-columns-repeated="2" office:value-type="float" office:value="0.5766" calcext:value-type="float">
            <text:p>0.5766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2529" calcext:value-type="float">
            <text:p>0.2529</text:p>
          </table:table-cell>
          <table:table-cell table:number-columns-repeated="2" office:value-type="float" office:value="0.4274" calcext:value-type="float">
            <text:p>0.4274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4171" calcext:value-type="float">
            <text:p>0.4171</text:p>
          </table:table-cell>
          <table:table-cell office:value-type="float" office:value="0.4274" calcext:value-type="float">
            <text:p>0.4274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3833" calcext:value-type="float">
            <text:p>0.3833</text:p>
          </table:table-cell>
          <table:table-cell office:value-type="float" office:value="0.3363" calcext:value-type="float">
            <text:p>0.3363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3833" calcext:value-type="float">
            <text:p>0.3833</text:p>
          </table:table-cell>
          <table:table-cell table:number-columns-repeated="2" office:value-type="float" office:value="0.5358" calcext:value-type="float">
            <text:p>0.5358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3058" calcext:value-type="float">
            <text:p>0.3058</text:p>
          </table:table-cell>
          <table:table-cell table:number-columns-repeated="2" office:value-type="float" office:value="0.3971" calcext:value-type="float">
            <text:p>0.3971</text:p>
          </table:table-cell>
          <table:table-cell office:value-type="float" office:value="0.235" calcext:value-type="float">
            <text:p>0.23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3971" calcext:value-type="float">
            <text:p>0.3971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59" calcext:value-type="float">
            <text:p>0.359</text:p>
          </table:table-cell>
          <table:table-cell table:number-columns-repeated="2" office:value-type="float" office:value="0.4226" calcext:value-type="float">
            <text:p>0.4226</text:p>
          </table:table-cell>
          <table:table-cell office:value-type="float" office:value="0.359" calcext:value-type="float">
            <text:p>0.359</text:p>
          </table:table-cell>
          <table:table-cell office:value-type="float" office:value="0.3149" calcext:value-type="float">
            <text:p>0.3149</text:p>
          </table:table-cell>
          <table:table-cell office:value-type="float" office:value="0.5107" calcext:value-type="float">
            <text:p>0.5107</text:p>
          </table:table-cell>
          <table:table-cell office:value-type="float" office:value="0.359" calcext:value-type="float">
            <text:p>0.359</text:p>
          </table:table-cell>
          <table:table-cell table:number-columns-repeated="2" office:value-type="float" office:value="0.5017" calcext:value-type="float">
            <text:p>0.5017</text:p>
          </table:table-cell>
          <table:table-cell office:value-type="float" office:value="0.359" calcext:value-type="float">
            <text:p>0.359</text:p>
          </table:table-cell>
          <table:table-cell office:value-type="float" office:value="0.5743" calcext:value-type="float">
            <text:p>0.5743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4355" calcext:value-type="float">
            <text:p>0.4355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382" calcext:value-type="float">
            <text:p>0.3382</text:p>
          </table:table-cell>
          <table:table-cell table:number-columns-repeated="2" office:value-type="float" office:value="0.456" calcext:value-type="float">
            <text:p>0.456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539" calcext:value-type="float">
            <text:p>0.539</text:p>
          </table:table-cell>
          <table:table-cell office:value-type="float" office:value="0.3382" calcext:value-type="float">
            <text:p>0.3382</text:p>
          </table:table-cell>
          <table:table-cell table:number-columns-repeated="2" office:value-type="float" office:value="0.4727" calcext:value-type="float">
            <text:p>0.4727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46" calcext:value-type="float">
            <text:p>0.6146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4681" calcext:value-type="float">
            <text:p>0.4681</text:p>
          </table:table-cell>
          <table:table-cell office:value-type="float" office:value="0.2652" calcext:value-type="float">
            <text:p>0.2652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4681" calcext:value-type="float">
            <text:p>0.468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202" calcext:value-type="float">
            <text:p>0.3202</text:p>
          </table:table-cell>
          <table:table-cell table:number-columns-repeated="2" office:value-type="float" office:value="0.4318" calcext:value-type="float">
            <text:p>0.4318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5635" calcext:value-type="float">
            <text:p>0.5635</text:p>
          </table:table-cell>
          <table:table-cell office:value-type="float" office:value="0.3202" calcext:value-type="float">
            <text:p>0.3202</text:p>
          </table:table-cell>
          <table:table-cell table:number-columns-repeated="2" office:value-type="float" office:value="0.4476" calcext:value-type="float">
            <text:p>0.4476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582" calcext:value-type="float">
            <text:p>0.582</text:p>
          </table:table-cell>
          <table:table-cell office:value-type="float" office:value="0.2555" calcext:value-type="float">
            <text:p>0.2555</text:p>
          </table:table-cell>
          <table:table-cell office:value-type="float" office:value="0.3848" calcext:value-type="float">
            <text:p>0.3848</text:p>
          </table:table-cell>
          <table:table-cell office:value-type="float" office:value="0.4433" calcext:value-type="float">
            <text:p>0.4433</text:p>
          </table:table-cell>
          <table:table-cell office:value-type="float" office:value="0.2511" calcext:value-type="float">
            <text:p>0.2511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4433" calcext:value-type="float">
            <text:p>0.4433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257" calcext:value-type="float">
            <text:p>0.4257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215" calcext:value-type="float">
            <text:p>0.4215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257" calcext:value-type="float">
            <text:p>0.4257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215" calcext:value-type="float">
            <text:p>0.4215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215" calcext:value-type="float">
            <text:p>0.4215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5181" calcext:value-type="float">
            <text:p>0.5181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215" calcext:value-type="float">
            <text:p>0.4215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5181" calcext:value-type="float">
            <text:p>0.5181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663" calcext:value-type="float">
            <text:p>0.4663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4546" calcext:value-type="float">
            <text:p>0.454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5181" calcext:value-type="float">
            <text:p>0.5181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663" calcext:value-type="float">
            <text:p>0.4663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4978" calcext:value-type="float">
            <text:p>0.4978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569" calcext:value-type="float">
            <text:p>0.4569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5181" calcext:value-type="float">
            <text:p>0.5181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663" calcext:value-type="float">
            <text:p>0.466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4978" calcext:value-type="float">
            <text:p>0.4978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569" calcext:value-type="float">
            <text:p>0.4569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5181" calcext:value-type="float">
            <text:p>0.5181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663" calcext:value-type="float">
            <text:p>0.4663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35" calcext:value-type="float">
            <text:p>0.35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4338" calcext:value-type="float">
            <text:p>0.4338</text:p>
          </table:table-cell>
          <table:table-cell office:value-type="float" office:value="0.282" calcext:value-type="float">
            <text:p>0.282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2925" calcext:value-type="float">
            <text:p>0.2925</text:p>
          </table:table-cell>
          <table:table-cell table:number-columns-repeated="2" office:value-type="float" office:value="0.3953" calcext:value-type="float">
            <text:p>0.3953</text:p>
          </table:table-cell>
          <table:table-cell office:value-type="float" office:value="0.2357" calcext:value-type="float">
            <text:p>0.2357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703" calcext:value-type="float">
            <text:p>0.3703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3192" calcext:value-type="float">
            <text:p>0.3192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67" calcext:value-type="float">
            <text:p>0.4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364" calcext:value-type="float">
            <text:p>0.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6" calcext:value-type="float">
            <text:p>0.6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0.8571" calcext:value-type="float">
            <text:p>0.85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364" calcext:value-type="float">
            <text:p>0.6364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4375" calcext:value-type="float">
            <text:p>0.43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118" calcext:value-type="float">
            <text:p>0.41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99" calcext:value-type="float">
            <text:p>0.6199</text:p>
          </table:table-cell>
          <table:table-cell office:value-type="float" office:value="1" calcext:value-type="float">
            <text:p>1</text:p>
          </table:table-cell>
          <table:table-cell office:value-type="float" office:value="0.3801" calcext:value-type="float">
            <text:p>0.3801</text:p>
          </table:table-cell>
          <table:table-cell table:number-columns-repeated="4" office:value-type="float" office:value="0.6199" calcext:value-type="float">
            <text:p>0.6199</text:p>
          </table:table-cell>
          <table:table-cell office:value-type="float" office:value="0.8597" calcext:value-type="float">
            <text:p>0.8597</text:p>
          </table:table-cell>
          <table:table-cell table:number-columns-repeated="8" office:value-type="float" office:value="0.6199" calcext:value-type="float">
            <text:p>0.6199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1" calcext:value-type="float">
            <text:p>1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8403" calcext:value-type="float">
            <text:p>0.8403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0.8821" calcext:value-type="float">
            <text:p>0.8821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0.8403" calcext:value-type="float">
            <text:p>0.8403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0.8403" calcext:value-type="float">
            <text:p>0.8403</text:p>
          </table:table-cell>
          <table:table-cell table:number-columns-repeated="2" office:value-type="float" office:value="0.6806" calcext:value-type="float">
            <text:p>0.6806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192" calcext:value-type="float">
            <text:p>0.7192</text:p>
          </table:table-cell>
          <table:table-cell office:value-type="float" office:value="0.7387" calcext:value-type="float">
            <text:p>0.7387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7755" calcext:value-type="float">
            <text:p>0.7755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7387" calcext:value-type="float">
            <text:p>0.7387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7387" calcext:value-type="float">
            <text:p>0.7387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7192" calcext:value-type="float">
            <text:p>0.7192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902" calcext:value-type="float">
            <text:p>0.902</text:p>
          </table:table-cell>
          <table:table-cell table:number-columns-repeated="2" office:value-type="float" office:value="0.8447" calcext:value-type="float">
            <text:p>0.8447</text:p>
          </table:table-cell>
          <table:table-cell office:value-type="float" office:value="0.7929" calcext:value-type="float">
            <text:p>0.7929</text:p>
          </table:table-cell>
          <table:table-cell office:value-type="float" office:value="0.489" calcext:value-type="float">
            <text:p>0.489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447" calcext:value-type="float">
            <text:p>0.8447</text:p>
          </table:table-cell>
          <table:table-cell office:value-type="float" office:value="0.6995" calcext:value-type="float">
            <text:p>0.6995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7467" calcext:value-type="float">
            <text:p>0.7467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274" calcext:value-type="float">
            <text:p>0.8274</text:p>
          </table:table-cell>
          <table:table-cell table:number-columns-repeated="2" office:value-type="float" office:value="0.8576" calcext:value-type="float">
            <text:p>0.8576</text:p>
          </table:table-cell>
          <table:table-cell office:value-type="float" office:value="0.7273" calcext:value-type="float">
            <text:p>0.7273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7748" calcext:value-type="float">
            <text:p>0.7748</text:p>
          </table:table-cell>
          <table:table-cell office:value-type="float" office:value="0.6939" calcext:value-type="float">
            <text:p>0.6939</text:p>
          </table:table-cell>
          <table:table-cell table:number-columns-repeated="2" office:value-type="float" office:value="0.7748" calcext:value-type="float">
            <text:p>0.7748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7748" calcext:value-type="float">
            <text:p>0.7748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6849" calcext:value-type="float">
            <text:p>0.6849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398" calcext:value-type="float">
            <text:p>0.8398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6751" calcext:value-type="float">
            <text:p>0.6751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791" calcext:value-type="float">
            <text:p>0.791</text:p>
          </table:table-cell>
          <table:table-cell office:value-type="float" office:value="0.6441" calcext:value-type="float">
            <text:p>0.6441</text:p>
          </table:table-cell>
          <table:table-cell table:number-columns-repeated="2" office:value-type="float" office:value="0.7191" calcext:value-type="float">
            <text:p>0.7191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6357" calcext:value-type="float">
            <text:p>0.6357</text:p>
          </table:table-cell>
          <table:table-cell office:value-type="float" office:value="0.791" calcext:value-type="float">
            <text:p>0.791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6357" calcext:value-type="float">
            <text:p>0.6357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6147" calcext:value-type="float">
            <text:p>0.6147</text:p>
          </table:table-cell>
          <table:table-cell office:value-type="float" office:value="0.6357" calcext:value-type="float">
            <text:p>0.6357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863" calcext:value-type="float">
            <text:p>0.786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089" calcext:value-type="float">
            <text:p>0.8089</text:p>
          </table:table-cell>
          <table:table-cell office:value-type="float" office:value="0.6321" calcext:value-type="float">
            <text:p>0.6321</text:p>
          </table:table-cell>
          <table:table-cell office:value-type="float" office:value="0.4534" calcext:value-type="float">
            <text:p>0.4534</text:p>
          </table:table-cell>
          <table:table-cell office:value-type="float" office:value="0.7406" calcext:value-type="float">
            <text:p>0.7406</text:p>
          </table:table-cell>
          <table:table-cell office:value-type="float" office:value="0.603" calcext:value-type="float">
            <text:p>0.603</text:p>
          </table:table-cell>
          <table:table-cell table:number-columns-repeated="2" office:value-type="float" office:value="0.737" calcext:value-type="float">
            <text:p>0.737</text:p>
          </table:table-cell>
          <table:table-cell office:value-type="float" office:value="0.5576" calcext:value-type="float">
            <text:p>0.5576</text:p>
          </table:table-cell>
          <table:table-cell office:value-type="float" office:value="0.7226" calcext:value-type="float">
            <text:p>0.7226</text:p>
          </table:table-cell>
          <table:table-cell office:value-type="float" office:value="0.7406" calcext:value-type="float">
            <text:p>0.7406</text:p>
          </table:table-cell>
          <table:table-cell office:value-type="float" office:value="0.5311" calcext:value-type="float">
            <text:p>0.5311</text:p>
          </table:table-cell>
          <table:table-cell office:value-type="float" office:value="0.5171" calcext:value-type="float">
            <text:p>0.5171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5311" calcext:value-type="float">
            <text:p>0.5311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5952" calcext:value-type="float">
            <text:p>0.595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413" calcext:value-type="float">
            <text:p>0.7413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6531" calcext:value-type="float">
            <text:p>0.6531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6258" calcext:value-type="float">
            <text:p>0.6258</text:p>
          </table:table-cell>
          <table:table-cell table:number-columns-repeated="2" office:value-type="float" office:value="0.6948" calcext:value-type="float">
            <text:p>0.6948</text:p>
          </table:table-cell>
          <table:table-cell office:value-type="float" office:value="0.5829" calcext:value-type="float">
            <text:p>0.5829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5611" calcext:value-type="float">
            <text:p>0.5611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6757" calcext:value-type="float">
            <text:p>0.6757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5932" calcext:value-type="float">
            <text:p>0.5932</text:p>
          </table:table-cell>
          <table:table-cell table:number-columns-repeated="2" office:value-type="float" office:value="0.6586" calcext:value-type="float">
            <text:p>0.6586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5267" calcext:value-type="float">
            <text:p>0.5267</text:p>
          </table:table-cell>
          <table:table-cell office:value-type="float" office:value="0.4621" calcext:value-type="float">
            <text:p>0.4621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5267" calcext:value-type="float">
            <text:p>0.5267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6405" calcext:value-type="float">
            <text:p>0.6405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665" calcext:value-type="float">
            <text:p>0.7665</text:p>
          </table:table-cell>
          <table:table-cell office:value-type="float" office:value="0.6913" calcext:value-type="float">
            <text:p>0.6913</text:p>
          </table:table-cell>
          <table:table-cell office:value-type="float" office:value="0.6882" calcext:value-type="float">
            <text:p>0.6882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6301" calcext:value-type="float">
            <text:p>0.6301</text:p>
          </table:table-cell>
          <table:table-cell office:value-type="float" office:value="0.5647" calcext:value-type="float">
            <text:p>0.5647</text:p>
          </table:table-cell>
          <table:table-cell table:number-columns-repeated="2" office:value-type="float" office:value="0.627" calcext:value-type="float">
            <text:p>0.627</text:p>
          </table:table-cell>
          <table:table-cell office:value-type="float" office:value="0.526" calcext:value-type="float">
            <text:p>0.526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6301" calcext:value-type="float">
            <text:p>0.6301</text:p>
          </table:table-cell>
          <table:table-cell office:value-type="float" office:value="0.5015" calcext:value-type="float">
            <text:p>0.5015</text:p>
          </table:table-cell>
          <table:table-cell office:value-type="float" office:value="0.4399" calcext:value-type="float">
            <text:p>0.4399</text:p>
          </table:table-cell>
          <table:table-cell office:value-type="float" office:value="0.5064" calcext:value-type="float">
            <text:p>0.5064</text:p>
          </table:table-cell>
          <table:table-cell office:value-type="float" office:value="0.5015" calcext:value-type="float">
            <text:p>0.5015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6098" calcext:value-type="float">
            <text:p>0.6098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325" calcext:value-type="float">
            <text:p>0.7325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6577" calcext:value-type="float">
            <text:p>0.6577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513" calcext:value-type="float">
            <text:p>0.513</text:p>
          </table:table-cell>
          <table:table-cell office:value-type="float" office:value="0.6465" calcext:value-type="float">
            <text:p>0.6465</text:p>
          </table:table-cell>
          <table:table-cell office:value-type="float" office:value="0.5397" calcext:value-type="float">
            <text:p>0.5397</text:p>
          </table:table-cell>
          <table:table-cell table:number-columns-repeated="2" office:value-type="float" office:value="0.5992" calcext:value-type="float">
            <text:p>0.5992</text:p>
          </table:table-cell>
          <table:table-cell office:value-type="float" office:value="0.5027" calcext:value-type="float">
            <text:p>0.5027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6021" calcext:value-type="float">
            <text:p>0.6021</text:p>
          </table:table-cell>
          <table:table-cell office:value-type="float" office:value="0.5236" calcext:value-type="float">
            <text:p>0.5236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4839" calcext:value-type="float">
            <text:p>0.4839</text:p>
          </table:table-cell>
          <table:table-cell office:value-type="float" office:value="0.5236" calcext:value-type="float">
            <text:p>0.5236</text:p>
          </table:table-cell>
          <table:table-cell office:value-type="float" office:value="0.5123" calcext:value-type="float">
            <text:p>0.5123</text:p>
          </table:table-cell>
          <table:table-cell office:value-type="float" office:value="0.5827" calcext:value-type="float">
            <text:p>0.5827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022" calcext:value-type="float">
            <text:p>0.7022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5839" calcext:value-type="float">
            <text:p>0.5839</text:p>
          </table:table-cell>
          <table:table-cell office:value-type="float" office:value="0.4918" calcext:value-type="float">
            <text:p>0.4918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5174" calcext:value-type="float">
            <text:p>0.5174</text:p>
          </table:table-cell>
          <table:table-cell table:number-columns-repeated="2" office:value-type="float" office:value="0.5744" calcext:value-type="float">
            <text:p>0.5744</text:p>
          </table:table-cell>
          <table:table-cell office:value-type="float" office:value="0.4819" calcext:value-type="float">
            <text:p>0.481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502" calcext:value-type="float">
            <text:p>0.502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502" calcext:value-type="float">
            <text:p>0.502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5587" calcext:value-type="float">
            <text:p>0.5587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75" calcext:value-type="float">
            <text:p>0.675</text:p>
          </table:table-cell>
          <table:table-cell office:value-type="float" office:value="0.6088" calcext:value-type="float">
            <text:p>0.6088</text:p>
          </table:table-cell>
          <table:table-cell office:value-type="float" office:value="0.6061" calcext:value-type="float">
            <text:p>0.6061</text:p>
          </table:table-cell>
          <table:table-cell office:value-type="float" office:value="0.6" calcext:value-type="float">
            <text:p>0.6</text:p>
          </table:table-cell>
          <table:table-cell office:value-type="float" office:value="0.4727" calcext:value-type="float">
            <text:p>0.4727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4974" calcext:value-type="float">
            <text:p>0.4974</text:p>
          </table:table-cell>
          <table:table-cell table:number-columns-repeated="2" office:value-type="float" office:value="0.5909" calcext:value-type="float">
            <text:p>0.5909</text:p>
          </table:table-cell>
          <table:table-cell office:value-type="float" office:value="0.4633" calcext:value-type="float">
            <text:p>0.4633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446" calcext:value-type="float">
            <text:p>0.446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504" calcext:value-type="float">
            <text:p>0.6504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584" calcext:value-type="float">
            <text:p>0.584</text:p>
          </table:table-cell>
          <table:table-cell office:value-type="float" office:value="0.6146" calcext:value-type="float">
            <text:p>0.6146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5157" calcext:value-type="float">
            <text:p>0.5157</text:p>
          </table:table-cell>
          <table:table-cell table:number-columns-repeated="2" office:value-type="float" office:value="0.5694" calcext:value-type="float">
            <text:p>0.5694</text:p>
          </table:table-cell>
          <table:table-cell office:value-type="float" office:value="0.4464" calcext:value-type="float">
            <text:p>0.4464</text:p>
          </table:table-cell>
          <table:table-cell office:value-type="float" office:value="0.5611" calcext:value-type="float">
            <text:p>0.561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65" calcext:value-type="float">
            <text:p>0.465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465" calcext:value-type="float">
            <text:p>0.465</text:p>
          </table:table-cell>
          <table:table-cell office:value-type="float" office:value="0.4549" calcext:value-type="float">
            <text:p>0.4549</text:p>
          </table:table-cell>
          <table:table-cell office:value-type="float" office:value="0.5175" calcext:value-type="float">
            <text:p>0.5175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5934" calcext:value-type="float">
            <text:p>0.59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903" calcext:value-type="float">
            <text:p>0.5903</text:p>
          </table:table-cell>
          <table:table-cell office:value-type="float" office:value="0.4979" calcext:value-type="float">
            <text:p>0.4979</text:p>
          </table:table-cell>
          <table:table-cell table:number-columns-repeated="2" office:value-type="float" office:value="0.5498" calcext:value-type="float">
            <text:p>0.5498</text:p>
          </table:table-cell>
          <table:table-cell office:value-type="float" office:value="0.431" calcext:value-type="float">
            <text:p>0.43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3605" calcext:value-type="float">
            <text:p>0.3605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4393" calcext:value-type="float">
            <text:p>0.4393</text:p>
          </table:table-cell>
          <table:table-cell office:value-type="float" office:value="0.4997" calcext:value-type="float">
            <text:p>0.4997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574" calcext:value-type="float">
            <text:p>0.574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4817" calcext:value-type="float">
            <text:p>0.4817</text:p>
          </table:table-cell>
          <table:table-cell table:number-columns-repeated="2" office:value-type="float" office:value="0.5645" calcext:value-type="float">
            <text:p>0.5645</text:p>
          </table:table-cell>
          <table:table-cell office:value-type="float" office:value="0.417" calcext:value-type="float">
            <text:p>0.417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4833" calcext:value-type="float">
            <text:p>0.4833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574" calcext:value-type="float">
            <text:p>0.574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4817" calcext:value-type="float">
            <text:p>0.4817</text:p>
          </table:table-cell>
          <table:table-cell table:number-columns-repeated="2" office:value-type="float" office:value="0.5645" calcext:value-type="float">
            <text:p>0.5645</text:p>
          </table:table-cell>
          <table:table-cell office:value-type="float" office:value="0.417" calcext:value-type="float">
            <text:p>0.417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4833" calcext:value-type="float">
            <text:p>0.4833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574" calcext:value-type="float">
            <text:p>0.574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4817" calcext:value-type="float">
            <text:p>0.4817</text:p>
          </table:table-cell>
          <table:table-cell table:number-columns-repeated="2" office:value-type="float" office:value="0.5645" calcext:value-type="float">
            <text:p>0.5645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4833" calcext:value-type="float">
            <text:p>0.483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574" calcext:value-type="float">
            <text:p>0.574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5127" calcext:value-type="float">
            <text:p>0.5127</text:p>
          </table:table-cell>
          <table:table-cell table:number-columns-repeated="2" office:value-type="float" office:value="0.5645" calcext:value-type="float">
            <text:p>0.5645</text:p>
          </table:table-cell>
          <table:table-cell office:value-type="float" office:value="0.4794" calcext:value-type="float">
            <text:p>0.4794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4833" calcext:value-type="float">
            <text:p>0.4833</text:p>
          </table:table-cell>
        </table:table-row>
      </table:table>
      <table:table table:name="raw-graphs" table:style-name="ta1">
        <table:shapes>
          <draw:frame draw:z-index="0" draw:style-name="gr1" draw:text-style-name="P1" svg:width="10.498in" svg:height="5.8173in" svg:x="0.8516in" svg:y="0.2795in">
            <draw:object draw:notify-on-update-of-ranges="'raw-results'.C1:'raw-results'.T1 'raw-results'.C6:'raw-results'.T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0185in" svg:height="4.9902in" svg:x="0.8256in" svg:y="18.998in">
            <draw:object draw:notify-on-update-of-ranges="'raw-results'.E1:'raw-results'.E1 'raw-results'.G1:'raw-results'.H1 'raw-results'.K1:'raw-results'.K1 'raw-results'.M1:'raw-results'.N1 'raw-results'.Q1:'raw-results'.Q1 'raw-results'.S1:'raw-results'.T1 'raw-results'.E6:'raw-results'.E6 'raw-results'.G6:'raw-results'.H6 'raw-results'.K6:'raw-results'.K6 'raw-results'.M6:'raw-results'.N6 'raw-results'.Q6:'raw-results'.Q6 'raw-results'.S6:'raw-results'.T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.0378in" svg:height="6.1461in" svg:x="0.8894in" svg:y="6.2102in">
            <draw:object draw:notify-on-update-of-ranges="'raw-results'.C1:'raw-results'.C1 'raw-results'.C7:'raw-results'.C17 'raw-results'.D1:'raw-results'.D1 'raw-results'.D7:'raw-results'.D17 'raw-results'.E1:'raw-results'.E1 'raw-results'.E7:'raw-results'.E17 'raw-results'.F1:'raw-results'.F1 'raw-results'.F7:'raw-results'.F17 'raw-results'.G1:'raw-results'.G1 'raw-results'.G7:'raw-results'.G17 'raw-results'.H1:'raw-results'.H1 'raw-results'.H7:'raw-results'.H17 'raw-results'.I1:'raw-results'.I1 'raw-results'.I7:'raw-results'.I17 'raw-results'.J1:'raw-results'.J1 'raw-results'.J7:'raw-results'.J17 'raw-results'.K1:'raw-results'.K1 'raw-results'.K7:'raw-results'.K17 'raw-results'.L1:'raw-results'.L1 'raw-results'.L7:'raw-results'.L17 'raw-results'.M1:'raw-results'.M1 'raw-results'.M7:'raw-results'.M17 'raw-results'.N1:'raw-results'.N1 'raw-results'.N7:'raw-results'.N17 'raw-results'.O1:'raw-results'.O1 'raw-results'.O7:'raw-results'.O17 'raw-results'.P1:'raw-results'.P1 'raw-results'.P7:'raw-results'.P17 'raw-results'.Q1:'raw-results'.Q1 'raw-results'.Q7:'raw-results'.Q17 'raw-results'.R1:'raw-results'.R1 'raw-results'.R7:'raw-results'.R17 'raw-results'.S1:'raw-results'.S1 'raw-results'.S7:'raw-results'.S17 'raw-results'.T1:'raw-results'.T1 'raw-results'.T7:'raw-results'.T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.6567in" svg:height="6.1205in" svg:x="0.8894in" svg:y="12.585in">
            <draw:object draw:notify-on-update-of-ranges="'raw-results'.C1:'raw-results'.C1 'raw-results'.C18:'raw-results'.C37 'raw-results'.D1:'raw-results'.D1 'raw-results'.D18:'raw-results'.D37 'raw-results'.E1:'raw-results'.E1 'raw-results'.E18:'raw-results'.E37 'raw-results'.F1:'raw-results'.F1 'raw-results'.F18:'raw-results'.F37 'raw-results'.G1:'raw-results'.G1 'raw-results'.G18:'raw-results'.G37 'raw-results'.H1:'raw-results'.H1 'raw-results'.H18:'raw-results'.H37 'raw-results'.I1:'raw-results'.I1 'raw-results'.I18:'raw-results'.I37 'raw-results'.J1:'raw-results'.J1 'raw-results'.J18:'raw-results'.J37 'raw-results'.K1:'raw-results'.K1 'raw-results'.K18:'raw-results'.K37 'raw-results'.L1:'raw-results'.L1 'raw-results'.L18:'raw-results'.L37 'raw-results'.M1:'raw-results'.M1 'raw-results'.M18:'raw-results'.M37 'raw-results'.N1:'raw-results'.N1 'raw-results'.N18:'raw-results'.N37 'raw-results'.O1:'raw-results'.O1 'raw-results'.O18:'raw-results'.O37 'raw-results'.P1:'raw-results'.P1 'raw-results'.P18:'raw-results'.P37 'raw-results'.Q1:'raw-results'.Q1 'raw-results'.Q18:'raw-results'.Q37 'raw-results'.R1:'raw-results'.R1 'raw-results'.R18:'raw-results'.R37 'raw-results'.S1:'raw-results'.S1 'raw-results'.S18:'raw-results'.S37 'raw-results'.T1:'raw-results'.T1 'raw-results'.T18:'raw-results'.T3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1" table:default-cell-style-name="Default"/>
        <table:table-row table:style-name="ro4" table:number-rows-repeated="8">
          <table:table-cell/>
        </table:table-row>
        <table:table-row table:style-name="ro2">
          <table:table-cell/>
        </table:table-row>
        <table:table-row table:style-name="ro4" table:number-rows-repeated="32">
          <table:table-cell/>
        </table:table-row>
        <table:table-row table:style-name="ro2">
          <table:table-cell/>
        </table:table-row>
        <table:table-row table:style-name="ro4" table:number-rows-repeated="15">
          <table:table-cell/>
        </table:table-row>
        <table:table-row table:style-name="ro2">
          <table:table-cell/>
        </table:table-row>
        <table:table-row table:style-name="ro4" table:number-rows-repeated="13">
          <table:table-cell/>
        </table:table-row>
        <table:table-row table:style-name="ro2">
          <table:table-cell/>
        </table:table-row>
        <table:table-row table:style-name="ro4" table:number-rows-repeated="37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0">00/00/0000</text:date>, <text:time style:data-style-name="N2" text:time-value="0000-00-00T00:00:03.535708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30T11:29:45.846984366</dc:date>
    <dc:creator>Brando Preda</dc:creator>
    <meta:generator>LibreOffice/4.1.3.2$Linux_X86_64 LibreOffice_project/70feb7d99726f064edab4605a8ab840c50ec57a</meta:generator>
    <meta:editing-duration>PT2M57S</meta:editing-duration>
    <meta:editing-cycles>3</meta:editing-cycles>
    <meta:document-statistic meta:table-count="2" meta:cell-count="280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666cm" svg:height="14.777cm" xlink:href=".." xlink:type="simple" chart:class="chart:bar" chart:style-name="ch1">
        <chart:title svg:x="12.773cm" svg:y="0.431cm" chart:style-name="ch2">
          <text:p>MAP</text:p>
        </chart:title>
        <chart:plot-area chart:style-name="ch3" table:cell-range-address="'raw-results'.C1:'raw-results'.T1 'raw-results'.C6:'raw-results'.T6" chart:data-source-has-labels="row" svg:x="0.983cm" svg:y="2.121cm" svg:width="24.617cm" svg:height="11.941cm">
          <chartooo:coordinate-region svg:x="5.785cm" svg:y="2.121cm" svg:width="19.575cm" svg:height="11.294cm"/>
          <chart:axis chart:dimension="x" chart:name="primary-x" chart:style-name="ch4" chartooo:axis-type="auto">
            <chartooo:date-scale/>
            <chart:categories table:cell-range-address="'raw-results'.C1:'raw-results'.T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C6:'raw-results'.T6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T1</svg:desc>
                </draw:g>
              </table:table-cell>
              <table:table-cell office:value-type="string">
                <text:p>mh-contextualized-no</text:p>
              </table:table-cell>
              <table:table-cell office:value-type="string">
                <text:p>mh-contextualized-partial</text:p>
              </table:table-cell>
              <table:table-cell office:value-type="string">
                <text:p>mh-simple-complete</text:p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complete</text:p>
              </table:table-cell>
              <table:table-cell office:value-type="string">
                <text:p>mhw-contextualized-no</text:p>
              </table:table-cell>
              <table:table-cell office:value-type="string">
                <text:p>mhw-contextualized-partial</text:p>
              </table:table-cell>
              <table:table-cell office:value-type="string">
                <text:p>mhw-simple-complete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>ml-contextualized-complete</text:p>
              </table:table-cell>
              <table:table-cell office:value-type="string">
                <text:p>ml-contextualized-no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complete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4124">
                <text:p>0.4124</text:p>
                <draw:g>
                  <svg:desc>'raw-results'.C6:'raw-results'.T6</svg:desc>
                </draw:g>
              </table:table-cell>
              <table:table-cell office:value-type="float" office:value="0.4412">
                <text:p>0.4412</text:p>
              </table:table-cell>
              <table:table-cell office:value-type="float" office:value="0.4504">
                <text:p>0.4504</text:p>
              </table:table-cell>
              <table:table-cell office:value-type="float" office:value="0.4025">
                <text:p>0.4025</text:p>
              </table:table-cell>
              <table:table-cell office:value-type="float" office:value="0.2592">
                <text:p>0.2592</text:p>
              </table:table-cell>
              <table:table-cell office:value-type="float" office:value="0.4424">
                <text:p>0.4424</text:p>
              </table:table-cell>
              <table:table-cell office:value-type="float" office:value="0.3915">
                <text:p>0.3915</text:p>
              </table:table-cell>
              <table:table-cell office:value-type="float" office:value="0.4316">
                <text:p>0.4316</text:p>
              </table:table-cell>
              <table:table-cell office:value-type="float" office:value="0.4315">
                <text:p>0.4315</text:p>
              </table:table-cell>
              <table:table-cell office:value-type="float" office:value="0.3863">
                <text:p>0.3863</text:p>
              </table:table-cell>
              <table:table-cell office:value-type="float" office:value="0.3237">
                <text:p>0.3237</text:p>
              </table:table-cell>
              <table:table-cell office:value-type="float" office:value="0.426">
                <text:p>0.426</text:p>
              </table:table-cell>
              <table:table-cell office:value-type="float" office:value="0.35">
                <text:p>0.35</text:p>
              </table:table-cell>
              <table:table-cell office:value-type="float" office:value="0.3438">
                <text:p>0.3438</text:p>
              </table:table-cell>
              <table:table-cell office:value-type="float" office:value="0.3888">
                <text:p>0.3888</text:p>
              </table:table-cell>
              <table:table-cell office:value-type="float" office:value="0.3417">
                <text:p>0.3417</text:p>
              </table:table-cell>
              <table:table-cell office:value-type="float" office:value="0.2401">
                <text:p>0.2401</text:p>
              </table:table-cell>
              <table:table-cell office:value-type="float" office:value="0.3762">
                <text:p>0.3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5000b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48cm" svg:height="12.676cm" xlink:href=".." xlink:type="simple" chart:class="chart:bar" chart:style-name="ch1">
        <chart:title svg:x="12.164cm" svg:y="0.391cm" chart:style-name="ch2">
          <text:p>MAP best</text:p>
        </chart:title>
        <chart:plot-area chart:style-name="ch3" table:cell-range-address="'raw-results'.E1:'raw-results'.E1 'raw-results'.G1:'raw-results'.H1 'raw-results'.K1:'raw-results'.K1 'raw-results'.M1:'raw-results'.N1 'raw-results'.Q1:'raw-results'.Q1 'raw-results'.S1:'raw-results'.T1 'raw-results'.E6:'raw-results'.E6 'raw-results'.G6:'raw-results'.H6 'raw-results'.K6:'raw-results'.K6 'raw-results'.M6:'raw-results'.N6 'raw-results'.Q6:'raw-results'.Q6 'raw-results'.S6:'raw-results'.T6" chart:data-source-has-labels="row" svg:x="0.958cm" svg:y="1.953cm" svg:width="23.474cm" svg:height="10.05cm">
          <chartooo:coordinate-region svg:x="5.284cm" svg:y="1.953cm" svg:width="18.908cm" svg:height="9.403cm"/>
          <chart:axis chart:dimension="x" chart:name="primary-x" chart:style-name="ch4" chartooo:axis-type="auto">
            <chartooo:date-scale/>
            <chart:categories table:cell-range-address="'raw-results'.E1:'raw-results'.E1 'raw-results'.G1:'raw-results'.H1 'raw-results'.K1:'raw-results'.K1 'raw-results'.M1:'raw-results'.N1 'raw-results'.Q1:'raw-results'.Q1 'raw-results'.S1:'raw-results'.T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E6:'raw-results'.E6 'raw-results'.G6:'raw-results'.H6 'raw-results'.K6:'raw-results'.K6 'raw-results'.M6:'raw-results'.N6 'raw-results'.Q6:'raw-results'.Q6 'raw-results'.S6:'raw-results'.T6" chart:class="chart:bar">
            <chart:data-point chart:style-name="ch8" chart:repeated="3"/>
            <chart:data-point chart:style-name="ch9" chart:repeated="3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partial</text:p>
                <draw:g>
                  <svg:desc>'raw-results'.E1:'raw-results'.E1 'raw-results'.G1:'raw-results'.H1 'raw-results'.K1:'raw-results'.K1 'raw-results'.M1:'raw-results'.N1 'raw-results'.Q1:'raw-results'.Q1 'raw-results'.S1:'raw-results'.T1</svg:desc>
                </draw:g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partial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 Row 6 Row 6 Row 6 Row 6 Row 6</text:p>
                <draw:g>
                  <svg:desc/>
                </draw:g>
              </table:table-cell>
              <table:table-cell office:value-type="float" office:value="0.4504">
                <text:p>0.4504</text:p>
                <draw:g>
                  <svg:desc>'raw-results'.E6:'raw-results'.E6 'raw-results'.G6:'raw-results'.H6 'raw-results'.K6:'raw-results'.K6 'raw-results'.M6:'raw-results'.N6 'raw-results'.Q6:'raw-results'.Q6 'raw-results'.S6:'raw-results'.T6</svg:desc>
                </draw:g>
              </table:table-cell>
              <table:table-cell office:value-type="float" office:value="0.2592">
                <text:p>0.2592</text:p>
              </table:table-cell>
              <table:table-cell office:value-type="float" office:value="0.4424">
                <text:p>0.4424</text:p>
              </table:table-cell>
              <table:table-cell office:value-type="float" office:value="0.4315">
                <text:p>0.4315</text:p>
              </table:table-cell>
              <table:table-cell office:value-type="float" office:value="0.3237">
                <text:p>0.3237</text:p>
              </table:table-cell>
              <table:table-cell office:value-type="float" office:value="0.426">
                <text:p>0.426</text:p>
              </table:table-cell>
              <table:table-cell office:value-type="float" office:value="0.3888">
                <text:p>0.3888</text:p>
              </table:table-cell>
              <table:table-cell office:value-type="float" office:value="0.2401">
                <text:p>0.2401</text:p>
              </table:table-cell>
              <table:table-cell office:value-type="float" office:value="0.3762">
                <text:p>0.37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0.577cm" svg:height="15.612cm" xlink:href=".." xlink:type="simple" chart:class="chart:line" chart:style-name="ch1">
        <chart:title svg:x="13.432cm" svg:y="0.448cm" chart:style-name="ch2">
          <text:p>Precision@Recall</text:p>
        </chart:title>
        <chart:legend chart:legend-position="end" svg:x="24.682cm" svg:y="3.274cm" style:legend-expansion="high" chart:style-name="ch3"/>
        <chart:plot-area chart:style-name="ch4" table:cell-range-address="'raw-results'.C1:'raw-results'.T1 'raw-results'.C7:'raw-results'.T17" chart:data-source-has-labels="row" svg:x="1.061cm" svg:y="2.189cm" svg:width="22.399cm" svg:height="12.691cm">
          <chartooo:coordinate-region svg:x="1.788cm" svg:y="2.388cm" svg:width="21.499cm" svg:height="11.84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raw-results'.C7:'raw-results'.C17" chart:label-cell-address="'raw-results'.C1:'raw-results'.C1" chart:class="chart:line">
            <chart:data-point chart:repeated="11"/>
          </chart:series>
          <chart:series chart:style-name="ch8" chart:values-cell-range-address="'raw-results'.D7:'raw-results'.D17" chart:label-cell-address="'raw-results'.D1:'raw-results'.D1" chart:class="chart:line">
            <chart:data-point chart:repeated="11"/>
          </chart:series>
          <chart:series chart:style-name="ch9" chart:values-cell-range-address="'raw-results'.E7:'raw-results'.E17" chart:label-cell-address="'raw-results'.E1:'raw-results'.E1" chart:class="chart:line">
            <chart:data-point chart:repeated="11"/>
          </chart:series>
          <chart:series chart:style-name="ch10" chart:values-cell-range-address="'raw-results'.F7:'raw-results'.F17" chart:label-cell-address="'raw-results'.F1:'raw-results'.F1" chart:class="chart:line">
            <chart:data-point chart:repeated="11"/>
          </chart:series>
          <chart:series chart:style-name="ch11" chart:values-cell-range-address="'raw-results'.G7:'raw-results'.G17" chart:label-cell-address="'raw-results'.G1:'raw-results'.G1" chart:class="chart:line">
            <chart:data-point chart:repeated="11"/>
          </chart:series>
          <chart:series chart:style-name="ch12" chart:values-cell-range-address="'raw-results'.H7:'raw-results'.H17" chart:label-cell-address="'raw-results'.H1:'raw-results'.H1" chart:class="chart:line">
            <chart:data-point chart:repeated="11"/>
          </chart:series>
          <chart:series chart:style-name="ch13" chart:values-cell-range-address="'raw-results'.I7:'raw-results'.I17" chart:label-cell-address="'raw-results'.I1:'raw-results'.I1" chart:class="chart:line">
            <chart:data-point chart:repeated="11"/>
          </chart:series>
          <chart:series chart:style-name="ch14" chart:values-cell-range-address="'raw-results'.J7:'raw-results'.J17" chart:label-cell-address="'raw-results'.J1:'raw-results'.J1" chart:class="chart:line">
            <chart:data-point chart:repeated="11"/>
          </chart:series>
          <chart:series chart:style-name="ch15" chart:values-cell-range-address="'raw-results'.K7:'raw-results'.K17" chart:label-cell-address="'raw-results'.K1:'raw-results'.K1" chart:class="chart:line">
            <chart:data-point chart:repeated="11"/>
          </chart:series>
          <chart:series chart:style-name="ch16" chart:values-cell-range-address="'raw-results'.L7:'raw-results'.L17" chart:label-cell-address="'raw-results'.L1:'raw-results'.L1" chart:class="chart:line">
            <chart:data-point chart:repeated="11"/>
          </chart:series>
          <chart:series chart:style-name="ch17" chart:values-cell-range-address="'raw-results'.M7:'raw-results'.M17" chart:label-cell-address="'raw-results'.M1:'raw-results'.M1" chart:class="chart:line">
            <chart:data-point chart:repeated="11"/>
          </chart:series>
          <chart:series chart:style-name="ch18" chart:values-cell-range-address="'raw-results'.N7:'raw-results'.N17" chart:label-cell-address="'raw-results'.N1:'raw-results'.N1" chart:class="chart:line">
            <chart:data-point chart:repeated="11"/>
          </chart:series>
          <chart:series chart:style-name="ch19" chart:values-cell-range-address="'raw-results'.O7:'raw-results'.O17" chart:label-cell-address="'raw-results'.O1:'raw-results'.O1" chart:class="chart:line">
            <chart:data-point chart:repeated="11"/>
          </chart:series>
          <chart:series chart:style-name="ch20" chart:values-cell-range-address="'raw-results'.P7:'raw-results'.P17" chart:label-cell-address="'raw-results'.P1:'raw-results'.P1" chart:class="chart:line">
            <chart:data-point chart:repeated="11"/>
          </chart:series>
          <chart:series chart:style-name="ch21" chart:values-cell-range-address="'raw-results'.Q7:'raw-results'.Q17" chart:label-cell-address="'raw-results'.Q1:'raw-results'.Q1" chart:class="chart:line">
            <chart:data-point chart:repeated="11"/>
          </chart:series>
          <chart:series chart:style-name="ch10" chart:values-cell-range-address="'raw-results'.R7:'raw-results'.R17" chart:label-cell-address="'raw-results'.R1:'raw-results'.R1" chart:class="chart:line">
            <chart:data-point chart:repeated="11"/>
          </chart:series>
          <chart:series chart:style-name="ch11" chart:values-cell-range-address="'raw-results'.S7:'raw-results'.S17" chart:label-cell-address="'raw-results'.S1:'raw-results'.S1" chart:class="chart:line">
            <chart:data-point chart:repeated="11"/>
          </chart:series>
          <chart:series chart:style-name="ch12" chart:values-cell-range-address="'raw-results'.T7:'raw-results'.T17" chart:label-cell-address="'raw-results'.T1:'raw-results'.T1" chart:class="chart:line">
            <chart:data-point chart:repeated="1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C1</svg:desc>
                </draw:g>
              </table:table-cell>
              <table:table-cell office:value-type="string">
                <text:p>mh-contextualized-no</text:p>
                <draw:g>
                  <svg:desc>'raw-results'.D1:'raw-results'.D1</svg:desc>
                </draw:g>
              </table:table-cell>
              <table:table-cell office:value-type="string">
                <text:p>mh-contextualized-partial</text:p>
                <draw:g>
                  <svg:desc>'raw-results'.E1:'raw-results'.E1</svg:desc>
                </draw:g>
              </table:table-cell>
              <table:table-cell office:value-type="string">
                <text:p>mh-simple-complete</text:p>
                <draw:g>
                  <svg:desc>'raw-results'.F1:'raw-results'.F1</svg:desc>
                </draw:g>
              </table:table-cell>
              <table:table-cell office:value-type="string">
                <text:p>mh-simple-no</text:p>
                <draw:g>
                  <svg:desc>'raw-results'.G1:'raw-results'.G1</svg:desc>
                </draw:g>
              </table:table-cell>
              <table:table-cell office:value-type="string">
                <text:p>mh-simple-partial</text:p>
                <draw:g>
                  <svg:desc>'raw-results'.H1:'raw-results'.H1</svg:desc>
                </draw:g>
              </table:table-cell>
              <table:table-cell office:value-type="string">
                <text:p>mhw-contextualized-complete</text:p>
                <draw:g>
                  <svg:desc>'raw-results'.I1:'raw-results'.I1</svg:desc>
                </draw:g>
              </table:table-cell>
              <table:table-cell office:value-type="string">
                <text:p>mhw-contextualized-no</text:p>
                <draw:g>
                  <svg:desc>'raw-results'.J1:'raw-results'.J1</svg:desc>
                </draw:g>
              </table:table-cell>
              <table:table-cell office:value-type="string">
                <text:p>mhw-contextualized-partial</text:p>
                <draw:g>
                  <svg:desc>'raw-results'.K1:'raw-results'.K1</svg:desc>
                </draw:g>
              </table:table-cell>
              <table:table-cell office:value-type="string">
                <text:p>mhw-simple-complete</text:p>
                <draw:g>
                  <svg:desc>'raw-results'.L1:'raw-results'.L1</svg:desc>
                </draw:g>
              </table:table-cell>
              <table:table-cell office:value-type="string">
                <text:p>mhw-simple-no</text:p>
                <draw:g>
                  <svg:desc>'raw-results'.M1:'raw-results'.M1</svg:desc>
                </draw:g>
              </table:table-cell>
              <table:table-cell office:value-type="string">
                <text:p>mhw-simple-partial</text:p>
                <draw:g>
                  <svg:desc>'raw-results'.N1:'raw-results'.N1</svg:desc>
                </draw:g>
              </table:table-cell>
              <table:table-cell office:value-type="string">
                <text:p>ml-contextualized-complete</text:p>
                <draw:g>
                  <svg:desc>'raw-results'.O1:'raw-results'.O1</svg:desc>
                </draw:g>
              </table:table-cell>
              <table:table-cell office:value-type="string">
                <text:p>ml-contextualized-no</text:p>
                <draw:g>
                  <svg:desc>'raw-results'.P1:'raw-results'.P1</svg:desc>
                </draw:g>
              </table:table-cell>
              <table:table-cell office:value-type="string">
                <text:p>ml-contextualized-partial</text:p>
                <draw:g>
                  <svg:desc>'raw-results'.Q1:'raw-results'.Q1</svg:desc>
                </draw:g>
              </table:table-cell>
              <table:table-cell office:value-type="string">
                <text:p>ml-simple-complete</text:p>
                <draw:g>
                  <svg:desc>'raw-results'.R1:'raw-results'.R1</svg:desc>
                </draw:g>
              </table:table-cell>
              <table:table-cell office:value-type="string">
                <text:p>ml-simple-no</text:p>
                <draw:g>
                  <svg:desc>'raw-results'.S1:'raw-results'.S1</svg:desc>
                </draw:g>
              </table:table-cell>
              <table:table-cell office:value-type="string">
                <text:p>ml-simple-partial</text:p>
                <draw:g>
                  <svg:desc>'raw-results'.T1:'raw-results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44">
                <text:p>0.8844</text:p>
                <draw:g>
                  <svg:desc>'raw-results'.C7:'raw-results'.C17</svg:desc>
                </draw:g>
              </table:table-cell>
              <table:table-cell office:value-type="float" office:value="0.9348">
                <text:p>0.9348</text:p>
                <draw:g>
                  <svg:desc>'raw-results'.D7:'raw-results'.D17</svg:desc>
                </draw:g>
              </table:table-cell>
              <table:table-cell office:value-type="float" office:value="0.928">
                <text:p>0.928</text:p>
                <draw:g>
                  <svg:desc>'raw-results'.E7:'raw-results'.E17</svg:desc>
                </draw:g>
              </table:table-cell>
              <table:table-cell office:value-type="float" office:value="0.8835">
                <text:p>0.8835</text:p>
                <draw:g>
                  <svg:desc>'raw-results'.F7:'raw-results'.F17</svg:desc>
                </draw:g>
              </table:table-cell>
              <table:table-cell office:value-type="float" office:value="0.779">
                <text:p>0.779</text:p>
                <draw:g>
                  <svg:desc>'raw-results'.G7:'raw-results'.G17</svg:desc>
                </draw:g>
              </table:table-cell>
              <table:table-cell office:value-type="float" office:value="0.9298">
                <text:p>0.9298</text:p>
                <draw:g>
                  <svg:desc>'raw-results'.H7:'raw-results'.H17</svg:desc>
                </draw:g>
              </table:table-cell>
              <table:table-cell office:value-type="float" office:value="0.8877">
                <text:p>0.8877</text:p>
                <draw:g>
                  <svg:desc>'raw-results'.I7:'raw-results'.I17</svg:desc>
                </draw:g>
              </table:table-cell>
              <table:table-cell office:value-type="float" office:value="0.9204">
                <text:p>0.9204</text:p>
                <draw:g>
                  <svg:desc>'raw-results'.J7:'raw-results'.J17</svg:desc>
                </draw:g>
              </table:table-cell>
              <table:table-cell office:value-type="float" office:value="0.9204">
                <text:p>0.9204</text:p>
                <draw:g>
                  <svg:desc>'raw-results'.K7:'raw-results'.K17</svg:desc>
                </draw:g>
              </table:table-cell>
              <table:table-cell office:value-type="float" office:value="0.8871">
                <text:p>0.8871</text:p>
                <draw:g>
                  <svg:desc>'raw-results'.L7:'raw-results'.L17</svg:desc>
                </draw:g>
              </table:table-cell>
              <table:table-cell office:value-type="float" office:value="0.8782">
                <text:p>0.8782</text:p>
                <draw:g>
                  <svg:desc>'raw-results'.M7:'raw-results'.M17</svg:desc>
                </draw:g>
              </table:table-cell>
              <table:table-cell office:value-type="float" office:value="0.9202">
                <text:p>0.9202</text:p>
                <draw:g>
                  <svg:desc>'raw-results'.N7:'raw-results'.N17</svg:desc>
                </draw:g>
              </table:table-cell>
              <table:table-cell office:value-type="float" office:value="0.856">
                <text:p>0.856</text:p>
                <draw:g>
                  <svg:desc>'raw-results'.O7:'raw-results'.O17</svg:desc>
                </draw:g>
              </table:table-cell>
              <table:table-cell office:value-type="float" office:value="0.8758">
                <text:p>0.8758</text:p>
                <draw:g>
                  <svg:desc>'raw-results'.P7:'raw-results'.P17</svg:desc>
                </draw:g>
              </table:table-cell>
              <table:table-cell office:value-type="float" office:value="0.9169">
                <text:p>0.9169</text:p>
                <draw:g>
                  <svg:desc>'raw-results'.Q7:'raw-results'.Q17</svg:desc>
                </draw:g>
              </table:table-cell>
              <table:table-cell office:value-type="float" office:value="0.8536">
                <text:p>0.8536</text:p>
                <draw:g>
                  <svg:desc>'raw-results'.R7:'raw-results'.R17</svg:desc>
                </draw:g>
              </table:table-cell>
              <table:table-cell office:value-type="float" office:value="0.7518">
                <text:p>0.7518</text:p>
                <draw:g>
                  <svg:desc>'raw-results'.S7:'raw-results'.S17</svg:desc>
                </draw:g>
              </table:table-cell>
              <table:table-cell office:value-type="float" office:value="0.9151">
                <text:p>0.9151</text:p>
                <draw:g>
                  <svg:desc>'raw-results'.T7:'raw-results'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018">
                <text:p>0.8018</text:p>
              </table:table-cell>
              <table:table-cell office:value-type="float" office:value="0.843">
                <text:p>0.843</text:p>
              </table:table-cell>
              <table:table-cell office:value-type="float" office:value="0.8453">
                <text:p>0.8453</text:p>
              </table:table-cell>
              <table:table-cell office:value-type="float" office:value="0.8048">
                <text:p>0.8048</text:p>
              </table:table-cell>
              <table:table-cell office:value-type="float" office:value="0.6274">
                <text:p>0.6274</text:p>
              </table:table-cell>
              <table:table-cell office:value-type="float" office:value="0.8421">
                <text:p>0.8421</text:p>
              </table:table-cell>
              <table:table-cell office:value-type="float" office:value="0.8164">
                <text:p>0.8164</text:p>
              </table:table-cell>
              <table:table-cell office:value-type="float" office:value="0.8495">
                <text:p>0.8495</text:p>
              </table:table-cell>
              <table:table-cell office:value-type="float" office:value="0.8463">
                <text:p>0.8463</text:p>
              </table:table-cell>
              <table:table-cell office:value-type="float" office:value="0.8092">
                <text:p>0.8092</text:p>
              </table:table-cell>
              <table:table-cell office:value-type="float" office:value="0.7257">
                <text:p>0.7257</text:p>
              </table:table-cell>
              <table:table-cell office:value-type="float" office:value="0.8366">
                <text:p>0.8366</text:p>
              </table:table-cell>
              <table:table-cell office:value-type="float" office:value="0.7494">
                <text:p>0.7494</text:p>
              </table:table-cell>
              <table:table-cell office:value-type="float" office:value="0.7496">
                <text:p>0.7496</text:p>
              </table:table-cell>
              <table:table-cell office:value-type="float" office:value="0.8251">
                <text:p>0.8251</text:p>
              </table:table-cell>
              <table:table-cell office:value-type="float" office:value="0.7416">
                <text:p>0.7416</text:p>
              </table:table-cell>
              <table:table-cell office:value-type="float" office:value="0.616">
                <text:p>0.616</text:p>
              </table:table-cell>
              <table:table-cell office:value-type="float" office:value="0.8052">
                <text:p>0.8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14">
                <text:p>0.7114</text:p>
              </table:table-cell>
              <table:table-cell office:value-type="float" office:value="0.7457">
                <text:p>0.7457</text:p>
              </table:table-cell>
              <table:table-cell office:value-type="float" office:value="0.7669">
                <text:p>0.7669</text:p>
              </table:table-cell>
              <table:table-cell office:value-type="float" office:value="0.7083">
                <text:p>0.7083</text:p>
              </table:table-cell>
              <table:table-cell office:value-type="float" office:value="0.4878">
                <text:p>0.4878</text:p>
              </table:table-cell>
              <table:table-cell office:value-type="float" office:value="0.7695">
                <text:p>0.7695</text:p>
              </table:table-cell>
              <table:table-cell office:value-type="float" office:value="0.6976">
                <text:p>0.6976</text:p>
              </table:table-cell>
              <table:table-cell office:value-type="float" office:value="0.7592">
                <text:p>0.7592</text:p>
              </table:table-cell>
              <table:table-cell office:value-type="float" office:value="0.7574">
                <text:p>0.7574</text:p>
              </table:table-cell>
              <table:table-cell office:value-type="float" office:value="0.6993">
                <text:p>0.6993</text:p>
              </table:table-cell>
              <table:table-cell office:value-type="float" office:value="0.6096">
                <text:p>0.6096</text:p>
              </table:table-cell>
              <table:table-cell office:value-type="float" office:value="0.7638">
                <text:p>0.7638</text:p>
              </table:table-cell>
              <table:table-cell office:value-type="float" office:value="0.6067">
                <text:p>0.6067</text:p>
              </table:table-cell>
              <table:table-cell office:value-type="float" office:value="0.6065">
                <text:p>0.6065</text:p>
              </table:table-cell>
              <table:table-cell office:value-type="float" office:value="0.6851">
                <text:p>0.6851</text:p>
              </table:table-cell>
              <table:table-cell office:value-type="float" office:value="0.5947">
                <text:p>0.5947</text:p>
              </table:table-cell>
              <table:table-cell office:value-type="float" office:value="0.485">
                <text:p>0.485</text:p>
              </table:table-cell>
              <table:table-cell office:value-type="float" office:value="0.6665">
                <text:p>0.6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81">
                <text:p>0.5481</text:p>
              </table:table-cell>
              <table:table-cell office:value-type="float" office:value="0.638">
                <text:p>0.638</text:p>
              </table:table-cell>
              <table:table-cell office:value-type="float" office:value="0.6691">
                <text:p>0.6691</text:p>
              </table:table-cell>
              <table:table-cell office:value-type="float" office:value="0.5411">
                <text:p>0.5411</text:p>
              </table:table-cell>
              <table:table-cell office:value-type="float" office:value="0.3421">
                <text:p>0.3421</text:p>
              </table:table-cell>
              <table:table-cell office:value-type="float" office:value="0.6627">
                <text:p>0.6627</text:p>
              </table:table-cell>
              <table:table-cell office:value-type="float" office:value="0.5387">
                <text:p>0.5387</text:p>
              </table:table-cell>
              <table:table-cell office:value-type="float" office:value="0.6515">
                <text:p>0.6515</text:p>
              </table:table-cell>
              <table:table-cell office:value-type="float" office:value="0.6515">
                <text:p>0.6515</text:p>
              </table:table-cell>
              <table:table-cell office:value-type="float" office:value="0.5376">
                <text:p>0.5376</text:p>
              </table:table-cell>
              <table:table-cell office:value-type="float" office:value="0.4808">
                <text:p>0.4808</text:p>
              </table:table-cell>
              <table:table-cell office:value-type="float" office:value="0.6519">
                <text:p>0.6519</text:p>
              </table:table-cell>
              <table:table-cell office:value-type="float" office:value="0.4504">
                <text:p>0.4504</text:p>
              </table:table-cell>
              <table:table-cell office:value-type="float" office:value="0.4714">
                <text:p>0.4714</text:p>
              </table:table-cell>
              <table:table-cell office:value-type="float" office:value="0.5375">
                <text:p>0.5375</text:p>
              </table:table-cell>
              <table:table-cell office:value-type="float" office:value="0.4446">
                <text:p>0.4446</text:p>
              </table:table-cell>
              <table:table-cell office:value-type="float" office:value="0.3576">
                <text:p>0.3576</text:p>
              </table:table-cell>
              <table:table-cell office:value-type="float" office:value="0.5346">
                <text:p>0.53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97">
                <text:p>0.4497</text:p>
              </table:table-cell>
              <table:table-cell office:value-type="float" office:value="0.527">
                <text:p>0.527</text:p>
              </table:table-cell>
              <table:table-cell office:value-type="float" office:value="0.5191">
                <text:p>0.5191</text:p>
              </table:table-cell>
              <table:table-cell office:value-type="float" office:value="0.4311">
                <text:p>0.4311</text:p>
              </table:table-cell>
              <table:table-cell office:value-type="float" office:value="0.2729">
                <text:p>0.2729</text:p>
              </table:table-cell>
              <table:table-cell office:value-type="float" office:value="0.5138">
                <text:p>0.5138</text:p>
              </table:table-cell>
              <table:table-cell office:value-type="float" office:value="0.4466">
                <text:p>0.4466</text:p>
              </table:table-cell>
              <table:table-cell office:value-type="float" office:value="0.5098">
                <text:p>0.5098</text:p>
              </table:table-cell>
              <table:table-cell office:value-type="float" office:value="0.5098">
                <text:p>0.5098</text:p>
              </table:table-cell>
              <table:table-cell office:value-type="float" office:value="0.428">
                <text:p>0.428</text:p>
              </table:table-cell>
              <table:table-cell office:value-type="float" office:value="0.3418">
                <text:p>0.3418</text:p>
              </table:table-cell>
              <table:table-cell office:value-type="float" office:value="0.4963">
                <text:p>0.4963</text:p>
              </table:table-cell>
              <table:table-cell office:value-type="float" office:value="0.3521">
                <text:p>0.3521</text:p>
              </table:table-cell>
              <table:table-cell office:value-type="float" office:value="0.3512">
                <text:p>0.3512</text:p>
              </table:table-cell>
              <table:table-cell office:value-type="float" office:value="0.4027">
                <text:p>0.4027</text:p>
              </table:table-cell>
              <table:table-cell office:value-type="float" office:value="0.3491">
                <text:p>0.3491</text:p>
              </table:table-cell>
              <table:table-cell office:value-type="float" office:value="0.2299">
                <text:p>0.2299</text:p>
              </table:table-cell>
              <table:table-cell office:value-type="float" office:value="0.3992">
                <text:p>0.3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46">
                <text:p>0.3446</text:p>
              </table:table-cell>
              <table:table-cell office:value-type="float" office:value="0.3862">
                <text:p>0.3862</text:p>
              </table:table-cell>
              <table:table-cell office:value-type="float" office:value="0.3961">
                <text:p>0.3961</text:p>
              </table:table-cell>
              <table:table-cell office:value-type="float" office:value="0.3214">
                <text:p>0.3214</text:p>
              </table:table-cell>
              <table:table-cell office:value-type="float" office:value="0.1909">
                <text:p>0.1909</text:p>
              </table:table-cell>
              <table:table-cell office:value-type="float" office:value="0.3764">
                <text:p>0.3764</text:p>
              </table:table-cell>
              <table:table-cell office:value-type="float" office:value="0.3413">
                <text:p>0.3413</text:p>
              </table:table-cell>
              <table:table-cell office:value-type="float" office:value="0.3964">
                <text:p>0.3964</text:p>
              </table:table-cell>
              <table:table-cell office:value-type="float" office:value="0.3964">
                <text:p>0.3964</text:p>
              </table:table-cell>
              <table:table-cell office:value-type="float" office:value="0.3217">
                <text:p>0.3217</text:p>
              </table:table-cell>
              <table:table-cell office:value-type="float" office:value="0.2461">
                <text:p>0.2461</text:p>
              </table:table-cell>
              <table:table-cell office:value-type="float" office:value="0.3641">
                <text:p>0.3641</text:p>
              </table:table-cell>
              <table:table-cell office:value-type="float" office:value="0.274">
                <text:p>0.274</text:p>
              </table:table-cell>
              <table:table-cell office:value-type="float" office:value="0.26">
                <text:p>0.26</text:p>
              </table:table-cell>
              <table:table-cell office:value-type="float" office:value="0.3071">
                <text:p>0.3071</text:p>
              </table:table-cell>
              <table:table-cell office:value-type="float" office:value="0.2581">
                <text:p>0.2581</text:p>
              </table:table-cell>
              <table:table-cell office:value-type="float" office:value="0.177">
                <text:p>0.177</text:p>
              </table:table-cell>
              <table:table-cell office:value-type="float" office:value="0.2902">
                <text:p>0.2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92">
                <text:p>0.2792</text:p>
              </table:table-cell>
              <table:table-cell office:value-type="float" office:value="0.2868">
                <text:p>0.2868</text:p>
              </table:table-cell>
              <table:table-cell office:value-type="float" office:value="0.2973">
                <text:p>0.2973</text:p>
              </table:table-cell>
              <table:table-cell office:value-type="float" office:value="0.2547">
                <text:p>0.2547</text:p>
              </table:table-cell>
              <table:table-cell office:value-type="float" office:value="0.1205">
                <text:p>0.1205</text:p>
              </table:table-cell>
              <table:table-cell office:value-type="float" office:value="0.2739">
                <text:p>0.2739</text:p>
              </table:table-cell>
              <table:table-cell office:value-type="float" office:value="0.2465">
                <text:p>0.2465</text:p>
              </table:table-cell>
              <table:table-cell office:value-type="float" office:value="0.2894">
                <text:p>0.2894</text:p>
              </table:table-cell>
              <table:table-cell office:value-type="float" office:value="0.2894">
                <text:p>0.2894</text:p>
              </table:table-cell>
              <table:table-cell office:value-type="float" office:value="0.2345">
                <text:p>0.2345</text:p>
              </table:table-cell>
              <table:table-cell office:value-type="float" office:value="0.1744">
                <text:p>0.1744</text:p>
              </table:table-cell>
              <table:table-cell office:value-type="float" office:value="0.2801">
                <text:p>0.2801</text:p>
              </table:table-cell>
              <table:table-cell office:value-type="float" office:value="0.2359">
                <text:p>0.2359</text:p>
              </table:table-cell>
              <table:table-cell office:value-type="float" office:value="0.2069">
                <text:p>0.2069</text:p>
              </table:table-cell>
              <table:table-cell office:value-type="float" office:value="0.2453">
                <text:p>0.2453</text:p>
              </table:table-cell>
              <table:table-cell office:value-type="float" office:value="0.2257">
                <text:p>0.2257</text:p>
              </table:table-cell>
              <table:table-cell office:value-type="float" office:value="0.1031">
                <text:p>0.1031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74">
                <text:p>0.2574</text:p>
              </table:table-cell>
              <table:table-cell office:value-type="float" office:value="0.2567">
                <text:p>0.2567</text:p>
              </table:table-cell>
              <table:table-cell office:value-type="float" office:value="0.2648">
                <text:p>0.2648</text:p>
              </table:table-cell>
              <table:table-cell office:value-type="float" office:value="0.2408">
                <text:p>0.2408</text:p>
              </table:table-cell>
              <table:table-cell office:value-type="float" office:value="0.1205">
                <text:p>0.1205</text:p>
              </table:table-cell>
              <table:table-cell office:value-type="float" office:value="0.2472">
                <text:p>0.2472</text:p>
              </table:table-cell>
              <table:table-cell office:value-type="float" office:value="0.2118">
                <text:p>0.2118</text:p>
              </table:table-cell>
              <table:table-cell office:value-type="float" office:value="0.229">
                <text:p>0.229</text:p>
              </table:table-cell>
              <table:table-cell office:value-type="float" office:value="0.229">
                <text:p>0.229</text:p>
              </table:table-cell>
              <table:table-cell office:value-type="float" office:value="0.2027">
                <text:p>0.2027</text:p>
              </table:table-cell>
              <table:table-cell office:value-type="float" office:value="0.1484">
                <text:p>0.1484</text:p>
              </table:table-cell>
              <table:table-cell office:value-type="float" office:value="0.2212">
                <text:p>0.2212</text:p>
              </table:table-cell>
              <table:table-cell office:value-type="float" office:value="0.2167">
                <text:p>0.2167</text:p>
              </table:table-cell>
              <table:table-cell office:value-type="float" office:value="0.187">
                <text:p>0.187</text:p>
              </table:table-cell>
              <table:table-cell office:value-type="float" office:value="0.2264">
                <text:p>0.2264</text:p>
              </table:table-cell>
              <table:table-cell office:value-type="float" office:value="0.2101">
                <text:p>0.2101</text:p>
              </table:table-cell>
              <table:table-cell office:value-type="float" office:value="0.0969">
                <text:p>0.0969</text:p>
              </table:table-cell>
              <table:table-cell office:value-type="float" office:value="0.2166">
                <text:p>0.2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3">
                <text:p>0.203</text:p>
              </table:table-cell>
              <table:table-cell office:value-type="float" office:value="0.212">
                <text:p>0.212</text:p>
              </table:table-cell>
              <table:table-cell office:value-type="float" office:value="0.2142">
                <text:p>0.2142</text:p>
              </table:table-cell>
              <table:table-cell office:value-type="float" office:value="0.1924">
                <text:p>0.1924</text:p>
              </table:table-cell>
              <table:table-cell office:value-type="float" office:value="0.0941">
                <text:p>0.0941</text:p>
              </table:table-cell>
              <table:table-cell office:value-type="float" office:value="0.21">
                <text:p>0.21</text:p>
              </table:table-cell>
              <table:table-cell office:value-type="float" office:value="0.1636">
                <text:p>0.1636</text:p>
              </table:table-cell>
              <table:table-cell office:value-type="float" office:value="0.1762">
                <text:p>0.1762</text:p>
              </table:table-cell>
              <table:table-cell office:value-type="float" office:value="0.1762">
                <text:p>0.1762</text:p>
              </table:table-cell>
              <table:table-cell office:value-type="float" office:value="0.1607">
                <text:p>0.1607</text:p>
              </table:table-cell>
              <table:table-cell office:value-type="float" office:value="0.1193">
                <text:p>0.1193</text:p>
              </table:table-cell>
              <table:table-cell office:value-type="float" office:value="0.1784">
                <text:p>0.1784</text:p>
              </table:table-cell>
              <table:table-cell office:value-type="float" office:value="0.1587">
                <text:p>0.1587</text:p>
              </table:table-cell>
              <table:table-cell office:value-type="float" office:value="0.1742">
                <text:p>0.1742</text:p>
              </table:table-cell>
              <table:table-cell office:value-type="float" office:value="0.1836">
                <text:p>0.1836</text:p>
              </table:table-cell>
              <table:table-cell office:value-type="float" office:value="0.1395">
                <text:p>0.1395</text:p>
              </table:table-cell>
              <table:table-cell office:value-type="float" office:value="0.0738">
                <text:p>0.0738</text:p>
              </table:table-cell>
              <table:table-cell office:value-type="float" office:value="0.1612">
                <text:p>0.16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43">
                <text:p>0.1543</text:p>
              </table:table-cell>
              <table:table-cell office:value-type="float" office:value="0.1661">
                <text:p>0.1661</text:p>
              </table:table-cell>
              <table:table-cell office:value-type="float" office:value="0.1731">
                <text:p>0.1731</text:p>
              </table:table-cell>
              <table:table-cell office:value-type="float" office:value="0.1536">
                <text:p>0.1536</text:p>
              </table:table-cell>
              <table:table-cell office:value-type="float" office:value="0.0681">
                <text:p>0.0681</text:p>
              </table:table-cell>
              <table:table-cell office:value-type="float" office:value="0.1712">
                <text:p>0.1712</text:p>
              </table:table-cell>
              <table:table-cell office:value-type="float" office:value="0.126">
                <text:p>0.126</text:p>
              </table:table-cell>
              <table:table-cell office:value-type="float" office:value="0.1433">
                <text:p>0.1433</text:p>
              </table:table-cell>
              <table:table-cell office:value-type="float" office:value="0.1433">
                <text:p>0.1433</text:p>
              </table:table-cell>
              <table:table-cell office:value-type="float" office:value="0.1287">
                <text:p>0.1287</text:p>
              </table:table-cell>
              <table:table-cell office:value-type="float" office:value="0.0968">
                <text:p>0.0968</text:p>
              </table:table-cell>
              <table:table-cell office:value-type="float" office:value="0.1458">
                <text:p>0.1458</text:p>
              </table:table-cell>
              <table:table-cell office:value-type="float" office:value="0.1289">
                <text:p>0.1289</text:p>
              </table:table-cell>
              <table:table-cell office:value-type="float" office:value="0.1238">
                <text:p>0.1238</text:p>
              </table:table-cell>
              <table:table-cell office:value-type="float" office:value="0.1545">
                <text:p>0.1545</text:p>
              </table:table-cell>
              <table:table-cell office:value-type="float" office:value="0.1117">
                <text:p>0.1117</text:p>
              </table:table-cell>
              <table:table-cell office:value-type="float" office:value="0.0359">
                <text:p>0.0359</text:p>
              </table:table-cell>
              <table:table-cell office:value-type="float" office:value="0.1288">
                <text:p>0.1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43">
                <text:p>0.1543</text:p>
              </table:table-cell>
              <table:table-cell office:value-type="float" office:value="0.1661">
                <text:p>0.1661</text:p>
              </table:table-cell>
              <table:table-cell office:value-type="float" office:value="0.1731">
                <text:p>0.1731</text:p>
              </table:table-cell>
              <table:table-cell office:value-type="float" office:value="0.1536">
                <text:p>0.1536</text:p>
              </table:table-cell>
              <table:table-cell office:value-type="float" office:value="0.0681">
                <text:p>0.0681</text:p>
              </table:table-cell>
              <table:table-cell office:value-type="float" office:value="0.1712">
                <text:p>0.1712</text:p>
              </table:table-cell>
              <table:table-cell office:value-type="float" office:value="0.126">
                <text:p>0.126</text:p>
              </table:table-cell>
              <table:table-cell office:value-type="float" office:value="0.1433">
                <text:p>0.1433</text:p>
              </table:table-cell>
              <table:table-cell office:value-type="float" office:value="0.1433">
                <text:p>0.1433</text:p>
              </table:table-cell>
              <table:table-cell office:value-type="float" office:value="0.1287">
                <text:p>0.1287</text:p>
              </table:table-cell>
              <table:table-cell office:value-type="float" office:value="0.0968">
                <text:p>0.0968</text:p>
              </table:table-cell>
              <table:table-cell office:value-type="float" office:value="0.1458">
                <text:p>0.1458</text:p>
              </table:table-cell>
              <table:table-cell office:value-type="float" office:value="0.1289">
                <text:p>0.1289</text:p>
              </table:table-cell>
              <table:table-cell office:value-type="float" office:value="0.1238">
                <text:p>0.1238</text:p>
              </table:table-cell>
              <table:table-cell office:value-type="float" office:value="0.1545">
                <text:p>0.1545</text:p>
              </table:table-cell>
              <table:table-cell office:value-type="float" office:value="0.1117">
                <text:p>0.1117</text:p>
              </table:table-cell>
              <table:table-cell office:value-type="float" office:value="0.0359">
                <text:p>0.0359</text:p>
              </table:table-cell>
              <table:table-cell office:value-type="float" office:value="0.1288">
                <text:p>0.12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9.609cm" svg:height="15.547cm" xlink:href=".." xlink:type="simple" chart:class="chart:line" chart:style-name="ch1">
        <chart:title svg:x="14.073cm" svg:y="0.446cm" chart:style-name="ch2">
          <text:p>NDCG</text:p>
        </chart:title>
        <chart:legend chart:legend-position="end" svg:x="23.714cm" svg:y="3.241cm" style:legend-expansion="high" chart:style-name="ch3"/>
        <chart:plot-area chart:style-name="ch4" table:cell-range-address="'raw-results'.C1:'raw-results'.T1 'raw-results'.C18:'raw-results'.T37" chart:data-source-has-labels="row" svg:x="1.042cm" svg:y="2.181cm" svg:width="21.488cm" svg:height="12.636cm">
          <chartooo:coordinate-region svg:x="1.954cm" svg:y="2.38cm" svg:width="20.39cm" svg:height="11.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raw-results'.C18:'raw-results'.C37" chart:label-cell-address="'raw-results'.C1:'raw-results'.C1" chart:class="chart:line">
            <chart:data-point chart:repeated="20"/>
          </chart:series>
          <chart:series chart:style-name="ch9" chart:values-cell-range-address="'raw-results'.D18:'raw-results'.D37" chart:label-cell-address="'raw-results'.D1:'raw-results'.D1" chart:class="chart:line">
            <chart:data-point chart:repeated="20"/>
          </chart:series>
          <chart:series chart:style-name="ch10" chart:values-cell-range-address="'raw-results'.E18:'raw-results'.E37" chart:label-cell-address="'raw-results'.E1:'raw-results'.E1" chart:class="chart:line">
            <chart:data-point chart:repeated="20"/>
          </chart:series>
          <chart:series chart:style-name="ch11" chart:values-cell-range-address="'raw-results'.F18:'raw-results'.F37" chart:label-cell-address="'raw-results'.F1:'raw-results'.F1" chart:class="chart:line">
            <chart:data-point chart:repeated="20"/>
          </chart:series>
          <chart:series chart:style-name="ch12" chart:values-cell-range-address="'raw-results'.G18:'raw-results'.G37" chart:label-cell-address="'raw-results'.G1:'raw-results'.G1" chart:class="chart:line">
            <chart:data-point chart:repeated="20"/>
          </chart:series>
          <chart:series chart:style-name="ch13" chart:values-cell-range-address="'raw-results'.H18:'raw-results'.H37" chart:label-cell-address="'raw-results'.H1:'raw-results'.H1" chart:class="chart:line">
            <chart:data-point chart:repeated="20"/>
          </chart:series>
          <chart:series chart:style-name="ch14" chart:values-cell-range-address="'raw-results'.I18:'raw-results'.I37" chart:label-cell-address="'raw-results'.I1:'raw-results'.I1" chart:class="chart:line">
            <chart:data-point chart:repeated="20"/>
          </chart:series>
          <chart:series chart:style-name="ch15" chart:values-cell-range-address="'raw-results'.J18:'raw-results'.J37" chart:label-cell-address="'raw-results'.J1:'raw-results'.J1" chart:class="chart:line">
            <chart:data-point chart:repeated="20"/>
          </chart:series>
          <chart:series chart:style-name="ch16" chart:values-cell-range-address="'raw-results'.K18:'raw-results'.K37" chart:label-cell-address="'raw-results'.K1:'raw-results'.K1" chart:class="chart:line">
            <chart:data-point chart:repeated="20"/>
          </chart:series>
          <chart:series chart:style-name="ch17" chart:values-cell-range-address="'raw-results'.L18:'raw-results'.L37" chart:label-cell-address="'raw-results'.L1:'raw-results'.L1" chart:class="chart:line">
            <chart:data-point chart:repeated="20"/>
          </chart:series>
          <chart:series chart:style-name="ch18" chart:values-cell-range-address="'raw-results'.M18:'raw-results'.M37" chart:label-cell-address="'raw-results'.M1:'raw-results'.M1" chart:class="chart:line">
            <chart:data-point chart:repeated="20"/>
          </chart:series>
          <chart:series chart:style-name="ch19" chart:values-cell-range-address="'raw-results'.N18:'raw-results'.N37" chart:label-cell-address="'raw-results'.N1:'raw-results'.N1" chart:class="chart:line">
            <chart:data-point chart:repeated="20"/>
          </chart:series>
          <chart:series chart:style-name="ch20" chart:values-cell-range-address="'raw-results'.O18:'raw-results'.O37" chart:label-cell-address="'raw-results'.O1:'raw-results'.O1" chart:class="chart:line">
            <chart:data-point chart:repeated="20"/>
          </chart:series>
          <chart:series chart:style-name="ch21" chart:values-cell-range-address="'raw-results'.P18:'raw-results'.P37" chart:label-cell-address="'raw-results'.P1:'raw-results'.P1" chart:class="chart:line">
            <chart:data-point chart:repeated="20"/>
          </chart:series>
          <chart:series chart:style-name="ch22" chart:values-cell-range-address="'raw-results'.Q18:'raw-results'.Q37" chart:label-cell-address="'raw-results'.Q1:'raw-results'.Q1" chart:class="chart:line">
            <chart:data-point chart:repeated="20"/>
          </chart:series>
          <chart:series chart:style-name="ch11" chart:values-cell-range-address="'raw-results'.R18:'raw-results'.R37" chart:label-cell-address="'raw-results'.R1:'raw-results'.R1" chart:class="chart:line">
            <chart:data-point chart:repeated="20"/>
          </chart:series>
          <chart:series chart:style-name="ch12" chart:values-cell-range-address="'raw-results'.S18:'raw-results'.S37" chart:label-cell-address="'raw-results'.S1:'raw-results'.S1" chart:class="chart:line">
            <chart:data-point chart:repeated="20"/>
          </chart:series>
          <chart:series chart:style-name="ch13" chart:values-cell-range-address="'raw-results'.T18:'raw-results'.T37" chart:label-cell-address="'raw-results'.T1:'raw-results'.T1" chart:class="chart:line">
            <chart:data-point chart:repeated="2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C1</svg:desc>
                </draw:g>
              </table:table-cell>
              <table:table-cell office:value-type="string">
                <text:p>mh-contextualized-no</text:p>
                <draw:g>
                  <svg:desc>'raw-results'.D1:'raw-results'.D1</svg:desc>
                </draw:g>
              </table:table-cell>
              <table:table-cell office:value-type="string">
                <text:p>mh-contextualized-partial</text:p>
                <draw:g>
                  <svg:desc>'raw-results'.E1:'raw-results'.E1</svg:desc>
                </draw:g>
              </table:table-cell>
              <table:table-cell office:value-type="string">
                <text:p>mh-simple-complete</text:p>
                <draw:g>
                  <svg:desc>'raw-results'.F1:'raw-results'.F1</svg:desc>
                </draw:g>
              </table:table-cell>
              <table:table-cell office:value-type="string">
                <text:p>mh-simple-no</text:p>
                <draw:g>
                  <svg:desc>'raw-results'.G1:'raw-results'.G1</svg:desc>
                </draw:g>
              </table:table-cell>
              <table:table-cell office:value-type="string">
                <text:p>mh-simple-partial</text:p>
                <draw:g>
                  <svg:desc>'raw-results'.H1:'raw-results'.H1</svg:desc>
                </draw:g>
              </table:table-cell>
              <table:table-cell office:value-type="string">
                <text:p>mhw-contextualized-complete</text:p>
                <draw:g>
                  <svg:desc>'raw-results'.I1:'raw-results'.I1</svg:desc>
                </draw:g>
              </table:table-cell>
              <table:table-cell office:value-type="string">
                <text:p>mhw-contextualized-no</text:p>
                <draw:g>
                  <svg:desc>'raw-results'.J1:'raw-results'.J1</svg:desc>
                </draw:g>
              </table:table-cell>
              <table:table-cell office:value-type="string">
                <text:p>mhw-contextualized-partial</text:p>
                <draw:g>
                  <svg:desc>'raw-results'.K1:'raw-results'.K1</svg:desc>
                </draw:g>
              </table:table-cell>
              <table:table-cell office:value-type="string">
                <text:p>mhw-simple-complete</text:p>
                <draw:g>
                  <svg:desc>'raw-results'.L1:'raw-results'.L1</svg:desc>
                </draw:g>
              </table:table-cell>
              <table:table-cell office:value-type="string">
                <text:p>mhw-simple-no</text:p>
                <draw:g>
                  <svg:desc>'raw-results'.M1:'raw-results'.M1</svg:desc>
                </draw:g>
              </table:table-cell>
              <table:table-cell office:value-type="string">
                <text:p>mhw-simple-partial</text:p>
                <draw:g>
                  <svg:desc>'raw-results'.N1:'raw-results'.N1</svg:desc>
                </draw:g>
              </table:table-cell>
              <table:table-cell office:value-type="string">
                <text:p>ml-contextualized-complete</text:p>
                <draw:g>
                  <svg:desc>'raw-results'.O1:'raw-results'.O1</svg:desc>
                </draw:g>
              </table:table-cell>
              <table:table-cell office:value-type="string">
                <text:p>ml-contextualized-no</text:p>
                <draw:g>
                  <svg:desc>'raw-results'.P1:'raw-results'.P1</svg:desc>
                </draw:g>
              </table:table-cell>
              <table:table-cell office:value-type="string">
                <text:p>ml-contextualized-partial</text:p>
                <draw:g>
                  <svg:desc>'raw-results'.Q1:'raw-results'.Q1</svg:desc>
                </draw:g>
              </table:table-cell>
              <table:table-cell office:value-type="string">
                <text:p>ml-simple-complete</text:p>
                <draw:g>
                  <svg:desc>'raw-results'.R1:'raw-results'.R1</svg:desc>
                </draw:g>
              </table:table-cell>
              <table:table-cell office:value-type="string">
                <text:p>ml-simple-no</text:p>
                <draw:g>
                  <svg:desc>'raw-results'.S1:'raw-results'.S1</svg:desc>
                </draw:g>
              </table:table-cell>
              <table:table-cell office:value-type="string">
                <text:p>ml-simple-partial</text:p>
                <draw:g>
                  <svg:desc>'raw-results'.T1:'raw-results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51">
                <text:p>0.7051</text:p>
                <draw:g>
                  <svg:desc>'raw-results'.C18:'raw-results'.C37</svg:desc>
                </draw:g>
              </table:table-cell>
              <table:table-cell office:value-type="float" office:value="0.7564">
                <text:p>0.7564</text:p>
                <draw:g>
                  <svg:desc>'raw-results'.D18:'raw-results'.D37</svg:desc>
                </draw:g>
              </table:table-cell>
              <table:table-cell office:value-type="float" office:value="0.7436">
                <text:p>0.7436</text:p>
                <draw:g>
                  <svg:desc>'raw-results'.E18:'raw-results'.E37</svg:desc>
                </draw:g>
              </table:table-cell>
              <table:table-cell office:value-type="float" office:value="0.6923">
                <text:p>0.6923</text:p>
                <draw:g>
                  <svg:desc>'raw-results'.F18:'raw-results'.F37</svg:desc>
                </draw:g>
              </table:table-cell>
              <table:table-cell office:value-type="float" office:value="0.5641">
                <text:p>0.5641</text:p>
                <draw:g>
                  <svg:desc>'raw-results'.G18:'raw-results'.G37</svg:desc>
                </draw:g>
              </table:table-cell>
              <table:table-cell office:value-type="float" office:value="0.7308">
                <text:p>0.7308</text:p>
                <draw:g>
                  <svg:desc>'raw-results'.H18:'raw-results'.H37</svg:desc>
                </draw:g>
              </table:table-cell>
              <table:table-cell office:value-type="float" office:value="0.7179">
                <text:p>0.7179</text:p>
                <draw:g>
                  <svg:desc>'raw-results'.I18:'raw-results'.I37</svg:desc>
                </draw:g>
              </table:table-cell>
              <table:table-cell office:value-type="float" office:value="0.7692">
                <text:p>0.7692</text:p>
                <draw:g>
                  <svg:desc>'raw-results'.J18:'raw-results'.J37</svg:desc>
                </draw:g>
              </table:table-cell>
              <table:table-cell office:value-type="float" office:value="0.7692">
                <text:p>0.7692</text:p>
                <draw:g>
                  <svg:desc>'raw-results'.K18:'raw-results'.K37</svg:desc>
                </draw:g>
              </table:table-cell>
              <table:table-cell office:value-type="float" office:value="0.7179">
                <text:p>0.7179</text:p>
                <draw:g>
                  <svg:desc>'raw-results'.L18:'raw-results'.L37</svg:desc>
                </draw:g>
              </table:table-cell>
              <table:table-cell office:value-type="float" office:value="0.641">
                <text:p>0.641</text:p>
                <draw:g>
                  <svg:desc>'raw-results'.M18:'raw-results'.M37</svg:desc>
                </draw:g>
              </table:table-cell>
              <table:table-cell office:value-type="float" office:value="0.7692">
                <text:p>0.7692</text:p>
                <draw:g>
                  <svg:desc>'raw-results'.N18:'raw-results'.N37</svg:desc>
                </draw:g>
              </table:table-cell>
              <table:table-cell office:value-type="float" office:value="0.6538">
                <text:p>0.6538</text:p>
                <draw:g>
                  <svg:desc>'raw-results'.O18:'raw-results'.O37</svg:desc>
                </draw:g>
              </table:table-cell>
              <table:table-cell office:value-type="float" office:value="0.6923">
                <text:p>0.6923</text:p>
                <draw:g>
                  <svg:desc>'raw-results'.P18:'raw-results'.P37</svg:desc>
                </draw:g>
              </table:table-cell>
              <table:table-cell office:value-type="float" office:value="0.7179">
                <text:p>0.7179</text:p>
                <draw:g>
                  <svg:desc>'raw-results'.Q18:'raw-results'.Q37</svg:desc>
                </draw:g>
              </table:table-cell>
              <table:table-cell office:value-type="float" office:value="0.6538">
                <text:p>0.6538</text:p>
                <draw:g>
                  <svg:desc>'raw-results'.R18:'raw-results'.R37</svg:desc>
                </draw:g>
              </table:table-cell>
              <table:table-cell office:value-type="float" office:value="0.5513">
                <text:p>0.5513</text:p>
                <draw:g>
                  <svg:desc>'raw-results'.S18:'raw-results'.S37</svg:desc>
                </draw:g>
              </table:table-cell>
              <table:table-cell office:value-type="float" office:value="0.7308">
                <text:p>0.7308</text:p>
                <draw:g>
                  <svg:desc>'raw-results'.T18:'raw-results'.T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55">
                <text:p>0.6555</text:p>
              </table:table-cell>
              <table:table-cell office:value-type="float" office:value="0.6969">
                <text:p>0.6969</text:p>
              </table:table-cell>
              <table:table-cell office:value-type="float" office:value="0.6841">
                <text:p>0.6841</text:p>
              </table:table-cell>
              <table:table-cell office:value-type="float" office:value="0.6378">
                <text:p>0.6378</text:p>
              </table:table-cell>
              <table:table-cell office:value-type="float" office:value="0.454">
                <text:p>0.454</text:p>
              </table:table-cell>
              <table:table-cell office:value-type="float" office:value="0.6663">
                <text:p>0.6663</text:p>
              </table:table-cell>
              <table:table-cell office:value-type="float" office:value="0.6095">
                <text:p>0.6095</text:p>
              </table:table-cell>
              <table:table-cell office:value-type="float" office:value="0.6471">
                <text:p>0.6471</text:p>
              </table:table-cell>
              <table:table-cell office:value-type="float" office:value="0.6471">
                <text:p>0.6471</text:p>
              </table:table-cell>
              <table:table-cell office:value-type="float" office:value="0.6058">
                <text:p>0.6058</text:p>
              </table:table-cell>
              <table:table-cell office:value-type="float" office:value="0.5278">
                <text:p>0.5278</text:p>
              </table:table-cell>
              <table:table-cell office:value-type="float" office:value="0.6273">
                <text:p>0.6273</text:p>
              </table:table-cell>
              <table:table-cell office:value-type="float" office:value="0.6054">
                <text:p>0.6054</text:p>
              </table:table-cell>
              <table:table-cell office:value-type="float" office:value="0.6519">
                <text:p>0.6519</text:p>
              </table:table-cell>
              <table:table-cell office:value-type="float" office:value="0.6516">
                <text:p>0.6516</text:p>
              </table:table-cell>
              <table:table-cell office:value-type="float" office:value="0.6005">
                <text:p>0.6005</text:p>
              </table:table-cell>
              <table:table-cell office:value-type="float" office:value="0.4781">
                <text:p>0.4781</text:p>
              </table:table-cell>
              <table:table-cell office:value-type="float" office:value="0.6495">
                <text:p>0.6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31">
                <text:p>0.6031</text:p>
              </table:table-cell>
              <table:table-cell office:value-type="float" office:value="0.6354">
                <text:p>0.6354</text:p>
              </table:table-cell>
              <table:table-cell office:value-type="float" office:value="0.6319">
                <text:p>0.6319</text:p>
              </table:table-cell>
              <table:table-cell office:value-type="float" office:value="0.6117">
                <text:p>0.6117</text:p>
              </table:table-cell>
              <table:table-cell office:value-type="float" office:value="0.4098">
                <text:p>0.4098</text:p>
              </table:table-cell>
              <table:table-cell office:value-type="float" office:value="0.6337">
                <text:p>0.6337</text:p>
              </table:table-cell>
              <table:table-cell office:value-type="float" office:value="0.6069">
                <text:p>0.6069</text:p>
              </table:table-cell>
              <table:table-cell office:value-type="float" office:value="0.6319">
                <text:p>0.6319</text:p>
              </table:table-cell>
              <table:table-cell office:value-type="float" office:value="0.6319">
                <text:p>0.6319</text:p>
              </table:table-cell>
              <table:table-cell office:value-type="float" office:value="0.5991">
                <text:p>0.5991</text:p>
              </table:table-cell>
              <table:table-cell office:value-type="float" office:value="0.4836">
                <text:p>0.4836</text:p>
              </table:table-cell>
              <table:table-cell office:value-type="float" office:value="0.6215">
                <text:p>0.6215</text:p>
              </table:table-cell>
              <table:table-cell office:value-type="float" office:value="0.5911">
                <text:p>0.5911</text:p>
              </table:table-cell>
              <table:table-cell office:value-type="float" office:value="0.5939">
                <text:p>0.5939</text:p>
              </table:table-cell>
              <table:table-cell office:value-type="float" office:value="0.6435">
                <text:p>0.6435</text:p>
              </table:table-cell>
              <table:table-cell office:value-type="float" office:value="0.5687">
                <text:p>0.5687</text:p>
              </table:table-cell>
              <table:table-cell office:value-type="float" office:value="0.4198">
                <text:p>0.4198</text:p>
              </table:table-cell>
              <table:table-cell office:value-type="float" office:value="0.6078">
                <text:p>0.6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09">
                <text:p>0.5909</text:p>
              </table:table-cell>
              <table:table-cell office:value-type="float" office:value="0.6102">
                <text:p>0.6102</text:p>
              </table:table-cell>
              <table:table-cell office:value-type="float" office:value="0.6132">
                <text:p>0.6132</text:p>
              </table:table-cell>
              <table:table-cell office:value-type="float" office:value="0.5825">
                <text:p>0.5825</text:p>
              </table:table-cell>
              <table:table-cell office:value-type="float" office:value="0.3936">
                <text:p>0.3936</text:p>
              </table:table-cell>
              <table:table-cell office:value-type="float" office:value="0.6047">
                <text:p>0.6047</text:p>
              </table:table-cell>
              <table:table-cell office:value-type="float" office:value="0.5972">
                <text:p>0.5972</text:p>
              </table:table-cell>
              <table:table-cell office:value-type="float" office:value="0.6205">
                <text:p>0.6205</text:p>
              </table:table-cell>
              <table:table-cell office:value-type="float" office:value="0.6205">
                <text:p>0.6205</text:p>
              </table:table-cell>
              <table:table-cell office:value-type="float" office:value="0.5818">
                <text:p>0.5818</text:p>
              </table:table-cell>
              <table:table-cell office:value-type="float" office:value="0.4699">
                <text:p>0.4699</text:p>
              </table:table-cell>
              <table:table-cell office:value-type="float" office:value="0.6007">
                <text:p>0.6007</text:p>
              </table:table-cell>
              <table:table-cell office:value-type="float" office:value="0.5772">
                <text:p>0.5772</text:p>
              </table:table-cell>
              <table:table-cell office:value-type="float" office:value="0.5798">
                <text:p>0.5798</text:p>
              </table:table-cell>
              <table:table-cell office:value-type="float" office:value="0.6231">
                <text:p>0.6231</text:p>
              </table:table-cell>
              <table:table-cell office:value-type="float" office:value="0.5509">
                <text:p>0.5509</text:p>
              </table:table-cell>
              <table:table-cell office:value-type="float" office:value="0.3934">
                <text:p>0.3934</text:p>
              </table:table-cell>
              <table:table-cell office:value-type="float" office:value="0.5785">
                <text:p>0.5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03">
                <text:p>0.5903</text:p>
              </table:table-cell>
              <table:table-cell office:value-type="float" office:value="0.6173">
                <text:p>0.6173</text:p>
              </table:table-cell>
              <table:table-cell office:value-type="float" office:value="0.624">
                <text:p>0.624</text:p>
              </table:table-cell>
              <table:table-cell office:value-type="float" office:value="0.5778">
                <text:p>0.5778</text:p>
              </table:table-cell>
              <table:table-cell office:value-type="float" office:value="0.3835">
                <text:p>0.3835</text:p>
              </table:table-cell>
              <table:table-cell office:value-type="float" office:value="0.6097">
                <text:p>0.6097</text:p>
              </table:table-cell>
              <table:table-cell office:value-type="float" office:value="0.5787">
                <text:p>0.5787</text:p>
              </table:table-cell>
              <table:table-cell office:value-type="float" office:value="0.6166">
                <text:p>0.6166</text:p>
              </table:table-cell>
              <table:table-cell office:value-type="float" office:value="0.6166">
                <text:p>0.6166</text:p>
              </table:table-cell>
              <table:table-cell office:value-type="float" office:value="0.5911">
                <text:p>0.5911</text:p>
              </table:table-cell>
              <table:table-cell office:value-type="float" office:value="0.4871">
                <text:p>0.4871</text:p>
              </table:table-cell>
              <table:table-cell office:value-type="float" office:value="0.6223">
                <text:p>0.6223</text:p>
              </table:table-cell>
              <table:table-cell office:value-type="float" office:value="0.5633">
                <text:p>0.5633</text:p>
              </table:table-cell>
              <table:table-cell office:value-type="float" office:value="0.5554">
                <text:p>0.5554</text:p>
              </table:table-cell>
              <table:table-cell office:value-type="float" office:value="0.604">
                <text:p>0.604</text:p>
              </table:table-cell>
              <table:table-cell office:value-type="float" office:value="0.5444">
                <text:p>0.5444</text:p>
              </table:table-cell>
              <table:table-cell office:value-type="float" office:value="0.3921">
                <text:p>0.3921</text:p>
              </table:table-cell>
              <table:table-cell office:value-type="float" office:value="0.5726">
                <text:p>0.5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61">
                <text:p>0.5861</text:p>
              </table:table-cell>
              <table:table-cell office:value-type="float" office:value="0.6157">
                <text:p>0.6157</text:p>
              </table:table-cell>
              <table:table-cell office:value-type="float" office:value="0.6188">
                <text:p>0.6188</text:p>
              </table:table-cell>
              <table:table-cell office:value-type="float" office:value="0.5759">
                <text:p>0.5759</text:p>
              </table:table-cell>
              <table:table-cell office:value-type="float" office:value="0.376">
                <text:p>0.376</text:p>
              </table:table-cell>
              <table:table-cell office:value-type="float" office:value="0.6027">
                <text:p>0.6027</text:p>
              </table:table-cell>
              <table:table-cell office:value-type="float" office:value="0.5886">
                <text:p>0.5886</text:p>
              </table:table-cell>
              <table:table-cell office:value-type="float" office:value="0.6228">
                <text:p>0.6228</text:p>
              </table:table-cell>
              <table:table-cell office:value-type="float" office:value="0.6228">
                <text:p>0.6228</text:p>
              </table:table-cell>
              <table:table-cell office:value-type="float" office:value="0.5908">
                <text:p>0.5908</text:p>
              </table:table-cell>
              <table:table-cell office:value-type="float" office:value="0.4881">
                <text:p>0.4881</text:p>
              </table:table-cell>
              <table:table-cell office:value-type="float" office:value="0.6257">
                <text:p>0.6257</text:p>
              </table:table-cell>
              <table:table-cell office:value-type="float" office:value="0.5531">
                <text:p>0.5531</text:p>
              </table:table-cell>
              <table:table-cell office:value-type="float" office:value="0.5457">
                <text:p>0.5457</text:p>
              </table:table-cell>
              <table:table-cell office:value-type="float" office:value="0.5967">
                <text:p>0.5967</text:p>
              </table:table-cell>
              <table:table-cell office:value-type="float" office:value="0.5406">
                <text:p>0.5406</text:p>
              </table:table-cell>
              <table:table-cell office:value-type="float" office:value="0.3913">
                <text:p>0.3913</text:p>
              </table:table-cell>
              <table:table-cell office:value-type="float" office:value="0.5759">
                <text:p>0.5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95">
                <text:p>0.5895</text:p>
              </table:table-cell>
              <table:table-cell office:value-type="float" office:value="0.6105">
                <text:p>0.6105</text:p>
              </table:table-cell>
              <table:table-cell office:value-type="float" office:value="0.6149">
                <text:p>0.6149</text:p>
              </table:table-cell>
              <table:table-cell office:value-type="float" office:value="0.583">
                <text:p>0.583</text:p>
              </table:table-cell>
              <table:table-cell office:value-type="float" office:value="0.3944">
                <text:p>0.3944</text:p>
              </table:table-cell>
              <table:table-cell office:value-type="float" office:value="0.606">
                <text:p>0.606</text:p>
              </table:table-cell>
              <table:table-cell office:value-type="float" office:value="0.5845">
                <text:p>0.5845</text:p>
              </table:table-cell>
              <table:table-cell office:value-type="float" office:value="0.623">
                <text:p>0.623</text:p>
              </table:table-cell>
              <table:table-cell office:value-type="float" office:value="0.6218">
                <text:p>0.6218</text:p>
              </table:table-cell>
              <table:table-cell office:value-type="float" office:value="0.5843">
                <text:p>0.5843</text:p>
              </table:table-cell>
              <table:table-cell office:value-type="float" office:value="0.488">
                <text:p>0.488</text:p>
              </table:table-cell>
              <table:table-cell office:value-type="float" office:value="0.6221">
                <text:p>0.6221</text:p>
              </table:table-cell>
              <table:table-cell office:value-type="float" office:value="0.5481">
                <text:p>0.5481</text:p>
              </table:table-cell>
              <table:table-cell office:value-type="float" office:value="0.5405">
                <text:p>0.5405</text:p>
              </table:table-cell>
              <table:table-cell office:value-type="float" office:value="0.5916">
                <text:p>0.5916</text:p>
              </table:table-cell>
              <table:table-cell office:value-type="float" office:value="0.5382">
                <text:p>0.5382</text:p>
              </table:table-cell>
              <table:table-cell office:value-type="float" office:value="0.4023">
                <text:p>0.4023</text:p>
              </table:table-cell>
              <table:table-cell office:value-type="float" office:value="0.5762">
                <text:p>0.5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34">
                <text:p>0.5934</text:p>
              </table:table-cell>
              <table:table-cell office:value-type="float" office:value="0.6083">
                <text:p>0.6083</text:p>
              </table:table-cell>
              <table:table-cell office:value-type="float" office:value="0.6188">
                <text:p>0.6188</text:p>
              </table:table-cell>
              <table:table-cell office:value-type="float" office:value="0.576">
                <text:p>0.576</text:p>
              </table:table-cell>
              <table:table-cell office:value-type="float" office:value="0.3974">
                <text:p>0.3974</text:p>
              </table:table-cell>
              <table:table-cell office:value-type="float" office:value="0.6021">
                <text:p>0.6021</text:p>
              </table:table-cell>
              <table:table-cell office:value-type="float" office:value="0.5893">
                <text:p>0.5893</text:p>
              </table:table-cell>
              <table:table-cell office:value-type="float" office:value="0.6288">
                <text:p>0.6288</text:p>
              </table:table-cell>
              <table:table-cell office:value-type="float" office:value="0.6277">
                <text:p>0.6277</text:p>
              </table:table-cell>
              <table:table-cell office:value-type="float" office:value="0.579">
                <text:p>0.579</text:p>
              </table:table-cell>
              <table:table-cell office:value-type="float" office:value="0.504">
                <text:p>0.504</text:p>
              </table:table-cell>
              <table:table-cell office:value-type="float" office:value="0.6156">
                <text:p>0.6156</text:p>
              </table:table-cell>
              <table:table-cell office:value-type="float" office:value="0.549">
                <text:p>0.549</text:p>
              </table:table-cell>
              <table:table-cell office:value-type="float" office:value="0.5336">
                <text:p>0.5336</text:p>
              </table:table-cell>
              <table:table-cell office:value-type="float" office:value="0.587">
                <text:p>0.587</text:p>
              </table:table-cell>
              <table:table-cell office:value-type="float" office:value="0.5324">
                <text:p>0.5324</text:p>
              </table:table-cell>
              <table:table-cell office:value-type="float" office:value="0.4033">
                <text:p>0.4033</text:p>
              </table:table-cell>
              <table:table-cell office:value-type="float" office:value="0.5708">
                <text:p>0.5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11">
                <text:p>0.5911</text:p>
              </table:table-cell>
              <table:table-cell office:value-type="float" office:value="0.6018">
                <text:p>0.6018</text:p>
              </table:table-cell>
              <table:table-cell office:value-type="float" office:value="0.6163">
                <text:p>0.6163</text:p>
              </table:table-cell>
              <table:table-cell office:value-type="float" office:value="0.5789">
                <text:p>0.5789</text:p>
              </table:table-cell>
              <table:table-cell office:value-type="float" office:value="0.3959">
                <text:p>0.3959</text:p>
              </table:table-cell>
              <table:table-cell office:value-type="float" office:value="0.6049">
                <text:p>0.6049</text:p>
              </table:table-cell>
              <table:table-cell office:value-type="float" office:value="0.5883">
                <text:p>0.5883</text:p>
              </table:table-cell>
              <table:table-cell office:value-type="float" office:value="0.6265">
                <text:p>0.6265</text:p>
              </table:table-cell>
              <table:table-cell office:value-type="float" office:value="0.6264">
                <text:p>0.6264</text:p>
              </table:table-cell>
              <table:table-cell office:value-type="float" office:value="0.5782">
                <text:p>0.5782</text:p>
              </table:table-cell>
              <table:table-cell office:value-type="float" office:value="0.5011">
                <text:p>0.5011</text:p>
              </table:table-cell>
              <table:table-cell office:value-type="float" office:value="0.6163">
                <text:p>0.6163</text:p>
              </table:table-cell>
              <table:table-cell office:value-type="float" office:value="0.5454">
                <text:p>0.5454</text:p>
              </table:table-cell>
              <table:table-cell office:value-type="float" office:value="0.5289">
                <text:p>0.5289</text:p>
              </table:table-cell>
              <table:table-cell office:value-type="float" office:value="0.5841">
                <text:p>0.5841</text:p>
              </table:table-cell>
              <table:table-cell office:value-type="float" office:value="0.5304">
                <text:p>0.5304</text:p>
              </table:table-cell>
              <table:table-cell office:value-type="float" office:value="0.404">
                <text:p>0.404</text:p>
              </table:table-cell>
              <table:table-cell office:value-type="float" office:value="0.5719">
                <text:p>0.5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09">
                <text:p>0.5909</text:p>
              </table:table-cell>
              <table:table-cell office:value-type="float" office:value="0.5998">
                <text:p>0.5998</text:p>
              </table:table-cell>
              <table:table-cell office:value-type="float" office:value="0.619">
                <text:p>0.619</text:p>
              </table:table-cell>
              <table:table-cell office:value-type="float" office:value="0.5731">
                <text:p>0.5731</text:p>
              </table:table-cell>
              <table:table-cell office:value-type="float" office:value="0.4022">
                <text:p>0.4022</text:p>
              </table:table-cell>
              <table:table-cell office:value-type="float" office:value="0.6029">
                <text:p>0.6029</text:p>
              </table:table-cell>
              <table:table-cell office:value-type="float" office:value="0.5812">
                <text:p>0.5812</text:p>
              </table:table-cell>
              <table:table-cell office:value-type="float" office:value="0.6216">
                <text:p>0.6216</text:p>
              </table:table-cell>
              <table:table-cell office:value-type="float" office:value="0.6215">
                <text:p>0.6215</text:p>
              </table:table-cell>
              <table:table-cell office:value-type="float" office:value="0.5728">
                <text:p>0.5728</text:p>
              </table:table-cell>
              <table:table-cell office:value-type="float" office:value="0.495">
                <text:p>0.495</text:p>
              </table:table-cell>
              <table:table-cell office:value-type="float" office:value="0.6105">
                <text:p>0.6105</text:p>
              </table:table-cell>
              <table:table-cell office:value-type="float" office:value="0.5481">
                <text:p>0.5481</text:p>
              </table:table-cell>
              <table:table-cell office:value-type="float" office:value="0.5226">
                <text:p>0.5226</text:p>
              </table:table-cell>
              <table:table-cell office:value-type="float" office:value="0.5827">
                <text:p>0.5827</text:p>
              </table:table-cell>
              <table:table-cell office:value-type="float" office:value="0.5269">
                <text:p>0.5269</text:p>
              </table:table-cell>
              <table:table-cell office:value-type="float" office:value="0.3989">
                <text:p>0.3989</text:p>
              </table:table-cell>
              <table:table-cell office:value-type="float" office:value="0.5667">
                <text:p>0.5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58">
                <text:p>0.5958</text:p>
              </table:table-cell>
              <table:table-cell office:value-type="float" office:value="0.6029">
                <text:p>0.6029</text:p>
              </table:table-cell>
              <table:table-cell office:value-type="float" office:value="0.6251">
                <text:p>0.6251</text:p>
              </table:table-cell>
              <table:table-cell office:value-type="float" office:value="0.5707">
                <text:p>0.5707</text:p>
              </table:table-cell>
              <table:table-cell office:value-type="float" office:value="0.4021">
                <text:p>0.4021</text:p>
              </table:table-cell>
              <table:table-cell office:value-type="float" office:value="0.6031">
                <text:p>0.6031</text:p>
              </table:table-cell>
              <table:table-cell office:value-type="float" office:value="0.5766">
                <text:p>0.5766</text:p>
              </table:table-cell>
              <table:table-cell office:value-type="float" office:value="0.6201">
                <text:p>0.6201</text:p>
              </table:table-cell>
              <table:table-cell office:value-type="float" office:value="0.62">
                <text:p>0.62</text:p>
              </table:table-cell>
              <table:table-cell office:value-type="float" office:value="0.5719">
                <text:p>0.5719</text:p>
              </table:table-cell>
              <table:table-cell office:value-type="float" office:value="0.4964">
                <text:p>0.4964</text:p>
              </table:table-cell>
              <table:table-cell office:value-type="float" office:value="0.612">
                <text:p>0.612</text:p>
              </table:table-cell>
              <table:table-cell office:value-type="float" office:value="0.5454">
                <text:p>0.5454</text:p>
              </table:table-cell>
              <table:table-cell office:value-type="float" office:value="0.5173">
                <text:p>0.5173</text:p>
              </table:table-cell>
              <table:table-cell office:value-type="float" office:value="0.5787">
                <text:p>0.5787</text:p>
              </table:table-cell>
              <table:table-cell office:value-type="float" office:value="0.524">
                <text:p>0.524</text:p>
              </table:table-cell>
              <table:table-cell office:value-type="float" office:value="0.4004">
                <text:p>0.4004</text:p>
              </table:table-cell>
              <table:table-cell office:value-type="float" office:value="0.5641">
                <text:p>0.5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19">
                <text:p>0.5919</text:p>
              </table:table-cell>
              <table:table-cell office:value-type="float" office:value="0.6049">
                <text:p>0.6049</text:p>
              </table:table-cell>
              <table:table-cell office:value-type="float" office:value="0.6239">
                <text:p>0.6239</text:p>
              </table:table-cell>
              <table:table-cell office:value-type="float" office:value="0.5748">
                <text:p>0.5748</text:p>
              </table:table-cell>
              <table:table-cell office:value-type="float" office:value="0.4106">
                <text:p>0.4106</text:p>
              </table:table-cell>
              <table:table-cell office:value-type="float" office:value="0.6086">
                <text:p>0.6086</text:p>
              </table:table-cell>
              <table:table-cell office:value-type="float" office:value="0.5778">
                <text:p>0.5778</text:p>
              </table:table-cell>
              <table:table-cell office:value-type="float" office:value="0.6179">
                <text:p>0.6179</text:p>
              </table:table-cell>
              <table:table-cell office:value-type="float" office:value="0.6178">
                <text:p>0.6178</text:p>
              </table:table-cell>
              <table:table-cell office:value-type="float" office:value="0.5713">
                <text:p>0.5713</text:p>
              </table:table-cell>
              <table:table-cell office:value-type="float" office:value="0.4936">
                <text:p>0.4936</text:p>
              </table:table-cell>
              <table:table-cell office:value-type="float" office:value="0.6119">
                <text:p>0.6119</text:p>
              </table:table-cell>
              <table:table-cell office:value-type="float" office:value="0.545">
                <text:p>0.545</text:p>
              </table:table-cell>
              <table:table-cell office:value-type="float" office:value="0.5183">
                <text:p>0.5183</text:p>
              </table:table-cell>
              <table:table-cell office:value-type="float" office:value="0.5823">
                <text:p>0.5823</text:p>
              </table:table-cell>
              <table:table-cell office:value-type="float" office:value="0.5251">
                <text:p>0.5251</text:p>
              </table:table-cell>
              <table:table-cell office:value-type="float" office:value="0.4031">
                <text:p>0.4031</text:p>
              </table:table-cell>
              <table:table-cell office:value-type="float" office:value="0.5627">
                <text:p>0.56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72">
                <text:p>0.5872</text:p>
              </table:table-cell>
              <table:table-cell office:value-type="float" office:value="0.6087">
                <text:p>0.6087</text:p>
              </table:table-cell>
              <table:table-cell office:value-type="float" office:value="0.6191">
                <text:p>0.6191</text:p>
              </table:table-cell>
              <table:table-cell office:value-type="float" office:value="0.5694">
                <text:p>0.5694</text:p>
              </table:table-cell>
              <table:table-cell office:value-type="float" office:value="0.4069">
                <text:p>0.4069</text:p>
              </table:table-cell>
              <table:table-cell office:value-type="float" office:value="0.6067">
                <text:p>0.6067</text:p>
              </table:table-cell>
              <table:table-cell office:value-type="float" office:value="0.582">
                <text:p>0.582</text:p>
              </table:table-cell>
              <table:table-cell office:value-type="float" office:value="0.6205">
                <text:p>0.6205</text:p>
              </table:table-cell>
              <table:table-cell office:value-type="float" office:value="0.6204">
                <text:p>0.6204</text:p>
              </table:table-cell>
              <table:table-cell office:value-type="float" office:value="0.5734">
                <text:p>0.5734</text:p>
              </table:table-cell>
              <table:table-cell office:value-type="float" office:value="0.4977">
                <text:p>0.4977</text:p>
              </table:table-cell>
              <table:table-cell office:value-type="float" office:value="0.6171">
                <text:p>0.6171</text:p>
              </table:table-cell>
              <table:table-cell office:value-type="float" office:value="0.5443">
                <text:p>0.5443</text:p>
              </table:table-cell>
              <table:table-cell office:value-type="float" office:value="0.5214">
                <text:p>0.5214</text:p>
              </table:table-cell>
              <table:table-cell office:value-type="float" office:value="0.5827">
                <text:p>0.5827</text:p>
              </table:table-cell>
              <table:table-cell office:value-type="float" office:value="0.5255">
                <text:p>0.5255</text:p>
              </table:table-cell>
              <table:table-cell office:value-type="float" office:value="0.4028">
                <text:p>0.4028</text:p>
              </table:table-cell>
              <table:table-cell office:value-type="float" office:value="0.5613">
                <text:p>0.56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885">
                <text:p>0.5885</text:p>
              </table:table-cell>
              <table:table-cell office:value-type="float" office:value="0.615">
                <text:p>0.615</text:p>
              </table:table-cell>
              <table:table-cell office:value-type="float" office:value="0.6216">
                <text:p>0.6216</text:p>
              </table:table-cell>
              <table:table-cell office:value-type="float" office:value="0.5745">
                <text:p>0.5745</text:p>
              </table:table-cell>
              <table:table-cell office:value-type="float" office:value="0.4085">
                <text:p>0.4085</text:p>
              </table:table-cell>
              <table:table-cell office:value-type="float" office:value="0.6144">
                <text:p>0.6144</text:p>
              </table:table-cell>
              <table:table-cell office:value-type="float" office:value="0.583">
                <text:p>0.583</text:p>
              </table:table-cell>
              <table:table-cell office:value-type="float" office:value="0.6237">
                <text:p>0.6237</text:p>
              </table:table-cell>
              <table:table-cell office:value-type="float" office:value="0.6237">
                <text:p>0.6237</text:p>
              </table:table-cell>
              <table:table-cell office:value-type="float" office:value="0.5772">
                <text:p>0.5772</text:p>
              </table:table-cell>
              <table:table-cell office:value-type="float" office:value="0.4995">
                <text:p>0.4995</text:p>
              </table:table-cell>
              <table:table-cell office:value-type="float" office:value="0.6186">
                <text:p>0.6186</text:p>
              </table:table-cell>
              <table:table-cell office:value-type="float" office:value="0.5436">
                <text:p>0.5436</text:p>
              </table:table-cell>
              <table:table-cell office:value-type="float" office:value="0.5218">
                <text:p>0.5218</text:p>
              </table:table-cell>
              <table:table-cell office:value-type="float" office:value="0.5821">
                <text:p>0.5821</text:p>
              </table:table-cell>
              <table:table-cell office:value-type="float" office:value="0.523">
                <text:p>0.523</text:p>
              </table:table-cell>
              <table:table-cell office:value-type="float" office:value="0.4078">
                <text:p>0.4078</text:p>
              </table:table-cell>
              <table:table-cell office:value-type="float" office:value="0.5576">
                <text:p>0.5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88">
                <text:p>0.5888</text:p>
              </table:table-cell>
              <table:table-cell office:value-type="float" office:value="0.6165">
                <text:p>0.6165</text:p>
              </table:table-cell>
              <table:table-cell office:value-type="float" office:value="0.6233">
                <text:p>0.6233</text:p>
              </table:table-cell>
              <table:table-cell office:value-type="float" office:value="0.5815">
                <text:p>0.5815</text:p>
              </table:table-cell>
              <table:table-cell office:value-type="float" office:value="0.4074">
                <text:p>0.4074</text:p>
              </table:table-cell>
              <table:table-cell office:value-type="float" office:value="0.6211">
                <text:p>0.6211</text:p>
              </table:table-cell>
              <table:table-cell office:value-type="float" office:value="0.5821">
                <text:p>0.5821</text:p>
              </table:table-cell>
              <table:table-cell office:value-type="float" office:value="0.624">
                <text:p>0.624</text:p>
              </table:table-cell>
              <table:table-cell office:value-type="float" office:value="0.6239">
                <text:p>0.6239</text:p>
              </table:table-cell>
              <table:table-cell office:value-type="float" office:value="0.5787">
                <text:p>0.5787</text:p>
              </table:table-cell>
              <table:table-cell office:value-type="float" office:value="0.4979">
                <text:p>0.4979</text:p>
              </table:table-cell>
              <table:table-cell office:value-type="float" office:value="0.6221">
                <text:p>0.6221</text:p>
              </table:table-cell>
              <table:table-cell office:value-type="float" office:value="0.5407">
                <text:p>0.5407</text:p>
              </table:table-cell>
              <table:table-cell office:value-type="float" office:value="0.5201">
                <text:p>0.5201</text:p>
              </table:table-cell>
              <table:table-cell office:value-type="float" office:value="0.5808">
                <text:p>0.5808</text:p>
              </table:table-cell>
              <table:table-cell office:value-type="float" office:value="0.5216">
                <text:p>0.5216</text:p>
              </table:table-cell>
              <table:table-cell office:value-type="float" office:value="0.4103">
                <text:p>0.4103</text:p>
              </table:table-cell>
              <table:table-cell office:value-type="float" office:value="0.5599">
                <text:p>0.55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14">
                <text:p>0.5914</text:p>
              </table:table-cell>
              <table:table-cell office:value-type="float" office:value="0.6166">
                <text:p>0.6166</text:p>
              </table:table-cell>
              <table:table-cell office:value-type="float" office:value="0.6252">
                <text:p>0.6252</text:p>
              </table:table-cell>
              <table:table-cell office:value-type="float" office:value="0.5802">
                <text:p>0.5802</text:p>
              </table:table-cell>
              <table:table-cell office:value-type="float" office:value="0.4152">
                <text:p>0.4152</text:p>
              </table:table-cell>
              <table:table-cell office:value-type="float" office:value="0.6184">
                <text:p>0.6184</text:p>
              </table:table-cell>
              <table:table-cell office:value-type="float" office:value="0.5834">
                <text:p>0.5834</text:p>
              </table:table-cell>
              <table:table-cell office:value-type="float" office:value="0.6274">
                <text:p>0.6274</text:p>
              </table:table-cell>
              <table:table-cell office:value-type="float" office:value="0.6273">
                <text:p>0.6273</text:p>
              </table:table-cell>
              <table:table-cell office:value-type="float" office:value="0.5752">
                <text:p>0.5752</text:p>
              </table:table-cell>
              <table:table-cell office:value-type="float" office:value="0.4986">
                <text:p>0.4986</text:p>
              </table:table-cell>
              <table:table-cell office:value-type="float" office:value="0.6218">
                <text:p>0.6218</text:p>
              </table:table-cell>
              <table:table-cell office:value-type="float" office:value="0.5391">
                <text:p>0.5391</text:p>
              </table:table-cell>
              <table:table-cell office:value-type="float" office:value="0.5182">
                <text:p>0.5182</text:p>
              </table:table-cell>
              <table:table-cell office:value-type="float" office:value="0.5814">
                <text:p>0.5814</text:p>
              </table:table-cell>
              <table:table-cell office:value-type="float" office:value="0.5209">
                <text:p>0.5209</text:p>
              </table:table-cell>
              <table:table-cell office:value-type="float" office:value="0.4116">
                <text:p>0.4116</text:p>
              </table:table-cell>
              <table:table-cell office:value-type="float" office:value="0.5602">
                <text:p>0.56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07">
                <text:p>0.5907</text:p>
              </table:table-cell>
              <table:table-cell office:value-type="float" office:value="0.6186">
                <text:p>0.6186</text:p>
              </table:table-cell>
              <table:table-cell office:value-type="float" office:value="0.6245">
                <text:p>0.6245</text:p>
              </table:table-cell>
              <table:table-cell office:value-type="float" office:value="0.5815">
                <text:p>0.5815</text:p>
              </table:table-cell>
              <table:table-cell office:value-type="float" office:value="0.4154">
                <text:p>0.4154</text:p>
              </table:table-cell>
              <table:table-cell office:value-type="float" office:value="0.6206">
                <text:p>0.6206</text:p>
              </table:table-cell>
              <table:table-cell office:value-type="float" office:value="0.5813">
                <text:p>0.5813</text:p>
              </table:table-cell>
              <table:table-cell office:value-type="float" office:value="0.6263">
                <text:p>0.6263</text:p>
              </table:table-cell>
              <table:table-cell office:value-type="float" office:value="0.6262">
                <text:p>0.6262</text:p>
              </table:table-cell>
              <table:table-cell office:value-type="float" office:value="0.5776">
                <text:p>0.5776</text:p>
              </table:table-cell>
              <table:table-cell office:value-type="float" office:value="0.4982">
                <text:p>0.4982</text:p>
              </table:table-cell>
              <table:table-cell office:value-type="float" office:value="0.6237">
                <text:p>0.6237</text:p>
              </table:table-cell>
              <table:table-cell office:value-type="float" office:value="0.5377">
                <text:p>0.5377</text:p>
              </table:table-cell>
              <table:table-cell office:value-type="float" office:value="0.5169">
                <text:p>0.5169</text:p>
              </table:table-cell>
              <table:table-cell office:value-type="float" office:value="0.5816">
                <text:p>0.5816</text:p>
              </table:table-cell>
              <table:table-cell office:value-type="float" office:value="0.5243">
                <text:p>0.5243</text:p>
              </table:table-cell>
              <table:table-cell office:value-type="float" office:value="0.4111">
                <text:p>0.4111</text:p>
              </table:table-cell>
              <table:table-cell office:value-type="float" office:value="0.5647">
                <text:p>0.5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28">
                <text:p>0.5928</text:p>
              </table:table-cell>
              <table:table-cell office:value-type="float" office:value="0.6208">
                <text:p>0.6208</text:p>
              </table:table-cell>
              <table:table-cell office:value-type="float" office:value="0.6287">
                <text:p>0.6287</text:p>
              </table:table-cell>
              <table:table-cell office:value-type="float" office:value="0.5793">
                <text:p>0.5793</text:p>
              </table:table-cell>
              <table:table-cell office:value-type="float" office:value="0.4233">
                <text:p>0.4233</text:p>
              </table:table-cell>
              <table:table-cell office:value-type="float" office:value="0.62">
                <text:p>0.62</text:p>
              </table:table-cell>
              <table:table-cell office:value-type="float" office:value="0.5825">
                <text:p>0.5825</text:p>
              </table:table-cell>
              <table:table-cell office:value-type="float" office:value="0.6299">
                <text:p>0.6299</text:p>
              </table:table-cell>
              <table:table-cell office:value-type="float" office:value="0.6298">
                <text:p>0.6298</text:p>
              </table:table-cell>
              <table:table-cell office:value-type="float" office:value="0.5779">
                <text:p>0.5779</text:p>
              </table:table-cell>
              <table:table-cell office:value-type="float" office:value="0.499">
                <text:p>0.499</text:p>
              </table:table-cell>
              <table:table-cell office:value-type="float" office:value="0.6253">
                <text:p>0.6253</text:p>
              </table:table-cell>
              <table:table-cell office:value-type="float" office:value="0.5364">
                <text:p>0.5364</text:p>
              </table:table-cell>
              <table:table-cell office:value-type="float" office:value="0.5177">
                <text:p>0.5177</text:p>
              </table:table-cell>
              <table:table-cell office:value-type="float" office:value="0.5809">
                <text:p>0.5809</text:p>
              </table:table-cell>
              <table:table-cell office:value-type="float" office:value="0.5239">
                <text:p>0.5239</text:p>
              </table:table-cell>
              <table:table-cell office:value-type="float" office:value="0.4116">
                <text:p>0.4116</text:p>
              </table:table-cell>
              <table:table-cell office:value-type="float" office:value="0.5649">
                <text:p>0.5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14">
                <text:p>0.5914</text:p>
              </table:table-cell>
              <table:table-cell office:value-type="float" office:value="0.6214">
                <text:p>0.6214</text:p>
              </table:table-cell>
              <table:table-cell office:value-type="float" office:value="0.6313">
                <text:p>0.6313</text:p>
              </table:table-cell>
              <table:table-cell office:value-type="float" office:value="0.5821">
                <text:p>0.5821</text:p>
              </table:table-cell>
              <table:table-cell office:value-type="float" office:value="0.4306">
                <text:p>0.4306</text:p>
              </table:table-cell>
              <table:table-cell office:value-type="float" office:value="0.6246">
                <text:p>0.6246</text:p>
              </table:table-cell>
              <table:table-cell office:value-type="float" office:value="0.5816">
                <text:p>0.5816</text:p>
              </table:table-cell>
              <table:table-cell office:value-type="float" office:value="0.6296">
                <text:p>0.6296</text:p>
              </table:table-cell>
              <table:table-cell office:value-type="float" office:value="0.6295">
                <text:p>0.6295</text:p>
              </table:table-cell>
              <table:table-cell office:value-type="float" office:value="0.58">
                <text:p>0.58</text:p>
              </table:table-cell>
              <table:table-cell office:value-type="float" office:value="0.4996">
                <text:p>0.4996</text:p>
              </table:table-cell>
              <table:table-cell office:value-type="float" office:value="0.6272">
                <text:p>0.6272</text:p>
              </table:table-cell>
              <table:table-cell office:value-type="float" office:value="0.5358">
                <text:p>0.5358</text:p>
              </table:table-cell>
              <table:table-cell office:value-type="float" office:value="0.5167">
                <text:p>0.5167</text:p>
              </table:table-cell>
              <table:table-cell office:value-type="float" office:value="0.5801">
                <text:p>0.5801</text:p>
              </table:table-cell>
              <table:table-cell office:value-type="float" office:value="0.5274">
                <text:p>0.5274</text:p>
              </table:table-cell>
              <table:table-cell office:value-type="float" office:value="0.4105">
                <text:p>0.4105</text:p>
              </table:table-cell>
              <table:table-cell office:value-type="float" office:value="0.5719">
                <text:p>0.57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98">
                <text:p>0.5898</text:p>
              </table:table-cell>
              <table:table-cell office:value-type="float" office:value="0.6246">
                <text:p>0.6246</text:p>
              </table:table-cell>
              <table:table-cell office:value-type="float" office:value="0.6333">
                <text:p>0.6333</text:p>
              </table:table-cell>
              <table:table-cell office:value-type="float" office:value="0.5819">
                <text:p>0.5819</text:p>
              </table:table-cell>
              <table:table-cell office:value-type="float" office:value="0.4312">
                <text:p>0.4312</text:p>
              </table:table-cell>
              <table:table-cell office:value-type="float" office:value="0.6264">
                <text:p>0.6264</text:p>
              </table:table-cell>
              <table:table-cell office:value-type="float" office:value="0.5831">
                <text:p>0.5831</text:p>
              </table:table-cell>
              <table:table-cell office:value-type="float" office:value="0.6308">
                <text:p>0.6308</text:p>
              </table:table-cell>
              <table:table-cell office:value-type="float" office:value="0.6308">
                <text:p>0.6308</text:p>
              </table:table-cell>
              <table:table-cell office:value-type="float" office:value="0.5807">
                <text:p>0.5807</text:p>
              </table:table-cell>
              <table:table-cell office:value-type="float" office:value="0.503">
                <text:p>0.503</text:p>
              </table:table-cell>
              <table:table-cell office:value-type="float" office:value="0.6261">
                <text:p>0.6261</text:p>
              </table:table-cell>
              <table:table-cell office:value-type="float" office:value="0.5369">
                <text:p>0.5369</text:p>
              </table:table-cell>
              <table:table-cell office:value-type="float" office:value="0.5165">
                <text:p>0.5165</text:p>
              </table:table-cell>
              <table:table-cell office:value-type="float" office:value="0.582">
                <text:p>0.582</text:p>
              </table:table-cell>
              <table:table-cell office:value-type="float" office:value="0.5272">
                <text:p>0.5272</text:p>
              </table:table-cell>
              <table:table-cell office:value-type="float" office:value="0.4109">
                <text:p>0.4109</text:p>
              </table:table-cell>
              <table:table-cell office:value-type="float" office:value="0.5716">
                <text:p>0.57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